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mult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tempt1</text:p>
          </table:table-cell>
          <table:table-cell table:number-columns-repeated="4"/>
          <table:table-cell office:value-type="string" calcext:value-type="string">
            <text:p>TOTAL CYCLE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YCLES PER ITERATIO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11" calcext:value-type="float">
            <text:p>3.811</text:p>
          </table:table-cell>
          <table:table-cell/>
          <table:table-cell table:formula="of:=[.C3]/[.D3]" office:value-type="float" office:value="63260.8239307268" calcext:value-type="float">
            <text:p>63260.8239307268</text:p>
          </table:table-cell>
          <table:table-cell table:formula="of:=POWER([.A3];3)" office:value-type="float" office:value="32768" calcext:value-type="float">
            <text:p>32768</text:p>
          </table:table-cell>
          <table:table-cell table:formula="of:=[.F3]/[.G3]" office:value-type="float" office:value="1.93056713655783" calcext:value-type="float">
            <text:p>1.93056713655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12" calcext:value-type="float">
            <text:p>3.812</text:p>
          </table:table-cell>
          <table:table-cell/>
          <table:table-cell table:formula="of:=[.C4]/[.D4]" office:value-type="float" office:value="493372.245540399" calcext:value-type="float">
            <text:p>493372.245540399</text:p>
          </table:table-cell>
          <table:table-cell table:formula="of:=POWER([.A4];3)" office:value-type="float" office:value="262144" calcext:value-type="float">
            <text:p>262144</text:p>
          </table:table-cell>
          <table:table-cell table:formula="of:=[.F4]/[.G4]" office:value-type="float" office:value="1.88206575599823" calcext:value-type="float">
            <text:p>1.882065755998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77" calcext:value-type="float">
            <text:p>3.077</text:p>
          </table:table-cell>
          <table:table-cell/>
          <table:table-cell table:formula="of:=[.C5]/[.D5]" office:value-type="float" office:value="2045961.32596685" calcext:value-type="float">
            <text:p>2045961.32596685</text:p>
          </table:table-cell>
          <table:table-cell table:formula="of:=POWER([.A5];3)" office:value-type="float" office:value="884736" calcext:value-type="float">
            <text:p>884736</text:p>
          </table:table-cell>
          <table:table-cell table:formula="of:=[.F5]/[.G5]" office:value-type="float" office:value="2.31251054096007" calcext:value-type="float">
            <text:p>2.312510540960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723" calcext:value-type="float">
            <text:p>2.723</text:p>
          </table:table-cell>
          <table:table-cell/>
          <table:table-cell table:formula="of:=[.C6]/[.D6]" office:value-type="float" office:value="5457733.38229894" calcext:value-type="float">
            <text:p>5457733.38229894</text:p>
          </table:table-cell>
          <table:table-cell table:formula="of:=POWER([.A6];3)" office:value-type="float" office:value="2097152" calcext:value-type="float">
            <text:p>2097152</text:p>
          </table:table-cell>
          <table:table-cell table:formula="of:=[.F6]/[.G6]" office:value-type="float" office:value="2.60245007624575" calcext:value-type="float">
            <text:p>2.60245007624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28954944" calcext:value-type="float">
            <text:p>28954944</text:p>
          </table:table-cell>
          <table:table-cell office:value-type="float" office:value="2.726" calcext:value-type="float">
            <text:p>2.726</text:p>
          </table:table-cell>
          <table:table-cell/>
          <table:table-cell table:formula="of:=[.C7]/[.D7]" office:value-type="float" office:value="10621769.6258254" calcext:value-type="float">
            <text:p>10621769.6258254</text:p>
          </table:table-cell>
          <table:table-cell table:formula="of:=POWER([.A7];3)" office:value-type="float" office:value="4096000" calcext:value-type="float">
            <text:p>4096000</text:p>
          </table:table-cell>
          <table:table-cell table:formula="of:=[.F7]/[.G7]" office:value-type="float" office:value="2.59320547505503" calcext:value-type="float">
            <text:p>2.593205475055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6129" calcext:value-type="float">
            <text:p>0.006129</text:p>
          </table:table-cell>
          <table:table-cell office:value-type="float" office:value="49952288" calcext:value-type="float">
            <text:p>49952288</text:p>
          </table:table-cell>
          <table:table-cell office:value-type="float" office:value="2.421" calcext:value-type="float">
            <text:p>2.421</text:p>
          </table:table-cell>
          <table:table-cell/>
          <table:table-cell table:formula="of:=[.C8]/[.D8]" office:value-type="float" office:value="20632915.3242462" calcext:value-type="float">
            <text:p>20632915.3242462</text:p>
          </table:table-cell>
          <table:table-cell table:formula="of:=POWER([.A8];3)" office:value-type="float" office:value="7077888" calcext:value-type="float">
            <text:p>7077888</text:p>
          </table:table-cell>
          <table:table-cell table:formula="of:=[.F8]/[.G8]" office:value-type="float" office:value="2.91512317293608" calcext:value-type="float">
            <text:p>2.915123172936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557" calcext:value-type="float">
            <text:p>0.008557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225" calcext:value-type="float">
            <text:p>2.225</text:p>
          </table:table-cell>
          <table:table-cell/>
          <table:table-cell table:formula="of:=[.C9]/[.D9]" office:value-type="float" office:value="35608852.5842697" calcext:value-type="float">
            <text:p>35608852.5842697</text:p>
          </table:table-cell>
          <table:table-cell table:formula="of:=POWER([.A9];3)" office:value-type="float" office:value="11239424" calcext:value-type="float">
            <text:p>11239424</text:p>
          </table:table-cell>
          <table:table-cell table:formula="of:=[.F9]/[.G9]" office:value-type="float" office:value="3.16820973959784" calcext:value-type="float">
            <text:p>3.168209739597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148" calcext:value-type="float">
            <text:p>0.021148</text:p>
          </table:table-cell>
          <table:table-cell office:value-type="float" office:value="118163428" calcext:value-type="float">
            <text:p>118163428</text:p>
          </table:table-cell>
          <table:table-cell office:value-type="float" office:value="1.328" calcext:value-type="float">
            <text:p>1.328</text:p>
          </table:table-cell>
          <table:table-cell/>
          <table:table-cell table:formula="of:=[.C10]/[.D10]" office:value-type="float" office:value="88978484.939759" calcext:value-type="float">
            <text:p>88978484.939759</text:p>
          </table:table-cell>
          <table:table-cell table:formula="of:=POWER([.A10];3)" office:value-type="float" office:value="16777216" calcext:value-type="float">
            <text:p>16777216</text:p>
          </table:table-cell>
          <table:table-cell table:formula="of:=[.F10]/[.G10]" office:value-type="float" office:value="5.30353098748678" calcext:value-type="float">
            <text:p>5.303530987486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122" calcext:value-type="float">
            <text:p>0.018122</text:p>
          </table:table-cell>
          <table:table-cell office:value-type="float" office:value="168129731" calcext:value-type="float">
            <text:p>168129731</text:p>
          </table:table-cell>
          <table:table-cell office:value-type="float" office:value="2.206" calcext:value-type="float">
            <text:p>2.206</text:p>
          </table:table-cell>
          <table:table-cell/>
          <table:table-cell table:formula="of:=[.C11]/[.D11]" office:value-type="float" office:value="76214746.6001813" calcext:value-type="float">
            <text:p>76214746.6001813</text:p>
          </table:table-cell>
          <table:table-cell table:formula="of:=POWER([.A11];3)" office:value-type="float" office:value="23887872" calcext:value-type="float">
            <text:p>23887872</text:p>
          </table:table-cell>
          <table:table-cell table:formula="of:=[.F11]/[.G11]" office:value-type="float" office:value="3.19052055370111" calcext:value-type="float">
            <text:p>3.190520553701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6944" calcext:value-type="float">
            <text:p>0.026944</text:p>
          </table:table-cell>
          <table:table-cell office:value-type="float" office:value="230504869" calcext:value-type="float">
            <text:p>230504869</text:p>
          </table:table-cell>
          <table:table-cell office:value-type="float" office:value="2.033" calcext:value-type="float">
            <text:p>2.033</text:p>
          </table:table-cell>
          <table:table-cell/>
          <table:table-cell table:formula="of:=[.C12]/[.D12]" office:value-type="float" office:value="113381637.481554" calcext:value-type="float">
            <text:p>113381637.481554</text:p>
          </table:table-cell>
          <table:table-cell table:formula="of:=POWER([.A12];3)" office:value-type="float" office:value="32768000" calcext:value-type="float">
            <text:p>32768000</text:p>
          </table:table-cell>
          <table:table-cell table:formula="of:=[.F12]/[.G12]" office:value-type="float" office:value="3.46013297978376" calcext:value-type="float">
            <text:p>3.460132979783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4809" calcext:value-type="float">
            <text:p>0.034809</text:p>
          </table:table-cell>
          <table:table-cell office:value-type="float" office:value="306665096" calcext:value-type="float">
            <text:p>306665096</text:p>
          </table:table-cell>
          <table:table-cell office:value-type="float" office:value="2.094" calcext:value-type="float">
            <text:p>2.094</text:p>
          </table:table-cell>
          <table:table-cell/>
          <table:table-cell table:formula="of:=[.C13]/[.D13]" office:value-type="float" office:value="146449425.023878" calcext:value-type="float">
            <text:p>146449425.023878</text:p>
          </table:table-cell>
          <table:table-cell table:formula="of:=POWER([.A13];3)" office:value-type="float" office:value="43614208" calcext:value-type="float">
            <text:p>43614208</text:p>
          </table:table-cell>
          <table:table-cell table:formula="of:=[.F13]/[.G13]" office:value-type="float" office:value="3.35783754284562" calcext:value-type="float">
            <text:p>3.3578375428456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397986671" calcext:value-type="float">
            <text:p>397986671</text:p>
          </table:table-cell>
          <table:table-cell office:value-type="float" office:value="1.559" calcext:value-type="float">
            <text:p>1.559</text:p>
          </table:table-cell>
          <table:table-cell/>
          <table:table-cell table:formula="of:=[.C14]/[.D14]" office:value-type="float" office:value="255283304.041052" calcext:value-type="float">
            <text:p>255283304.041052</text:p>
          </table:table-cell>
          <table:table-cell table:formula="of:=POWER([.A14];3)" office:value-type="float" office:value="56623104" calcext:value-type="float">
            <text:p>56623104</text:p>
          </table:table-cell>
          <table:table-cell table:formula="of:=[.F14]/[.G14]" office:value-type="float" office:value="4.50846537909776" calcext:value-type="float">
            <text:p>4.508465379097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6302" calcext:value-type="float">
            <text:p>0.056302</text:p>
          </table:table-cell>
          <table:table-cell office:value-type="float" office:value="505845837" calcext:value-type="float">
            <text:p>505845837</text:p>
          </table:table-cell>
          <table:table-cell office:value-type="float" office:value="2.135" calcext:value-type="float">
            <text:p>2.135</text:p>
          </table:table-cell>
          <table:table-cell/>
          <table:table-cell table:formula="of:=[.C15]/[.D15]" office:value-type="float" office:value="236930134.42623" calcext:value-type="float">
            <text:p>236930134.42623</text:p>
          </table:table-cell>
          <table:table-cell table:formula="of:=POWER([.A15];3)" office:value-type="float" office:value="71991296" calcext:value-type="float">
            <text:p>71991296</text:p>
          </table:table-cell>
          <table:table-cell table:formula="of:=[.F15]/[.G15]" office:value-type="float" office:value="3.29109416819263" calcext:value-type="float">
            <text:p>3.291094168192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79896" calcext:value-type="float">
            <text:p>0.079896</text:p>
          </table:table-cell>
          <table:table-cell office:value-type="float" office:value="631618868" calcext:value-type="float">
            <text:p>631618868</text:p>
          </table:table-cell>
          <table:table-cell office:value-type="float" office:value="1.879" calcext:value-type="float">
            <text:p>1.879</text:p>
          </table:table-cell>
          <table:table-cell/>
          <table:table-cell table:formula="of:=[.C16]/[.D16]" office:value-type="float" office:value="336146284.19372" calcext:value-type="float">
            <text:p>336146284.19372</text:p>
          </table:table-cell>
          <table:table-cell table:formula="of:=POWER([.A16];3)" office:value-type="float" office:value="89915392" calcext:value-type="float">
            <text:p>89915392</text:p>
          </table:table-cell>
          <table:table-cell table:formula="of:=[.F16]/[.G16]" office:value-type="float" office:value="3.73847321039005" calcext:value-type="float">
            <text:p>3.738473210390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9409" calcext:value-type="float">
            <text:p>0.089409</text:p>
          </table:table-cell>
          <table:table-cell office:value-type="float" office:value="776682007" calcext:value-type="float">
            <text:p>776682007</text:p>
          </table:table-cell>
          <table:table-cell office:value-type="float" office:value="2.064" calcext:value-type="float">
            <text:p>2.064</text:p>
          </table:table-cell>
          <table:table-cell/>
          <table:table-cell table:formula="of:=[.C17]/[.D17]" office:value-type="float" office:value="376299421.996124" calcext:value-type="float">
            <text:p>376299421.996124</text:p>
          </table:table-cell>
          <table:table-cell table:formula="of:=POWER([.A17];3)" office:value-type="float" office:value="110592000" calcext:value-type="float">
            <text:p>110592000</text:p>
          </table:table-cell>
          <table:table-cell table:formula="of:=[.F17]/[.G17]" office:value-type="float" office:value="3.4025917064175" calcext:value-type="float">
            <text:p>3.40259170641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016" calcext:value-type="float">
            <text:p>0.181016</text:p>
          </table:table-cell>
          <table:table-cell office:value-type="float" office:value="942411538" calcext:value-type="float">
            <text:p>942411538</text:p>
          </table:table-cell>
          <table:table-cell office:value-type="float" office:value="1.237" calcext:value-type="float">
            <text:p>1.237</text:p>
          </table:table-cell>
          <table:table-cell/>
          <table:table-cell table:formula="of:=[.C18]/[.D18]" office:value-type="float" office:value="761852496.362167" calcext:value-type="float">
            <text:p>761852496.362167</text:p>
          </table:table-cell>
          <table:table-cell table:formula="of:=POWER([.A18];3)" office:value-type="float" office:value="134217728" calcext:value-type="float">
            <text:p>134217728</text:p>
          </table:table-cell>
          <table:table-cell table:formula="of:=[.F18]/[.G18]" office:value-type="float" office:value="5.67624342711394" calcext:value-type="float">
            <text:p>5.6762434271139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0631" calcext:value-type="float">
            <text:p>0.130631</text:p>
          </table:table-cell>
          <table:table-cell office:value-type="float" office:value="1130183650" calcext:value-type="float">
            <text:p>1130183650</text:p>
          </table:table-cell>
          <table:table-cell office:value-type="float" office:value="2.056" calcext:value-type="float">
            <text:p>2.056</text:p>
          </table:table-cell>
          <table:table-cell/>
          <table:table-cell table:formula="of:=[.C19]/[.D19]" office:value-type="float" office:value="549700218.871595" calcext:value-type="float">
            <text:p>549700218.871595</text:p>
          </table:table-cell>
          <table:table-cell table:formula="of:=POWER([.A19];3)" office:value-type="float" office:value="160989184" calcext:value-type="float">
            <text:p>160989184</text:p>
          </table:table-cell>
          <table:table-cell table:formula="of:=[.F19]/[.G19]" office:value-type="float" office:value="3.41451646137666" calcext:value-type="float">
            <text:p>3.4145164613766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1341374668" calcext:value-type="float">
            <text:p>1341374668</text:p>
          </table:table-cell>
          <table:table-cell office:value-type="float" office:value="1.747" calcext:value-type="float">
            <text:p>1.747</text:p>
          </table:table-cell>
          <table:table-cell/>
          <table:table-cell table:formula="of:=[.C20]/[.D20]" office:value-type="float" office:value="767816066.399542" calcext:value-type="float">
            <text:p>767816066.399542</text:p>
          </table:table-cell>
          <table:table-cell table:formula="of:=POWER([.A20];3)" office:value-type="float" office:value="191102976" calcext:value-type="float">
            <text:p>191102976</text:p>
          </table:table-cell>
          <table:table-cell table:formula="of:=[.F20]/[.G20]" office:value-type="float" office:value="4.01781323593591" calcext:value-type="float">
            <text:p>4.0178132359359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5457" calcext:value-type="float">
            <text:p>0.185457</text:p>
          </table:table-cell>
          <table:table-cell office:value-type="float" office:value="1577360820" calcext:value-type="float">
            <text:p>1577360820</text:p>
          </table:table-cell>
          <table:table-cell office:value-type="float" office:value="2.021" calcext:value-type="float">
            <text:p>2.021</text:p>
          </table:table-cell>
          <table:table-cell/>
          <table:table-cell table:formula="of:=[.C21]/[.D21]" office:value-type="float" office:value="780485314.200891" calcext:value-type="float">
            <text:p>780485314.200891</text:p>
          </table:table-cell>
          <table:table-cell table:formula="of:=POWER([.A21];3)" office:value-type="float" office:value="224755712" calcext:value-type="float">
            <text:p>224755712</text:p>
          </table:table-cell>
          <table:table-cell table:formula="of:=[.F21]/[.G21]" office:value-type="float" office:value="3.47259389875213" calcext:value-type="float">
            <text:p>3.472593898752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2049" calcext:value-type="float">
            <text:p>0.302049</text:p>
          </table:table-cell>
          <table:table-cell office:value-type="float" office:value="1839518379" calcext:value-type="float">
            <text:p>1839518379</text:p>
          </table:table-cell>
          <table:table-cell office:value-type="float" office:value="1.447" calcext:value-type="float">
            <text:p>1.447</text:p>
          </table:table-cell>
          <table:table-cell/>
          <table:table-cell table:formula="of:=[.C22]/[.D22]" office:value-type="float" office:value="1271263565.30753" calcext:value-type="float">
            <text:p>1271263565.30753</text:p>
          </table:table-cell>
          <table:table-cell table:formula="of:=POWER([.A22];3)" office:value-type="float" office:value="262144000" calcext:value-type="float">
            <text:p>262144000</text:p>
          </table:table-cell>
          <table:table-cell table:formula="of:=[.F22]/[.G22]" office:value-type="float" office:value="4.84948564646733" calcext:value-type="float">
            <text:p>4.849485646467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60091" calcext:value-type="float">
            <text:p>0.260091</text:p>
          </table:table-cell>
          <table:table-cell office:value-type="float" office:value="2129223558" calcext:value-type="float">
            <text:p>2129223558</text:p>
          </table:table-cell>
          <table:table-cell office:value-type="float" office:value="1.945" calcext:value-type="float">
            <text:p>1.945</text:p>
          </table:table-cell>
          <table:table-cell/>
          <table:table-cell table:formula="of:=[.C23]/[.D23]" office:value-type="float" office:value="1094716482.26221" calcext:value-type="float">
            <text:p>1094716482.26221</text:p>
          </table:table-cell>
          <table:table-cell table:formula="of:=POWER([.A23];3)" office:value-type="float" office:value="303464448" calcext:value-type="float">
            <text:p>303464448</text:p>
          </table:table-cell>
          <table:table-cell table:formula="of:=[.F23]/[.G23]" office:value-type="float" office:value="3.60739615291677" calcext:value-type="float">
            <text:p>3.6073961529167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56976" calcext:value-type="float">
            <text:p>0.356976</text:p>
          </table:table-cell>
          <table:table-cell office:value-type="float" office:value="2447852664" calcext:value-type="float">
            <text:p>2447852664</text:p>
          </table:table-cell>
          <table:table-cell office:value-type="float" office:value="1.629" calcext:value-type="float">
            <text:p>1.629</text:p>
          </table:table-cell>
          <table:table-cell/>
          <table:table-cell table:formula="of:=[.C24]/[.D24]" office:value-type="float" office:value="1502671985.26704" calcext:value-type="float">
            <text:p>1502671985.26704</text:p>
          </table:table-cell>
          <table:table-cell table:formula="of:=POWER([.A24];3)" office:value-type="float" office:value="348913664" calcext:value-type="float">
            <text:p>348913664</text:p>
          </table:table-cell>
          <table:table-cell table:formula="of:=[.F24]/[.G24]" office:value-type="float" office:value="4.30671578762543" calcext:value-type="float">
            <text:p>4.306715787625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48" calcext:value-type="float">
            <text:p>3.848</text:p>
          </table:table-cell>
          <table:table-cell/>
          <table:table-cell table:formula="of:=[.C29]/[.D29]" office:value-type="float" office:value="62652.5467775468" calcext:value-type="float">
            <text:p>62652.5467775468</text:p>
          </table:table-cell>
          <table:table-cell table:formula="of:=POWER([.A29];3)" office:value-type="float" office:value="32768" calcext:value-type="float">
            <text:p>32768</text:p>
          </table:table-cell>
          <table:table-cell table:formula="of:=[.F29]/[.G29]" office:value-type="float" office:value="1.912003991014" calcext:value-type="float">
            <text:p>1.9120039910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22" calcext:value-type="float">
            <text:p>3.822</text:p>
          </table:table-cell>
          <table:table-cell/>
          <table:table-cell table:formula="of:=[.C30]/[.D30]" office:value-type="float" office:value="492081.371009942" calcext:value-type="float">
            <text:p>492081.371009942</text:p>
          </table:table-cell>
          <table:table-cell table:formula="of:=POWER([.A30];3)" office:value-type="float" office:value="262144" calcext:value-type="float">
            <text:p>262144</text:p>
          </table:table-cell>
          <table:table-cell table:formula="of:=[.F30]/[.G30]" office:value-type="float" office:value="1.87714146045663" calcext:value-type="float">
            <text:p>1.877141460456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[.C31]/[.D31]" office:value-type="float" office:value="2043968.50649351" calcext:value-type="float">
            <text:p>2043968.50649351</text:p>
          </table:table-cell>
          <table:table-cell table:formula="of:=POWER([.A31];3)" office:value-type="float" office:value="884736" calcext:value-type="float">
            <text:p>884736</text:p>
          </table:table-cell>
          <table:table-cell table:formula="of:=[.F31]/[.G31]" office:value-type="float" office:value="2.31025809562797" calcext:value-type="float">
            <text:p>2.310258095627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707" calcext:value-type="float">
            <text:p>2.707</text:p>
          </table:table-cell>
          <table:table-cell/>
          <table:table-cell table:formula="of:=[.C32]/[.D32]" office:value-type="float" office:value="5489991.87292205" calcext:value-type="float">
            <text:p>5489991.87292205</text:p>
          </table:table-cell>
          <table:table-cell table:formula="of:=POWER([.A32];3)" office:value-type="float" office:value="2097152" calcext:value-type="float">
            <text:p>2097152</text:p>
          </table:table-cell>
          <table:table-cell table:formula="of:=[.F32]/[.G32]" office:value-type="float" office:value="2.6178321232424" calcext:value-type="float">
            <text:p>2.61783212324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28954944" calcext:value-type="float">
            <text:p>28954944</text:p>
          </table:table-cell>
          <table:table-cell office:value-type="float" office:value="2.618" calcext:value-type="float">
            <text:p>2.618</text:p>
          </table:table-cell>
          <table:table-cell/>
          <table:table-cell table:formula="of:=[.C33]/[.D33]" office:value-type="float" office:value="11059948.0519481" calcext:value-type="float">
            <text:p>11059948.0519481</text:p>
          </table:table-cell>
          <table:table-cell table:formula="of:=POWER([.A33];3)" office:value-type="float" office:value="4096000" calcext:value-type="float">
            <text:p>4096000</text:p>
          </table:table-cell>
          <table:table-cell table:formula="of:=[.F33]/[.G33]" office:value-type="float" office:value="2.70018262987013" calcext:value-type="float">
            <text:p>2.700182629870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955" calcext:value-type="float">
            <text:p>0.005955</text:p>
          </table:table-cell>
          <table:table-cell office:value-type="float" office:value="49952289" calcext:value-type="float">
            <text:p>49952289</text:p>
          </table:table-cell>
          <table:table-cell office:value-type="float" office:value="2.438" calcext:value-type="float">
            <text:p>2.438</text:p>
          </table:table-cell>
          <table:table-cell/>
          <table:table-cell table:formula="of:=[.C34]/[.D34]" office:value-type="float" office:value="20489043.8884331" calcext:value-type="float">
            <text:p>20489043.8884331</text:p>
          </table:table-cell>
          <table:table-cell table:formula="of:=POWER([.A34];3)" office:value-type="float" office:value="7077888" calcext:value-type="float">
            <text:p>7077888</text:p>
          </table:table-cell>
          <table:table-cell table:formula="of:=[.F34]/[.G34]" office:value-type="float" office:value="2.89479628505469" calcext:value-type="float">
            <text:p>2.894796285054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498" calcext:value-type="float">
            <text:p>0.008498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229" calcext:value-type="float">
            <text:p>2.229</text:p>
          </table:table-cell>
          <table:table-cell/>
          <table:table-cell table:formula="of:=[.C35]/[.D35]" office:value-type="float" office:value="35544951.5477793" calcext:value-type="float">
            <text:p>35544951.5477793</text:p>
          </table:table-cell>
          <table:table-cell table:formula="of:=POWER([.A35];3)" office:value-type="float" office:value="11239424" calcext:value-type="float">
            <text:p>11239424</text:p>
          </table:table-cell>
          <table:table-cell table:formula="of:=[.F35]/[.G35]" office:value-type="float" office:value="3.16252430264925" calcext:value-type="float">
            <text:p>3.16252430264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149" calcext:value-type="float">
            <text:p>0.021149</text:p>
          </table:table-cell>
          <table:table-cell office:value-type="float" office:value="118163428" calcext:value-type="float">
            <text:p>118163428</text:p>
          </table:table-cell>
          <table:table-cell office:value-type="float" office:value="1.329" calcext:value-type="float">
            <text:p>1.329</text:p>
          </table:table-cell>
          <table:table-cell/>
          <table:table-cell table:formula="of:=[.C36]/[.D36]" office:value-type="float" office:value="88911533.4838224" calcext:value-type="float">
            <text:p>88911533.4838224</text:p>
          </table:table-cell>
          <table:table-cell table:formula="of:=POWER([.A36];3)" office:value-type="float" office:value="16777216" calcext:value-type="float">
            <text:p>16777216</text:p>
          </table:table-cell>
          <table:table-cell table:formula="of:=[.F36]/[.G36]" office:value-type="float" office:value="5.29954036973848" calcext:value-type="float">
            <text:p>5.299540369738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324" calcext:value-type="float">
            <text:p>0.018324</text:p>
          </table:table-cell>
          <table:table-cell office:value-type="float" office:value="168129732" calcext:value-type="float">
            <text:p>168129732</text:p>
          </table:table-cell>
          <table:table-cell office:value-type="float" office:value="2.182" calcext:value-type="float">
            <text:p>2.182</text:p>
          </table:table-cell>
          <table:table-cell/>
          <table:table-cell table:formula="of:=[.C37]/[.D37]" office:value-type="float" office:value="77053039.4133822" calcext:value-type="float">
            <text:p>77053039.4133822</text:p>
          </table:table-cell>
          <table:table-cell table:formula="of:=POWER([.A37];3)" office:value-type="float" office:value="23887872" calcext:value-type="float">
            <text:p>23887872</text:p>
          </table:table-cell>
          <table:table-cell table:formula="of:=[.F37]/[.G37]" office:value-type="float" office:value="3.22561337457695" calcext:value-type="float">
            <text:p>3.225613374576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6873" calcext:value-type="float">
            <text:p>0.026873</text:p>
          </table:table-cell>
          <table:table-cell office:value-type="float" office:value="230504888" calcext:value-type="float">
            <text:p>230504888</text:p>
          </table:table-cell>
          <table:table-cell office:value-type="float" office:value="2.044" calcext:value-type="float">
            <text:p>2.044</text:p>
          </table:table-cell>
          <table:table-cell/>
          <table:table-cell table:formula="of:=[.C38]/[.D38]" office:value-type="float" office:value="112771471.624266" calcext:value-type="float">
            <text:p>112771471.624266</text:p>
          </table:table-cell>
          <table:table-cell table:formula="of:=POWER([.A38];3)" office:value-type="float" office:value="32768000" calcext:value-type="float">
            <text:p>32768000</text:p>
          </table:table-cell>
          <table:table-cell table:formula="of:=[.F38]/[.G38]" office:value-type="float" office:value="3.44151219556476" calcext:value-type="float">
            <text:p>3.441512195564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635" calcext:value-type="float">
            <text:p>0.033635</text:p>
          </table:table-cell>
          <table:table-cell office:value-type="float" office:value="306665101" calcext:value-type="float">
            <text:p>306665101</text:p>
          </table:table-cell>
          <table:table-cell office:value-type="float" office:value="2.169" calcext:value-type="float">
            <text:p>2.169</text:p>
          </table:table-cell>
          <table:table-cell/>
          <table:table-cell table:formula="of:=[.C39]/[.D39]" office:value-type="float" office:value="141385477.639465" calcext:value-type="float">
            <text:p>141385477.639465</text:p>
          </table:table-cell>
          <table:table-cell table:formula="of:=POWER([.A39];3)" office:value-type="float" office:value="43614208" calcext:value-type="float">
            <text:p>43614208</text:p>
          </table:table-cell>
          <table:table-cell table:formula="of:=[.F39]/[.G39]" office:value-type="float" office:value="3.2417297968466" calcext:value-type="float">
            <text:p>3.24172979684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9996" calcext:value-type="float">
            <text:p>0.059996</text:p>
          </table:table-cell>
          <table:table-cell office:value-type="float" office:value="397986670" calcext:value-type="float">
            <text:p>397986670</text:p>
          </table:table-cell>
          <table:table-cell office:value-type="float" office:value="1.576" calcext:value-type="float">
            <text:p>1.576</text:p>
          </table:table-cell>
          <table:table-cell/>
          <table:table-cell table:formula="of:=[.C40]/[.D40]" office:value-type="float" office:value="252529612.944162" calcext:value-type="float">
            <text:p>252529612.944162</text:p>
          </table:table-cell>
          <table:table-cell table:formula="of:=POWER([.A40];3)" office:value-type="float" office:value="56623104" calcext:value-type="float">
            <text:p>56623104</text:p>
          </table:table-cell>
          <table:table-cell table:formula="of:=[.F40]/[.G40]" office:value-type="float" office:value="4.45983344438628" calcext:value-type="float">
            <text:p>4.459833444386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582" calcext:value-type="float">
            <text:p>0.05582</text:p>
          </table:table-cell>
          <table:table-cell office:value-type="float" office:value="505845838" calcext:value-type="float">
            <text:p>505845838</text:p>
          </table:table-cell>
          <table:table-cell office:value-type="float" office:value="2.154" calcext:value-type="float">
            <text:p>2.154</text:p>
          </table:table-cell>
          <table:table-cell/>
          <table:table-cell table:formula="of:=[.C41]/[.D41]" office:value-type="float" office:value="234840221.912721" calcext:value-type="float">
            <text:p>234840221.912721</text:p>
          </table:table-cell>
          <table:table-cell table:formula="of:=POWER([.A41];3)" office:value-type="float" office:value="71991296" calcext:value-type="float">
            <text:p>71991296</text:p>
          </table:table-cell>
          <table:table-cell table:formula="of:=[.F41]/[.G41]" office:value-type="float" office:value="3.26206409609185" calcext:value-type="float">
            <text:p>3.262064096091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0735" calcext:value-type="float">
            <text:p>0.080735</text:p>
          </table:table-cell>
          <table:table-cell office:value-type="float" office:value="631618867" calcext:value-type="float">
            <text:p>631618867</text:p>
          </table:table-cell>
          <table:table-cell office:value-type="float" office:value="1.859" calcext:value-type="float">
            <text:p>1.859</text:p>
          </table:table-cell>
          <table:table-cell/>
          <table:table-cell table:formula="of:=[.C42]/[.D42]" office:value-type="float" office:value="339762704.142012" calcext:value-type="float">
            <text:p>339762704.142012</text:p>
          </table:table-cell>
          <table:table-cell table:formula="of:=POWER([.A42];3)" office:value-type="float" office:value="89915392" calcext:value-type="float">
            <text:p>89915392</text:p>
          </table:table-cell>
          <table:table-cell table:formula="of:=[.F42]/[.G42]" office:value-type="float" office:value="3.77869346487431" calcext:value-type="float">
            <text:p>3.778693464874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0705" calcext:value-type="float">
            <text:p>0.090705</text:p>
          </table:table-cell>
          <table:table-cell office:value-type="float" office:value="776682038" calcext:value-type="float">
            <text:p>776682038</text:p>
          </table:table-cell>
          <table:table-cell office:value-type="float" office:value="2.036" calcext:value-type="float">
            <text:p>2.036</text:p>
          </table:table-cell>
          <table:table-cell/>
          <table:table-cell table:formula="of:=[.C43]/[.D43]" office:value-type="float" office:value="381474478.388998" calcext:value-type="float">
            <text:p>381474478.388998</text:p>
          </table:table-cell>
          <table:table-cell table:formula="of:=POWER([.A43];3)" office:value-type="float" office:value="110592000" calcext:value-type="float">
            <text:p>110592000</text:p>
          </table:table-cell>
          <table:table-cell table:formula="of:=[.F43]/[.G43]" office:value-type="float" office:value="3.44938583612737" calcext:value-type="float">
            <text:p>3.449385836127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407" calcext:value-type="float">
            <text:p>0.181407</text:p>
          </table:table-cell>
          <table:table-cell office:value-type="float" office:value="942411648" calcext:value-type="float">
            <text:p>942411648</text:p>
          </table:table-cell>
          <table:table-cell office:value-type="float" office:value="1.236" calcext:value-type="float">
            <text:p>1.236</text:p>
          </table:table-cell>
          <table:table-cell/>
          <table:table-cell table:formula="of:=[.C44]/[.D44]" office:value-type="float" office:value="762468970.873787" calcext:value-type="float">
            <text:p>762468970.873787</text:p>
          </table:table-cell>
          <table:table-cell table:formula="of:=POWER([.A44];3)" office:value-type="float" office:value="134217728" calcext:value-type="float">
            <text:p>134217728</text:p>
          </table:table-cell>
          <table:table-cell table:formula="of:=[.F44]/[.G44]" office:value-type="float" office:value="5.68083652014871" calcext:value-type="float">
            <text:p>5.680836520148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1130183661" calcext:value-type="float">
            <text:p>1130183661</text:p>
          </table:table-cell>
          <table:table-cell office:value-type="float" office:value="2.032" calcext:value-type="float">
            <text:p>2.032</text:p>
          </table:table-cell>
          <table:table-cell/>
          <table:table-cell table:formula="of:=[.C45]/[.D45]" office:value-type="float" office:value="556192746.555118" calcext:value-type="float">
            <text:p>556192746.555118</text:p>
          </table:table-cell>
          <table:table-cell table:formula="of:=POWER([.A45];3)" office:value-type="float" office:value="160989184" calcext:value-type="float">
            <text:p>160989184</text:p>
          </table:table-cell>
          <table:table-cell table:formula="of:=[.F45]/[.G45]" office:value-type="float" office:value="3.45484542958562" calcext:value-type="float">
            <text:p>3.4548454295856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4453" calcext:value-type="float">
            <text:p>0.184453</text:p>
          </table:table-cell>
          <table:table-cell office:value-type="float" office:value="1341374704" calcext:value-type="float">
            <text:p>1341374704</text:p>
          </table:table-cell>
          <table:table-cell office:value-type="float" office:value="1.729" calcext:value-type="float">
            <text:p>1.729</text:p>
          </table:table-cell>
          <table:table-cell/>
          <table:table-cell table:formula="of:=[.C46]/[.D46]" office:value-type="float" office:value="775809545.401966" calcext:value-type="float">
            <text:p>775809545.401966</text:p>
          </table:table-cell>
          <table:table-cell table:formula="of:=POWER([.A46];3)" office:value-type="float" office:value="191102976" calcext:value-type="float">
            <text:p>191102976</text:p>
          </table:table-cell>
          <table:table-cell table:formula="of:=[.F46]/[.G46]" office:value-type="float" office:value="4.05964136006949" calcext:value-type="float">
            <text:p>4.0596413600694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5732" calcext:value-type="float">
            <text:p>0.185732</text:p>
          </table:table-cell>
          <table:table-cell office:value-type="float" office:value="1577360883" calcext:value-type="float">
            <text:p>1577360883</text:p>
          </table:table-cell>
          <table:table-cell office:value-type="float" office:value="2.019" calcext:value-type="float">
            <text:p>2.019</text:p>
          </table:table-cell>
          <table:table-cell/>
          <table:table-cell table:formula="of:=[.C47]/[.D47]" office:value-type="float" office:value="781258485.884101" calcext:value-type="float">
            <text:p>781258485.884101</text:p>
          </table:table-cell>
          <table:table-cell table:formula="of:=POWER([.A47];3)" office:value-type="float" office:value="224755712" calcext:value-type="float">
            <text:p>224755712</text:p>
          </table:table-cell>
          <table:table-cell table:formula="of:=[.F47]/[.G47]" office:value-type="float" office:value="3.4760339522944" calcext:value-type="float">
            <text:p>3.47603395229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2869" calcext:value-type="float">
            <text:p>0.302869</text:p>
          </table:table-cell>
          <table:table-cell office:value-type="float" office:value="1839518378" calcext:value-type="float">
            <text:p>1839518378</text:p>
          </table:table-cell>
          <table:table-cell office:value-type="float" office:value="1.443" calcext:value-type="float">
            <text:p>1.443</text:p>
          </table:table-cell>
          <table:table-cell/>
          <table:table-cell table:formula="of:=[.C48]/[.D48]" office:value-type="float" office:value="1274787510.74151" calcext:value-type="float">
            <text:p>1274787510.74151</text:p>
          </table:table-cell>
          <table:table-cell table:formula="of:=POWER([.A48];3)" office:value-type="float" office:value="262144000" calcext:value-type="float">
            <text:p>262144000</text:p>
          </table:table-cell>
          <table:table-cell table:formula="of:=[.F48]/[.G48]" office:value-type="float" office:value="4.86292843147854" calcext:value-type="float">
            <text:p>4.8629284314785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57912" calcext:value-type="float">
            <text:p>0.257912</text:p>
          </table:table-cell>
          <table:table-cell office:value-type="float" office:value="2129223557" calcext:value-type="float">
            <text:p>2129223557</text:p>
          </table:table-cell>
          <table:table-cell office:value-type="float" office:value="1.962" calcext:value-type="float">
            <text:p>1.962</text:p>
          </table:table-cell>
          <table:table-cell/>
          <table:table-cell table:formula="of:=[.C49]/[.D49]" office:value-type="float" office:value="1085231170.74414" calcext:value-type="float">
            <text:p>1085231170.74414</text:p>
          </table:table-cell>
          <table:table-cell table:formula="of:=POWER([.A49];3)" office:value-type="float" office:value="303464448" calcext:value-type="float">
            <text:p>303464448</text:p>
          </table:table-cell>
          <table:table-cell table:formula="of:=[.F49]/[.G49]" office:value-type="float" office:value="3.57613940577362" calcext:value-type="float">
            <text:p>3.576139405773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61491" calcext:value-type="float">
            <text:p>0.361491</text:p>
          </table:table-cell>
          <table:table-cell office:value-type="float" office:value="2447852665" calcext:value-type="float">
            <text:p>2447852665</text:p>
          </table:table-cell>
          <table:table-cell office:value-type="float" office:value="1.609" calcext:value-type="float">
            <text:p>1.609</text:p>
          </table:table-cell>
          <table:table-cell/>
          <table:table-cell table:formula="of:=[.C50]/[.D50]" office:value-type="float" office:value="1521350320.07458" calcext:value-type="float">
            <text:p>1521350320.07458</text:p>
          </table:table-cell>
          <table:table-cell table:formula="of:=POWER([.A50];3)" office:value-type="float" office:value="348913664" calcext:value-type="float">
            <text:p>348913664</text:p>
          </table:table-cell>
          <table:table-cell table:formula="of:=[.F50]/[.G50]" office:value-type="float" office:value="4.36024861461023" calcext:value-type="float">
            <text:p>4.360248614610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18" calcext:value-type="float">
            <text:p>3.818</text:p>
          </table:table-cell>
          <table:table-cell/>
          <table:table-cell table:formula="of:=[.C55]/[.D55]" office:value-type="float" office:value="63144.8402304872" calcext:value-type="float">
            <text:p>63144.8402304872</text:p>
          </table:table-cell>
          <table:table-cell table:formula="of:=POWER([.A55];3)" office:value-type="float" office:value="32768" calcext:value-type="float">
            <text:p>32768</text:p>
          </table:table-cell>
          <table:table-cell table:formula="of:=[.F55]/[.G55]" office:value-type="float" office:value="1.92702759492454" calcext:value-type="float">
            <text:p>1.927027594924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15" calcext:value-type="float">
            <text:p>3.815</text:p>
          </table:table-cell>
          <table:table-cell/>
          <table:table-cell table:formula="of:=[.C56]/[.D56]" office:value-type="float" office:value="492984.272608126" calcext:value-type="float">
            <text:p>492984.272608126</text:p>
          </table:table-cell>
          <table:table-cell table:formula="of:=POWER([.A56];3)" office:value-type="float" office:value="262144" calcext:value-type="float">
            <text:p>262144</text:p>
          </table:table-cell>
          <table:table-cell table:formula="of:=[.F56]/[.G56]" office:value-type="float" office:value="1.88058575671435" calcext:value-type="float">
            <text:p>1.880585756714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83" calcext:value-type="float">
            <text:p>3.083</text:p>
          </table:table-cell>
          <table:table-cell/>
          <table:table-cell table:formula="of:=[.C57]/[.D57]" office:value-type="float" office:value="2041979.56535842" calcext:value-type="float">
            <text:p>2041979.56535842</text:p>
          </table:table-cell>
          <table:table-cell table:formula="of:=POWER([.A57];3)" office:value-type="float" office:value="884736" calcext:value-type="float">
            <text:p>884736</text:p>
          </table:table-cell>
          <table:table-cell table:formula="of:=[.F57]/[.G57]" office:value-type="float" office:value="2.30801003390663" calcext:value-type="float">
            <text:p>2.308010033906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702" calcext:value-type="float">
            <text:p>2.702</text:p>
          </table:table-cell>
          <table:table-cell/>
          <table:table-cell table:formula="of:=[.C58]/[.D58]" office:value-type="float" office:value="5500150.99925981" calcext:value-type="float">
            <text:p>5500150.99925981</text:p>
          </table:table-cell>
          <table:table-cell table:formula="of:=POWER([.A58];3)" office:value-type="float" office:value="2097152" calcext:value-type="float">
            <text:p>2097152</text:p>
          </table:table-cell>
          <table:table-cell table:formula="of:=[.F58]/[.G58]" office:value-type="float" office:value="2.62267637217513" calcext:value-type="float">
            <text:p>2.622676372175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972" calcext:value-type="float">
            <text:p>0.003972</text:p>
          </table:table-cell>
          <table:table-cell office:value-type="float" office:value="28954944" calcext:value-type="float">
            <text:p>28954944</text:p>
          </table:table-cell>
          <table:table-cell office:value-type="float" office:value="2.704" calcext:value-type="float">
            <text:p>2.704</text:p>
          </table:table-cell>
          <table:table-cell/>
          <table:table-cell table:formula="of:=[.C59]/[.D59]" office:value-type="float" office:value="10708189.3491124" calcext:value-type="float">
            <text:p>10708189.3491124</text:p>
          </table:table-cell>
          <table:table-cell table:formula="of:=POWER([.A59];3)" office:value-type="float" office:value="4096000" calcext:value-type="float">
            <text:p>4096000</text:p>
          </table:table-cell>
          <table:table-cell table:formula="of:=[.F59]/[.G59]" office:value-type="float" office:value="2.61430404031065" calcext:value-type="float">
            <text:p>2.614304040310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49952289" calcext:value-type="float">
            <text:p>49952289</text:p>
          </table:table-cell>
          <table:table-cell office:value-type="float" office:value="2.274" calcext:value-type="float">
            <text:p>2.274</text:p>
          </table:table-cell>
          <table:table-cell/>
          <table:table-cell table:formula="of:=[.C60]/[.D60]" office:value-type="float" office:value="21966705.8047493" calcext:value-type="float">
            <text:p>21966705.8047493</text:p>
          </table:table-cell>
          <table:table-cell table:formula="of:=POWER([.A60];3)" office:value-type="float" office:value="7077888" calcext:value-type="float">
            <text:p>7077888</text:p>
          </table:table-cell>
          <table:table-cell table:formula="of:=[.F60]/[.G60]" office:value-type="float" office:value="3.10356787289504" calcext:value-type="float">
            <text:p>3.103567872895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977" calcext:value-type="float">
            <text:p>0.008977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187" calcext:value-type="float">
            <text:p>2.187</text:p>
          </table:table-cell>
          <table:table-cell/>
          <table:table-cell table:formula="of:=[.C61]/[.D61]" office:value-type="float" office:value="36227570.6447188" calcext:value-type="float">
            <text:p>36227570.6447188</text:p>
          </table:table-cell>
          <table:table-cell table:formula="of:=POWER([.A61];3)" office:value-type="float" office:value="11239424" calcext:value-type="float">
            <text:p>11239424</text:p>
          </table:table-cell>
          <table:table-cell table:formula="of:=[.F61]/[.G61]" office:value-type="float" office:value="3.22325865139697" calcext:value-type="float">
            <text:p>3.223258651396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168" calcext:value-type="float">
            <text:p>0.021168</text:p>
          </table:table-cell>
          <table:table-cell office:value-type="float" office:value="118163430" calcext:value-type="float">
            <text:p>118163430</text:p>
          </table:table-cell>
          <table:table-cell office:value-type="float" office:value="1.327" calcext:value-type="float">
            <text:p>1.327</text:p>
          </table:table-cell>
          <table:table-cell/>
          <table:table-cell table:formula="of:=[.C62]/[.D62]" office:value-type="float" office:value="89045538.8093444" calcext:value-type="float">
            <text:p>89045538.8093444</text:p>
          </table:table-cell>
          <table:table-cell table:formula="of:=POWER([.A62];3)" office:value-type="float" office:value="16777216" calcext:value-type="float">
            <text:p>16777216</text:p>
          </table:table-cell>
          <table:table-cell table:formula="of:=[.F62]/[.G62]" office:value-type="float" office:value="5.30752770956423" calcext:value-type="float">
            <text:p>5.307527709564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336" calcext:value-type="float">
            <text:p>0.018336</text:p>
          </table:table-cell>
          <table:table-cell office:value-type="float" office:value="168129731" calcext:value-type="float">
            <text:p>168129731</text:p>
          </table:table-cell>
          <table:table-cell office:value-type="float" office:value="2.18" calcext:value-type="float">
            <text:p>2.18</text:p>
          </table:table-cell>
          <table:table-cell/>
          <table:table-cell table:formula="of:=[.C63]/[.D63]" office:value-type="float" office:value="77123729.8165138" calcext:value-type="float">
            <text:p>77123729.8165138</text:p>
          </table:table-cell>
          <table:table-cell table:formula="of:=POWER([.A63];3)" office:value-type="float" office:value="23887872" calcext:value-type="float">
            <text:p>23887872</text:p>
          </table:table-cell>
          <table:table-cell table:formula="of:=[.F63]/[.G63]" office:value-type="float" office:value="3.22857263369938" calcext:value-type="float">
            <text:p>3.228572633699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230504870" calcext:value-type="float">
            <text:p>230504870</text:p>
          </table:table-cell>
          <table:table-cell office:value-type="float" office:value="2.028" calcext:value-type="float">
            <text:p>2.028</text:p>
          </table:table-cell>
          <table:table-cell/>
          <table:table-cell table:formula="of:=[.C64]/[.D64]" office:value-type="float" office:value="113661178.500986" calcext:value-type="float">
            <text:p>113661178.500986</text:p>
          </table:table-cell>
          <table:table-cell table:formula="of:=POWER([.A64];3)" office:value-type="float" office:value="32768000" calcext:value-type="float">
            <text:p>32768000</text:p>
          </table:table-cell>
          <table:table-cell table:formula="of:=[.F64]/[.G64]" office:value-type="float" office:value="3.46866389468342" calcext:value-type="float">
            <text:p>3.468663894683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638" calcext:value-type="float">
            <text:p>0.033638</text:p>
          </table:table-cell>
          <table:table-cell office:value-type="float" office:value="306665113" calcext:value-type="float">
            <text:p>306665113</text:p>
          </table:table-cell>
          <table:table-cell office:value-type="float" office:value="2.172" calcext:value-type="float">
            <text:p>2.172</text:p>
          </table:table-cell>
          <table:table-cell/>
          <table:table-cell table:formula="of:=[.C65]/[.D65]" office:value-type="float" office:value="141190199.355433" calcext:value-type="float">
            <text:p>141190199.355433</text:p>
          </table:table-cell>
          <table:table-cell table:formula="of:=POWER([.A65];3)" office:value-type="float" office:value="43614208" calcext:value-type="float">
            <text:p>43614208</text:p>
          </table:table-cell>
          <table:table-cell table:formula="of:=[.F65]/[.G65]" office:value-type="float" office:value="3.23725239617862" calcext:value-type="float">
            <text:p>3.2372523961786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0484" calcext:value-type="float">
            <text:p>0.060484</text:p>
          </table:table-cell>
          <table:table-cell office:value-type="float" office:value="397986671" calcext:value-type="float">
            <text:p>397986671</text:p>
          </table:table-cell>
          <table:table-cell office:value-type="float" office:value="1.564" calcext:value-type="float">
            <text:p>1.564</text:p>
          </table:table-cell>
          <table:table-cell/>
          <table:table-cell table:formula="of:=[.C66]/[.D66]" office:value-type="float" office:value="254467180.946292" calcext:value-type="float">
            <text:p>254467180.946292</text:p>
          </table:table-cell>
          <table:table-cell table:formula="of:=POWER([.A66];3)" office:value-type="float" office:value="56623104" calcext:value-type="float">
            <text:p>56623104</text:p>
          </table:table-cell>
          <table:table-cell table:formula="of:=[.F66]/[.G66]" office:value-type="float" office:value="4.49405212660704" calcext:value-type="float">
            <text:p>4.494052126607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676" calcext:value-type="float">
            <text:p>0.05676</text:p>
          </table:table-cell>
          <table:table-cell office:value-type="float" office:value="505845838" calcext:value-type="float">
            <text:p>505845838</text:p>
          </table:table-cell>
          <table:table-cell office:value-type="float" office:value="2.118" calcext:value-type="float">
            <text:p>2.118</text:p>
          </table:table-cell>
          <table:table-cell/>
          <table:table-cell table:formula="of:=[.C67]/[.D67]" office:value-type="float" office:value="238831840.415486" calcext:value-type="float">
            <text:p>238831840.415486</text:p>
          </table:table-cell>
          <table:table-cell table:formula="of:=POWER([.A67];3)" office:value-type="float" office:value="71991296" calcext:value-type="float">
            <text:p>71991296</text:p>
          </table:table-cell>
          <table:table-cell table:formula="of:=[.F67]/[.G67]" office:value-type="float" office:value="3.31750994475063" calcext:value-type="float">
            <text:p>3.317509944750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0647" calcext:value-type="float">
            <text:p>0.080647</text:p>
          </table:table-cell>
          <table:table-cell office:value-type="float" office:value="631618868" calcext:value-type="float">
            <text:p>631618868</text:p>
          </table:table-cell>
          <table:table-cell office:value-type="float" office:value="1.861" calcext:value-type="float">
            <text:p>1.861</text:p>
          </table:table-cell>
          <table:table-cell/>
          <table:table-cell table:formula="of:=[.C68]/[.D68]" office:value-type="float" office:value="339397564.750134" calcext:value-type="float">
            <text:p>339397564.750134</text:p>
          </table:table-cell>
          <table:table-cell table:formula="of:=POWER([.A68];3)" office:value-type="float" office:value="89915392" calcext:value-type="float">
            <text:p>89915392</text:p>
          </table:table-cell>
          <table:table-cell table:formula="of:=[.F68]/[.G68]" office:value-type="float" office:value="3.77463254289248" calcext:value-type="float">
            <text:p>3.774632542892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8768" calcext:value-type="float">
            <text:p>0.088768</text:p>
          </table:table-cell>
          <table:table-cell office:value-type="float" office:value="776682005" calcext:value-type="float">
            <text:p>776682005</text:p>
          </table:table-cell>
          <table:table-cell office:value-type="float" office:value="2.079" calcext:value-type="float">
            <text:p>2.079</text:p>
          </table:table-cell>
          <table:table-cell/>
          <table:table-cell table:formula="of:=[.C69]/[.D69]" office:value-type="float" office:value="373584417.989418" calcext:value-type="float">
            <text:p>373584417.989418</text:p>
          </table:table-cell>
          <table:table-cell table:formula="of:=POWER([.A69];3)" office:value-type="float" office:value="110592000" calcext:value-type="float">
            <text:p>110592000</text:p>
          </table:table-cell>
          <table:table-cell table:formula="of:=[.F69]/[.G69]" office:value-type="float" office:value="3.37804197400732" calcext:value-type="float">
            <text:p>3.378041974007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968" calcext:value-type="float">
            <text:p>0.180968</text:p>
          </table:table-cell>
          <table:table-cell office:value-type="float" office:value="942411540" calcext:value-type="float">
            <text:p>942411540</text:p>
          </table:table-cell>
          <table:table-cell office:value-type="float" office:value="1.237" calcext:value-type="float">
            <text:p>1.237</text:p>
          </table:table-cell>
          <table:table-cell/>
          <table:table-cell table:formula="of:=[.C70]/[.D70]" office:value-type="float" office:value="761852497.978981" calcext:value-type="float">
            <text:p>761852497.978981</text:p>
          </table:table-cell>
          <table:table-cell table:formula="of:=POWER([.A70];3)" office:value-type="float" office:value="134217728" calcext:value-type="float">
            <text:p>134217728</text:p>
          </table:table-cell>
          <table:table-cell table:formula="of:=[.F70]/[.G70]" office:value-type="float" office:value="5.67624343916015" calcext:value-type="float">
            <text:p>5.676243439160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828" calcext:value-type="float">
            <text:p>0.132828</text:p>
          </table:table-cell>
          <table:table-cell office:value-type="float" office:value="1130183649" calcext:value-type="float">
            <text:p>1130183649</text:p>
          </table:table-cell>
          <table:table-cell office:value-type="float" office:value="2.022" calcext:value-type="float">
            <text:p>2.022</text:p>
          </table:table-cell>
          <table:table-cell/>
          <table:table-cell table:formula="of:=[.C71]/[.D71]" office:value-type="float" office:value="558943446.587537" calcext:value-type="float">
            <text:p>558943446.587537</text:p>
          </table:table-cell>
          <table:table-cell table:formula="of:=POWER([.A71];3)" office:value-type="float" office:value="160989184" calcext:value-type="float">
            <text:p>160989184</text:p>
          </table:table-cell>
          <table:table-cell table:formula="of:=[.F71]/[.G71]" office:value-type="float" office:value="3.47193167081049" calcext:value-type="float">
            <text:p>3.4719316708104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4274" calcext:value-type="float">
            <text:p>0.184274</text:p>
          </table:table-cell>
          <table:table-cell office:value-type="float" office:value="1341374670" calcext:value-type="float">
            <text:p>1341374670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[.C72]/[.D72]" office:value-type="float" office:value="775361080.924855" calcext:value-type="float">
            <text:p>775361080.924855</text:p>
          </table:table-cell>
          <table:table-cell table:formula="of:=POWER([.A72];3)" office:value-type="float" office:value="191102976" calcext:value-type="float">
            <text:p>191102976</text:p>
          </table:table-cell>
          <table:table-cell table:formula="of:=[.F72]/[.G72]" office:value-type="float" office:value="4.05729464372578" calcext:value-type="float">
            <text:p>4.0572946437257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5271" calcext:value-type="float">
            <text:p>0.185271</text:p>
          </table:table-cell>
          <table:table-cell office:value-type="float" office:value="1577360820" calcext:value-type="float">
            <text:p>1577360820</text:p>
          </table:table-cell>
          <table:table-cell office:value-type="float" office:value="2.023" calcext:value-type="float">
            <text:p>2.023</text:p>
          </table:table-cell>
          <table:table-cell/>
          <table:table-cell table:formula="of:=[.C73]/[.D73]" office:value-type="float" office:value="779713702.422145" calcext:value-type="float">
            <text:p>779713702.422145</text:p>
          </table:table-cell>
          <table:table-cell table:formula="of:=POWER([.A73];3)" office:value-type="float" office:value="224755712" calcext:value-type="float">
            <text:p>224755712</text:p>
          </table:table-cell>
          <table:table-cell table:formula="of:=[.F73]/[.G73]" office:value-type="float" office:value="3.469160785654" calcext:value-type="float">
            <text:p>3.46916078565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2309" calcext:value-type="float">
            <text:p>0.302309</text:p>
          </table:table-cell>
          <table:table-cell office:value-type="float" office:value="1839518378" calcext:value-type="float">
            <text:p>1839518378</text:p>
          </table:table-cell>
          <table:table-cell office:value-type="float" office:value="1.446" calcext:value-type="float">
            <text:p>1.446</text:p>
          </table:table-cell>
          <table:table-cell/>
          <table:table-cell table:formula="of:=[.C74]/[.D74]" office:value-type="float" office:value="1272142723.37483" calcext:value-type="float">
            <text:p>1272142723.37483</text:p>
          </table:table-cell>
          <table:table-cell table:formula="of:=POWER([.A74];3)" office:value-type="float" office:value="262144000" calcext:value-type="float">
            <text:p>262144000</text:p>
          </table:table-cell>
          <table:table-cell table:formula="of:=[.F74]/[.G74]" office:value-type="float" office:value="4.85283936834269" calcext:value-type="float">
            <text:p>4.8528393683426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56499" calcext:value-type="float">
            <text:p>0.256499</text:p>
          </table:table-cell>
          <table:table-cell office:value-type="float" office:value="2129223557" calcext:value-type="float">
            <text:p>2129223557</text:p>
          </table:table-cell>
          <table:table-cell office:value-type="float" office:value="1.972" calcext:value-type="float">
            <text:p>1.972</text:p>
          </table:table-cell>
          <table:table-cell/>
          <table:table-cell table:formula="of:=[.C75]/[.D75]" office:value-type="float" office:value="1079727970.08114" calcext:value-type="float">
            <text:p>1079727970.08114</text:p>
          </table:table-cell>
          <table:table-cell table:formula="of:=POWER([.A75];3)" office:value-type="float" office:value="303464448" calcext:value-type="float">
            <text:p>303464448</text:p>
          </table:table-cell>
          <table:table-cell table:formula="of:=[.F75]/[.G75]" office:value-type="float" office:value="3.55800482460844" calcext:value-type="float">
            <text:p>3.5580048246084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55932" calcext:value-type="float">
            <text:p>0.355932</text:p>
          </table:table-cell>
          <table:table-cell office:value-type="float" office:value="2447852664" calcext:value-type="float">
            <text:p>2447852664</text:p>
          </table:table-cell>
          <table:table-cell office:value-type="float" office:value="1.634" calcext:value-type="float">
            <text:p>1.634</text:p>
          </table:table-cell>
          <table:table-cell/>
          <table:table-cell table:formula="of:=[.C76]/[.D76]" office:value-type="float" office:value="1498073845.77723" calcext:value-type="float">
            <text:p>1498073845.77723</text:p>
          </table:table-cell>
          <table:table-cell table:formula="of:=POWER([.A76];3)" office:value-type="float" office:value="348913664" calcext:value-type="float">
            <text:p>348913664</text:p>
          </table:table-cell>
          <table:table-cell table:formula="of:=[.F76]/[.G76]" office:value-type="float" office:value="4.29353734274286" calcext:value-type="float">
            <text:p>4.2935373427428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57" calcext:value-type="float">
            <text:p>3.857</text:p>
          </table:table-cell>
          <table:table-cell/>
          <table:table-cell table:formula="of:=[.C81]/[.D81]" office:value-type="float" office:value="62506.3520871143" calcext:value-type="float">
            <text:p>62506.3520871143</text:p>
          </table:table-cell>
          <table:table-cell table:formula="of:=POWER([.A81];3)" office:value-type="float" office:value="32768" calcext:value-type="float">
            <text:p>32768</text:p>
          </table:table-cell>
          <table:table-cell table:formula="of:=[.F81]/[.G81]" office:value-type="float" office:value="1.90754248312727" calcext:value-type="float">
            <text:p>1.907542483127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27" calcext:value-type="float">
            <text:p>3.827</text:p>
          </table:table-cell>
          <table:table-cell/>
          <table:table-cell table:formula="of:=[.C82]/[.D82]" office:value-type="float" office:value="491438.463548471" calcext:value-type="float">
            <text:p>491438.463548471</text:p>
          </table:table-cell>
          <table:table-cell table:formula="of:=POWER([.A82];3)" office:value-type="float" office:value="262144" calcext:value-type="float">
            <text:p>262144</text:p>
          </table:table-cell>
          <table:table-cell table:formula="of:=[.F82]/[.G82]" office:value-type="float" office:value="1.87468896312131" calcext:value-type="float">
            <text:p>1.874688963121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66" calcext:value-type="float">
            <text:p>3.066</text:p>
          </table:table-cell>
          <table:table-cell/>
          <table:table-cell table:formula="of:=[.C83]/[.D83]" office:value-type="float" office:value="2053301.69602087" calcext:value-type="float">
            <text:p>2053301.69602087</text:p>
          </table:table-cell>
          <table:table-cell table:formula="of:=POWER([.A83];3)" office:value-type="float" office:value="884736" calcext:value-type="float">
            <text:p>884736</text:p>
          </table:table-cell>
          <table:table-cell table:formula="of:=[.F83]/[.G83]" office:value-type="float" office:value="2.3208072193523" calcext:value-type="float">
            <text:p>2.3208072193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342" calcext:value-type="float">
            <text:p>2.342</text:p>
          </table:table-cell>
          <table:table-cell/>
          <table:table-cell table:formula="of:=[.C84]/[.D84]" office:value-type="float" office:value="6345605.46541418" calcext:value-type="float">
            <text:p>6345605.46541418</text:p>
          </table:table-cell>
          <table:table-cell table:formula="of:=POWER([.A84];3)" office:value-type="float" office:value="2097152" calcext:value-type="float">
            <text:p>2097152</text:p>
          </table:table-cell>
          <table:table-cell table:formula="of:=[.F84]/[.G84]" office:value-type="float" office:value="3.02582047720631" calcext:value-type="float">
            <text:p>3.025820477206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28954947" calcext:value-type="float">
            <text:p>28954947</text:p>
          </table:table-cell>
          <table:table-cell office:value-type="float" office:value="2.671" calcext:value-type="float">
            <text:p>2.671</text:p>
          </table:table-cell>
          <table:table-cell/>
          <table:table-cell table:formula="of:=[.C85]/[.D85]" office:value-type="float" office:value="10840489.329839" calcext:value-type="float">
            <text:p>10840489.329839</text:p>
          </table:table-cell>
          <table:table-cell table:formula="of:=POWER([.A85];3)" office:value-type="float" office:value="4096000" calcext:value-type="float">
            <text:p>4096000</text:p>
          </table:table-cell>
          <table:table-cell table:formula="of:=[.F85]/[.G85]" office:value-type="float" office:value="2.64660384029273" calcext:value-type="float">
            <text:p>2.646603840292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49952288" calcext:value-type="float">
            <text:p>49952288</text:p>
          </table:table-cell>
          <table:table-cell office:value-type="float" office:value="2.429" calcext:value-type="float">
            <text:p>2.429</text:p>
          </table:table-cell>
          <table:table-cell/>
          <table:table-cell table:formula="of:=[.C86]/[.D86]" office:value-type="float" office:value="20564960.0658707" calcext:value-type="float">
            <text:p>20564960.0658707</text:p>
          </table:table-cell>
          <table:table-cell table:formula="of:=POWER([.A86];3)" office:value-type="float" office:value="7077888" calcext:value-type="float">
            <text:p>7077888</text:p>
          </table:table-cell>
          <table:table-cell table:formula="of:=[.F86]/[.G86]" office:value-type="float" office:value="2.90552210855424" calcext:value-type="float">
            <text:p>2.905522108554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241" calcext:value-type="float">
            <text:p>2.241</text:p>
          </table:table-cell>
          <table:table-cell/>
          <table:table-cell table:formula="of:=[.C87]/[.D87]" office:value-type="float" office:value="35354617.1352075" calcext:value-type="float">
            <text:p>35354617.1352075</text:p>
          </table:table-cell>
          <table:table-cell table:formula="of:=POWER([.A87];3)" office:value-type="float" office:value="11239424" calcext:value-type="float">
            <text:p>11239424</text:p>
          </table:table-cell>
          <table:table-cell table:formula="of:=[.F87]/[.G87]" office:value-type="float" office:value="3.14558976823078" calcext:value-type="float">
            <text:p>3.145589768230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0804" calcext:value-type="float">
            <text:p>0.020804</text:p>
          </table:table-cell>
          <table:table-cell office:value-type="float" office:value="118163430" calcext:value-type="float">
            <text:p>118163430</text:p>
          </table:table-cell>
          <table:table-cell office:value-type="float" office:value="1.351" calcext:value-type="float">
            <text:p>1.351</text:p>
          </table:table-cell>
          <table:table-cell/>
          <table:table-cell table:formula="of:=[.C88]/[.D88]" office:value-type="float" office:value="87463678.7564767" calcext:value-type="float">
            <text:p>87463678.7564767</text:p>
          </table:table-cell>
          <table:table-cell table:formula="of:=POWER([.A88];3)" office:value-type="float" office:value="16777216" calcext:value-type="float">
            <text:p>16777216</text:p>
          </table:table-cell>
          <table:table-cell table:formula="of:=[.F88]/[.G88]" office:value-type="float" office:value="5.21324150302867" calcext:value-type="float">
            <text:p>5.213241503028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769" calcext:value-type="float">
            <text:p>0.018769</text:p>
          </table:table-cell>
          <table:table-cell office:value-type="float" office:value="168129731" calcext:value-type="float">
            <text:p>168129731</text:p>
          </table:table-cell>
          <table:table-cell office:value-type="float" office:value="2.132" calcext:value-type="float">
            <text:p>2.132</text:p>
          </table:table-cell>
          <table:table-cell/>
          <table:table-cell table:formula="of:=[.C89]/[.D89]" office:value-type="float" office:value="78860098.9681051" calcext:value-type="float">
            <text:p>78860098.9681051</text:p>
          </table:table-cell>
          <table:table-cell table:formula="of:=POWER([.A89];3)" office:value-type="float" office:value="23887872" calcext:value-type="float">
            <text:p>23887872</text:p>
          </table:table-cell>
          <table:table-cell table:formula="of:=[.F89]/[.G89]" office:value-type="float" office:value="3.30126094815415" calcext:value-type="float">
            <text:p>3.301260948154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6793" calcext:value-type="float">
            <text:p>0.026793</text:p>
          </table:table-cell>
          <table:table-cell office:value-type="float" office:value="230504877" calcext:value-type="float">
            <text:p>230504877</text:p>
          </table:table-cell>
          <table:table-cell office:value-type="float" office:value="2.049" calcext:value-type="float">
            <text:p>2.049</text:p>
          </table:table-cell>
          <table:table-cell/>
          <table:table-cell table:formula="of:=[.C90]/[.D90]" office:value-type="float" office:value="112496279.648609" calcext:value-type="float">
            <text:p>112496279.648609</text:p>
          </table:table-cell>
          <table:table-cell table:formula="of:=POWER([.A90];3)" office:value-type="float" office:value="32768000" calcext:value-type="float">
            <text:p>32768000</text:p>
          </table:table-cell>
          <table:table-cell table:formula="of:=[.F90]/[.G90]" office:value-type="float" office:value="3.43311400294828" calcext:value-type="float">
            <text:p>3.433114002948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756" calcext:value-type="float">
            <text:p>0.033756</text:p>
          </table:table-cell>
          <table:table-cell office:value-type="float" office:value="306665102" calcext:value-type="float">
            <text:p>306665102</text:p>
          </table:table-cell>
          <table:table-cell office:value-type="float" office:value="2.164" calcext:value-type="float">
            <text:p>2.164</text:p>
          </table:table-cell>
          <table:table-cell/>
          <table:table-cell table:formula="of:=[.C91]/[.D91]" office:value-type="float" office:value="141712154.343808" calcext:value-type="float">
            <text:p>141712154.343808</text:p>
          </table:table-cell>
          <table:table-cell table:formula="of:=POWER([.A91];3)" office:value-type="float" office:value="43614208" calcext:value-type="float">
            <text:p>43614208</text:p>
          </table:table-cell>
          <table:table-cell table:formula="of:=[.F91]/[.G91]" office:value-type="float" office:value="3.24921994098363" calcext:value-type="float">
            <text:p>3.249219940983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0221" calcext:value-type="float">
            <text:p>0.060221</text:p>
          </table:table-cell>
          <table:table-cell office:value-type="float" office:value="397986671" calcext:value-type="float">
            <text:p>397986671</text:p>
          </table:table-cell>
          <table:table-cell office:value-type="float" office:value="1.572" calcext:value-type="float">
            <text:p>1.572</text:p>
          </table:table-cell>
          <table:table-cell/>
          <table:table-cell table:formula="of:=[.C92]/[.D92]" office:value-type="float" office:value="253172182.569975" calcext:value-type="float">
            <text:p>253172182.569975</text:p>
          </table:table-cell>
          <table:table-cell table:formula="of:=POWER([.A92];3)" office:value-type="float" office:value="56623104" calcext:value-type="float">
            <text:p>56623104</text:p>
          </table:table-cell>
          <table:table-cell table:formula="of:=[.F92]/[.G92]" office:value-type="float" office:value="4.47118163232405" calcext:value-type="float">
            <text:p>4.4711816323240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6306" calcext:value-type="float">
            <text:p>0.056306</text:p>
          </table:table-cell>
          <table:table-cell office:value-type="float" office:value="505845837" calcext:value-type="float">
            <text:p>505845837</text:p>
          </table:table-cell>
          <table:table-cell office:value-type="float" office:value="2.137" calcext:value-type="float">
            <text:p>2.137</text:p>
          </table:table-cell>
          <table:table-cell/>
          <table:table-cell table:formula="of:=[.C93]/[.D93]" office:value-type="float" office:value="236708393.542349" calcext:value-type="float">
            <text:p>236708393.542349</text:p>
          </table:table-cell>
          <table:table-cell table:formula="of:=POWER([.A93];3)" office:value-type="float" office:value="71991296" calcext:value-type="float">
            <text:p>71991296</text:p>
          </table:table-cell>
          <table:table-cell table:formula="of:=[.F93]/[.G93]" office:value-type="float" office:value="3.2880140613436" calcext:value-type="float">
            <text:p>3.288014061343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631618867" calcext:value-type="float">
            <text:p>631618867</text:p>
          </table:table-cell>
          <table:table-cell office:value-type="float" office:value="1.879" calcext:value-type="float">
            <text:p>1.879</text:p>
          </table:table-cell>
          <table:table-cell/>
          <table:table-cell table:formula="of:=[.C94]/[.D94]" office:value-type="float" office:value="336146283.661522" calcext:value-type="float">
            <text:p>336146283.661522</text:p>
          </table:table-cell>
          <table:table-cell table:formula="of:=POWER([.A94];3)" office:value-type="float" office:value="89915392" calcext:value-type="float">
            <text:p>89915392</text:p>
          </table:table-cell>
          <table:table-cell table:formula="of:=[.F94]/[.G94]" office:value-type="float" office:value="3.73847320447118" calcext:value-type="float">
            <text:p>3.738473204471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2108" calcext:value-type="float">
            <text:p>0.092108</text:p>
          </table:table-cell>
          <table:table-cell office:value-type="float" office:value="776682006" calcext:value-type="float">
            <text:p>776682006</text:p>
          </table:table-cell>
          <table:table-cell office:value-type="float" office:value="2.005" calcext:value-type="float">
            <text:p>2.005</text:p>
          </table:table-cell>
          <table:table-cell/>
          <table:table-cell table:formula="of:=[.C95]/[.D95]" office:value-type="float" office:value="387372571.571072" calcext:value-type="float">
            <text:p>387372571.571072</text:p>
          </table:table-cell>
          <table:table-cell table:formula="of:=POWER([.A95];3)" office:value-type="float" office:value="110592000" calcext:value-type="float">
            <text:p>110592000</text:p>
          </table:table-cell>
          <table:table-cell table:formula="of:=[.F95]/[.G95]" office:value-type="float" office:value="3.50271784189699" calcext:value-type="float">
            <text:p>3.502717841896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799" calcext:value-type="float">
            <text:p>0.181799</text:p>
          </table:table-cell>
          <table:table-cell office:value-type="float" office:value="942411540" calcext:value-type="float">
            <text:p>942411540</text:p>
          </table:table-cell>
          <table:table-cell office:value-type="float" office:value="1.233" calcext:value-type="float">
            <text:p>1.233</text:p>
          </table:table-cell>
          <table:table-cell/>
          <table:table-cell table:formula="of:=[.C96]/[.D96]" office:value-type="float" office:value="764324038.92944" calcext:value-type="float">
            <text:p>764324038.92944</text:p>
          </table:table-cell>
          <table:table-cell table:formula="of:=POWER([.A96];3)" office:value-type="float" office:value="134217728" calcext:value-type="float">
            <text:p>134217728</text:p>
          </table:table-cell>
          <table:table-cell table:formula="of:=[.F96]/[.G96]" office:value-type="float" office:value="5.69465785421014" calcext:value-type="float">
            <text:p>5.694657854210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165" calcext:value-type="float">
            <text:p>0.132165</text:p>
          </table:table-cell>
          <table:table-cell office:value-type="float" office:value="1130183648" calcext:value-type="float">
            <text:p>1130183648</text:p>
          </table:table-cell>
          <table:table-cell office:value-type="float" office:value="2.032" calcext:value-type="float">
            <text:p>2.032</text:p>
          </table:table-cell>
          <table:table-cell/>
          <table:table-cell table:formula="of:=[.C97]/[.D97]" office:value-type="float" office:value="556192740.15748" calcext:value-type="float">
            <text:p>556192740.15748</text:p>
          </table:table-cell>
          <table:table-cell table:formula="of:=POWER([.A97];3)" office:value-type="float" office:value="160989184" calcext:value-type="float">
            <text:p>160989184</text:p>
          </table:table-cell>
          <table:table-cell table:formula="of:=[.F97]/[.G97]" office:value-type="float" office:value="3.45484538984607" calcext:value-type="float">
            <text:p>3.454845389846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3504" calcext:value-type="float">
            <text:p>0.183504</text:p>
          </table:table-cell>
          <table:table-cell office:value-type="float" office:value="1341374668" calcext:value-type="float">
            <text:p>1341374668</text:p>
          </table:table-cell>
          <table:table-cell office:value-type="float" office:value="1.737" calcext:value-type="float">
            <text:p>1.737</text:p>
          </table:table-cell>
          <table:table-cell/>
          <table:table-cell table:formula="of:=[.C98]/[.D98]" office:value-type="float" office:value="772236423.719056" calcext:value-type="float">
            <text:p>772236423.719056</text:p>
          </table:table-cell>
          <table:table-cell table:formula="of:=POWER([.A98];3)" office:value-type="float" office:value="191102976" calcext:value-type="float">
            <text:p>191102976</text:p>
          </table:table-cell>
          <table:table-cell table:formula="of:=[.F98]/[.G98]" office:value-type="float" office:value="4.04094399722512" calcext:value-type="float">
            <text:p>4.040943997225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8117" calcext:value-type="float">
            <text:p>0.188117</text:p>
          </table:table-cell>
          <table:table-cell office:value-type="float" office:value="1577360821" calcext:value-type="float">
            <text:p>1577360821</text:p>
          </table:table-cell>
          <table:table-cell office:value-type="float" office:value="1.993" calcext:value-type="float">
            <text:p>1.993</text:p>
          </table:table-cell>
          <table:table-cell/>
          <table:table-cell table:formula="of:=[.C99]/[.D99]" office:value-type="float" office:value="791450487.205218" calcext:value-type="float">
            <text:p>791450487.205218</text:p>
          </table:table-cell>
          <table:table-cell table:formula="of:=POWER([.A99];3)" office:value-type="float" office:value="224755712" calcext:value-type="float">
            <text:p>224755712</text:p>
          </table:table-cell>
          <table:table-cell table:formula="of:=[.F99]/[.G99]" office:value-type="float" office:value="3.52138097030975" calcext:value-type="float">
            <text:p>3.521380970309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1857" calcext:value-type="float">
            <text:p>0.301857</text:p>
          </table:table-cell>
          <table:table-cell office:value-type="float" office:value="1839518379" calcext:value-type="float">
            <text:p>1839518379</text:p>
          </table:table-cell>
          <table:table-cell office:value-type="float" office:value="1.448" calcext:value-type="float">
            <text:p>1.448</text:p>
          </table:table-cell>
          <table:table-cell/>
          <table:table-cell table:formula="of:=[.C100]/[.D100]" office:value-type="float" office:value="1270385620.85635" calcext:value-type="float">
            <text:p>1270385620.85635</text:p>
          </table:table-cell>
          <table:table-cell table:formula="of:=POWER([.A100];3)" office:value-type="float" office:value="262144000" calcext:value-type="float">
            <text:p>262144000</text:p>
          </table:table-cell>
          <table:table-cell table:formula="of:=[.F100]/[.G100]" office:value-type="float" office:value="4.84613655417005" calcext:value-type="float">
            <text:p>4.8461365541700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60797" calcext:value-type="float">
            <text:p>0.260797</text:p>
          </table:table-cell>
          <table:table-cell office:value-type="float" office:value="2129223558" calcext:value-type="float">
            <text:p>2129223558</text:p>
          </table:table-cell>
          <table:table-cell office:value-type="float" office:value="1.94" calcext:value-type="float">
            <text:p>1.94</text:p>
          </table:table-cell>
          <table:table-cell/>
          <table:table-cell table:formula="of:=[.C101]/[.D101]" office:value-type="float" office:value="1097537916.49485" calcext:value-type="float">
            <text:p>1097537916.49485</text:p>
          </table:table-cell>
          <table:table-cell table:formula="of:=POWER([.A101];3)" office:value-type="float" office:value="303464448" calcext:value-type="float">
            <text:p>303464448</text:p>
          </table:table-cell>
          <table:table-cell table:formula="of:=[.F101]/[.G101]" office:value-type="float" office:value="3.61669356568202" calcext:value-type="float">
            <text:p>3.616693565682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62218" calcext:value-type="float">
            <text:p>0.362218</text:p>
          </table:table-cell>
          <table:table-cell office:value-type="float" office:value="2447852665" calcext:value-type="float">
            <text:p>2447852665</text:p>
          </table:table-cell>
          <table:table-cell office:value-type="float" office:value="1.606" calcext:value-type="float">
            <text:p>1.606</text:p>
          </table:table-cell>
          <table:table-cell/>
          <table:table-cell table:formula="of:=[.C102]/[.D102]" office:value-type="float" office:value="1524192194.89415" calcext:value-type="float">
            <text:p>1524192194.89415</text:p>
          </table:table-cell>
          <table:table-cell table:formula="of:=POWER([.A102];3)" office:value-type="float" office:value="348913664" calcext:value-type="float">
            <text:p>348913664</text:p>
          </table:table-cell>
          <table:table-cell table:formula="of:=[.F102]/[.G102]" office:value-type="float" office:value="4.36839353730253" calcext:value-type="float">
            <text:p>4.3683935373025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26" calcext:value-type="float">
            <text:p>3.826</text:p>
          </table:table-cell>
          <table:table-cell/>
          <table:table-cell table:formula="of:=[.C107]/[.D107]" office:value-type="float" office:value="63012.8071092525" calcext:value-type="float">
            <text:p>63012.8071092525</text:p>
          </table:table-cell>
          <table:table-cell table:formula="of:=POWER([.A107];3)" office:value-type="float" office:value="32768" calcext:value-type="float">
            <text:p>32768</text:p>
          </table:table-cell>
          <table:table-cell table:formula="of:=[.F107]/[.G107]" office:value-type="float" office:value="1.92299826383217" calcext:value-type="float">
            <text:p>1.922998263832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14" calcext:value-type="float">
            <text:p>3.814</text:p>
          </table:table-cell>
          <table:table-cell/>
          <table:table-cell table:formula="of:=[.C108]/[.D108]" office:value-type="float" office:value="493113.529103304" calcext:value-type="float">
            <text:p>493113.529103304</text:p>
          </table:table-cell>
          <table:table-cell table:formula="of:=POWER([.A108];3)" office:value-type="float" office:value="262144" calcext:value-type="float">
            <text:p>262144</text:p>
          </table:table-cell>
          <table:table-cell table:formula="of:=[.F108]/[.G108]" office:value-type="float" office:value="1.88107883111307" calcext:value-type="float">
            <text:p>1.881078831113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6295424" calcext:value-type="float">
            <text:p>6295424</text:p>
          </table:table-cell>
          <table:table-cell office:value-type="float" office:value="3.02" calcext:value-type="float">
            <text:p>3.02</text:p>
          </table:table-cell>
          <table:table-cell/>
          <table:table-cell table:formula="of:=[.C109]/[.D109]" office:value-type="float" office:value="2084577.48344371" calcext:value-type="float">
            <text:p>2084577.48344371</text:p>
          </table:table-cell>
          <table:table-cell table:formula="of:=POWER([.A109];3)" office:value-type="float" office:value="884736" calcext:value-type="float">
            <text:p>884736</text:p>
          </table:table-cell>
          <table:table-cell table:formula="of:=[.F109]/[.G109]" office:value-type="float" office:value="2.3561576373559" calcext:value-type="float">
            <text:p>2.35615763735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14861409" calcext:value-type="float">
            <text:p>14861409</text:p>
          </table:table-cell>
          <table:table-cell office:value-type="float" office:value="2.23" calcext:value-type="float">
            <text:p>2.23</text:p>
          </table:table-cell>
          <table:table-cell/>
          <table:table-cell table:formula="of:=[.C110]/[.D110]" office:value-type="float" office:value="6664308.96860987" calcext:value-type="float">
            <text:p>6664308.96860987</text:p>
          </table:table-cell>
          <table:table-cell table:formula="of:=POWER([.A110];3)" office:value-type="float" office:value="2097152" calcext:value-type="float">
            <text:p>2097152</text:p>
          </table:table-cell>
          <table:table-cell table:formula="of:=[.F110]/[.G110]" office:value-type="float" office:value="3.17779014997953" calcext:value-type="float">
            <text:p>3.177790149979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28954946" calcext:value-type="float">
            <text:p>28954946</text:p>
          </table:table-cell>
          <table:table-cell office:value-type="float" office:value="2.601" calcext:value-type="float">
            <text:p>2.601</text:p>
          </table:table-cell>
          <table:table-cell/>
          <table:table-cell table:formula="of:=[.C111]/[.D111]" office:value-type="float" office:value="11132236.0630527" calcext:value-type="float">
            <text:p>11132236.0630527</text:p>
          </table:table-cell>
          <table:table-cell table:formula="of:=POWER([.A111];3)" office:value-type="float" office:value="4096000" calcext:value-type="float">
            <text:p>4096000</text:p>
          </table:table-cell>
          <table:table-cell table:formula="of:=[.F111]/[.G111]" office:value-type="float" office:value="2.71783107008122" calcext:value-type="float">
            <text:p>2.717831070081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4888" calcext:value-type="float">
            <text:p>0.004888</text:p>
          </table:table-cell>
          <table:table-cell office:value-type="float" office:value="49952290" calcext:value-type="float">
            <text:p>49952290</text:p>
          </table:table-cell>
          <table:table-cell office:value-type="float" office:value="2.444" calcext:value-type="float">
            <text:p>2.444</text:p>
          </table:table-cell>
          <table:table-cell/>
          <table:table-cell table:formula="of:=[.C112]/[.D112]" office:value-type="float" office:value="20438743.8625205" calcext:value-type="float">
            <text:p>20438743.8625205</text:p>
          </table:table-cell>
          <table:table-cell table:formula="of:=POWER([.A112];3)" office:value-type="float" office:value="7077888" calcext:value-type="float">
            <text:p>7077888</text:p>
          </table:table-cell>
          <table:table-cell table:formula="of:=[.F112]/[.G112]" office:value-type="float" office:value="2.88768964167284" calcext:value-type="float">
            <text:p>2.887689641672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79229701" calcext:value-type="float">
            <text:p>79229701</text:p>
          </table:table-cell>
          <table:table-cell office:value-type="float" office:value="2.221" calcext:value-type="float">
            <text:p>2.221</text:p>
          </table:table-cell>
          <table:table-cell/>
          <table:table-cell table:formula="of:=[.C113]/[.D113]" office:value-type="float" office:value="35672985.5920756" calcext:value-type="float">
            <text:p>35672985.5920756</text:p>
          </table:table-cell>
          <table:table-cell table:formula="of:=POWER([.A113];3)" office:value-type="float" office:value="11239424" calcext:value-type="float">
            <text:p>11239424</text:p>
          </table:table-cell>
          <table:table-cell table:formula="of:=[.F113]/[.G113]" office:value-type="float" office:value="3.17391581562148" calcext:value-type="float">
            <text:p>3.173915815621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23" calcext:value-type="float">
            <text:p>0.02123</text:p>
          </table:table-cell>
          <table:table-cell office:value-type="float" office:value="118163439" calcext:value-type="float">
            <text:p>118163439</text:p>
          </table:table-cell>
          <table:table-cell office:value-type="float" office:value="1.325" calcext:value-type="float">
            <text:p>1.325</text:p>
          </table:table-cell>
          <table:table-cell/>
          <table:table-cell table:formula="of:=[.C114]/[.D114]" office:value-type="float" office:value="89179953.9622642" calcext:value-type="float">
            <text:p>89179953.9622642</text:p>
          </table:table-cell>
          <table:table-cell table:formula="of:=POWER([.A114];3)" office:value-type="float" office:value="16777216" calcext:value-type="float">
            <text:p>16777216</text:p>
          </table:table-cell>
          <table:table-cell table:formula="of:=[.F114]/[.G114]" office:value-type="float" office:value="5.31553947700644" calcext:value-type="float">
            <text:p>5.315539477006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122" calcext:value-type="float">
            <text:p>0.018122</text:p>
          </table:table-cell>
          <table:table-cell office:value-type="float" office:value="168129741" calcext:value-type="float">
            <text:p>168129741</text:p>
          </table:table-cell>
          <table:table-cell office:value-type="float" office:value="2.209" calcext:value-type="float">
            <text:p>2.209</text:p>
          </table:table-cell>
          <table:table-cell/>
          <table:table-cell table:formula="of:=[.C115]/[.D115]" office:value-type="float" office:value="76111245.3598914" calcext:value-type="float">
            <text:p>76111245.3598914</text:p>
          </table:table-cell>
          <table:table-cell table:formula="of:=POWER([.A115];3)" office:value-type="float" office:value="23887872" calcext:value-type="float">
            <text:p>23887872</text:p>
          </table:table-cell>
          <table:table-cell table:formula="of:=[.F115]/[.G115]" office:value-type="float" office:value="3.18618775920649" calcext:value-type="float">
            <text:p>3.186187759206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230504889" calcext:value-type="float">
            <text:p>230504889</text:p>
          </table:table-cell>
          <table:table-cell office:value-type="float" office:value="2.046" calcext:value-type="float">
            <text:p>2.046</text:p>
          </table:table-cell>
          <table:table-cell/>
          <table:table-cell table:formula="of:=[.C116]/[.D116]" office:value-type="float" office:value="112661236.070381" calcext:value-type="float">
            <text:p>112661236.070381</text:p>
          </table:table-cell>
          <table:table-cell table:formula="of:=POWER([.A116];3)" office:value-type="float" office:value="32768000" calcext:value-type="float">
            <text:p>32768000</text:p>
          </table:table-cell>
          <table:table-cell table:formula="of:=[.F116]/[.G116]" office:value-type="float" office:value="3.43814807343693" calcext:value-type="float">
            <text:p>3.4381480734369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773" calcext:value-type="float">
            <text:p>0.033773</text:p>
          </table:table-cell>
          <table:table-cell office:value-type="float" office:value="306665140" calcext:value-type="float">
            <text:p>306665140</text:p>
          </table:table-cell>
          <table:table-cell office:value-type="float" office:value="2.168" calcext:value-type="float">
            <text:p>2.168</text:p>
          </table:table-cell>
          <table:table-cell/>
          <table:table-cell table:formula="of:=[.C117]/[.D117]" office:value-type="float" office:value="141450710.332103" calcext:value-type="float">
            <text:p>141450710.332103</text:p>
          </table:table-cell>
          <table:table-cell table:formula="of:=POWER([.A117];3)" office:value-type="float" office:value="43614208" calcext:value-type="float">
            <text:p>43614208</text:p>
          </table:table-cell>
          <table:table-cell table:formula="of:=[.F117]/[.G117]" office:value-type="float" office:value="3.24322547212375" calcext:value-type="float">
            <text:p>3.24322547212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1041" calcext:value-type="float">
            <text:p>0.061041</text:p>
          </table:table-cell>
          <table:table-cell office:value-type="float" office:value="397986732" calcext:value-type="float">
            <text:p>397986732</text:p>
          </table:table-cell>
          <table:table-cell office:value-type="float" office:value="1.554" calcext:value-type="float">
            <text:p>1.554</text:p>
          </table:table-cell>
          <table:table-cell/>
          <table:table-cell table:formula="of:=[.C118]/[.D118]" office:value-type="float" office:value="256104718.146718" calcext:value-type="float">
            <text:p>256104718.146718</text:p>
          </table:table-cell>
          <table:table-cell table:formula="of:=POWER([.A118];3)" office:value-type="float" office:value="56623104" calcext:value-type="float">
            <text:p>56623104</text:p>
          </table:table-cell>
          <table:table-cell table:formula="of:=[.F118]/[.G118]" office:value-type="float" office:value="4.52297207420346" calcext:value-type="float">
            <text:p>4.5229720742034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6804" calcext:value-type="float">
            <text:p>0.056804</text:p>
          </table:table-cell>
          <table:table-cell office:value-type="float" office:value="505845889" calcext:value-type="float">
            <text:p>505845889</text:p>
          </table:table-cell>
          <table:table-cell office:value-type="float" office:value="2.122" calcext:value-type="float">
            <text:p>2.122</text:p>
          </table:table-cell>
          <table:table-cell/>
          <table:table-cell table:formula="of:=[.C119]/[.D119]" office:value-type="float" office:value="238381663.053723" calcext:value-type="float">
            <text:p>238381663.053723</text:p>
          </table:table-cell>
          <table:table-cell table:formula="of:=POWER([.A119];3)" office:value-type="float" office:value="71991296" calcext:value-type="float">
            <text:p>71991296</text:p>
          </table:table-cell>
          <table:table-cell table:formula="of:=[.F119]/[.G119]" office:value-type="float" office:value="3.31125672544807" calcext:value-type="float">
            <text:p>3.311256725448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1684" calcext:value-type="float">
            <text:p>0.081684</text:p>
          </table:table-cell>
          <table:table-cell office:value-type="float" office:value="631618954" calcext:value-type="float">
            <text:p>631618954</text:p>
          </table:table-cell>
          <table:table-cell office:value-type="float" office:value="1.842" calcext:value-type="float">
            <text:p>1.842</text:p>
          </table:table-cell>
          <table:table-cell/>
          <table:table-cell table:formula="of:=[.C120]/[.D120]" office:value-type="float" office:value="342898454.940282" calcext:value-type="float">
            <text:p>342898454.940282</text:p>
          </table:table-cell>
          <table:table-cell table:formula="of:=POWER([.A120];3)" office:value-type="float" office:value="89915392" calcext:value-type="float">
            <text:p>89915392</text:p>
          </table:table-cell>
          <table:table-cell table:formula="of:=[.F120]/[.G120]" office:value-type="float" office:value="3.81356792550359" calcext:value-type="float">
            <text:p>3.813567925503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0662" calcext:value-type="float">
            <text:p>0.090662</text:p>
          </table:table-cell>
          <table:table-cell office:value-type="float" office:value="776682091" calcext:value-type="float">
            <text:p>776682091</text:p>
          </table:table-cell>
          <table:table-cell office:value-type="float" office:value="2.041" calcext:value-type="float">
            <text:p>2.041</text:p>
          </table:table-cell>
          <table:table-cell/>
          <table:table-cell table:formula="of:=[.C121]/[.D121]" office:value-type="float" office:value="380539975.992161" calcext:value-type="float">
            <text:p>380539975.992161</text:p>
          </table:table-cell>
          <table:table-cell table:formula="of:=POWER([.A121];3)" office:value-type="float" office:value="110592000" calcext:value-type="float">
            <text:p>110592000</text:p>
          </table:table-cell>
          <table:table-cell table:formula="of:=[.F121]/[.G121]" office:value-type="float" office:value="3.44093583615597" calcext:value-type="float">
            <text:p>3.440935836155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187" calcext:value-type="float">
            <text:p>0.181187</text:p>
          </table:table-cell>
          <table:table-cell office:value-type="float" office:value="942411578" calcext:value-type="float">
            <text:p>942411578</text:p>
          </table:table-cell>
          <table:table-cell office:value-type="float" office:value="1.237" calcext:value-type="float">
            <text:p>1.237</text:p>
          </table:table-cell>
          <table:table-cell/>
          <table:table-cell table:formula="of:=[.C122]/[.D122]" office:value-type="float" office:value="761852528.698464" calcext:value-type="float">
            <text:p>761852528.698464</text:p>
          </table:table-cell>
          <table:table-cell table:formula="of:=POWER([.A122];3)" office:value-type="float" office:value="134217728" calcext:value-type="float">
            <text:p>134217728</text:p>
          </table:table-cell>
          <table:table-cell table:formula="of:=[.F122]/[.G122]" office:value-type="float" office:value="5.67624366803813" calcext:value-type="float">
            <text:p>5.676243668038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0507" calcext:value-type="float">
            <text:p>0.130507</text:p>
          </table:table-cell>
          <table:table-cell office:value-type="float" office:value="1130183651" calcext:value-type="float">
            <text:p>1130183651</text:p>
          </table:table-cell>
          <table:table-cell office:value-type="float" office:value="2.058" calcext:value-type="float">
            <text:p>2.058</text:p>
          </table:table-cell>
          <table:table-cell/>
          <table:table-cell table:formula="of:=[.C123]/[.D123]" office:value-type="float" office:value="549166011.175899" calcext:value-type="float">
            <text:p>549166011.175899</text:p>
          </table:table-cell>
          <table:table-cell table:formula="of:=POWER([.A123];3)" office:value-type="float" office:value="160989184" calcext:value-type="float">
            <text:p>160989184</text:p>
          </table:table-cell>
          <table:table-cell table:formula="of:=[.F123]/[.G123]" office:value-type="float" office:value="3.41119817823227" calcext:value-type="float">
            <text:p>3.411198178232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6314" calcext:value-type="float">
            <text:p>0.186314</text:p>
          </table:table-cell>
          <table:table-cell office:value-type="float" office:value="1341374674" calcext:value-type="float">
            <text:p>1341374674</text:p>
          </table:table-cell>
          <table:table-cell office:value-type="float" office:value="1.711" calcext:value-type="float">
            <text:p>1.711</text:p>
          </table:table-cell>
          <table:table-cell/>
          <table:table-cell table:formula="of:=[.C124]/[.D124]" office:value-type="float" office:value="783971171.244886" calcext:value-type="float">
            <text:p>783971171.244886</text:p>
          </table:table-cell>
          <table:table-cell table:formula="of:=POWER([.A124];3)" office:value-type="float" office:value="191102976" calcext:value-type="float">
            <text:p>191102976</text:p>
          </table:table-cell>
          <table:table-cell table:formula="of:=[.F124]/[.G124]" office:value-type="float" office:value="4.10234935977599" calcext:value-type="float">
            <text:p>4.102349359775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95057" calcext:value-type="float">
            <text:p>0.195057</text:p>
          </table:table-cell>
          <table:table-cell office:value-type="float" office:value="1577360817" calcext:value-type="float">
            <text:p>1577360817</text:p>
          </table:table-cell>
          <table:table-cell office:value-type="float" office:value="1.921" calcext:value-type="float">
            <text:p>1.921</text:p>
          </table:table-cell>
          <table:table-cell/>
          <table:table-cell table:formula="of:=[.C125]/[.D125]" office:value-type="float" office:value="821114428.422696" calcext:value-type="float">
            <text:p>821114428.422696</text:p>
          </table:table-cell>
          <table:table-cell table:formula="of:=POWER([.A125];3)" office:value-type="float" office:value="224755712" calcext:value-type="float">
            <text:p>224755712</text:p>
          </table:table-cell>
          <table:table-cell table:formula="of:=[.F125]/[.G125]" office:value-type="float" office:value="3.65336400626248" calcext:value-type="float">
            <text:p>3.653364006262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1839518382" calcext:value-type="float">
            <text:p>1839518382</text:p>
          </table:table-cell>
          <table:table-cell office:value-type="float" office:value="1.395" calcext:value-type="float">
            <text:p>1.395</text:p>
          </table:table-cell>
          <table:table-cell/>
          <table:table-cell table:formula="of:=[.C126]/[.D126]" office:value-type="float" office:value="1318651169.89247" calcext:value-type="float">
            <text:p>1318651169.89247</text:p>
          </table:table-cell>
          <table:table-cell table:formula="of:=POWER([.A126];3)" office:value-type="float" office:value="262144000" calcext:value-type="float">
            <text:p>262144000</text:p>
          </table:table-cell>
          <table:table-cell table:formula="of:=[.F126]/[.G126]" office:value-type="float" office:value="5.03025501210202" calcext:value-type="float">
            <text:p>5.0302550121020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57769" calcext:value-type="float">
            <text:p>0.257769</text:p>
          </table:table-cell>
          <table:table-cell office:value-type="float" office:value="2129223551" calcext:value-type="float">
            <text:p>2129223551</text:p>
          </table:table-cell>
          <table:table-cell office:value-type="float" office:value="1.963" calcext:value-type="float">
            <text:p>1.963</text:p>
          </table:table-cell>
          <table:table-cell/>
          <table:table-cell table:formula="of:=[.C127]/[.D127]" office:value-type="float" office:value="1084678324.50331" calcext:value-type="float">
            <text:p>1084678324.50331</text:p>
          </table:table-cell>
          <table:table-cell table:formula="of:=POWER([.A127];3)" office:value-type="float" office:value="303464448" calcext:value-type="float">
            <text:p>303464448</text:p>
          </table:table-cell>
          <table:table-cell table:formula="of:=[.F127]/[.G127]" office:value-type="float" office:value="3.57431762320742" calcext:value-type="float">
            <text:p>3.5743176232074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2447852816" calcext:value-type="float">
            <text:p>2447852816</text:p>
          </table:table-cell>
          <table:table-cell office:value-type="float" office:value="1.528" calcext:value-type="float">
            <text:p>1.528</text:p>
          </table:table-cell>
          <table:table-cell/>
          <table:table-cell table:formula="of:=[.C128]/[.D128]" office:value-type="float" office:value="1601997916.23037" calcext:value-type="float">
            <text:p>1601997916.23037</text:p>
          </table:table-cell>
          <table:table-cell table:formula="of:=POWER([.A128];3)" office:value-type="float" office:value="348913664" calcext:value-type="float">
            <text:p>348913664</text:p>
          </table:table-cell>
          <table:table-cell table:formula="of:=[.F128]/[.G128]" office:value-type="float" office:value="4.59138773146576" calcext:value-type="float">
            <text:p>4.591387731465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37" calcext:value-type="float">
            <text:p>3.837</text:p>
          </table:table-cell>
          <table:table-cell/>
          <table:table-cell table:formula="of:=[.C133]/[.D133]" office:value-type="float" office:value="62832.1605420902" calcext:value-type="float">
            <text:p>62832.1605420902</text:p>
          </table:table-cell>
          <table:table-cell table:formula="of:=POWER([.A133];3)" office:value-type="float" office:value="32768" calcext:value-type="float">
            <text:p>32768</text:p>
          </table:table-cell>
          <table:table-cell table:formula="of:=[.F133]/[.G133]" office:value-type="float" office:value="1.91748536810578" calcext:value-type="float">
            <text:p>1.917485368105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[.C134]/[.D134]" office:value-type="float" office:value="492339.005235602" calcext:value-type="float">
            <text:p>492339.005235602</text:p>
          </table:table-cell>
          <table:table-cell table:formula="of:=POWER([.A134];3)" office:value-type="float" office:value="262144" calcext:value-type="float">
            <text:p>262144</text:p>
          </table:table-cell>
          <table:table-cell table:formula="of:=[.F134]/[.G134]" office:value-type="float" office:value="1.87812425703278" calcext:value-type="float">
            <text:p>1.878124257032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79" calcext:value-type="float">
            <text:p>3.079</text:p>
          </table:table-cell>
          <table:table-cell/>
          <table:table-cell table:formula="of:=[.C135]/[.D135]" office:value-type="float" office:value="2044632.34816499" calcext:value-type="float">
            <text:p>2044632.34816499</text:p>
          </table:table-cell>
          <table:table-cell table:formula="of:=POWER([.A135];3)" office:value-type="float" office:value="884736" calcext:value-type="float">
            <text:p>884736</text:p>
          </table:table-cell>
          <table:table-cell table:formula="of:=[.F135]/[.G135]" office:value-type="float" office:value="2.31100842303805" calcext:value-type="float">
            <text:p>2.311008423038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763" calcext:value-type="float">
            <text:p>2.763</text:p>
          </table:table-cell>
          <table:table-cell/>
          <table:table-cell table:formula="of:=[.C136]/[.D136]" office:value-type="float" office:value="5378721.67933406" calcext:value-type="float">
            <text:p>5378721.67933406</text:p>
          </table:table-cell>
          <table:table-cell table:formula="of:=POWER([.A136];3)" office:value-type="float" office:value="2097152" calcext:value-type="float">
            <text:p>2097152</text:p>
          </table:table-cell>
          <table:table-cell table:formula="of:=[.F136]/[.G136]" office:value-type="float" office:value="2.56477436033919" calcext:value-type="float">
            <text:p>2.564774360339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28954944" calcext:value-type="float">
            <text:p>28954944</text:p>
          </table:table-cell>
          <table:table-cell office:value-type="float" office:value="2.754" calcext:value-type="float">
            <text:p>2.754</text:p>
          </table:table-cell>
          <table:table-cell/>
          <table:table-cell table:formula="of:=[.C137]/[.D137]" office:value-type="float" office:value="10513777.7777778" calcext:value-type="float">
            <text:p>10513777.7777778</text:p>
          </table:table-cell>
          <table:table-cell table:formula="of:=POWER([.A137];3)" office:value-type="float" office:value="4096000" calcext:value-type="float">
            <text:p>4096000</text:p>
          </table:table-cell>
          <table:table-cell table:formula="of:=[.F137]/[.G137]" office:value-type="float" office:value="2.56684027777778" calcext:value-type="float">
            <text:p>2.566840277777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7886" calcext:value-type="float">
            <text:p>0.007886</text:p>
          </table:table-cell>
          <table:table-cell office:value-type="float" office:value="49952289" calcext:value-type="float">
            <text:p>49952289</text:p>
          </table:table-cell>
          <table:table-cell office:value-type="float" office:value="2.302" calcext:value-type="float">
            <text:p>2.302</text:p>
          </table:table-cell>
          <table:table-cell/>
          <table:table-cell table:formula="of:=[.C138]/[.D138]" office:value-type="float" office:value="21699517.3761946" calcext:value-type="float">
            <text:p>21699517.3761946</text:p>
          </table:table-cell>
          <table:table-cell table:formula="of:=POWER([.A138];3)" office:value-type="float" office:value="7077888" calcext:value-type="float">
            <text:p>7077888</text:p>
          </table:table-cell>
          <table:table-cell table:formula="of:=[.F138]/[.G138]" office:value-type="float" office:value="3.06581813334636" calcext:value-type="float">
            <text:p>3.065818133346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238" calcext:value-type="float">
            <text:p>2.238</text:p>
          </table:table-cell>
          <table:table-cell/>
          <table:table-cell table:formula="of:=[.C139]/[.D139]" office:value-type="float" office:value="35402009.383378" calcext:value-type="float">
            <text:p>35402009.383378</text:p>
          </table:table-cell>
          <table:table-cell table:formula="of:=POWER([.A139];3)" office:value-type="float" office:value="11239424" calcext:value-type="float">
            <text:p>11239424</text:p>
          </table:table-cell>
          <table:table-cell table:formula="of:=[.F139]/[.G139]" office:value-type="float" office:value="3.14980637649919" calcext:value-type="float">
            <text:p>3.14980637649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118163428" calcext:value-type="float">
            <text:p>118163428</text:p>
          </table:table-cell>
          <table:table-cell office:value-type="float" office:value="1.331" calcext:value-type="float">
            <text:p>1.331</text:p>
          </table:table-cell>
          <table:table-cell/>
          <table:table-cell table:formula="of:=[.C140]/[.D140]" office:value-type="float" office:value="88777932.3816679" calcext:value-type="float">
            <text:p>88777932.3816679</text:p>
          </table:table-cell>
          <table:table-cell table:formula="of:=POWER([.A140];3)" office:value-type="float" office:value="16777216" calcext:value-type="float">
            <text:p>16777216</text:p>
          </table:table-cell>
          <table:table-cell table:formula="of:=[.F140]/[.G140]" office:value-type="float" office:value="5.29157712350297" calcext:value-type="float">
            <text:p>5.291577123502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365" calcext:value-type="float">
            <text:p>0.018365</text:p>
          </table:table-cell>
          <table:table-cell office:value-type="float" office:value="168129732" calcext:value-type="float">
            <text:p>168129732</text:p>
          </table:table-cell>
          <table:table-cell office:value-type="float" office:value="2.177" calcext:value-type="float">
            <text:p>2.177</text:p>
          </table:table-cell>
          <table:table-cell/>
          <table:table-cell table:formula="of:=[.C141]/[.D141]" office:value-type="float" office:value="77230010.10565" calcext:value-type="float">
            <text:p>77230010.10565</text:p>
          </table:table-cell>
          <table:table-cell table:formula="of:=POWER([.A141];3)" office:value-type="float" office:value="23887872" calcext:value-type="float">
            <text:p>23887872</text:p>
          </table:table-cell>
          <table:table-cell table:formula="of:=[.F141]/[.G141]" office:value-type="float" office:value="3.23302176542347" calcext:value-type="float">
            <text:p>3.233021765423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575" calcext:value-type="float">
            <text:p>0.027575</text:p>
          </table:table-cell>
          <table:table-cell office:value-type="float" office:value="230504872" calcext:value-type="float">
            <text:p>230504872</text:p>
          </table:table-cell>
          <table:table-cell office:value-type="float" office:value="1.988" calcext:value-type="float">
            <text:p>1.988</text:p>
          </table:table-cell>
          <table:table-cell/>
          <table:table-cell table:formula="of:=[.C142]/[.D142]" office:value-type="float" office:value="115948124.748491" calcext:value-type="float">
            <text:p>115948124.748491</text:p>
          </table:table-cell>
          <table:table-cell table:formula="of:=POWER([.A142];3)" office:value-type="float" office:value="32768000" calcext:value-type="float">
            <text:p>32768000</text:p>
          </table:table-cell>
          <table:table-cell table:formula="of:=[.F142]/[.G142]" office:value-type="float" office:value="3.53845595545932" calcext:value-type="float">
            <text:p>3.538455955459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4379" calcext:value-type="float">
            <text:p>0.034379</text:p>
          </table:table-cell>
          <table:table-cell office:value-type="float" office:value="306665117" calcext:value-type="float">
            <text:p>306665117</text:p>
          </table:table-cell>
          <table:table-cell office:value-type="float" office:value="2.124" calcext:value-type="float">
            <text:p>2.124</text:p>
          </table:table-cell>
          <table:table-cell/>
          <table:table-cell table:formula="of:=[.C143]/[.D143]" office:value-type="float" office:value="144380940.207156" calcext:value-type="float">
            <text:p>144380940.207156</text:p>
          </table:table-cell>
          <table:table-cell table:formula="of:=POWER([.A143];3)" office:value-type="float" office:value="43614208" calcext:value-type="float">
            <text:p>43614208</text:p>
          </table:table-cell>
          <table:table-cell table:formula="of:=[.F143]/[.G143]" office:value-type="float" office:value="3.31041068559943" calcext:value-type="float">
            <text:p>3.310410685599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397986721" calcext:value-type="float">
            <text:p>397986721</text:p>
          </table:table-cell>
          <table:table-cell office:value-type="float" office:value="1.545" calcext:value-type="float">
            <text:p>1.545</text:p>
          </table:table-cell>
          <table:table-cell/>
          <table:table-cell table:formula="of:=[.C144]/[.D144]" office:value-type="float" office:value="257596583.171521" calcext:value-type="float">
            <text:p>257596583.171521</text:p>
          </table:table-cell>
          <table:table-cell table:formula="of:=POWER([.A144];3)" office:value-type="float" office:value="56623104" calcext:value-type="float">
            <text:p>56623104</text:p>
          </table:table-cell>
          <table:table-cell table:formula="of:=[.F144]/[.G144]" office:value-type="float" office:value="4.5493193586053" calcext:value-type="float">
            <text:p>4.54931935860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7477" calcext:value-type="float">
            <text:p>0.057477</text:p>
          </table:table-cell>
          <table:table-cell office:value-type="float" office:value="505845874" calcext:value-type="float">
            <text:p>505845874</text:p>
          </table:table-cell>
          <table:table-cell office:value-type="float" office:value="2.095" calcext:value-type="float">
            <text:p>2.095</text:p>
          </table:table-cell>
          <table:table-cell/>
          <table:table-cell table:formula="of:=[.C145]/[.D145]" office:value-type="float" office:value="241453877.804296" calcext:value-type="float">
            <text:p>241453877.804296</text:p>
          </table:table-cell>
          <table:table-cell table:formula="of:=POWER([.A145];3)" office:value-type="float" office:value="71991296" calcext:value-type="float">
            <text:p>71991296</text:p>
          </table:table-cell>
          <table:table-cell table:formula="of:=[.F145]/[.G145]" office:value-type="float" office:value="3.35393153367174" calcext:value-type="float">
            <text:p>3.3539315336717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1123" calcext:value-type="float">
            <text:p>0.081123</text:p>
          </table:table-cell>
          <table:table-cell office:value-type="float" office:value="631618882" calcext:value-type="float">
            <text:p>631618882</text:p>
          </table:table-cell>
          <table:table-cell office:value-type="float" office:value="1.851" calcext:value-type="float">
            <text:p>1.851</text:p>
          </table:table-cell>
          <table:table-cell/>
          <table:table-cell table:formula="of:=[.C146]/[.D146]" office:value-type="float" office:value="341231162.614803" calcext:value-type="float">
            <text:p>341231162.614803</text:p>
          </table:table-cell>
          <table:table-cell table:formula="of:=POWER([.A146];3)" office:value-type="float" office:value="89915392" calcext:value-type="float">
            <text:p>89915392</text:p>
          </table:table-cell>
          <table:table-cell table:formula="of:=[.F146]/[.G146]" office:value-type="float" office:value="3.79502502324411" calcext:value-type="float">
            <text:p>3.795025023244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0875" calcext:value-type="float">
            <text:p>0.090875</text:p>
          </table:table-cell>
          <table:table-cell office:value-type="float" office:value="776682050" calcext:value-type="float">
            <text:p>776682050</text:p>
          </table:table-cell>
          <table:table-cell office:value-type="float" office:value="2.034" calcext:value-type="float">
            <text:p>2.034</text:p>
          </table:table-cell>
          <table:table-cell/>
          <table:table-cell table:formula="of:=[.C147]/[.D147]" office:value-type="float" office:value="381849582.104228" calcext:value-type="float">
            <text:p>381849582.104228</text:p>
          </table:table-cell>
          <table:table-cell table:formula="of:=POWER([.A147];3)" office:value-type="float" office:value="110592000" calcext:value-type="float">
            <text:p>110592000</text:p>
          </table:table-cell>
          <table:table-cell table:formula="of:=[.F147]/[.G147]" office:value-type="float" office:value="3.45277761595982" calcext:value-type="float">
            <text:p>3.452777615959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2504" calcext:value-type="float">
            <text:p>0.182504</text:p>
          </table:table-cell>
          <table:table-cell office:value-type="float" office:value="942411741" calcext:value-type="float">
            <text:p>942411741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[.C148]/[.D148]" office:value-type="float" office:value="766188407.317073" calcext:value-type="float">
            <text:p>766188407.317073</text:p>
          </table:table-cell>
          <table:table-cell table:formula="of:=POWER([.A148];3)" office:value-type="float" office:value="134217728" calcext:value-type="float">
            <text:p>134217728</text:p>
          </table:table-cell>
          <table:table-cell table:formula="of:=[.F148]/[.G148]" office:value-type="float" office:value="5.70854848114456" calcext:value-type="float">
            <text:p>5.708548481144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101" calcext:value-type="float">
            <text:p>0.132101</text:p>
          </table:table-cell>
          <table:table-cell office:value-type="float" office:value="1130183817" calcext:value-type="float">
            <text:p>1130183817</text:p>
          </table:table-cell>
          <table:table-cell office:value-type="float" office:value="2.039" calcext:value-type="float">
            <text:p>2.039</text:p>
          </table:table-cell>
          <table:table-cell/>
          <table:table-cell table:formula="of:=[.C149]/[.D149]" office:value-type="float" office:value="554283382.540461" calcext:value-type="float">
            <text:p>554283382.540461</text:p>
          </table:table-cell>
          <table:table-cell table:formula="of:=POWER([.A149];3)" office:value-type="float" office:value="160989184" calcext:value-type="float">
            <text:p>160989184</text:p>
          </table:table-cell>
          <table:table-cell table:formula="of:=[.F149]/[.G149]" office:value-type="float" office:value="3.44298522899812" calcext:value-type="float">
            <text:p>3.442985228998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5321" calcext:value-type="float">
            <text:p>0.185321</text:p>
          </table:table-cell>
          <table:table-cell office:value-type="float" office:value="1341374706" calcext:value-type="float">
            <text:p>1341374706</text:p>
          </table:table-cell>
          <table:table-cell office:value-type="float" office:value="1.721" calcext:value-type="float">
            <text:p>1.721</text:p>
          </table:table-cell>
          <table:table-cell/>
          <table:table-cell table:formula="of:=[.C150]/[.D150]" office:value-type="float" office:value="779415866.356769" calcext:value-type="float">
            <text:p>779415866.356769</text:p>
          </table:table-cell>
          <table:table-cell table:formula="of:=POWER([.A150];3)" office:value-type="float" office:value="191102976" calcext:value-type="float">
            <text:p>191102976</text:p>
          </table:table-cell>
          <table:table-cell table:formula="of:=[.F150]/[.G150]" office:value-type="float" office:value="4.07851244742923" calcext:value-type="float">
            <text:p>4.078512447429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9307" calcext:value-type="float">
            <text:p>0.189307</text:p>
          </table:table-cell>
          <table:table-cell office:value-type="float" office:value="1577360877" calcext:value-type="float">
            <text:p>1577360877</text:p>
          </table:table-cell>
          <table:table-cell office:value-type="float" office:value="1.982" calcext:value-type="float">
            <text:p>1.982</text:p>
          </table:table-cell>
          <table:table-cell/>
          <table:table-cell table:formula="of:=[.C151]/[.D151]" office:value-type="float" office:value="795843025.731584" calcext:value-type="float">
            <text:p>795843025.731584</text:p>
          </table:table-cell>
          <table:table-cell table:formula="of:=POWER([.A151];3)" office:value-type="float" office:value="224755712" calcext:value-type="float">
            <text:p>224755712</text:p>
          </table:table-cell>
          <table:table-cell table:formula="of:=[.F151]/[.G151]" office:value-type="float" office:value="3.54092458273801" calcext:value-type="float">
            <text:p>3.540924582738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11251" calcext:value-type="float">
            <text:p>0.311251</text:p>
          </table:table-cell>
          <table:table-cell office:value-type="float" office:value="1839518508" calcext:value-type="float">
            <text:p>1839518508</text:p>
          </table:table-cell>
          <table:table-cell office:value-type="float" office:value="1.406" calcext:value-type="float">
            <text:p>1.406</text:p>
          </table:table-cell>
          <table:table-cell/>
          <table:table-cell table:formula="of:=[.C152]/[.D152]" office:value-type="float" office:value="1308334642.95875" calcext:value-type="float">
            <text:p>1308334642.95875</text:p>
          </table:table-cell>
          <table:table-cell table:formula="of:=POWER([.A152];3)" office:value-type="float" office:value="262144000" calcext:value-type="float">
            <text:p>262144000</text:p>
          </table:table-cell>
          <table:table-cell table:formula="of:=[.F152]/[.G152]" office:value-type="float" office:value="4.9909005850172" calcext:value-type="float">
            <text:p>4.990900585017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78578" calcext:value-type="float">
            <text:p>0.278578</text:p>
          </table:table-cell>
          <table:table-cell office:value-type="float" office:value="2129223726" calcext:value-type="float">
            <text:p>2129223726</text:p>
          </table:table-cell>
          <table:table-cell office:value-type="float" office:value="1.82" calcext:value-type="float">
            <text:p>1.82</text:p>
          </table:table-cell>
          <table:table-cell/>
          <table:table-cell table:formula="of:=[.C153]/[.D153]" office:value-type="float" office:value="1169903146.15385" calcext:value-type="float">
            <text:p>1169903146.15385</text:p>
          </table:table-cell>
          <table:table-cell table:formula="of:=POWER([.A153];3)" office:value-type="float" office:value="303464448" calcext:value-type="float">
            <text:p>303464448</text:p>
          </table:table-cell>
          <table:table-cell table:formula="of:=[.F153]/[.G153]" office:value-type="float" office:value="3.8551571818846" calcext:value-type="float">
            <text:p>3.855157181884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55819" calcext:value-type="float">
            <text:p>0.355819</text:p>
          </table:table-cell>
          <table:table-cell office:value-type="float" office:value="2447852740" calcext:value-type="float">
            <text:p>2447852740</text:p>
          </table:table-cell>
          <table:table-cell office:value-type="float" office:value="1.635" calcext:value-type="float">
            <text:p>1.635</text:p>
          </table:table-cell>
          <table:table-cell/>
          <table:table-cell table:formula="of:=[.C154]/[.D154]" office:value-type="float" office:value="1497157639.14373" calcext:value-type="float">
            <text:p>1497157639.14373</text:p>
          </table:table-cell>
          <table:table-cell table:formula="of:=POWER([.A154];3)" office:value-type="float" office:value="348913664" calcext:value-type="float">
            <text:p>348913664</text:p>
          </table:table-cell>
          <table:table-cell table:formula="of:=[.F154]/[.G154]" office:value-type="float" office:value="4.29091145924205" calcext:value-type="float">
            <text:p>4.2909114592420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59" calcext:value-type="float">
            <text:p>3.859</text:p>
          </table:table-cell>
          <table:table-cell/>
          <table:table-cell table:formula="of:=[.C159]/[.D159]" office:value-type="float" office:value="62473.9569836745" calcext:value-type="float">
            <text:p>62473.9569836745</text:p>
          </table:table-cell>
          <table:table-cell table:formula="of:=POWER([.A159];3)" office:value-type="float" office:value="32768" calcext:value-type="float">
            <text:p>32768</text:p>
          </table:table-cell>
          <table:table-cell table:formula="of:=[.F159]/[.G159]" office:value-type="float" office:value="1.90655386302718" calcext:value-type="float">
            <text:p>1.906553863027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12" calcext:value-type="float">
            <text:p>3.812</text:p>
          </table:table-cell>
          <table:table-cell/>
          <table:table-cell table:formula="of:=[.C160]/[.D160]" office:value-type="float" office:value="493372.245540399" calcext:value-type="float">
            <text:p>493372.245540399</text:p>
          </table:table-cell>
          <table:table-cell table:formula="of:=POWER([.A160];3)" office:value-type="float" office:value="262144" calcext:value-type="float">
            <text:p>262144</text:p>
          </table:table-cell>
          <table:table-cell table:formula="of:=[.F160]/[.G160]" office:value-type="float" office:value="1.88206575599823" calcext:value-type="float">
            <text:p>1.882065755998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73" calcext:value-type="float">
            <text:p>3.073</text:p>
          </table:table-cell>
          <table:table-cell/>
          <table:table-cell table:formula="of:=[.C161]/[.D161]" office:value-type="float" office:value="2048624.47120078" calcext:value-type="float">
            <text:p>2048624.47120078</text:p>
          </table:table-cell>
          <table:table-cell table:formula="of:=POWER([.A161];3)" office:value-type="float" office:value="884736" calcext:value-type="float">
            <text:p>884736</text:p>
          </table:table-cell>
          <table:table-cell table:formula="of:=[.F161]/[.G161]" office:value-type="float" office:value="2.31552064254284" calcext:value-type="float">
            <text:p>2.315520642542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674" calcext:value-type="float">
            <text:p>2.674</text:p>
          </table:table-cell>
          <table:table-cell/>
          <table:table-cell table:formula="of:=[.C162]/[.D162]" office:value-type="float" office:value="5557744.20344054" calcext:value-type="float">
            <text:p>5557744.20344054</text:p>
          </table:table-cell>
          <table:table-cell table:formula="of:=POWER([.A162];3)" office:value-type="float" office:value="2097152" calcext:value-type="float">
            <text:p>2097152</text:p>
          </table:table-cell>
          <table:table-cell table:formula="of:=[.F162]/[.G162]" office:value-type="float" office:value="2.65013895198848" calcext:value-type="float">
            <text:p>2.650138951988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28954946" calcext:value-type="float">
            <text:p>28954946</text:p>
          </table:table-cell>
          <table:table-cell office:value-type="float" office:value="2.713" calcext:value-type="float">
            <text:p>2.713</text:p>
          </table:table-cell>
          <table:table-cell/>
          <table:table-cell table:formula="of:=[.C163]/[.D163]" office:value-type="float" office:value="10672667.1581275" calcext:value-type="float">
            <text:p>10672667.1581275</text:p>
          </table:table-cell>
          <table:table-cell table:formula="of:=POWER([.A163];3)" office:value-type="float" office:value="4096000" calcext:value-type="float">
            <text:p>4096000</text:p>
          </table:table-cell>
          <table:table-cell table:formula="of:=[.F163]/[.G163]" office:value-type="float" office:value="2.60563163040223" calcext:value-type="float">
            <text:p>2.605631630402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544" calcext:value-type="float">
            <text:p>0.005544</text:p>
          </table:table-cell>
          <table:table-cell office:value-type="float" office:value="49952292" calcext:value-type="float">
            <text:p>49952292</text:p>
          </table:table-cell>
          <table:table-cell office:value-type="float" office:value="2.425" calcext:value-type="float">
            <text:p>2.425</text:p>
          </table:table-cell>
          <table:table-cell/>
          <table:table-cell table:formula="of:=[.C164]/[.D164]" office:value-type="float" office:value="20598883.2989691" calcext:value-type="float">
            <text:p>20598883.2989691</text:p>
          </table:table-cell>
          <table:table-cell table:formula="of:=POWER([.A164];3)" office:value-type="float" office:value="7077888" calcext:value-type="float">
            <text:p>7077888</text:p>
          </table:table-cell>
          <table:table-cell table:formula="of:=[.F164]/[.G164]" office:value-type="float" office:value="2.9103149553891" calcext:value-type="float">
            <text:p>2.9103149553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444" calcext:value-type="float">
            <text:p>0.008444</text:p>
          </table:table-cell>
          <table:table-cell office:value-type="float" office:value="79229702" calcext:value-type="float">
            <text:p>79229702</text:p>
          </table:table-cell>
          <table:table-cell office:value-type="float" office:value="2.235" calcext:value-type="float">
            <text:p>2.235</text:p>
          </table:table-cell>
          <table:table-cell/>
          <table:table-cell table:formula="of:=[.C165]/[.D165]" office:value-type="float" office:value="35449531.0961969" calcext:value-type="float">
            <text:p>35449531.0961969</text:p>
          </table:table-cell>
          <table:table-cell table:formula="of:=POWER([.A165];3)" office:value-type="float" office:value="11239424" calcext:value-type="float">
            <text:p>11239424</text:p>
          </table:table-cell>
          <table:table-cell table:formula="of:=[.F165]/[.G165]" office:value-type="float" office:value="3.15403450356503" calcext:value-type="float">
            <text:p>3.154034503565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118163450" calcext:value-type="float">
            <text:p>118163450</text:p>
          </table:table-cell>
          <table:table-cell office:value-type="float" office:value="1.34" calcext:value-type="float">
            <text:p>1.34</text:p>
          </table:table-cell>
          <table:table-cell/>
          <table:table-cell table:formula="of:=[.C166]/[.D166]" office:value-type="float" office:value="88181679.1044776" calcext:value-type="float">
            <text:p>88181679.1044776</text:p>
          </table:table-cell>
          <table:table-cell table:formula="of:=POWER([.A166];3)" office:value-type="float" office:value="16777216" calcext:value-type="float">
            <text:p>16777216</text:p>
          </table:table-cell>
          <table:table-cell table:formula="of:=[.F166]/[.G166]" office:value-type="float" office:value="5.25603765871987" calcext:value-type="float">
            <text:p>5.256037658719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168129741" calcext:value-type="float">
            <text:p>168129741</text:p>
          </table:table-cell>
          <table:table-cell office:value-type="float" office:value="2.193" calcext:value-type="float">
            <text:p>2.193</text:p>
          </table:table-cell>
          <table:table-cell/>
          <table:table-cell table:formula="of:=[.C167]/[.D167]" office:value-type="float" office:value="76666548.5636115" calcext:value-type="float">
            <text:p>76666548.5636115</text:p>
          </table:table-cell>
          <table:table-cell table:formula="of:=POWER([.A167];3)" office:value-type="float" office:value="23887872" calcext:value-type="float">
            <text:p>23887872</text:p>
          </table:table-cell>
          <table:table-cell table:formula="of:=[.F167]/[.G167]" office:value-type="float" office:value="3.20943399912774" calcext:value-type="float">
            <text:p>3.209433999127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230504894" calcext:value-type="float">
            <text:p>230504894</text:p>
          </table:table-cell>
          <table:table-cell office:value-type="float" office:value="2.032" calcext:value-type="float">
            <text:p>2.032</text:p>
          </table:table-cell>
          <table:table-cell/>
          <table:table-cell table:formula="of:=[.C168]/[.D168]" office:value-type="float" office:value="113437447.834646" calcext:value-type="float">
            <text:p>113437447.834646</text:p>
          </table:table-cell>
          <table:table-cell table:formula="of:=POWER([.A168];3)" office:value-type="float" office:value="32768000" calcext:value-type="float">
            <text:p>32768000</text:p>
          </table:table-cell>
          <table:table-cell table:formula="of:=[.F168]/[.G168]" office:value-type="float" office:value="3.46183617659441" calcext:value-type="float">
            <text:p>3.4618361765944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694" calcext:value-type="float">
            <text:p>0.033694</text:p>
          </table:table-cell>
          <table:table-cell office:value-type="float" office:value="306665113" calcext:value-type="float">
            <text:p>306665113</text:p>
          </table:table-cell>
          <table:table-cell office:value-type="float" office:value="2.168" calcext:value-type="float">
            <text:p>2.168</text:p>
          </table:table-cell>
          <table:table-cell/>
          <table:table-cell table:formula="of:=[.C169]/[.D169]" office:value-type="float" office:value="141450697.878229" calcext:value-type="float">
            <text:p>141450697.878229</text:p>
          </table:table-cell>
          <table:table-cell table:formula="of:=POWER([.A169];3)" office:value-type="float" office:value="43614208" calcext:value-type="float">
            <text:p>43614208</text:p>
          </table:table-cell>
          <table:table-cell table:formula="of:=[.F169]/[.G169]" office:value-type="float" office:value="3.24322518657747" calcext:value-type="float">
            <text:p>3.243225186577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0652" calcext:value-type="float">
            <text:p>0.060652</text:p>
          </table:table-cell>
          <table:table-cell office:value-type="float" office:value="397986696" calcext:value-type="float">
            <text:p>397986696</text:p>
          </table:table-cell>
          <table:table-cell office:value-type="float" office:value="1.562" calcext:value-type="float">
            <text:p>1.562</text:p>
          </table:table-cell>
          <table:table-cell/>
          <table:table-cell table:formula="of:=[.C170]/[.D170]" office:value-type="float" office:value="254793019.206146" calcext:value-type="float">
            <text:p>254793019.206146</text:p>
          </table:table-cell>
          <table:table-cell table:formula="of:=POWER([.A170];3)" office:value-type="float" office:value="56623104" calcext:value-type="float">
            <text:p>56623104</text:p>
          </table:table-cell>
          <table:table-cell table:formula="of:=[.F170]/[.G170]" office:value-type="float" office:value="4.4998066373427" calcext:value-type="float">
            <text:p>4.49980663734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7455" calcext:value-type="float">
            <text:p>0.057455</text:p>
          </table:table-cell>
          <table:table-cell office:value-type="float" office:value="505845920" calcext:value-type="float">
            <text:p>505845920</text:p>
          </table:table-cell>
          <table:table-cell office:value-type="float" office:value="2.101" calcext:value-type="float">
            <text:p>2.101</text:p>
          </table:table-cell>
          <table:table-cell/>
          <table:table-cell table:formula="of:=[.C171]/[.D171]" office:value-type="float" office:value="240764359.828653" calcext:value-type="float">
            <text:p>240764359.828653</text:p>
          </table:table-cell>
          <table:table-cell table:formula="of:=POWER([.A171];3)" office:value-type="float" office:value="71991296" calcext:value-type="float">
            <text:p>71991296</text:p>
          </table:table-cell>
          <table:table-cell table:formula="of:=[.F171]/[.G171]" office:value-type="float" office:value="3.34435373727198" calcext:value-type="float">
            <text:p>3.3443537372719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631618956" calcext:value-type="float">
            <text:p>631618956</text:p>
          </table:table-cell>
          <table:table-cell office:value-type="float" office:value="1.845" calcext:value-type="float">
            <text:p>1.845</text:p>
          </table:table-cell>
          <table:table-cell/>
          <table:table-cell table:formula="of:=[.C172]/[.D172]" office:value-type="float" office:value="342340897.560976" calcext:value-type="float">
            <text:p>342340897.560976</text:p>
          </table:table-cell>
          <table:table-cell table:formula="of:=POWER([.A172];3)" office:value-type="float" office:value="89915392" calcext:value-type="float">
            <text:p>89915392</text:p>
          </table:table-cell>
          <table:table-cell table:formula="of:=[.F172]/[.G172]" office:value-type="float" office:value="3.80736701410339" calcext:value-type="float">
            <text:p>3.807367014103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0693" calcext:value-type="float">
            <text:p>0.090693</text:p>
          </table:table-cell>
          <table:table-cell office:value-type="float" office:value="776682132" calcext:value-type="float">
            <text:p>776682132</text:p>
          </table:table-cell>
          <table:table-cell office:value-type="float" office:value="2.042" calcext:value-type="float">
            <text:p>2.042</text:p>
          </table:table-cell>
          <table:table-cell/>
          <table:table-cell table:formula="of:=[.C173]/[.D173]" office:value-type="float" office:value="380353639.56905" calcext:value-type="float">
            <text:p>380353639.56905</text:p>
          </table:table-cell>
          <table:table-cell table:formula="of:=POWER([.A173];3)" office:value-type="float" office:value="110592000" calcext:value-type="float">
            <text:p>110592000</text:p>
          </table:table-cell>
          <table:table-cell table:formula="of:=[.F173]/[.G173]" office:value-type="float" office:value="3.43925093649676" calcext:value-type="float">
            <text:p>3.439250936496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21" calcext:value-type="float">
            <text:p>0.1821</text:p>
          </table:table-cell>
          <table:table-cell office:value-type="float" office:value="942411714" calcext:value-type="float">
            <text:p>942411714</text:p>
          </table:table-cell>
          <table:table-cell office:value-type="float" office:value="1.233" calcext:value-type="float">
            <text:p>1.233</text:p>
          </table:table-cell>
          <table:table-cell/>
          <table:table-cell table:formula="of:=[.C174]/[.D174]" office:value-type="float" office:value="764324180.048662" calcext:value-type="float">
            <text:p>764324180.048662</text:p>
          </table:table-cell>
          <table:table-cell table:formula="of:=POWER([.A174];3)" office:value-type="float" office:value="134217728" calcext:value-type="float">
            <text:p>134217728</text:p>
          </table:table-cell>
          <table:table-cell table:formula="of:=[.F174]/[.G174]" office:value-type="float" office:value="5.69465890563027" calcext:value-type="float">
            <text:p>5.694658905630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932" calcext:value-type="float">
            <text:p>0.132932</text:p>
          </table:table-cell>
          <table:table-cell office:value-type="float" office:value="1130183768" calcext:value-type="float">
            <text:p>1130183768</text:p>
          </table:table-cell>
          <table:table-cell office:value-type="float" office:value="2.024" calcext:value-type="float">
            <text:p>2.024</text:p>
          </table:table-cell>
          <table:table-cell/>
          <table:table-cell table:formula="of:=[.C175]/[.D175]" office:value-type="float" office:value="558391189.72332" calcext:value-type="float">
            <text:p>558391189.72332</text:p>
          </table:table-cell>
          <table:table-cell table:formula="of:=POWER([.A175];3)" office:value-type="float" office:value="160989184" calcext:value-type="float">
            <text:p>160989184</text:p>
          </table:table-cell>
          <table:table-cell table:formula="of:=[.F175]/[.G175]" office:value-type="float" office:value="3.46850127349748" calcext:value-type="float">
            <text:p>3.468501273497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2548" calcext:value-type="float">
            <text:p>0.182548</text:p>
          </table:table-cell>
          <table:table-cell office:value-type="float" office:value="1341374764" calcext:value-type="float">
            <text:p>1341374764</text:p>
          </table:table-cell>
          <table:table-cell office:value-type="float" office:value="1.748" calcext:value-type="float">
            <text:p>1.748</text:p>
          </table:table-cell>
          <table:table-cell/>
          <table:table-cell table:formula="of:=[.C176]/[.D176]" office:value-type="float" office:value="767376867.276888" calcext:value-type="float">
            <text:p>767376867.276888</text:p>
          </table:table-cell>
          <table:table-cell table:formula="of:=POWER([.A176];3)" office:value-type="float" office:value="191102976" calcext:value-type="float">
            <text:p>191102976</text:p>
          </table:table-cell>
          <table:table-cell table:formula="of:=[.F176]/[.G176]" office:value-type="float" office:value="4.0155150031619" calcext:value-type="float">
            <text:p>4.015515003161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8223" calcext:value-type="float">
            <text:p>0.188223</text:p>
          </table:table-cell>
          <table:table-cell office:value-type="float" office:value="1577360838" calcext:value-type="float">
            <text:p>1577360838</text:p>
          </table:table-cell>
          <table:table-cell office:value-type="float" office:value="1.992" calcext:value-type="float">
            <text:p>1.992</text:p>
          </table:table-cell>
          <table:table-cell/>
          <table:table-cell table:formula="of:=[.C177]/[.D177]" office:value-type="float" office:value="791847810.240964" calcext:value-type="float">
            <text:p>791847810.240964</text:p>
          </table:table-cell>
          <table:table-cell table:formula="of:=POWER([.A177];3)" office:value-type="float" office:value="224755712" calcext:value-type="float">
            <text:p>224755712</text:p>
          </table:table-cell>
          <table:table-cell table:formula="of:=[.F177]/[.G177]" office:value-type="float" office:value="3.52314876981175" calcext:value-type="float">
            <text:p>3.523148769811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6356" calcext:value-type="float">
            <text:p>0.306356</text:p>
          </table:table-cell>
          <table:table-cell office:value-type="float" office:value="1839518625" calcext:value-type="float">
            <text:p>1839518625</text:p>
          </table:table-cell>
          <table:table-cell office:value-type="float" office:value="1.429" calcext:value-type="float">
            <text:p>1.429</text:p>
          </table:table-cell>
          <table:table-cell/>
          <table:table-cell table:formula="of:=[.C178]/[.D178]" office:value-type="float" office:value="1287276854.44367" calcext:value-type="float">
            <text:p>1287276854.44367</text:p>
          </table:table-cell>
          <table:table-cell table:formula="of:=POWER([.A178];3)" office:value-type="float" office:value="262144000" calcext:value-type="float">
            <text:p>262144000</text:p>
          </table:table-cell>
          <table:table-cell table:formula="of:=[.F178]/[.G178]" office:value-type="float" office:value="4.91057149674861" calcext:value-type="float">
            <text:p>4.9105714967486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63149" calcext:value-type="float">
            <text:p>0.263149</text:p>
          </table:table-cell>
          <table:table-cell office:value-type="float" office:value="2129223695" calcext:value-type="float">
            <text:p>2129223695</text:p>
          </table:table-cell>
          <table:table-cell office:value-type="float" office:value="1.925" calcext:value-type="float">
            <text:p>1.925</text:p>
          </table:table-cell>
          <table:table-cell/>
          <table:table-cell table:formula="of:=[.C179]/[.D179]" office:value-type="float" office:value="1106090231.16883" calcext:value-type="float">
            <text:p>1106090231.16883</text:p>
          </table:table-cell>
          <table:table-cell table:formula="of:=POWER([.A179];3)" office:value-type="float" office:value="303464448" calcext:value-type="float">
            <text:p>303464448</text:p>
          </table:table-cell>
          <table:table-cell table:formula="of:=[.F179]/[.G179]" office:value-type="float" office:value="3.6448758279877" calcext:value-type="float">
            <text:p>3.644875827987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67558" calcext:value-type="float">
            <text:p>0.367558</text:p>
          </table:table-cell>
          <table:table-cell office:value-type="float" office:value="2447852738" calcext:value-type="float">
            <text:p>2447852738</text:p>
          </table:table-cell>
          <table:table-cell office:value-type="float" office:value="1.583" calcext:value-type="float">
            <text:p>1.583</text:p>
          </table:table-cell>
          <table:table-cell/>
          <table:table-cell table:formula="of:=[.C180]/[.D180]" office:value-type="float" office:value="1546337800.37903" calcext:value-type="float">
            <text:p>1546337800.37903</text:p>
          </table:table-cell>
          <table:table-cell table:formula="of:=POWER([.A180];3)" office:value-type="float" office:value="348913664" calcext:value-type="float">
            <text:p>348913664</text:p>
          </table:table-cell>
          <table:table-cell table:formula="of:=[.F180]/[.G180]" office:value-type="float" office:value="4.43186369559613" calcext:value-type="float">
            <text:p>4.431863695596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33" calcext:value-type="float">
            <text:p>3.833</text:p>
          </table:table-cell>
          <table:table-cell/>
          <table:table-cell table:formula="of:=[.C185]/[.D185]" office:value-type="float" office:value="62897.730237412" calcext:value-type="float">
            <text:p>62897.730237412</text:p>
          </table:table-cell>
          <table:table-cell table:formula="of:=POWER([.A185];3)" office:value-type="float" office:value="32768" calcext:value-type="float">
            <text:p>32768</text:p>
          </table:table-cell>
          <table:table-cell table:formula="of:=[.F185]/[.G185]" office:value-type="float" office:value="1.91948639640539" calcext:value-type="float">
            <text:p>1.919486396405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05" calcext:value-type="float">
            <text:p>3.805</text:p>
          </table:table-cell>
          <table:table-cell/>
          <table:table-cell table:formula="of:=[.C186]/[.D186]" office:value-type="float" office:value="494279.894875164" calcext:value-type="float">
            <text:p>494279.894875164</text:p>
          </table:table-cell>
          <table:table-cell table:formula="of:=POWER([.A186];3)" office:value-type="float" office:value="262144" calcext:value-type="float">
            <text:p>262144</text:p>
          </table:table-cell>
          <table:table-cell table:formula="of:=[.F186]/[.G186]" office:value-type="float" office:value="1.8855281634337" calcext:value-type="float">
            <text:p>1.88552816343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81" calcext:value-type="float">
            <text:p>3.081</text:p>
          </table:table-cell>
          <table:table-cell/>
          <table:table-cell table:formula="of:=[.C187]/[.D187]" office:value-type="float" office:value="2043305.09574813" calcext:value-type="float">
            <text:p>2043305.09574813</text:p>
          </table:table-cell>
          <table:table-cell table:formula="of:=POWER([.A187];3)" office:value-type="float" office:value="884736" calcext:value-type="float">
            <text:p>884736</text:p>
          </table:table-cell>
          <table:table-cell table:formula="of:=[.F187]/[.G187]" office:value-type="float" office:value="2.30950825528534" calcext:value-type="float">
            <text:p>2.309508255285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4861408" calcext:value-type="float">
            <text:p>14861408</text:p>
          </table:table-cell>
          <table:table-cell office:value-type="float" office:value="2.69" calcext:value-type="float">
            <text:p>2.69</text:p>
          </table:table-cell>
          <table:table-cell/>
          <table:table-cell table:formula="of:=[.C188]/[.D188]" office:value-type="float" office:value="5524686.98884758" calcext:value-type="float">
            <text:p>5524686.98884758</text:p>
          </table:table-cell>
          <table:table-cell table:formula="of:=POWER([.A188];3)" office:value-type="float" office:value="2097152" calcext:value-type="float">
            <text:p>2097152</text:p>
          </table:table-cell>
          <table:table-cell table:formula="of:=[.F188]/[.G188]" office:value-type="float" office:value="2.63437604372386" calcext:value-type="float">
            <text:p>2.634376043723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28954944" calcext:value-type="float">
            <text:p>28954944</text:p>
          </table:table-cell>
          <table:table-cell office:value-type="float" office:value="2.593" calcext:value-type="float">
            <text:p>2.593</text:p>
          </table:table-cell>
          <table:table-cell/>
          <table:table-cell table:formula="of:=[.C189]/[.D189]" office:value-type="float" office:value="11166580.7944466" calcext:value-type="float">
            <text:p>11166580.7944466</text:p>
          </table:table-cell>
          <table:table-cell table:formula="of:=POWER([.A189];3)" office:value-type="float" office:value="4096000" calcext:value-type="float">
            <text:p>4096000</text:p>
          </table:table-cell>
          <table:table-cell table:formula="of:=[.F189]/[.G189]" office:value-type="float" office:value="2.72621601426919" calcext:value-type="float">
            <text:p>2.726216014269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6961" calcext:value-type="float">
            <text:p>0.006961</text:p>
          </table:table-cell>
          <table:table-cell office:value-type="float" office:value="49952289" calcext:value-type="float">
            <text:p>49952289</text:p>
          </table:table-cell>
          <table:table-cell office:value-type="float" office:value="2.431" calcext:value-type="float">
            <text:p>2.431</text:p>
          </table:table-cell>
          <table:table-cell/>
          <table:table-cell table:formula="of:=[.C190]/[.D190]" office:value-type="float" office:value="20548041.5466886" calcext:value-type="float">
            <text:p>20548041.5466886</text:p>
          </table:table-cell>
          <table:table-cell table:formula="of:=POWER([.A190];3)" office:value-type="float" office:value="7077888" calcext:value-type="float">
            <text:p>7077888</text:p>
          </table:table-cell>
          <table:table-cell table:formula="of:=[.F190]/[.G190]" office:value-type="float" office:value="2.90313177415192" calcext:value-type="float">
            <text:p>2.903131774151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861" calcext:value-type="float">
            <text:p>0.008861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243" calcext:value-type="float">
            <text:p>2.243</text:p>
          </table:table-cell>
          <table:table-cell/>
          <table:table-cell table:formula="of:=[.C191]/[.D191]" office:value-type="float" office:value="35323092.7329469" calcext:value-type="float">
            <text:p>35323092.7329469</text:p>
          </table:table-cell>
          <table:table-cell table:formula="of:=POWER([.A191];3)" office:value-type="float" office:value="11239424" calcext:value-type="float">
            <text:p>11239424</text:p>
          </table:table-cell>
          <table:table-cell table:formula="of:=[.F191]/[.G191]" office:value-type="float" office:value="3.14278496237413" calcext:value-type="float">
            <text:p>3.142784962374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209" calcext:value-type="float">
            <text:p>0.021209</text:p>
          </table:table-cell>
          <table:table-cell office:value-type="float" office:value="118163428" calcext:value-type="float">
            <text:p>118163428</text:p>
          </table:table-cell>
          <table:table-cell office:value-type="float" office:value="1.325" calcext:value-type="float">
            <text:p>1.325</text:p>
          </table:table-cell>
          <table:table-cell/>
          <table:table-cell table:formula="of:=[.C192]/[.D192]" office:value-type="float" office:value="89179945.6603774" calcext:value-type="float">
            <text:p>89179945.6603774</text:p>
          </table:table-cell>
          <table:table-cell table:formula="of:=POWER([.A192];3)" office:value-type="float" office:value="16777216" calcext:value-type="float">
            <text:p>16777216</text:p>
          </table:table-cell>
          <table:table-cell table:formula="of:=[.F192]/[.G192]" office:value-type="float" office:value="5.31553898217543" calcext:value-type="float">
            <text:p>5.315538982175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159" calcext:value-type="float">
            <text:p>0.018159</text:p>
          </table:table-cell>
          <table:table-cell office:value-type="float" office:value="168129732" calcext:value-type="float">
            <text:p>168129732</text:p>
          </table:table-cell>
          <table:table-cell office:value-type="float" office:value="2.201" calcext:value-type="float">
            <text:p>2.201</text:p>
          </table:table-cell>
          <table:table-cell/>
          <table:table-cell table:formula="of:=[.C193]/[.D193]" office:value-type="float" office:value="76387883.6892322" calcext:value-type="float">
            <text:p>76387883.6892322</text:p>
          </table:table-cell>
          <table:table-cell table:formula="of:=POWER([.A193];3)" office:value-type="float" office:value="23887872" calcext:value-type="float">
            <text:p>23887872</text:p>
          </table:table-cell>
          <table:table-cell table:formula="of:=[.F193]/[.G193]" office:value-type="float" office:value="3.19776846130255" calcext:value-type="float">
            <text:p>3.197768461302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788" calcext:value-type="float">
            <text:p>0.027788</text:p>
          </table:table-cell>
          <table:table-cell office:value-type="float" office:value="230504879" calcext:value-type="float">
            <text:p>230504879</text:p>
          </table:table-cell>
          <table:table-cell office:value-type="float" office:value="1.975" calcext:value-type="float">
            <text:p>1.975</text:p>
          </table:table-cell>
          <table:table-cell/>
          <table:table-cell table:formula="of:=[.C194]/[.D194]" office:value-type="float" office:value="116711331.139241" calcext:value-type="float">
            <text:p>116711331.139241</text:p>
          </table:table-cell>
          <table:table-cell table:formula="of:=POWER([.A194];3)" office:value-type="float" office:value="32768000" calcext:value-type="float">
            <text:p>32768000</text:p>
          </table:table-cell>
          <table:table-cell table:formula="of:=[.F194]/[.G194]" office:value-type="float" office:value="3.56174716611452" calcext:value-type="float">
            <text:p>3.561747166114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4471" calcext:value-type="float">
            <text:p>0.034471</text:p>
          </table:table-cell>
          <table:table-cell office:value-type="float" office:value="306665108" calcext:value-type="float">
            <text:p>306665108</text:p>
          </table:table-cell>
          <table:table-cell office:value-type="float" office:value="2.118" calcext:value-type="float">
            <text:p>2.118</text:p>
          </table:table-cell>
          <table:table-cell/>
          <table:table-cell table:formula="of:=[.C195]/[.D195]" office:value-type="float" office:value="144789947.119924" calcext:value-type="float">
            <text:p>144789947.119924</text:p>
          </table:table-cell>
          <table:table-cell table:formula="of:=POWER([.A195];3)" office:value-type="float" office:value="43614208" calcext:value-type="float">
            <text:p>43614208</text:p>
          </table:table-cell>
          <table:table-cell table:formula="of:=[.F195]/[.G195]" office:value-type="float" office:value="3.3197885221239" calcext:value-type="float">
            <text:p>3.31978852212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1285" calcext:value-type="float">
            <text:p>0.061285</text:p>
          </table:table-cell>
          <table:table-cell office:value-type="float" office:value="397986671" calcext:value-type="float">
            <text:p>397986671</text:p>
          </table:table-cell>
          <table:table-cell office:value-type="float" office:value="1.543" calcext:value-type="float">
            <text:p>1.543</text:p>
          </table:table-cell>
          <table:table-cell/>
          <table:table-cell table:formula="of:=[.C196]/[.D196]" office:value-type="float" office:value="257930441.348023" calcext:value-type="float">
            <text:p>257930441.348023</text:p>
          </table:table-cell>
          <table:table-cell table:formula="of:=POWER([.A196];3)" office:value-type="float" office:value="56623104" calcext:value-type="float">
            <text:p>56623104</text:p>
          </table:table-cell>
          <table:table-cell table:formula="of:=[.F196]/[.G196]" office:value-type="float" office:value="4.55521550616553" calcext:value-type="float">
            <text:p>4.555215506165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8073" calcext:value-type="float">
            <text:p>0.058073</text:p>
          </table:table-cell>
          <table:table-cell office:value-type="float" office:value="505845838" calcext:value-type="float">
            <text:p>505845838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C197]/[.D197]" office:value-type="float" office:value="244369970.048309" calcext:value-type="float">
            <text:p>244369970.048309</text:p>
          </table:table-cell>
          <table:table-cell table:formula="of:=POWER([.A197];3)" office:value-type="float" office:value="71991296" calcext:value-type="float">
            <text:p>71991296</text:p>
          </table:table-cell>
          <table:table-cell table:formula="of:=[.F197]/[.G197]" office:value-type="float" office:value="3.39443771158543" calcext:value-type="float">
            <text:p>3.394437711585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0781" calcext:value-type="float">
            <text:p>0.080781</text:p>
          </table:table-cell>
          <table:table-cell office:value-type="float" office:value="631618867" calcext:value-type="float">
            <text:p>631618867</text:p>
          </table:table-cell>
          <table:table-cell office:value-type="float" office:value="1.858" calcext:value-type="float">
            <text:p>1.858</text:p>
          </table:table-cell>
          <table:table-cell/>
          <table:table-cell table:formula="of:=[.C198]/[.D198]" office:value-type="float" office:value="339945568.891281" calcext:value-type="float">
            <text:p>339945568.891281</text:p>
          </table:table-cell>
          <table:table-cell table:formula="of:=POWER([.A198];3)" office:value-type="float" office:value="89915392" calcext:value-type="float">
            <text:p>89915392</text:p>
          </table:table-cell>
          <table:table-cell table:formula="of:=[.F198]/[.G198]" office:value-type="float" office:value="3.78072720732042" calcext:value-type="float">
            <text:p>3.780727207320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0235" calcext:value-type="float">
            <text:p>0.090235</text:p>
          </table:table-cell>
          <table:table-cell office:value-type="float" office:value="776682006" calcext:value-type="float">
            <text:p>776682006</text:p>
          </table:table-cell>
          <table:table-cell office:value-type="float" office:value="2.045" calcext:value-type="float">
            <text:p>2.045</text:p>
          </table:table-cell>
          <table:table-cell/>
          <table:table-cell table:formula="of:=[.C199]/[.D199]" office:value-type="float" office:value="379795601.95599" calcext:value-type="float">
            <text:p>379795601.95599</text:p>
          </table:table-cell>
          <table:table-cell table:formula="of:=POWER([.A199];3)" office:value-type="float" office:value="110592000" calcext:value-type="float">
            <text:p>110592000</text:p>
          </table:table-cell>
          <table:table-cell table:formula="of:=[.F199]/[.G199]" office:value-type="float" office:value="3.43420502347358" calcext:value-type="float">
            <text:p>3.434205023473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96" calcext:value-type="float">
            <text:p>0.18096</text:p>
          </table:table-cell>
          <table:table-cell office:value-type="float" office:value="942411540" calcext:value-type="float">
            <text:p>942411540</text:p>
          </table:table-cell>
          <table:table-cell office:value-type="float" office:value="1.238" calcext:value-type="float">
            <text:p>1.238</text:p>
          </table:table-cell>
          <table:table-cell/>
          <table:table-cell table:formula="of:=[.C200]/[.D200]" office:value-type="float" office:value="761237108.239095" calcext:value-type="float">
            <text:p>761237108.239095</text:p>
          </table:table-cell>
          <table:table-cell table:formula="of:=POWER([.A200];3)" office:value-type="float" office:value="134217728" calcext:value-type="float">
            <text:p>134217728</text:p>
          </table:table-cell>
          <table:table-cell table:formula="of:=[.F200]/[.G200]" office:value-type="float" office:value="5.67165842830461" calcext:value-type="float">
            <text:p>5.6716584283046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2326" calcext:value-type="float">
            <text:p>0.132326</text:p>
          </table:table-cell>
          <table:table-cell office:value-type="float" office:value="1130183648" calcext:value-type="float">
            <text:p>1130183648</text:p>
          </table:table-cell>
          <table:table-cell office:value-type="float" office:value="2.029" calcext:value-type="float">
            <text:p>2.029</text:p>
          </table:table-cell>
          <table:table-cell/>
          <table:table-cell table:formula="of:=[.C201]/[.D201]" office:value-type="float" office:value="557015104.977822" calcext:value-type="float">
            <text:p>557015104.977822</text:p>
          </table:table-cell>
          <table:table-cell table:formula="of:=POWER([.A201];3)" office:value-type="float" office:value="160989184" calcext:value-type="float">
            <text:p>160989184</text:p>
          </table:table-cell>
          <table:table-cell table:formula="of:=[.F201]/[.G201]" office:value-type="float" office:value="3.45995358904249" calcext:value-type="float">
            <text:p>3.4599535890424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6487" calcext:value-type="float">
            <text:p>0.186487</text:p>
          </table:table-cell>
          <table:table-cell office:value-type="float" office:value="1341374769" calcext:value-type="float">
            <text:p>1341374769</text:p>
          </table:table-cell>
          <table:table-cell office:value-type="float" office:value="1.711" calcext:value-type="float">
            <text:p>1.711</text:p>
          </table:table-cell>
          <table:table-cell/>
          <table:table-cell table:formula="of:=[.C202]/[.D202]" office:value-type="float" office:value="783971226.767972" calcext:value-type="float">
            <text:p>783971226.767972</text:p>
          </table:table-cell>
          <table:table-cell table:formula="of:=POWER([.A202];3)" office:value-type="float" office:value="191102976" calcext:value-type="float">
            <text:p>191102976</text:p>
          </table:table-cell>
          <table:table-cell table:formula="of:=[.F202]/[.G202]" office:value-type="float" office:value="4.10234965031613" calcext:value-type="float">
            <text:p>4.102349650316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7363" calcext:value-type="float">
            <text:p>0.187363</text:p>
          </table:table-cell>
          <table:table-cell office:value-type="float" office:value="1577360884" calcext:value-type="float">
            <text:p>1577360884</text:p>
          </table:table-cell>
          <table:table-cell office:value-type="float" office:value="2.002" calcext:value-type="float">
            <text:p>2.002</text:p>
          </table:table-cell>
          <table:table-cell/>
          <table:table-cell table:formula="of:=[.C203]/[.D203]" office:value-type="float" office:value="787892549.45055" calcext:value-type="float">
            <text:p>787892549.45055</text:p>
          </table:table-cell>
          <table:table-cell table:formula="of:=POWER([.A203];3)" office:value-type="float" office:value="224755712" calcext:value-type="float">
            <text:p>224755712</text:p>
          </table:table-cell>
          <table:table-cell table:formula="of:=[.F203]/[.G203]" office:value-type="float" office:value="3.50555072633949" calcext:value-type="float">
            <text:p>3.5055507263394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3926" calcext:value-type="float">
            <text:p>0.303926</text:p>
          </table:table-cell>
          <table:table-cell office:value-type="float" office:value="1839518524" calcext:value-type="float">
            <text:p>1839518524</text:p>
          </table:table-cell>
          <table:table-cell office:value-type="float" office:value="1.439" calcext:value-type="float">
            <text:p>1.439</text:p>
          </table:table-cell>
          <table:table-cell/>
          <table:table-cell table:formula="of:=[.C204]/[.D204]" office:value-type="float" office:value="1278331149.40931" calcext:value-type="float">
            <text:p>1278331149.40931</text:p>
          </table:table-cell>
          <table:table-cell table:formula="of:=POWER([.A204];3)" office:value-type="float" office:value="262144000" calcext:value-type="float">
            <text:p>262144000</text:p>
          </table:table-cell>
          <table:table-cell table:formula="of:=[.F204]/[.G204]" office:value-type="float" office:value="4.87644634021497" calcext:value-type="float">
            <text:p>4.8764463402149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76274" calcext:value-type="float">
            <text:p>0.276274</text:p>
          </table:table-cell>
          <table:table-cell office:value-type="float" office:value="2129223903" calcext:value-type="float">
            <text:p>2129223903</text:p>
          </table:table-cell>
          <table:table-cell office:value-type="float" office:value="1.837" calcext:value-type="float">
            <text:p>1.837</text:p>
          </table:table-cell>
          <table:table-cell/>
          <table:table-cell table:formula="of:=[.C205]/[.D205]" office:value-type="float" office:value="1159076702.77627" calcext:value-type="float">
            <text:p>1159076702.77627</text:p>
          </table:table-cell>
          <table:table-cell table:formula="of:=POWER([.A205];3)" office:value-type="float" office:value="303464448" calcext:value-type="float">
            <text:p>303464448</text:p>
          </table:table-cell>
          <table:table-cell table:formula="of:=[.F205]/[.G205]" office:value-type="float" office:value="3.81948103118908" calcext:value-type="float">
            <text:p>3.8194810311890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69789" calcext:value-type="float">
            <text:p>0.369789</text:p>
          </table:table-cell>
          <table:table-cell office:value-type="float" office:value="2447852946" calcext:value-type="float">
            <text:p>2447852946</text:p>
          </table:table-cell>
          <table:table-cell office:value-type="float" office:value="1.576" calcext:value-type="float">
            <text:p>1.576</text:p>
          </table:table-cell>
          <table:table-cell/>
          <table:table-cell table:formula="of:=[.C206]/[.D206]" office:value-type="float" office:value="1553206184.01015" calcext:value-type="float">
            <text:p>1553206184.01015</text:p>
          </table:table-cell>
          <table:table-cell table:formula="of:=POWER([.A206];3)" office:value-type="float" office:value="348913664" calcext:value-type="float">
            <text:p>348913664</text:p>
          </table:table-cell>
          <table:table-cell table:formula="of:=[.F206]/[.G206]" office:value-type="float" office:value="4.45154874762988" calcext:value-type="float">
            <text:p>4.4515487476298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241087" calcext:value-type="float">
            <text:p>241087</text:p>
          </table:table-cell>
          <table:table-cell office:value-type="float" office:value="3.831" calcext:value-type="float">
            <text:p>3.831</text:p>
          </table:table-cell>
          <table:table-cell/>
          <table:table-cell table:formula="of:=[.C211]/[.D211]" office:value-type="float" office:value="62930.5664317411" calcext:value-type="float">
            <text:p>62930.5664317411</text:p>
          </table:table-cell>
          <table:table-cell table:formula="of:=POWER([.A211];3)" office:value-type="float" office:value="32768" calcext:value-type="float">
            <text:p>32768</text:p>
          </table:table-cell>
          <table:table-cell table:formula="of:=[.F211]/[.G211]" office:value-type="float" office:value="1.92048847753116" calcext:value-type="float">
            <text:p>1.920488477531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880735" calcext:value-type="float">
            <text:p>1880735</text:p>
          </table:table-cell>
          <table:table-cell office:value-type="float" office:value="3.829" calcext:value-type="float">
            <text:p>3.829</text:p>
          </table:table-cell>
          <table:table-cell/>
          <table:table-cell table:formula="of:=[.C212]/[.D212]" office:value-type="float" office:value="491181.77069731" calcext:value-type="float">
            <text:p>491181.77069731</text:p>
          </table:table-cell>
          <table:table-cell table:formula="of:=POWER([.A212];3)" office:value-type="float" office:value="262144" calcext:value-type="float">
            <text:p>262144</text:p>
          </table:table-cell>
          <table:table-cell table:formula="of:=[.F212]/[.G212]" office:value-type="float" office:value="1.87370975760387" calcext:value-type="float">
            <text:p>1.873709757603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6295423" calcext:value-type="float">
            <text:p>6295423</text:p>
          </table:table-cell>
          <table:table-cell office:value-type="float" office:value="3.065" calcext:value-type="float">
            <text:p>3.065</text:p>
          </table:table-cell>
          <table:table-cell/>
          <table:table-cell table:formula="of:=[.C213]/[.D213]" office:value-type="float" office:value="2053971.61500816" calcext:value-type="float">
            <text:p>2053971.61500816</text:p>
          </table:table-cell>
          <table:table-cell table:formula="of:=POWER([.A213];3)" office:value-type="float" office:value="884736" calcext:value-type="float">
            <text:p>884736</text:p>
          </table:table-cell>
          <table:table-cell table:formula="of:=[.F213]/[.G213]" office:value-type="float" office:value="2.32156441583496" calcext:value-type="float">
            <text:p>2.32156441583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14861407" calcext:value-type="float">
            <text:p>14861407</text:p>
          </table:table-cell>
          <table:table-cell office:value-type="float" office:value="2.693" calcext:value-type="float">
            <text:p>2.693</text:p>
          </table:table-cell>
          <table:table-cell/>
          <table:table-cell table:formula="of:=[.C214]/[.D214]" office:value-type="float" office:value="5518532.12031192" calcext:value-type="float">
            <text:p>5518532.12031192</text:p>
          </table:table-cell>
          <table:table-cell table:formula="of:=POWER([.A214];3)" office:value-type="float" office:value="2097152" calcext:value-type="float">
            <text:p>2097152</text:p>
          </table:table-cell>
          <table:table-cell table:formula="of:=[.F214]/[.G214]" office:value-type="float" office:value="2.6314411737022" calcext:value-type="float">
            <text:p>2.63144117370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28954944" calcext:value-type="float">
            <text:p>28954944</text:p>
          </table:table-cell>
          <table:table-cell office:value-type="float" office:value="2.669" calcext:value-type="float">
            <text:p>2.669</text:p>
          </table:table-cell>
          <table:table-cell/>
          <table:table-cell table:formula="of:=[.C215]/[.D215]" office:value-type="float" office:value="10848611.4649682" calcext:value-type="float">
            <text:p>10848611.4649682</text:p>
          </table:table-cell>
          <table:table-cell table:formula="of:=POWER([.A215];3)" office:value-type="float" office:value="4096000" calcext:value-type="float">
            <text:p>4096000</text:p>
          </table:table-cell>
          <table:table-cell table:formula="of:=[.F215]/[.G215]" office:value-type="float" office:value="2.64858678343949" calcext:value-type="float">
            <text:p>2.648586783439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6452" calcext:value-type="float">
            <text:p>0.006452</text:p>
          </table:table-cell>
          <table:table-cell office:value-type="float" office:value="49952289" calcext:value-type="float">
            <text:p>49952289</text:p>
          </table:table-cell>
          <table:table-cell office:value-type="float" office:value="2.191" calcext:value-type="float">
            <text:p>2.191</text:p>
          </table:table-cell>
          <table:table-cell/>
          <table:table-cell table:formula="of:=[.C216]/[.D216]" office:value-type="float" office:value="22798853.947969" calcext:value-type="float">
            <text:p>22798853.947969</text:p>
          </table:table-cell>
          <table:table-cell table:formula="of:=POWER([.A216];3)" office:value-type="float" office:value="7077888" calcext:value-type="float">
            <text:p>7077888</text:p>
          </table:table-cell>
          <table:table-cell table:formula="of:=[.F216]/[.G216]" office:value-type="float" office:value="3.22113799313707" calcext:value-type="float">
            <text:p>3.221137993137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79229697" calcext:value-type="float">
            <text:p>79229697</text:p>
          </table:table-cell>
          <table:table-cell office:value-type="float" office:value="2.185" calcext:value-type="float">
            <text:p>2.185</text:p>
          </table:table-cell>
          <table:table-cell/>
          <table:table-cell table:formula="of:=[.C217]/[.D217]" office:value-type="float" office:value="36260730.8924485" calcext:value-type="float">
            <text:p>36260730.8924485</text:p>
          </table:table-cell>
          <table:table-cell table:formula="of:=POWER([.A217];3)" office:value-type="float" office:value="11239424" calcext:value-type="float">
            <text:p>11239424</text:p>
          </table:table-cell>
          <table:table-cell table:formula="of:=[.F217]/[.G217]" office:value-type="float" office:value="3.2262090025653" calcext:value-type="float">
            <text:p>3.22620900256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222" calcext:value-type="float">
            <text:p>0.021222</text:p>
          </table:table-cell>
          <table:table-cell office:value-type="float" office:value="118163428" calcext:value-type="float">
            <text:p>118163428</text:p>
          </table:table-cell>
          <table:table-cell office:value-type="float" office:value="1.324" calcext:value-type="float">
            <text:p>1.324</text:p>
          </table:table-cell>
          <table:table-cell/>
          <table:table-cell table:formula="of:=[.C218]/[.D218]" office:value-type="float" office:value="89247302.1148036" calcext:value-type="float">
            <text:p>89247302.1148036</text:p>
          </table:table-cell>
          <table:table-cell table:formula="of:=POWER([.A218];3)" office:value-type="float" office:value="16777216" calcext:value-type="float">
            <text:p>16777216</text:p>
          </table:table-cell>
          <table:table-cell table:formula="of:=[.F218]/[.G218]" office:value-type="float" office:value="5.31955373971484" calcext:value-type="float">
            <text:p>5.319553739714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126" calcext:value-type="float">
            <text:p>0.018126</text:p>
          </table:table-cell>
          <table:table-cell office:value-type="float" office:value="168129732" calcext:value-type="float">
            <text:p>168129732</text:p>
          </table:table-cell>
          <table:table-cell office:value-type="float" office:value="2.206" calcext:value-type="float">
            <text:p>2.206</text:p>
          </table:table-cell>
          <table:table-cell/>
          <table:table-cell table:formula="of:=[.C219]/[.D219]" office:value-type="float" office:value="76214747.0534905" calcext:value-type="float">
            <text:p>76214747.0534905</text:p>
          </table:table-cell>
          <table:table-cell table:formula="of:=POWER([.A219];3)" office:value-type="float" office:value="23887872" calcext:value-type="float">
            <text:p>23887872</text:p>
          </table:table-cell>
          <table:table-cell table:formula="of:=[.F219]/[.G219]" office:value-type="float" office:value="3.19052057267765" calcext:value-type="float">
            <text:p>3.190520572677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6628" calcext:value-type="float">
            <text:p>0.026628</text:p>
          </table:table-cell>
          <table:table-cell office:value-type="float" office:value="230504870" calcext:value-type="float">
            <text:p>230504870</text:p>
          </table:table-cell>
          <table:table-cell office:value-type="float" office:value="2.058" calcext:value-type="float">
            <text:p>2.058</text:p>
          </table:table-cell>
          <table:table-cell/>
          <table:table-cell table:formula="of:=[.C220]/[.D220]" office:value-type="float" office:value="112004310.009718" calcext:value-type="float">
            <text:p>112004310.009718</text:p>
          </table:table-cell>
          <table:table-cell table:formula="of:=POWER([.A220];3)" office:value-type="float" office:value="32768000" calcext:value-type="float">
            <text:p>32768000</text:p>
          </table:table-cell>
          <table:table-cell table:formula="of:=[.F220]/[.G220]" office:value-type="float" office:value="3.41810028105829" calcext:value-type="float">
            <text:p>3.418100281058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501" calcext:value-type="float">
            <text:p>0.033501</text:p>
          </table:table-cell>
          <table:table-cell office:value-type="float" office:value="306665115" calcext:value-type="float">
            <text:p>306665115</text:p>
          </table:table-cell>
          <table:table-cell office:value-type="float" office:value="2.181" calcext:value-type="float">
            <text:p>2.181</text:p>
          </table:table-cell>
          <table:table-cell/>
          <table:table-cell table:formula="of:=[.C221]/[.D221]" office:value-type="float" office:value="140607572.21458" calcext:value-type="float">
            <text:p>140607572.21458</text:p>
          </table:table-cell>
          <table:table-cell table:formula="of:=POWER([.A221];3)" office:value-type="float" office:value="43614208" calcext:value-type="float">
            <text:p>43614208</text:p>
          </table:table-cell>
          <table:table-cell table:formula="of:=[.F221]/[.G221]" office:value-type="float" office:value="3.22389374156652" calcext:value-type="float">
            <text:p>3.2238937415665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9917" calcext:value-type="float">
            <text:p>0.059917</text:p>
          </table:table-cell>
          <table:table-cell office:value-type="float" office:value="397986670" calcext:value-type="float">
            <text:p>397986670</text:p>
          </table:table-cell>
          <table:table-cell office:value-type="float" office:value="1.579" calcext:value-type="float">
            <text:p>1.579</text:p>
          </table:table-cell>
          <table:table-cell/>
          <table:table-cell table:formula="of:=[.C222]/[.D222]" office:value-type="float" office:value="252049822.672578" calcext:value-type="float">
            <text:p>252049822.672578</text:p>
          </table:table-cell>
          <table:table-cell table:formula="of:=POWER([.A222];3)" office:value-type="float" office:value="56623104" calcext:value-type="float">
            <text:p>56623104</text:p>
          </table:table-cell>
          <table:table-cell table:formula="of:=[.F222]/[.G222]" office:value-type="float" office:value="4.45136004328865" calcext:value-type="float">
            <text:p>4.4513600432886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505845837" calcext:value-type="float">
            <text:p>505845837</text:p>
          </table:table-cell>
          <table:table-cell office:value-type="float" office:value="2.161" calcext:value-type="float">
            <text:p>2.161</text:p>
          </table:table-cell>
          <table:table-cell/>
          <table:table-cell table:formula="of:=[.C223]/[.D223]" office:value-type="float" office:value="234079517.353077" calcext:value-type="float">
            <text:p>234079517.353077</text:p>
          </table:table-cell>
          <table:table-cell table:formula="of:=POWER([.A223];3)" office:value-type="float" office:value="71991296" calcext:value-type="float">
            <text:p>71991296</text:p>
          </table:table-cell>
          <table:table-cell table:formula="of:=[.F223]/[.G223]" office:value-type="float" office:value="3.25149747759892" calcext:value-type="float">
            <text:p>3.2514974775989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79894" calcext:value-type="float">
            <text:p>0.079894</text:p>
          </table:table-cell>
          <table:table-cell office:value-type="float" office:value="631618868" calcext:value-type="float">
            <text:p>631618868</text:p>
          </table:table-cell>
          <table:table-cell office:value-type="float" office:value="1.879" calcext:value-type="float">
            <text:p>1.879</text:p>
          </table:table-cell>
          <table:table-cell/>
          <table:table-cell table:formula="of:=[.C224]/[.D224]" office:value-type="float" office:value="336146284.19372" calcext:value-type="float">
            <text:p>336146284.19372</text:p>
          </table:table-cell>
          <table:table-cell table:formula="of:=POWER([.A224];3)" office:value-type="float" office:value="89915392" calcext:value-type="float">
            <text:p>89915392</text:p>
          </table:table-cell>
          <table:table-cell table:formula="of:=[.F224]/[.G224]" office:value-type="float" office:value="3.73847321039005" calcext:value-type="float">
            <text:p>3.738473210390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934" calcext:value-type="float">
            <text:p>0.08934</text:p>
          </table:table-cell>
          <table:table-cell office:value-type="float" office:value="776682006" calcext:value-type="float">
            <text:p>776682006</text:p>
          </table:table-cell>
          <table:table-cell office:value-type="float" office:value="2.066" calcext:value-type="float">
            <text:p>2.066</text:p>
          </table:table-cell>
          <table:table-cell/>
          <table:table-cell table:formula="of:=[.C225]/[.D225]" office:value-type="float" office:value="375935143.272023" calcext:value-type="float">
            <text:p>375935143.272023</text:p>
          </table:table-cell>
          <table:table-cell table:formula="of:=POWER([.A225];3)" office:value-type="float" office:value="110592000" calcext:value-type="float">
            <text:p>110592000</text:p>
          </table:table-cell>
          <table:table-cell table:formula="of:=[.F225]/[.G225]" office:value-type="float" office:value="3.39929780881097" calcext:value-type="float">
            <text:p>3.399297808810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012" calcext:value-type="float">
            <text:p>0.181012</text:p>
          </table:table-cell>
          <table:table-cell office:value-type="float" office:value="942411538" calcext:value-type="float">
            <text:p>942411538</text:p>
          </table:table-cell>
          <table:table-cell office:value-type="float" office:value="1.237" calcext:value-type="float">
            <text:p>1.237</text:p>
          </table:table-cell>
          <table:table-cell/>
          <table:table-cell table:formula="of:=[.C226]/[.D226]" office:value-type="float" office:value="761852496.362167" calcext:value-type="float">
            <text:p>761852496.362167</text:p>
          </table:table-cell>
          <table:table-cell table:formula="of:=POWER([.A226];3)" office:value-type="float" office:value="134217728" calcext:value-type="float">
            <text:p>134217728</text:p>
          </table:table-cell>
          <table:table-cell table:formula="of:=[.F226]/[.G226]" office:value-type="float" office:value="5.67624342711394" calcext:value-type="float">
            <text:p>5.6762434271139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1925" calcext:value-type="float">
            <text:p>0.131925</text:p>
          </table:table-cell>
          <table:table-cell office:value-type="float" office:value="1130183648" calcext:value-type="float">
            <text:p>1130183648</text:p>
          </table:table-cell>
          <table:table-cell office:value-type="float" office:value="2.035" calcext:value-type="float">
            <text:p>2.035</text:p>
          </table:table-cell>
          <table:table-cell/>
          <table:table-cell table:formula="of:=[.C227]/[.D227]" office:value-type="float" office:value="555372800" calcext:value-type="float">
            <text:p>555372800</text:p>
          </table:table-cell>
          <table:table-cell table:formula="of:=POWER([.A227];3)" office:value-type="float" office:value="160989184" calcext:value-type="float">
            <text:p>160989184</text:p>
          </table:table-cell>
          <table:table-cell table:formula="of:=[.F227]/[.G227]" office:value-type="float" office:value="3.44975225167922" calcext:value-type="float">
            <text:p>3.449752251679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3338" calcext:value-type="float">
            <text:p>0.183338</text:p>
          </table:table-cell>
          <table:table-cell office:value-type="float" office:value="1341374670" calcext:value-type="float">
            <text:p>1341374670</text:p>
          </table:table-cell>
          <table:table-cell office:value-type="float" office:value="1.738" calcext:value-type="float">
            <text:p>1.738</text:p>
          </table:table-cell>
          <table:table-cell/>
          <table:table-cell table:formula="of:=[.C228]/[.D228]" office:value-type="float" office:value="771792100.115075" calcext:value-type="float">
            <text:p>771792100.115075</text:p>
          </table:table-cell>
          <table:table-cell table:formula="of:=POWER([.A228];3)" office:value-type="float" office:value="191102976" calcext:value-type="float">
            <text:p>191102976</text:p>
          </table:table-cell>
          <table:table-cell table:formula="of:=[.F228]/[.G228]" office:value-type="float" office:value="4.03861894916317" calcext:value-type="float">
            <text:p>4.038618949163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88887" calcext:value-type="float">
            <text:p>0.188887</text:p>
          </table:table-cell>
          <table:table-cell office:value-type="float" office:value="1577360821" calcext:value-type="float">
            <text:p>1577360821</text:p>
          </table:table-cell>
          <table:table-cell office:value-type="float" office:value="1.984" calcext:value-type="float">
            <text:p>1.984</text:p>
          </table:table-cell>
          <table:table-cell/>
          <table:table-cell table:formula="of:=[.C229]/[.D229]" office:value-type="float" office:value="795040736.391129" calcext:value-type="float">
            <text:p>795040736.391129</text:p>
          </table:table-cell>
          <table:table-cell table:formula="of:=POWER([.A229];3)" office:value-type="float" office:value="224755712" calcext:value-type="float">
            <text:p>224755712</text:p>
          </table:table-cell>
          <table:table-cell table:formula="of:=[.F229]/[.G229]" office:value-type="float" office:value="3.53735497672748" calcext:value-type="float">
            <text:p>3.537354976727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1793" calcext:value-type="float">
            <text:p>0.301793</text:p>
          </table:table-cell>
          <table:table-cell office:value-type="float" office:value="1839518379" calcext:value-type="float">
            <text:p>1839518379</text:p>
          </table:table-cell>
          <table:table-cell office:value-type="float" office:value="1.448" calcext:value-type="float">
            <text:p>1.448</text:p>
          </table:table-cell>
          <table:table-cell/>
          <table:table-cell table:formula="of:=[.C230]/[.D230]" office:value-type="float" office:value="1270385620.85635" calcext:value-type="float">
            <text:p>1270385620.85635</text:p>
          </table:table-cell>
          <table:table-cell table:formula="of:=POWER([.A230];3)" office:value-type="float" office:value="262144000" calcext:value-type="float">
            <text:p>262144000</text:p>
          </table:table-cell>
          <table:table-cell table:formula="of:=[.F230]/[.G230]" office:value-type="float" office:value="4.84613655417005" calcext:value-type="float">
            <text:p>4.8461365541700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57674" calcext:value-type="float">
            <text:p>0.257674</text:p>
          </table:table-cell>
          <table:table-cell office:value-type="float" office:value="2129223557" calcext:value-type="float">
            <text:p>2129223557</text:p>
          </table:table-cell>
          <table:table-cell office:value-type="float" office:value="1.963" calcext:value-type="float">
            <text:p>1.963</text:p>
          </table:table-cell>
          <table:table-cell/>
          <table:table-cell table:formula="of:=[.C231]/[.D231]" office:value-type="float" office:value="1084678327.55986" calcext:value-type="float">
            <text:p>1084678327.55986</text:p>
          </table:table-cell>
          <table:table-cell table:formula="of:=POWER([.A231];3)" office:value-type="float" office:value="303464448" calcext:value-type="float">
            <text:p>303464448</text:p>
          </table:table-cell>
          <table:table-cell table:formula="of:=[.F231]/[.G231]" office:value-type="float" office:value="3.57431763327959" calcext:value-type="float">
            <text:p>3.574317633279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60374" calcext:value-type="float">
            <text:p>0.360374</text:p>
          </table:table-cell>
          <table:table-cell office:value-type="float" office:value="2447852665" calcext:value-type="float">
            <text:p>2447852665</text:p>
          </table:table-cell>
          <table:table-cell office:value-type="float" office:value="1.614" calcext:value-type="float">
            <text:p>1.614</text:p>
          </table:table-cell>
          <table:table-cell/>
          <table:table-cell table:formula="of:=[.C232]/[.D232]" office:value-type="float" office:value="1516637338.90954" calcext:value-type="float">
            <text:p>1516637338.90954</text:p>
          </table:table-cell>
          <table:table-cell table:formula="of:=POWER([.A232];3)" office:value-type="float" office:value="348913664" calcext:value-type="float">
            <text:p>348913664</text:p>
          </table:table-cell>
          <table:table-cell table:formula="of:=[.F232]/[.G232]" office:value-type="float" office:value="4.34674102906311" calcext:value-type="float">
            <text:p>4.34674102906311</text:p>
          </table:table-cell>
        </table:table-row>
      </table:table>
      <table:table table:name="matmult1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ttempt1</text:p>
          </table:table-cell>
          <table:table-cell table:number-columns-repeated="4"/>
          <table:table-cell office:value-type="string" calcext:value-type="string">
            <text:p>TOTAL CYCLE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YCLES PER ITERATION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43" calcext:value-type="float">
            <text:p>3.343</text:p>
          </table:table-cell>
          <table:table-cell/>
          <table:table-cell table:formula="of:=[.C3]/[.D3]" office:value-type="float" office:value="72135.8061621298" calcext:value-type="float">
            <text:p>72135.8061621298</text:p>
          </table:table-cell>
          <table:table-cell table:formula="of:=POWER([.A3];3)" office:value-type="float" office:value="32768" calcext:value-type="float">
            <text:p>32768</text:p>
          </table:table-cell>
          <table:table-cell table:formula="of:=[.F3]/[.G3]" office:value-type="float" office:value="2.20141010016265" calcext:value-type="float">
            <text:p>2.2014101001626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4" calcext:value-type="float">
            <text:p>3.494</text:p>
          </table:table-cell>
          <table:table-cell/>
          <table:table-cell table:formula="of:=[.C4]/[.D4]" office:value-type="float" office:value="538311.96336577" calcext:value-type="float">
            <text:p>538311.96336577</text:p>
          </table:table-cell>
          <table:table-cell table:formula="of:=POWER([.A4];3)" office:value-type="float" office:value="262144" calcext:value-type="float">
            <text:p>262144</text:p>
          </table:table-cell>
          <table:table-cell table:formula="of:=[.F4]/[.G4]" office:value-type="float" office:value="2.05349717470463" calcext:value-type="float">
            <text:p>2.0534971747046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6295615" calcext:value-type="float">
            <text:p>6295615</text:p>
          </table:table-cell>
          <table:table-cell office:value-type="float" office:value="3.176" calcext:value-type="float">
            <text:p>3.176</text:p>
          </table:table-cell>
          <table:table-cell/>
          <table:table-cell table:formula="of:=[.C5]/[.D5]" office:value-type="float" office:value="1982246.53652393" calcext:value-type="float">
            <text:p>1982246.53652393</text:p>
          </table:table-cell>
          <table:table-cell table:formula="of:=POWER([.A5];3)" office:value-type="float" office:value="884736" calcext:value-type="float">
            <text:p>884736</text:p>
          </table:table-cell>
          <table:table-cell table:formula="of:=[.F5]/[.G5]" office:value-type="float" office:value="2.24049494597703" calcext:value-type="float">
            <text:p>2.2404949459770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03" calcext:value-type="float">
            <text:p>3.203</text:p>
          </table:table-cell>
          <table:table-cell/>
          <table:table-cell table:formula="of:=[.C6]/[.D6]" office:value-type="float" office:value="4639919.45051514" calcext:value-type="float">
            <text:p>4639919.45051514</text:p>
          </table:table-cell>
          <table:table-cell table:formula="of:=POWER([.A6];3)" office:value-type="float" office:value="2097152" calcext:value-type="float">
            <text:p>2097152</text:p>
          </table:table-cell>
          <table:table-cell table:formula="of:=[.F6]/[.G6]" office:value-type="float" office:value="2.21248600507505" calcext:value-type="float">
            <text:p>2.2124860050750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28955263" calcext:value-type="float">
            <text:p>28955263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7]/[.D7]" office:value-type="float" office:value="9006302.64385692" calcext:value-type="float">
            <text:p>9006302.64385692</text:p>
          </table:table-cell>
          <table:table-cell table:formula="of:=POWER([.A7];3)" office:value-type="float" office:value="4096000" calcext:value-type="float">
            <text:p>4096000</text:p>
          </table:table-cell>
          <table:table-cell table:formula="of:=[.F7]/[.G7]" office:value-type="float" office:value="2.19880435641038" calcext:value-type="float">
            <text:p>2.1988043564103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49952671" calcext:value-type="float">
            <text:p>49952671</text:p>
          </table:table-cell>
          <table:table-cell office:value-type="float" office:value="3.148" calcext:value-type="float">
            <text:p>3.148</text:p>
          </table:table-cell>
          <table:table-cell/>
          <table:table-cell table:formula="of:=[.C8]/[.D8]" office:value-type="float" office:value="15868065.7560356" calcext:value-type="float">
            <text:p>15868065.7560356</text:p>
          </table:table-cell>
          <table:table-cell table:formula="of:=POWER([.A8];3)" office:value-type="float" office:value="7077888" calcext:value-type="float">
            <text:p>7077888</text:p>
          </table:table-cell>
          <table:table-cell table:formula="of:=[.F8]/[.G8]" office:value-type="float" office:value="2.24192100186321" calcext:value-type="float">
            <text:p>2.2419210018632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38" calcext:value-type="float">
            <text:p>0.005938</text:p>
          </table:table-cell>
          <table:table-cell office:value-type="float" office:value="79230143" calcext:value-type="float">
            <text:p>79230143</text:p>
          </table:table-cell>
          <table:table-cell office:value-type="float" office:value="3.179" calcext:value-type="float">
            <text:p>3.179</text:p>
          </table:table-cell>
          <table:table-cell/>
          <table:table-cell table:formula="of:=[.C9]/[.D9]" office:value-type="float" office:value="24922976.7222397" calcext:value-type="float">
            <text:p>24922976.7222397</text:p>
          </table:table-cell>
          <table:table-cell table:formula="of:=POWER([.A9];3)" office:value-type="float" office:value="11239424" calcext:value-type="float">
            <text:p>11239424</text:p>
          </table:table-cell>
          <table:table-cell table:formula="of:=[.F9]/[.G9]" office:value-type="float" office:value="2.21746031845046" calcext:value-type="float">
            <text:p>2.2174603184504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118163936" calcext:value-type="float">
            <text:p>118163936</text:p>
          </table:table-cell>
          <table:table-cell office:value-type="float" office:value="3.228" calcext:value-type="float">
            <text:p>3.228</text:p>
          </table:table-cell>
          <table:table-cell/>
          <table:table-cell table:formula="of:=[.C10]/[.D10]" office:value-type="float" office:value="36605928.1288724" calcext:value-type="float">
            <text:p>36605928.1288724</text:p>
          </table:table-cell>
          <table:table-cell table:formula="of:=POWER([.A10];3)" office:value-type="float" office:value="16777216" calcext:value-type="float">
            <text:p>16777216</text:p>
          </table:table-cell>
          <table:table-cell table:formula="of:=[.F10]/[.G10]" office:value-type="float" office:value="2.18188334279492" calcext:value-type="float">
            <text:p>2.1818833427949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168130305" calcext:value-type="float">
            <text:p>168130305</text:p>
          </table:table-cell>
          <table:table-cell office:value-type="float" office:value="3.208" calcext:value-type="float">
            <text:p>3.208</text:p>
          </table:table-cell>
          <table:table-cell/>
          <table:table-cell table:formula="of:=[.C11]/[.D11]" office:value-type="float" office:value="52409696.0723192" calcext:value-type="float">
            <text:p>52409696.0723192</text:p>
          </table:table-cell>
          <table:table-cell table:formula="of:=POWER([.A11];3)" office:value-type="float" office:value="23887872" calcext:value-type="float">
            <text:p>23887872</text:p>
          </table:table-cell>
          <table:table-cell table:formula="of:=[.F11]/[.G11]" office:value-type="float" office:value="2.1939876466317" calcext:value-type="float">
            <text:p>2.193987646631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983" calcext:value-type="float">
            <text:p>0.016983</text:p>
          </table:table-cell>
          <table:table-cell office:value-type="float" office:value="230505506" calcext:value-type="float">
            <text:p>230505506</text:p>
          </table:table-cell>
          <table:table-cell office:value-type="float" office:value="3.227" calcext:value-type="float">
            <text:p>3.227</text:p>
          </table:table-cell>
          <table:table-cell/>
          <table:table-cell table:formula="of:=[.C12]/[.D12]" office:value-type="float" office:value="71430277.6572668" calcext:value-type="float">
            <text:p>71430277.6572668</text:p>
          </table:table-cell>
          <table:table-cell table:formula="of:=POWER([.A12];3)" office:value-type="float" office:value="32768000" calcext:value-type="float">
            <text:p>32768000</text:p>
          </table:table-cell>
          <table:table-cell table:formula="of:=[.F12]/[.G12]" office:value-type="float" office:value="2.17987907889608" calcext:value-type="float">
            <text:p>2.1798790788960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528" calcext:value-type="float">
            <text:p>0.022528</text:p>
          </table:table-cell>
          <table:table-cell office:value-type="float" office:value="306665795" calcext:value-type="float">
            <text:p>306665795</text:p>
          </table:table-cell>
          <table:table-cell office:value-type="float" office:value="3.236" calcext:value-type="float">
            <text:p>3.236</text:p>
          </table:table-cell>
          <table:table-cell/>
          <table:table-cell table:formula="of:=[.C13]/[.D13]" office:value-type="float" office:value="94766932.9419036" calcext:value-type="float">
            <text:p>94766932.9419036</text:p>
          </table:table-cell>
          <table:table-cell table:formula="of:=POWER([.A13];3)" office:value-type="float" office:value="43614208" calcext:value-type="float">
            <text:p>43614208</text:p>
          </table:table-cell>
          <table:table-cell table:formula="of:=[.F13]/[.G13]" office:value-type="float" office:value="2.17284543930968" calcext:value-type="float">
            <text:p>2.17284543930968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201" calcext:value-type="float">
            <text:p>0.029201</text:p>
          </table:table-cell>
          <table:table-cell office:value-type="float" office:value="397987429" calcext:value-type="float">
            <text:p>3979874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C14]/[.D14]" office:value-type="float" office:value="122835626.234568" calcext:value-type="float">
            <text:p>122835626.234568</text:p>
          </table:table-cell>
          <table:table-cell table:formula="of:=POWER([.A14];3)" office:value-type="float" office:value="56623104" calcext:value-type="float">
            <text:p>56623104</text:p>
          </table:table-cell>
          <table:table-cell table:formula="of:=[.F14]/[.G14]" office:value-type="float" office:value="2.16935521999232" calcext:value-type="float">
            <text:p>2.1693552199923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505846664" calcext:value-type="float">
            <text:p>505846664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[.C15]/[.D15]" office:value-type="float" office:value="158672102.885822" calcext:value-type="float">
            <text:p>158672102.885822</text:p>
          </table:table-cell>
          <table:table-cell table:formula="of:=POWER([.A15];3)" office:value-type="float" office:value="71991296" calcext:value-type="float">
            <text:p>71991296</text:p>
          </table:table-cell>
          <table:table-cell table:formula="of:=[.F15]/[.G15]" office:value-type="float" office:value="2.20404565137738" calcext:value-type="float">
            <text:p>2.2040456513773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7209" calcext:value-type="float">
            <text:p>0.047209</text:p>
          </table:table-cell>
          <table:table-cell office:value-type="float" office:value="631619754" calcext:value-type="float">
            <text:p>631619754</text:p>
          </table:table-cell>
          <table:table-cell office:value-type="float" office:value="3.181" calcext:value-type="float">
            <text:p>3.181</text:p>
          </table:table-cell>
          <table:table-cell/>
          <table:table-cell table:formula="of:=[.C16]/[.D16]" office:value-type="float" office:value="198560123.860421" calcext:value-type="float">
            <text:p>198560123.860421</text:p>
          </table:table-cell>
          <table:table-cell table:formula="of:=POWER([.A16];3)" office:value-type="float" office:value="89915392" calcext:value-type="float">
            <text:p>89915392</text:p>
          </table:table-cell>
          <table:table-cell table:formula="of:=[.F16]/[.G16]" office:value-type="float" office:value="2.208299596363" calcext:value-type="float">
            <text:p>2.20829959636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724" calcext:value-type="float">
            <text:p>0.056724</text:p>
          </table:table-cell>
          <table:table-cell office:value-type="float" office:value="776682956" calcext:value-type="float">
            <text:p>776682956</text:p>
          </table:table-cell>
          <table:table-cell office:value-type="float" office:value="3.254" calcext:value-type="float">
            <text:p>3.254</text:p>
          </table:table-cell>
          <table:table-cell/>
          <table:table-cell table:formula="of:=[.C17]/[.D17]" office:value-type="float" office:value="238685604.179471" calcext:value-type="float">
            <text:p>238685604.179471</text:p>
          </table:table-cell>
          <table:table-cell table:formula="of:=POWER([.A17];3)" office:value-type="float" office:value="110592000" calcext:value-type="float">
            <text:p>110592000</text:p>
          </table:table-cell>
          <table:table-cell table:formula="of:=[.F17]/[.G17]" office:value-type="float" office:value="2.15825379936588" calcext:value-type="float">
            <text:p>2.1582537993658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68" calcext:value-type="float">
            <text:p>0.07268</text:p>
          </table:table-cell>
          <table:table-cell office:value-type="float" office:value="942412528" calcext:value-type="float">
            <text:p>942412528</text:p>
          </table:table-cell>
          <table:table-cell office:value-type="float" office:value="3.081" calcext:value-type="float">
            <text:p>3.081</text:p>
          </table:table-cell>
          <table:table-cell/>
          <table:table-cell table:formula="of:=[.C18]/[.D18]" office:value-type="float" office:value="305878782.213567" calcext:value-type="float">
            <text:p>305878782.213567</text:p>
          </table:table-cell>
          <table:table-cell table:formula="of:=POWER([.A18];3)" office:value-type="float" office:value="134217728" calcext:value-type="float">
            <text:p>134217728</text:p>
          </table:table-cell>
          <table:table-cell table:formula="of:=[.F18]/[.G18]" office:value-type="float" office:value="2.27897451977109" calcext:value-type="float">
            <text:p>2.27897451977109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3085" calcext:value-type="float">
            <text:p>0.083085</text:p>
          </table:table-cell>
          <table:table-cell office:value-type="float" office:value="1130184722" calcext:value-type="float">
            <text:p>1130184722</text:p>
          </table:table-cell>
          <table:table-cell office:value-type="float" office:value="3.233" calcext:value-type="float">
            <text:p>3.233</text:p>
          </table:table-cell>
          <table:table-cell/>
          <table:table-cell table:formula="of:=[.C19]/[.D19]" office:value-type="float" office:value="349577705.536653" calcext:value-type="float">
            <text:p>349577705.536653</text:p>
          </table:table-cell>
          <table:table-cell table:formula="of:=POWER([.A19];3)" office:value-type="float" office:value="160989184" calcext:value-type="float">
            <text:p>160989184</text:p>
          </table:table-cell>
          <table:table-cell table:formula="of:=[.F19]/[.G19]" office:value-type="float" office:value="2.17143597383942" calcext:value-type="float">
            <text:p>2.1714359738394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576" calcext:value-type="float">
            <text:p>0.099576</text:p>
          </table:table-cell>
          <table:table-cell office:value-type="float" office:value="1341375798" calcext:value-type="float">
            <text:p>1341375798</text:p>
          </table:table-cell>
          <table:table-cell office:value-type="float" office:value="3.201" calcext:value-type="float">
            <text:p>3.201</text:p>
          </table:table-cell>
          <table:table-cell/>
          <table:table-cell table:formula="of:=[.C20]/[.D20]" office:value-type="float" office:value="419048984.067479" calcext:value-type="float">
            <text:p>419048984.067479</text:p>
          </table:table-cell>
          <table:table-cell table:formula="of:=POWER([.A20];3)" office:value-type="float" office:value="191102976" calcext:value-type="float">
            <text:p>191102976</text:p>
          </table:table-cell>
          <table:table-cell table:formula="of:=[.F20]/[.G20]" office:value-type="float" office:value="2.19279151397139" calcext:value-type="float">
            <text:p>2.1927915139713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5599" calcext:value-type="float">
            <text:p>0.115599</text:p>
          </table:table-cell>
          <table:table-cell office:value-type="float" office:value="1577362010" calcext:value-type="float">
            <text:p>1577362010</text:p>
          </table:table-cell>
          <table:table-cell office:value-type="float" office:value="3.242" calcext:value-type="float">
            <text:p>3.242</text:p>
          </table:table-cell>
          <table:table-cell/>
          <table:table-cell table:formula="of:=[.C21]/[.D21]" office:value-type="float" office:value="486539793.337446" calcext:value-type="float">
            <text:p>486539793.337446</text:p>
          </table:table-cell>
          <table:table-cell table:formula="of:=POWER([.A21];3)" office:value-type="float" office:value="224755712" calcext:value-type="float">
            <text:p>224755712</text:p>
          </table:table-cell>
          <table:table-cell table:formula="of:=[.F21]/[.G21]" office:value-type="float" office:value="2.16474940284252" calcext:value-type="float">
            <text:p>2.164749402842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28" calcext:value-type="float">
            <text:p>0.13928</text:p>
          </table:table-cell>
          <table:table-cell office:value-type="float" office:value="1839519623" calcext:value-type="float">
            <text:p>1839519623</text:p>
          </table:table-cell>
          <table:table-cell office:value-type="float" office:value="3.139" calcext:value-type="float">
            <text:p>3.139</text:p>
          </table:table-cell>
          <table:table-cell/>
          <table:table-cell table:formula="of:=[.C22]/[.D22]" office:value-type="float" office:value="586020905.702453" calcext:value-type="float">
            <text:p>586020905.702453</text:p>
          </table:table-cell>
          <table:table-cell table:formula="of:=POWER([.A22];3)" office:value-type="float" office:value="262144000" calcext:value-type="float">
            <text:p>262144000</text:p>
          </table:table-cell>
          <table:table-cell table:formula="of:=[.F22]/[.G22]" office:value-type="float" office:value="2.23549234658223" calcext:value-type="float">
            <text:p>2.23549234658223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7756" calcext:value-type="float">
            <text:p>0.157756</text:p>
          </table:table-cell>
          <table:table-cell office:value-type="float" office:value="2129224869" calcext:value-type="float">
            <text:p>2129224869</text:p>
          </table:table-cell>
          <table:table-cell office:value-type="float" office:value="3.207" calcext:value-type="float">
            <text:p>3.207</text:p>
          </table:table-cell>
          <table:table-cell/>
          <table:table-cell table:formula="of:=[.C23]/[.D23]" office:value-type="float" office:value="663930423.760524" calcext:value-type="float">
            <text:p>663930423.760524</text:p>
          </table:table-cell>
          <table:table-cell table:formula="of:=POWER([.A23];3)" office:value-type="float" office:value="303464448" calcext:value-type="float">
            <text:p>303464448</text:p>
          </table:table-cell>
          <table:table-cell table:formula="of:=[.F23]/[.G23]" office:value-type="float" office:value="2.1878359331256" calcext:value-type="float">
            <text:p>2.1878359331256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3862" calcext:value-type="float">
            <text:p>0.183862</text:p>
          </table:table-cell>
          <table:table-cell office:value-type="float" office:value="2447854028" calcext:value-type="float">
            <text:p>2447854028</text:p>
          </table:table-cell>
          <table:table-cell office:value-type="float" office:value="3.164" calcext:value-type="float">
            <text:p>3.164</text:p>
          </table:table-cell>
          <table:table-cell/>
          <table:table-cell table:formula="of:=[.C24]/[.D24]" office:value-type="float" office:value="773658036.662453" calcext:value-type="float">
            <text:p>773658036.662453</text:p>
          </table:table-cell>
          <table:table-cell table:formula="of:=POWER([.A24];3)" office:value-type="float" office:value="348913664" calcext:value-type="float">
            <text:p>348913664</text:p>
          </table:table-cell>
          <table:table-cell table:formula="of:=[.F24]/[.G24]" office:value-type="float" office:value="2.21733373176939" calcext:value-type="float">
            <text:p>2.2173337317693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temp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28" calcext:value-type="float">
            <text:p>3.328</text:p>
          </table:table-cell>
          <table:table-cell/>
          <table:table-cell table:formula="of:=[.C28]/[.D28]" office:value-type="float" office:value="72460.9375" calcext:value-type="float">
            <text:p>72460.9375</text:p>
          </table:table-cell>
          <table:table-cell table:formula="of:=POWER([.A28];3)" office:value-type="float" office:value="32768" calcext:value-type="float">
            <text:p>32768</text:p>
          </table:table-cell>
          <table:table-cell table:formula="of:=[.F28]/[.G28]" office:value-type="float" office:value="2.21133232116699" calcext:value-type="float">
            <text:p>2.2113323211669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4" calcext:value-type="float">
            <text:p>3.494</text:p>
          </table:table-cell>
          <table:table-cell/>
          <table:table-cell table:formula="of:=[.C29]/[.D29]" office:value-type="float" office:value="538311.96336577" calcext:value-type="float">
            <text:p>538311.96336577</text:p>
          </table:table-cell>
          <table:table-cell table:formula="of:=POWER([.A29];3)" office:value-type="float" office:value="262144" calcext:value-type="float">
            <text:p>262144</text:p>
          </table:table-cell>
          <table:table-cell table:formula="of:=[.F29]/[.G29]" office:value-type="float" office:value="2.05349717470463" calcext:value-type="float">
            <text:p>2.0534971747046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6295614" calcext:value-type="float">
            <text:p>6295614</text:p>
          </table:table-cell>
          <table:table-cell office:value-type="float" office:value="3.178" calcext:value-type="float">
            <text:p>3.178</text:p>
          </table:table-cell>
          <table:table-cell/>
          <table:table-cell table:formula="of:=[.C30]/[.D30]" office:value-type="float" office:value="1980998.74134676" calcext:value-type="float">
            <text:p>1980998.74134676</text:p>
          </table:table-cell>
          <table:table-cell table:formula="of:=POWER([.A30];3)" office:value-type="float" office:value="884736" calcext:value-type="float">
            <text:p>884736</text:p>
          </table:table-cell>
          <table:table-cell table:formula="of:=[.F30]/[.G30]" office:value-type="float" office:value="2.23908458720653" calcext:value-type="float">
            <text:p>2.2390845872065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13" calcext:value-type="float">
            <text:p>3.213</text:p>
          </table:table-cell>
          <table:table-cell/>
          <table:table-cell table:formula="of:=[.C31]/[.D31]" office:value-type="float" office:value="4625478.36912543" calcext:value-type="float">
            <text:p>4625478.36912543</text:p>
          </table:table-cell>
          <table:table-cell table:formula="of:=POWER([.A31];3)" office:value-type="float" office:value="2097152" calcext:value-type="float">
            <text:p>2097152</text:p>
          </table:table-cell>
          <table:table-cell table:formula="of:=[.F31]/[.G31]" office:value-type="float" office:value="2.20559996086379" calcext:value-type="float">
            <text:p>2.2055999608637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28955263" calcext:value-type="float">
            <text:p>28955263</text:p>
          </table:table-cell>
          <table:table-cell office:value-type="float" office:value="3.214" calcext:value-type="float">
            <text:p>3.214</text:p>
          </table:table-cell>
          <table:table-cell/>
          <table:table-cell table:formula="of:=[.C32]/[.D32]" office:value-type="float" office:value="9009104.85376478" calcext:value-type="float">
            <text:p>9009104.85376478</text:p>
          </table:table-cell>
          <table:table-cell table:formula="of:=POWER([.A32];3)" office:value-type="float" office:value="4096000" calcext:value-type="float">
            <text:p>4096000</text:p>
          </table:table-cell>
          <table:table-cell table:formula="of:=[.F32]/[.G32]" office:value-type="float" office:value="2.19948848968867" calcext:value-type="float">
            <text:p>2.1994884896886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49952671" calcext:value-type="float">
            <text:p>49952671</text:p>
          </table:table-cell>
          <table:table-cell office:value-type="float" office:value="3.154" calcext:value-type="float">
            <text:p>3.154</text:p>
          </table:table-cell>
          <table:table-cell/>
          <table:table-cell table:formula="of:=[.C33]/[.D33]" office:value-type="float" office:value="15837879.2010146" calcext:value-type="float">
            <text:p>15837879.2010146</text:p>
          </table:table-cell>
          <table:table-cell table:formula="of:=POWER([.A33];3)" office:value-type="float" office:value="7077888" calcext:value-type="float">
            <text:p>7077888</text:p>
          </table:table-cell>
          <table:table-cell table:formula="of:=[.F33]/[.G33]" office:value-type="float" office:value="2.23765609190405" calcext:value-type="float">
            <text:p>2.2376560919040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79230144" calcext:value-type="float">
            <text:p>79230144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[.C34]/[.D34]" office:value-type="float" office:value="24852617.314931" calcext:value-type="float">
            <text:p>24852617.314931</text:p>
          </table:table-cell>
          <table:table-cell table:formula="of:=POWER([.A34];3)" office:value-type="float" office:value="11239424" calcext:value-type="float">
            <text:p>11239424</text:p>
          </table:table-cell>
          <table:table-cell table:formula="of:=[.F34]/[.G34]" office:value-type="float" office:value="2.21120026390418" calcext:value-type="float">
            <text:p>2.2112002639041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45" calcext:value-type="float">
            <text:p>0.008745</text:p>
          </table:table-cell>
          <table:table-cell office:value-type="float" office:value="118163936" calcext:value-type="float">
            <text:p>118163936</text:p>
          </table:table-cell>
          <table:table-cell office:value-type="float" office:value="3.217" calcext:value-type="float">
            <text:p>3.217</text:p>
          </table:table-cell>
          <table:table-cell/>
          <table:table-cell table:formula="of:=[.C35]/[.D35]" office:value-type="float" office:value="36731096.0522226" calcext:value-type="float">
            <text:p>36731096.0522226</text:p>
          </table:table-cell>
          <table:table-cell table:formula="of:=POWER([.A35];3)" office:value-type="float" office:value="16777216" calcext:value-type="float">
            <text:p>16777216</text:p>
          </table:table-cell>
          <table:table-cell table:formula="of:=[.F35]/[.G35]" office:value-type="float" office:value="2.18934393240348" calcext:value-type="float">
            <text:p>2.1893439324034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485" calcext:value-type="float">
            <text:p>0.012485</text:p>
          </table:table-cell>
          <table:table-cell office:value-type="float" office:value="168130305" calcext:value-type="float">
            <text:p>168130305</text:p>
          </table:table-cell>
          <table:table-cell office:value-type="float" office:value="3.208" calcext:value-type="float">
            <text:p>3.208</text:p>
          </table:table-cell>
          <table:table-cell/>
          <table:table-cell table:formula="of:=[.C36]/[.D36]" office:value-type="float" office:value="52409696.0723192" calcext:value-type="float">
            <text:p>52409696.0723192</text:p>
          </table:table-cell>
          <table:table-cell table:formula="of:=POWER([.A36];3)" office:value-type="float" office:value="23887872" calcext:value-type="float">
            <text:p>23887872</text:p>
          </table:table-cell>
          <table:table-cell table:formula="of:=[.F36]/[.G36]" office:value-type="float" office:value="2.1939876466317" calcext:value-type="float">
            <text:p>2.193987646631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230505506" calcext:value-type="float">
            <text:p>230505506</text:p>
          </table:table-cell>
          <table:table-cell office:value-type="float" office:value="3.235" calcext:value-type="float">
            <text:p>3.235</text:p>
          </table:table-cell>
          <table:table-cell/>
          <table:table-cell table:formula="of:=[.C37]/[.D37]" office:value-type="float" office:value="71253634.0030912" calcext:value-type="float">
            <text:p>71253634.0030912</text:p>
          </table:table-cell>
          <table:table-cell table:formula="of:=POWER([.A37];3)" office:value-type="float" office:value="32768000" calcext:value-type="float">
            <text:p>32768000</text:p>
          </table:table-cell>
          <table:table-cell table:formula="of:=[.F37]/[.G37]" office:value-type="float" office:value="2.17448834237949" calcext:value-type="float">
            <text:p>2.1744883423794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702" calcext:value-type="float">
            <text:p>0.022702</text:p>
          </table:table-cell>
          <table:table-cell office:value-type="float" office:value="306665802" calcext:value-type="float">
            <text:p>306665802</text:p>
          </table:table-cell>
          <table:table-cell office:value-type="float" office:value="3.217" calcext:value-type="float">
            <text:p>3.217</text:p>
          </table:table-cell>
          <table:table-cell/>
          <table:table-cell table:formula="of:=[.C38]/[.D38]" office:value-type="float" office:value="95326640.3481505" calcext:value-type="float">
            <text:p>95326640.3481505</text:p>
          </table:table-cell>
          <table:table-cell table:formula="of:=POWER([.A38];3)" office:value-type="float" office:value="43614208" calcext:value-type="float">
            <text:p>43614208</text:p>
          </table:table-cell>
          <table:table-cell table:formula="of:=[.F38]/[.G38]" office:value-type="float" office:value="2.18567858318442" calcext:value-type="float">
            <text:p>2.1856785831844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948" calcext:value-type="float">
            <text:p>0.029948</text:p>
          </table:table-cell>
          <table:table-cell office:value-type="float" office:value="397987430" calcext:value-type="float">
            <text:p>397987430</text:p>
          </table:table-cell>
          <table:table-cell office:value-type="float" office:value="3.16" calcext:value-type="float">
            <text:p>3.16</text:p>
          </table:table-cell>
          <table:table-cell/>
          <table:table-cell table:formula="of:=[.C39]/[.D39]" office:value-type="float" office:value="125945389.240506" calcext:value-type="float">
            <text:p>125945389.240506</text:p>
          </table:table-cell>
          <table:table-cell table:formula="of:=POWER([.A39];3)" office:value-type="float" office:value="56623104" calcext:value-type="float">
            <text:p>56623104</text:p>
          </table:table-cell>
          <table:table-cell table:formula="of:=[.F39]/[.G39]" office:value-type="float" office:value="2.22427561089739" calcext:value-type="float">
            <text:p>2.2242756108973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6976" calcext:value-type="float">
            <text:p>0.036976</text:p>
          </table:table-cell>
          <table:table-cell office:value-type="float" office:value="505846663" calcext:value-type="float">
            <text:p>505846663</text:p>
          </table:table-cell>
          <table:table-cell office:value-type="float" office:value="3.252" calcext:value-type="float">
            <text:p>3.252</text:p>
          </table:table-cell>
          <table:table-cell/>
          <table:table-cell table:formula="of:=[.C40]/[.D40]" office:value-type="float" office:value="155549404.366544" calcext:value-type="float">
            <text:p>155549404.366544</text:p>
          </table:table-cell>
          <table:table-cell table:formula="of:=POWER([.A40];3)" office:value-type="float" office:value="71991296" calcext:value-type="float">
            <text:p>71991296</text:p>
          </table:table-cell>
          <table:table-cell table:formula="of:=[.F40]/[.G40]" office:value-type="float" office:value="2.16066959492636" calcext:value-type="float">
            <text:p>2.16066959492636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413" calcext:value-type="float">
            <text:p>0.046413</text:p>
          </table:table-cell>
          <table:table-cell office:value-type="float" office:value="631619754" calcext:value-type="float">
            <text:p>631619754</text:p>
          </table:table-cell>
          <table:table-cell office:value-type="float" office:value="3.234" calcext:value-type="float">
            <text:p>3.234</text:p>
          </table:table-cell>
          <table:table-cell/>
          <table:table-cell table:formula="of:=[.C41]/[.D41]" office:value-type="float" office:value="195306046.382189" calcext:value-type="float">
            <text:p>195306046.382189</text:p>
          </table:table-cell>
          <table:table-cell table:formula="of:=POWER([.A41];3)" office:value-type="float" office:value="89915392" calcext:value-type="float">
            <text:p>89915392</text:p>
          </table:table-cell>
          <table:table-cell table:formula="of:=[.F41]/[.G41]" office:value-type="float" office:value="2.17210915770894" calcext:value-type="float">
            <text:p>2.1721091577089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721" calcext:value-type="float">
            <text:p>0.056721</text:p>
          </table:table-cell>
          <table:table-cell office:value-type="float" office:value="776682956" calcext:value-type="float">
            <text:p>776682956</text:p>
          </table:table-cell>
          <table:table-cell office:value-type="float" office:value="3.254" calcext:value-type="float">
            <text:p>3.254</text:p>
          </table:table-cell>
          <table:table-cell/>
          <table:table-cell table:formula="of:=[.C42]/[.D42]" office:value-type="float" office:value="238685604.179471" calcext:value-type="float">
            <text:p>238685604.179471</text:p>
          </table:table-cell>
          <table:table-cell table:formula="of:=POWER([.A42];3)" office:value-type="float" office:value="110592000" calcext:value-type="float">
            <text:p>110592000</text:p>
          </table:table-cell>
          <table:table-cell table:formula="of:=[.F42]/[.G42]" office:value-type="float" office:value="2.15825379936588" calcext:value-type="float">
            <text:p>2.1582537993658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282" calcext:value-type="float">
            <text:p>0.072282</text:p>
          </table:table-cell>
          <table:table-cell office:value-type="float" office:value="942412528" calcext:value-type="float">
            <text:p>942412528</text:p>
          </table:table-cell>
          <table:table-cell office:value-type="float" office:value="3.098" calcext:value-type="float">
            <text:p>3.098</text:p>
          </table:table-cell>
          <table:table-cell/>
          <table:table-cell table:formula="of:=[.C43]/[.D43]" office:value-type="float" office:value="304200299.548096" calcext:value-type="float">
            <text:p>304200299.548096</text:p>
          </table:table-cell>
          <table:table-cell table:formula="of:=POWER([.A43];3)" office:value-type="float" office:value="134217728" calcext:value-type="float">
            <text:p>134217728</text:p>
          </table:table-cell>
          <table:table-cell table:formula="of:=[.F43]/[.G43]" office:value-type="float" office:value="2.26646884939146" calcext:value-type="float">
            <text:p>2.2664688493914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2995" calcext:value-type="float">
            <text:p>0.082995</text:p>
          </table:table-cell>
          <table:table-cell office:value-type="float" office:value="1130184723" calcext:value-type="float">
            <text:p>1130184723</text:p>
          </table:table-cell>
          <table:table-cell office:value-type="float" office:value="3.236" calcext:value-type="float">
            <text:p>3.236</text:p>
          </table:table-cell>
          <table:table-cell/>
          <table:table-cell table:formula="of:=[.C44]/[.D44]" office:value-type="float" office:value="349253622.682324" calcext:value-type="float">
            <text:p>349253622.682324</text:p>
          </table:table-cell>
          <table:table-cell table:formula="of:=POWER([.A44];3)" office:value-type="float" office:value="160989184" calcext:value-type="float">
            <text:p>160989184</text:p>
          </table:table-cell>
          <table:table-cell table:formula="of:=[.F44]/[.G44]" office:value-type="float" office:value="2.16942290161756" calcext:value-type="float">
            <text:p>2.1694229016175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355" calcext:value-type="float">
            <text:p>0.099355</text:p>
          </table:table-cell>
          <table:table-cell office:value-type="float" office:value="1341375800" calcext:value-type="float">
            <text:p>1341375800</text:p>
          </table:table-cell>
          <table:table-cell office:value-type="float" office:value="3.208" calcext:value-type="float">
            <text:p>3.208</text:p>
          </table:table-cell>
          <table:table-cell/>
          <table:table-cell table:formula="of:=[.C45]/[.D45]" office:value-type="float" office:value="418134600.997506" calcext:value-type="float">
            <text:p>418134600.997506</text:p>
          </table:table-cell>
          <table:table-cell table:formula="of:=POWER([.A45];3)" office:value-type="float" office:value="191102976" calcext:value-type="float">
            <text:p>191102976</text:p>
          </table:table-cell>
          <table:table-cell table:formula="of:=[.F45]/[.G45]" office:value-type="float" office:value="2.1880067477207" calcext:value-type="float">
            <text:p>2.188006747720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61" calcext:value-type="float">
            <text:p>0.1161</text:p>
          </table:table-cell>
          <table:table-cell office:value-type="float" office:value="1577362017" calcext:value-type="float">
            <text:p>1577362017</text:p>
          </table:table-cell>
          <table:table-cell office:value-type="float" office:value="3.229" calcext:value-type="float">
            <text:p>3.229</text:p>
          </table:table-cell>
          <table:table-cell/>
          <table:table-cell table:formula="of:=[.C46]/[.D46]" office:value-type="float" office:value="488498611.644472" calcext:value-type="float">
            <text:p>488498611.644472</text:p>
          </table:table-cell>
          <table:table-cell table:formula="of:=POWER([.A46];3)" office:value-type="float" office:value="224755712" calcext:value-type="float">
            <text:p>224755712</text:p>
          </table:table-cell>
          <table:table-cell table:formula="of:=[.F46]/[.G46]" office:value-type="float" office:value="2.17346472442254" calcext:value-type="float">
            <text:p>2.1734647244225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8803" calcext:value-type="float">
            <text:p>0.138803</text:p>
          </table:table-cell>
          <table:table-cell office:value-type="float" office:value="1839519617" calcext:value-type="float">
            <text:p>1839519617</text:p>
          </table:table-cell>
          <table:table-cell office:value-type="float" office:value="3.149" calcext:value-type="float">
            <text:p>3.149</text:p>
          </table:table-cell>
          <table:table-cell/>
          <table:table-cell table:formula="of:=[.C47]/[.D47]" office:value-type="float" office:value="584159929.183868" calcext:value-type="float">
            <text:p>584159929.183868</text:p>
          </table:table-cell>
          <table:table-cell table:formula="of:=POWER([.A47];3)" office:value-type="float" office:value="262144000" calcext:value-type="float">
            <text:p>262144000</text:p>
          </table:table-cell>
          <table:table-cell table:formula="of:=[.F47]/[.G47]" office:value-type="float" office:value="2.22839328454539" calcext:value-type="float">
            <text:p>2.2283932845453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73189" calcext:value-type="float">
            <text:p>0.173189</text:p>
          </table:table-cell>
          <table:table-cell office:value-type="float" office:value="2129225027" calcext:value-type="float">
            <text:p>2129225027</text:p>
          </table:table-cell>
          <table:table-cell office:value-type="float" office:value="2.93" calcext:value-type="float">
            <text:p>2.93</text:p>
          </table:table-cell>
          <table:table-cell/>
          <table:table-cell table:formula="of:=[.C48]/[.D48]" office:value-type="float" office:value="726697961.433447" calcext:value-type="float">
            <text:p>726697961.433447</text:p>
          </table:table-cell>
          <table:table-cell table:formula="of:=POWER([.A48];3)" office:value-type="float" office:value="303464448" calcext:value-type="float">
            <text:p>303464448</text:p>
          </table:table-cell>
          <table:table-cell table:formula="of:=[.F48]/[.G48]" office:value-type="float" office:value="2.39467247719722" calcext:value-type="float">
            <text:p>2.39467247719722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96421" calcext:value-type="float">
            <text:p>0.196421</text:p>
          </table:table-cell>
          <table:table-cell office:value-type="float" office:value="2447854219" calcext:value-type="float">
            <text:p>2447854219</text:p>
          </table:table-cell>
          <table:table-cell office:value-type="float" office:value="2.97" calcext:value-type="float">
            <text:p>2.97</text:p>
          </table:table-cell>
          <table:table-cell/>
          <table:table-cell table:formula="of:=[.C49]/[.D49]" office:value-type="float" office:value="824193339.73064" calcext:value-type="float">
            <text:p>824193339.73064</text:p>
          </table:table-cell>
          <table:table-cell table:formula="of:=POWER([.A49];3)" office:value-type="float" office:value="348913664" calcext:value-type="float">
            <text:p>348913664</text:p>
          </table:table-cell>
          <table:table-cell table:formula="of:=[.F49]/[.G49]" office:value-type="float" office:value="2.36216985681203" calcext:value-type="float">
            <text:p>2.3621698568120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54]/[.D54]" office:value-type="float" office:value="71770.8333333333" calcext:value-type="float">
            <text:p>71770.8333333333</text:p>
          </table:table-cell>
          <table:table-cell table:formula="of:=POWER([.A54];3)" office:value-type="float" office:value="32768" calcext:value-type="float">
            <text:p>32768</text:p>
          </table:table-cell>
          <table:table-cell table:formula="of:=[.F54]/[.G54]" office:value-type="float" office:value="2.19027201334635" calcext:value-type="float">
            <text:p>2.1902720133463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5" calcext:value-type="float">
            <text:p>3.495</text:p>
          </table:table-cell>
          <table:table-cell/>
          <table:table-cell table:formula="of:=[.C55]/[.D55]" office:value-type="float" office:value="538157.939914163" calcext:value-type="float">
            <text:p>538157.939914163</text:p>
          </table:table-cell>
          <table:table-cell table:formula="of:=POWER([.A55];3)" office:value-type="float" office:value="262144" calcext:value-type="float">
            <text:p>262144</text:p>
          </table:table-cell>
          <table:table-cell table:formula="of:=[.F55]/[.G55]" office:value-type="float" office:value="2.05290962186494" calcext:value-type="float">
            <text:p>2.052909621864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6295614" calcext:value-type="float">
            <text:p>6295614</text:p>
          </table:table-cell>
          <table:table-cell office:value-type="float" office:value="3.176" calcext:value-type="float">
            <text:p>3.176</text:p>
          </table:table-cell>
          <table:table-cell/>
          <table:table-cell table:formula="of:=[.C56]/[.D56]" office:value-type="float" office:value="1982246.22166247" calcext:value-type="float">
            <text:p>1982246.22166247</text:p>
          </table:table-cell>
          <table:table-cell table:formula="of:=POWER([.A56];3)" office:value-type="float" office:value="884736" calcext:value-type="float">
            <text:p>884736</text:p>
          </table:table-cell>
          <table:table-cell table:formula="of:=[.F56]/[.G56]" office:value-type="float" office:value="2.2404945900952" calcext:value-type="float">
            <text:p>2.240494590095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14861663" calcext:value-type="float">
            <text:p>14861663</text:p>
          </table:table-cell>
          <table:table-cell office:value-type="float" office:value="3.208" calcext:value-type="float">
            <text:p>3.208</text:p>
          </table:table-cell>
          <table:table-cell/>
          <table:table-cell table:formula="of:=[.C57]/[.D57]" office:value-type="float" office:value="4632687.96758105" calcext:value-type="float">
            <text:p>4632687.96758105</text:p>
          </table:table-cell>
          <table:table-cell table:formula="of:=POWER([.A57];3)" office:value-type="float" office:value="2097152" calcext:value-type="float">
            <text:p>2097152</text:p>
          </table:table-cell>
          <table:table-cell table:formula="of:=[.F57]/[.G57]" office:value-type="float" office:value="2.20903776530316" calcext:value-type="float">
            <text:p>2.2090377653031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28955262" calcext:value-type="float">
            <text:p>28955262</text:p>
          </table:table-cell>
          <table:table-cell office:value-type="float" office:value="3.201" calcext:value-type="float">
            <text:p>3.201</text:p>
          </table:table-cell>
          <table:table-cell/>
          <table:table-cell table:formula="of:=[.C58]/[.D58]" office:value-type="float" office:value="9045692.59606373" calcext:value-type="float">
            <text:p>9045692.59606373</text:p>
          </table:table-cell>
          <table:table-cell table:formula="of:=POWER([.A58];3)" office:value-type="float" office:value="4096000" calcext:value-type="float">
            <text:p>4096000</text:p>
          </table:table-cell>
          <table:table-cell table:formula="of:=[.F58]/[.G58]" office:value-type="float" office:value="2.20842104396087" calcext:value-type="float">
            <text:p>2.2084210439608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49952671" calcext:value-type="float">
            <text:p>49952671</text:p>
          </table:table-cell>
          <table:table-cell office:value-type="float" office:value="3.155" calcext:value-type="float">
            <text:p>3.155</text:p>
          </table:table-cell>
          <table:table-cell/>
          <table:table-cell table:formula="of:=[.C59]/[.D59]" office:value-type="float" office:value="15832859.2709984" calcext:value-type="float">
            <text:p>15832859.2709984</text:p>
          </table:table-cell>
          <table:table-cell table:formula="of:=POWER([.A59];3)" office:value-type="float" office:value="7077888" calcext:value-type="float">
            <text:p>7077888</text:p>
          </table:table-cell>
          <table:table-cell table:formula="of:=[.F59]/[.G59]" office:value-type="float" office:value="2.23694685067048" calcext:value-type="float">
            <text:p>2.2369468506704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79230143" calcext:value-type="float">
            <text:p>79230143</text:p>
          </table:table-cell>
          <table:table-cell office:value-type="float" office:value="3.164" calcext:value-type="float">
            <text:p>3.164</text:p>
          </table:table-cell>
          <table:table-cell/>
          <table:table-cell table:formula="of:=[.C60]/[.D60]" office:value-type="float" office:value="25041132.4273072" calcext:value-type="float">
            <text:p>25041132.4273072</text:p>
          </table:table-cell>
          <table:table-cell table:formula="of:=POWER([.A60];3)" office:value-type="float" office:value="11239424" calcext:value-type="float">
            <text:p>11239424</text:p>
          </table:table-cell>
          <table:table-cell table:formula="of:=[.F60]/[.G60]" office:value-type="float" office:value="2.22797293057965" calcext:value-type="float">
            <text:p>2.2279729305796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118163937" calcext:value-type="float">
            <text:p>118163937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61]/[.D61]" office:value-type="float" office:value="36753946.1897356" calcext:value-type="float">
            <text:p>36753946.1897356</text:p>
          </table:table-cell>
          <table:table-cell table:formula="of:=POWER([.A61];3)" office:value-type="float" office:value="16777216" calcext:value-type="float">
            <text:p>16777216</text:p>
          </table:table-cell>
          <table:table-cell table:formula="of:=[.F61]/[.G61]" office:value-type="float" office:value="2.19070590673301" calcext:value-type="float">
            <text:p>2.1907059067330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168130305" calcext:value-type="float">
            <text:p>168130305</text:p>
          </table:table-cell>
          <table:table-cell office:value-type="float" office:value="3.212" calcext:value-type="float">
            <text:p>3.212</text:p>
          </table:table-cell>
          <table:table-cell/>
          <table:table-cell table:formula="of:=[.C62]/[.D62]" office:value-type="float" office:value="52344428.7048568" calcext:value-type="float">
            <text:p>52344428.7048568</text:p>
          </table:table-cell>
          <table:table-cell table:formula="of:=POWER([.A62];3)" office:value-type="float" office:value="23887872" calcext:value-type="float">
            <text:p>23887872</text:p>
          </table:table-cell>
          <table:table-cell table:formula="of:=[.F62]/[.G62]" office:value-type="float" office:value="2.19125540796839" calcext:value-type="float">
            <text:p>2.1912554079683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973" calcext:value-type="float">
            <text:p>0.016973</text:p>
          </table:table-cell>
          <table:table-cell office:value-type="float" office:value="230505506" calcext:value-type="float">
            <text:p>230505506</text:p>
          </table:table-cell>
          <table:table-cell office:value-type="float" office:value="3.23" calcext:value-type="float">
            <text:p>3.23</text:p>
          </table:table-cell>
          <table:table-cell/>
          <table:table-cell table:formula="of:=[.C63]/[.D63]" office:value-type="float" office:value="71363933.74613" calcext:value-type="float">
            <text:p>71363933.74613</text:p>
          </table:table-cell>
          <table:table-cell table:formula="of:=POWER([.A63];3)" office:value-type="float" office:value="32768000" calcext:value-type="float">
            <text:p>32768000</text:p>
          </table:table-cell>
          <table:table-cell table:formula="of:=[.F63]/[.G63]" office:value-type="float" office:value="2.17785442340485" calcext:value-type="float">
            <text:p>2.1778544234048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54" calcext:value-type="float">
            <text:p>0.02254</text:p>
          </table:table-cell>
          <table:table-cell office:value-type="float" office:value="306665796" calcext:value-type="float">
            <text:p>306665796</text:p>
          </table:table-cell>
          <table:table-cell office:value-type="float" office:value="3.235" calcext:value-type="float">
            <text:p>3.235</text:p>
          </table:table-cell>
          <table:table-cell/>
          <table:table-cell table:formula="of:=[.C64]/[.D64]" office:value-type="float" office:value="94796227.511592" calcext:value-type="float">
            <text:p>94796227.511592</text:p>
          </table:table-cell>
          <table:table-cell table:formula="of:=POWER([.A64];3)" office:value-type="float" office:value="43614208" calcext:value-type="float">
            <text:p>43614208</text:p>
          </table:table-cell>
          <table:table-cell table:formula="of:=[.F64]/[.G64]" office:value-type="float" office:value="2.17351711423011" calcext:value-type="float">
            <text:p>2.1735171142301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193" calcext:value-type="float">
            <text:p>0.029193</text:p>
          </table:table-cell>
          <table:table-cell office:value-type="float" office:value="397987429" calcext:value-type="float">
            <text:p>397987429</text:p>
          </table:table-cell>
          <table:table-cell office:value-type="float" office:value="3.241" calcext:value-type="float">
            <text:p>3.241</text:p>
          </table:table-cell>
          <table:table-cell/>
          <table:table-cell table:formula="of:=[.C65]/[.D65]" office:value-type="float" office:value="122797725.701944" calcext:value-type="float">
            <text:p>122797725.701944</text:p>
          </table:table-cell>
          <table:table-cell table:formula="of:=POWER([.A65];3)" office:value-type="float" office:value="56623104" calcext:value-type="float">
            <text:p>56623104</text:p>
          </table:table-cell>
          <table:table-cell table:formula="of:=[.F65]/[.G65]" office:value-type="float" office:value="2.16868587250081" calcext:value-type="float">
            <text:p>2.1686858725008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448" calcext:value-type="float">
            <text:p>0.037448</text:p>
          </table:table-cell>
          <table:table-cell office:value-type="float" office:value="505846668" calcext:value-type="float">
            <text:p>505846668</text:p>
          </table:table-cell>
          <table:table-cell office:value-type="float" office:value="3.213" calcext:value-type="float">
            <text:p>3.213</text:p>
          </table:table-cell>
          <table:table-cell/>
          <table:table-cell table:formula="of:=[.C66]/[.D66]" office:value-type="float" office:value="157437493.930906" calcext:value-type="float">
            <text:p>157437493.930906</text:p>
          </table:table-cell>
          <table:table-cell table:formula="of:=POWER([.A66];3)" office:value-type="float" office:value="71991296" calcext:value-type="float">
            <text:p>71991296</text:p>
          </table:table-cell>
          <table:table-cell table:formula="of:=[.F66]/[.G66]" office:value-type="float" office:value="2.18689623160702" calcext:value-type="float">
            <text:p>2.1868962316070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649" calcext:value-type="float">
            <text:p>0.046649</text:p>
          </table:table-cell>
          <table:table-cell office:value-type="float" office:value="631619754" calcext:value-type="float">
            <text:p>631619754</text:p>
          </table:table-cell>
          <table:table-cell office:value-type="float" office:value="3.218" calcext:value-type="float">
            <text:p>3.218</text:p>
          </table:table-cell>
          <table:table-cell/>
          <table:table-cell table:formula="of:=[.C67]/[.D67]" office:value-type="float" office:value="196277114.356743" calcext:value-type="float">
            <text:p>196277114.356743</text:p>
          </table:table-cell>
          <table:table-cell table:formula="of:=POWER([.A67];3)" office:value-type="float" office:value="89915392" calcext:value-type="float">
            <text:p>89915392</text:p>
          </table:table-cell>
          <table:table-cell table:formula="of:=[.F67]/[.G67]" office:value-type="float" office:value="2.18290895463975" calcext:value-type="float">
            <text:p>2.18290895463975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837" calcext:value-type="float">
            <text:p>0.056837</text:p>
          </table:table-cell>
          <table:table-cell office:value-type="float" office:value="776682956" calcext:value-type="float">
            <text:p>776682956</text:p>
          </table:table-cell>
          <table:table-cell office:value-type="float" office:value="3.247" calcext:value-type="float">
            <text:p>3.247</text:p>
          </table:table-cell>
          <table:table-cell/>
          <table:table-cell table:formula="of:=[.C68]/[.D68]" office:value-type="float" office:value="239200171.234986" calcext:value-type="float">
            <text:p>239200171.234986</text:p>
          </table:table-cell>
          <table:table-cell table:formula="of:=POWER([.A68];3)" office:value-type="float" office:value="110592000" calcext:value-type="float">
            <text:p>110592000</text:p>
          </table:table-cell>
          <table:table-cell table:formula="of:=[.F68]/[.G68]" office:value-type="float" office:value="2.16290664094135" calcext:value-type="float">
            <text:p>2.1629066409413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178" calcext:value-type="float">
            <text:p>0.072178</text:p>
          </table:table-cell>
          <table:table-cell office:value-type="float" office:value="942412528" calcext:value-type="float">
            <text:p>942412528</text:p>
          </table:table-cell>
          <table:table-cell office:value-type="float" office:value="3.103" calcext:value-type="float">
            <text:p>3.103</text:p>
          </table:table-cell>
          <table:table-cell/>
          <table:table-cell table:formula="of:=[.C69]/[.D69]" office:value-type="float" office:value="303710128.262971" calcext:value-type="float">
            <text:p>303710128.262971</text:p>
          </table:table-cell>
          <table:table-cell table:formula="of:=POWER([.A69];3)" office:value-type="float" office:value="134217728" calcext:value-type="float">
            <text:p>134217728</text:p>
          </table:table-cell>
          <table:table-cell table:formula="of:=[.F69]/[.G69]" office:value-type="float" office:value="2.26281678872534" calcext:value-type="float">
            <text:p>2.2628167887253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2837" calcext:value-type="float">
            <text:p>0.082837</text:p>
          </table:table-cell>
          <table:table-cell office:value-type="float" office:value="1130184723" calcext:value-type="float">
            <text:p>1130184723</text:p>
          </table:table-cell>
          <table:table-cell office:value-type="float" office:value="3.242" calcext:value-type="float">
            <text:p>3.242</text:p>
          </table:table-cell>
          <table:table-cell/>
          <table:table-cell table:formula="of:=[.C70]/[.D70]" office:value-type="float" office:value="348607255.706354" calcext:value-type="float">
            <text:p>348607255.706354</text:p>
          </table:table-cell>
          <table:table-cell table:formula="of:=POWER([.A70];3)" office:value-type="float" office:value="160989184" calcext:value-type="float">
            <text:p>160989184</text:p>
          </table:table-cell>
          <table:table-cell table:formula="of:=[.F70]/[.G70]" office:value-type="float" office:value="2.16540793017719" calcext:value-type="float">
            <text:p>2.1654079301771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721" calcext:value-type="float">
            <text:p>0.099721</text:p>
          </table:table-cell>
          <table:table-cell office:value-type="float" office:value="1341375799" calcext:value-type="float">
            <text:p>1341375799</text:p>
          </table:table-cell>
          <table:table-cell office:value-type="float" office:value="3.197" calcext:value-type="float">
            <text:p>3.197</text:p>
          </table:table-cell>
          <table:table-cell/>
          <table:table-cell table:formula="of:=[.C71]/[.D71]" office:value-type="float" office:value="419573287.144198" calcext:value-type="float">
            <text:p>419573287.144198</text:p>
          </table:table-cell>
          <table:table-cell table:formula="of:=POWER([.A71];3)" office:value-type="float" office:value="191102976" calcext:value-type="float">
            <text:p>191102976</text:p>
          </table:table-cell>
          <table:table-cell table:formula="of:=[.F71]/[.G71]" office:value-type="float" office:value="2.19553507708953" calcext:value-type="float">
            <text:p>2.19553507708953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6036" calcext:value-type="float">
            <text:p>0.116036</text:p>
          </table:table-cell>
          <table:table-cell office:value-type="float" office:value="1577362017" calcext:value-type="float">
            <text:p>1577362017</text:p>
          </table:table-cell>
          <table:table-cell office:value-type="float" office:value="3.231" calcext:value-type="float">
            <text:p>3.231</text:p>
          </table:table-cell>
          <table:table-cell/>
          <table:table-cell table:formula="of:=[.C72]/[.D72]" office:value-type="float" office:value="488196229.340761" calcext:value-type="float">
            <text:p>488196229.340761</text:p>
          </table:table-cell>
          <table:table-cell table:formula="of:=POWER([.A72];3)" office:value-type="float" office:value="224755712" calcext:value-type="float">
            <text:p>224755712</text:p>
          </table:table-cell>
          <table:table-cell table:formula="of:=[.F72]/[.G72]" office:value-type="float" office:value="2.17211934235852" calcext:value-type="float">
            <text:p>2.172119342358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8647" calcext:value-type="float">
            <text:p>0.138647</text:p>
          </table:table-cell>
          <table:table-cell office:value-type="float" office:value="1839519623" calcext:value-type="float">
            <text:p>1839519623</text:p>
          </table:table-cell>
          <table:table-cell office:value-type="float" office:value="3.154" calcext:value-type="float">
            <text:p>3.154</text:p>
          </table:table-cell>
          <table:table-cell/>
          <table:table-cell table:formula="of:=[.C73]/[.D73]" office:value-type="float" office:value="583233869.055168" calcext:value-type="float">
            <text:p>583233869.055168</text:p>
          </table:table-cell>
          <table:table-cell table:formula="of:=POWER([.A73];3)" office:value-type="float" office:value="262144000" calcext:value-type="float">
            <text:p>262144000</text:p>
          </table:table-cell>
          <table:table-cell table:formula="of:=[.F73]/[.G73]" office:value-type="float" office:value="2.22486064550464" calcext:value-type="float">
            <text:p>2.22486064550464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6938" calcext:value-type="float">
            <text:p>0.156938</text:p>
          </table:table-cell>
          <table:table-cell office:value-type="float" office:value="2129224870" calcext:value-type="float">
            <text:p>2129224870</text:p>
          </table:table-cell>
          <table:table-cell office:value-type="float" office:value="3.224" calcext:value-type="float">
            <text:p>3.224</text:p>
          </table:table-cell>
          <table:table-cell/>
          <table:table-cell table:formula="of:=[.C74]/[.D74]" office:value-type="float" office:value="660429550.248139" calcext:value-type="float">
            <text:p>660429550.248139</text:p>
          </table:table-cell>
          <table:table-cell table:formula="of:=POWER([.A74];3)" office:value-type="float" office:value="303464448" calcext:value-type="float">
            <text:p>303464448</text:p>
          </table:table-cell>
          <table:table-cell table:formula="of:=[.F74]/[.G74]" office:value-type="float" office:value="2.17629957842093" calcext:value-type="float">
            <text:p>2.1762995784209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3668" calcext:value-type="float">
            <text:p>0.183668</text:p>
          </table:table-cell>
          <table:table-cell office:value-type="float" office:value="2447854029" calcext:value-type="float">
            <text:p>2447854029</text:p>
          </table:table-cell>
          <table:table-cell office:value-type="float" office:value="3.167" calcext:value-type="float">
            <text:p>3.167</text:p>
          </table:table-cell>
          <table:table-cell/>
          <table:table-cell table:formula="of:=[.C75]/[.D75]" office:value-type="float" office:value="772925174.928955" calcext:value-type="float">
            <text:p>772925174.928955</text:p>
          </table:table-cell>
          <table:table-cell table:formula="of:=POWER([.A75];3)" office:value-type="float" office:value="348913664" calcext:value-type="float">
            <text:p>348913664</text:p>
          </table:table-cell>
          <table:table-cell table:formula="of:=[.F75]/[.G75]" office:value-type="float" office:value="2.21523332181383" calcext:value-type="float">
            <text:p>2.2152333218138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48" calcext:value-type="float">
            <text:p>3.348</text:p>
          </table:table-cell>
          <table:table-cell/>
          <table:table-cell table:formula="of:=[.C80]/[.D80]" office:value-type="float" office:value="72028.0764635603" calcext:value-type="float">
            <text:p>72028.0764635603</text:p>
          </table:table-cell>
          <table:table-cell table:formula="of:=POWER([.A80];3)" office:value-type="float" office:value="32768" calcext:value-type="float">
            <text:p>32768</text:p>
          </table:table-cell>
          <table:table-cell table:formula="of:=[.F80]/[.G80]" office:value-type="float" office:value="2.19812245067018" calcext:value-type="float">
            <text:p>2.1981224506701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6" calcext:value-type="float">
            <text:p>3.496</text:p>
          </table:table-cell>
          <table:table-cell/>
          <table:table-cell table:formula="of:=[.C81]/[.D81]" office:value-type="float" office:value="538004.004576659" calcext:value-type="float">
            <text:p>538004.004576659</text:p>
          </table:table-cell>
          <table:table-cell table:formula="of:=POWER([.A81];3)" office:value-type="float" office:value="262144" calcext:value-type="float">
            <text:p>262144</text:p>
          </table:table-cell>
          <table:table-cell table:formula="of:=[.F81]/[.G81]" office:value-type="float" office:value="2.05232240515388" calcext:value-type="float">
            <text:p>2.0523224051538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6295614" calcext:value-type="float">
            <text:p>6295614</text:p>
          </table:table-cell>
          <table:table-cell office:value-type="float" office:value="3.173" calcext:value-type="float">
            <text:p>3.173</text:p>
          </table:table-cell>
          <table:table-cell/>
          <table:table-cell table:formula="of:=[.C82]/[.D82]" office:value-type="float" office:value="1984120.39079735" calcext:value-type="float">
            <text:p>1984120.39079735</text:p>
          </table:table-cell>
          <table:table-cell table:formula="of:=POWER([.A82];3)" office:value-type="float" office:value="884736" calcext:value-type="float">
            <text:p>884736</text:p>
          </table:table-cell>
          <table:table-cell table:formula="of:=[.F82]/[.G82]" office:value-type="float" office:value="2.2426129272431" calcext:value-type="float">
            <text:p>2.242612927243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83]/[.D83]" office:value-type="float" office:value="4622600.93312597" calcext:value-type="float">
            <text:p>4622600.93312597</text:p>
          </table:table-cell>
          <table:table-cell table:formula="of:=POWER([.A83];3)" office:value-type="float" office:value="2097152" calcext:value-type="float">
            <text:p>2097152</text:p>
          </table:table-cell>
          <table:table-cell table:formula="of:=[.F83]/[.G83]" office:value-type="float" office:value="2.2042278924589" calcext:value-type="float">
            <text:p>2.204227892458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43" calcext:value-type="float">
            <text:p>0.002143</text:p>
          </table:table-cell>
          <table:table-cell office:value-type="float" office:value="28955263" calcext:value-type="float">
            <text:p>28955263</text:p>
          </table:table-cell>
          <table:table-cell office:value-type="float" office:value="3.229" calcext:value-type="float">
            <text:p>3.229</text:p>
          </table:table-cell>
          <table:table-cell/>
          <table:table-cell table:formula="of:=[.C84]/[.D84]" office:value-type="float" office:value="8967253.9485909" calcext:value-type="float">
            <text:p>8967253.9485909</text:p>
          </table:table-cell>
          <table:table-cell table:formula="of:=POWER([.A84];3)" office:value-type="float" office:value="4096000" calcext:value-type="float">
            <text:p>4096000</text:p>
          </table:table-cell>
          <table:table-cell table:formula="of:=[.F84]/[.G84]" office:value-type="float" office:value="2.1892709835427" calcext:value-type="float">
            <text:p>2.189270983542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49952671" calcext:value-type="float">
            <text:p>49952671</text:p>
          </table:table-cell>
          <table:table-cell office:value-type="float" office:value="3.157" calcext:value-type="float">
            <text:p>3.157</text:p>
          </table:table-cell>
          <table:table-cell/>
          <table:table-cell table:formula="of:=[.C85]/[.D85]" office:value-type="float" office:value="15822828.9515363" calcext:value-type="float">
            <text:p>15822828.9515363</text:p>
          </table:table-cell>
          <table:table-cell table:formula="of:=POWER([.A85];3)" office:value-type="float" office:value="7077888" calcext:value-type="float">
            <text:p>7077888</text:p>
          </table:table-cell>
          <table:table-cell table:formula="of:=[.F85]/[.G85]" office:value-type="float" office:value="2.23552971614361" calcext:value-type="float">
            <text:p>2.2355297161436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79230144" calcext:value-type="float">
            <text:p>79230144</text:p>
          </table:table-cell>
          <table:table-cell office:value-type="float" office:value="3.174" calcext:value-type="float">
            <text:p>3.174</text:p>
          </table:table-cell>
          <table:table-cell/>
          <table:table-cell table:formula="of:=[.C86]/[.D86]" office:value-type="float" office:value="24962238.1852552" calcext:value-type="float">
            <text:p>24962238.1852552</text:p>
          </table:table-cell>
          <table:table-cell table:formula="of:=POWER([.A86];3)" office:value-type="float" office:value="11239424" calcext:value-type="float">
            <text:p>11239424</text:p>
          </table:table-cell>
          <table:table-cell table:formula="of:=[.F86]/[.G86]" office:value-type="float" office:value="2.22095351018479" calcext:value-type="float">
            <text:p>2.2209535101847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118163936" calcext:value-type="float">
            <text:p>118163936</text:p>
          </table:table-cell>
          <table:table-cell office:value-type="float" office:value="3.217" calcext:value-type="float">
            <text:p>3.217</text:p>
          </table:table-cell>
          <table:table-cell/>
          <table:table-cell table:formula="of:=[.C87]/[.D87]" office:value-type="float" office:value="36731096.0522226" calcext:value-type="float">
            <text:p>36731096.0522226</text:p>
          </table:table-cell>
          <table:table-cell table:formula="of:=POWER([.A87];3)" office:value-type="float" office:value="16777216" calcext:value-type="float">
            <text:p>16777216</text:p>
          </table:table-cell>
          <table:table-cell table:formula="of:=[.F87]/[.G87]" office:value-type="float" office:value="2.18934393240348" calcext:value-type="float">
            <text:p>2.1893439324034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428" calcext:value-type="float">
            <text:p>0.012428</text:p>
          </table:table-cell>
          <table:table-cell office:value-type="float" office:value="168130305" calcext:value-type="float">
            <text:p>168130305</text:p>
          </table:table-cell>
          <table:table-cell office:value-type="float" office:value="3.219" calcext:value-type="float">
            <text:p>3.219</text:p>
          </table:table-cell>
          <table:table-cell/>
          <table:table-cell table:formula="of:=[.C88]/[.D88]" office:value-type="float" office:value="52230601.1183597" calcext:value-type="float">
            <text:p>52230601.1183597</text:p>
          </table:table-cell>
          <table:table-cell table:formula="of:=POWER([.A88];3)" office:value-type="float" office:value="23887872" calcext:value-type="float">
            <text:p>23887872</text:p>
          </table:table-cell>
          <table:table-cell table:formula="of:=[.F88]/[.G88]" office:value-type="float" office:value="2.18649032941736" calcext:value-type="float">
            <text:p>2.1864903294173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982" calcext:value-type="float">
            <text:p>0.016982</text:p>
          </table:table-cell>
          <table:table-cell office:value-type="float" office:value="230505507" calcext:value-type="float">
            <text:p>230505507</text:p>
          </table:table-cell>
          <table:table-cell office:value-type="float" office:value="3.228" calcext:value-type="float">
            <text:p>3.228</text:p>
          </table:table-cell>
          <table:table-cell/>
          <table:table-cell table:formula="of:=[.C89]/[.D89]" office:value-type="float" office:value="71408149.6282528" calcext:value-type="float">
            <text:p>71408149.6282528</text:p>
          </table:table-cell>
          <table:table-cell table:formula="of:=POWER([.A89];3)" office:value-type="float" office:value="32768000" calcext:value-type="float">
            <text:p>32768000</text:p>
          </table:table-cell>
          <table:table-cell table:formula="of:=[.F89]/[.G89]" office:value-type="float" office:value="2.17920378504189" calcext:value-type="float">
            <text:p>2.1792037850418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306665796" calcext:value-type="float">
            <text:p>306665796</text:p>
          </table:table-cell>
          <table:table-cell office:value-type="float" office:value="3.234" calcext:value-type="float">
            <text:p>3.234</text:p>
          </table:table-cell>
          <table:table-cell/>
          <table:table-cell table:formula="of:=[.C90]/[.D90]" office:value-type="float" office:value="94825539.8886828" calcext:value-type="float">
            <text:p>94825539.8886828</text:p>
          </table:table-cell>
          <table:table-cell table:formula="of:=POWER([.A90];3)" office:value-type="float" office:value="43614208" calcext:value-type="float">
            <text:p>43614208</text:p>
          </table:table-cell>
          <table:table-cell table:formula="of:=[.F90]/[.G90]" office:value-type="float" office:value="2.17418919744416" calcext:value-type="float">
            <text:p>2.1741891974441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577" calcext:value-type="float">
            <text:p>0.029577</text:p>
          </table:table-cell>
          <table:table-cell office:value-type="float" office:value="397987433" calcext:value-type="float">
            <text:p>397987433</text:p>
          </table:table-cell>
          <table:table-cell office:value-type="float" office:value="3.201" calcext:value-type="float">
            <text:p>3.201</text:p>
          </table:table-cell>
          <table:table-cell/>
          <table:table-cell table:formula="of:=[.C91]/[.D91]" office:value-type="float" office:value="124332218.994064" calcext:value-type="float">
            <text:p>124332218.994064</text:p>
          </table:table-cell>
          <table:table-cell table:formula="of:=POWER([.A91];3)" office:value-type="float" office:value="56623104" calcext:value-type="float">
            <text:p>56623104</text:p>
          </table:table-cell>
          <table:table-cell table:formula="of:=[.F91]/[.G91]" office:value-type="float" office:value="2.19578599919327" calcext:value-type="float">
            <text:p>2.19578599919327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108" calcext:value-type="float">
            <text:p>0.037108</text:p>
          </table:table-cell>
          <table:table-cell office:value-type="float" office:value="505846663" calcext:value-type="float">
            <text:p>505846663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C92]/[.D92]" office:value-type="float" office:value="156125513.271605" calcext:value-type="float">
            <text:p>156125513.271605</text:p>
          </table:table-cell>
          <table:table-cell table:formula="of:=POWER([.A92];3)" office:value-type="float" office:value="71991296" calcext:value-type="float">
            <text:p>71991296</text:p>
          </table:table-cell>
          <table:table-cell table:formula="of:=[.F92]/[.G92]" office:value-type="float" office:value="2.16867207490757" calcext:value-type="float">
            <text:p>2.1686720749075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631619753" calcext:value-type="float">
            <text:p>631619753</text:p>
          </table:table-cell>
          <table:table-cell office:value-type="float" office:value="3.218" calcext:value-type="float">
            <text:p>3.218</text:p>
          </table:table-cell>
          <table:table-cell/>
          <table:table-cell table:formula="of:=[.C93]/[.D93]" office:value-type="float" office:value="196277114.045991" calcext:value-type="float">
            <text:p>196277114.045991</text:p>
          </table:table-cell>
          <table:table-cell table:formula="of:=POWER([.A93];3)" office:value-type="float" office:value="89915392" calcext:value-type="float">
            <text:p>89915392</text:p>
          </table:table-cell>
          <table:table-cell table:formula="of:=[.F93]/[.G93]" office:value-type="float" office:value="2.1829089511837" calcext:value-type="float">
            <text:p>2.182908951183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653" calcext:value-type="float">
            <text:p>0.056653</text:p>
          </table:table-cell>
          <table:table-cell office:value-type="float" office:value="776682956" calcext:value-type="float">
            <text:p>776682956</text:p>
          </table:table-cell>
          <table:table-cell office:value-type="float" office:value="3.258" calcext:value-type="float">
            <text:p>3.258</text:p>
          </table:table-cell>
          <table:table-cell/>
          <table:table-cell table:formula="of:=[.C94]/[.D94]" office:value-type="float" office:value="238392558.624923" calcext:value-type="float">
            <text:p>238392558.624923</text:p>
          </table:table-cell>
          <table:table-cell table:formula="of:=POWER([.A94];3)" office:value-type="float" office:value="110592000" calcext:value-type="float">
            <text:p>110592000</text:p>
          </table:table-cell>
          <table:table-cell table:formula="of:=[.F94]/[.G94]" office:value-type="float" office:value="2.15560400955696" calcext:value-type="float">
            <text:p>2.155604009556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483" calcext:value-type="float">
            <text:p>0.072483</text:p>
          </table:table-cell>
          <table:table-cell office:value-type="float" office:value="942412528" calcext:value-type="float">
            <text:p>942412528</text:p>
          </table:table-cell>
          <table:table-cell office:value-type="float" office:value="3.09" calcext:value-type="float">
            <text:p>3.09</text:p>
          </table:table-cell>
          <table:table-cell/>
          <table:table-cell table:formula="of:=[.C95]/[.D95]" office:value-type="float" office:value="304987873.139159" calcext:value-type="float">
            <text:p>304987873.139159</text:p>
          </table:table-cell>
          <table:table-cell table:formula="of:=POWER([.A95];3)" office:value-type="float" office:value="134217728" calcext:value-type="float">
            <text:p>134217728</text:p>
          </table:table-cell>
          <table:table-cell table:formula="of:=[.F95]/[.G95]" office:value-type="float" office:value="2.27233672990768" calcext:value-type="float">
            <text:p>2.27233672990768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2577" calcext:value-type="float">
            <text:p>0.082577</text:p>
          </table:table-cell>
          <table:table-cell office:value-type="float" office:value="1130184723" calcext:value-type="float">
            <text:p>1130184723</text:p>
          </table:table-cell>
          <table:table-cell office:value-type="float" office:value="3.252" calcext:value-type="float">
            <text:p>3.252</text:p>
          </table:table-cell>
          <table:table-cell/>
          <table:table-cell table:formula="of:=[.C96]/[.D96]" office:value-type="float" office:value="347535277.675277" calcext:value-type="float">
            <text:p>347535277.675277</text:p>
          </table:table-cell>
          <table:table-cell table:formula="of:=POWER([.A96];3)" office:value-type="float" office:value="160989184" calcext:value-type="float">
            <text:p>160989184</text:p>
          </table:table-cell>
          <table:table-cell table:formula="of:=[.F96]/[.G96]" office:value-type="float" office:value="2.15874923420493" calcext:value-type="float">
            <text:p>2.15874923420493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427" calcext:value-type="float">
            <text:p>0.099427</text:p>
          </table:table-cell>
          <table:table-cell office:value-type="float" office:value="1341375799" calcext:value-type="float">
            <text:p>1341375799</text:p>
          </table:table-cell>
          <table:table-cell office:value-type="float" office:value="3.206" calcext:value-type="float">
            <text:p>3.206</text:p>
          </table:table-cell>
          <table:table-cell/>
          <table:table-cell table:formula="of:=[.C97]/[.D97]" office:value-type="float" office:value="418395445.726762" calcext:value-type="float">
            <text:p>418395445.726762</text:p>
          </table:table-cell>
          <table:table-cell table:formula="of:=POWER([.A97];3)" office:value-type="float" office:value="191102976" calcext:value-type="float">
            <text:p>191102976</text:p>
          </table:table-cell>
          <table:table-cell table:formula="of:=[.F97]/[.G97]" office:value-type="float" office:value="2.18937169103406" calcext:value-type="float">
            <text:p>2.1893716910340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5623" calcext:value-type="float">
            <text:p>0.115623</text:p>
          </table:table-cell>
          <table:table-cell office:value-type="float" office:value="1577362011" calcext:value-type="float">
            <text:p>1577362011</text:p>
          </table:table-cell>
          <table:table-cell office:value-type="float" office:value="3.242" calcext:value-type="float">
            <text:p>3.242</text:p>
          </table:table-cell>
          <table:table-cell/>
          <table:table-cell table:formula="of:=[.C98]/[.D98]" office:value-type="float" office:value="486539793.645898" calcext:value-type="float">
            <text:p>486539793.645898</text:p>
          </table:table-cell>
          <table:table-cell table:formula="of:=POWER([.A98];3)" office:value-type="float" office:value="224755712" calcext:value-type="float">
            <text:p>224755712</text:p>
          </table:table-cell>
          <table:table-cell table:formula="of:=[.F98]/[.G98]" office:value-type="float" office:value="2.16474940421491" calcext:value-type="float">
            <text:p>2.1647494042149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832" calcext:value-type="float">
            <text:p>0.139832</text:p>
          </table:table-cell>
          <table:table-cell office:value-type="float" office:value="1839519623" calcext:value-type="float">
            <text:p>1839519623</text:p>
          </table:table-cell>
          <table:table-cell office:value-type="float" office:value="3.127" calcext:value-type="float">
            <text:p>3.127</text:p>
          </table:table-cell>
          <table:table-cell/>
          <table:table-cell table:formula="of:=[.C99]/[.D99]" office:value-type="float" office:value="588269786.696514" calcext:value-type="float">
            <text:p>588269786.696514</text:p>
          </table:table-cell>
          <table:table-cell table:formula="of:=POWER([.A99];3)" office:value-type="float" office:value="262144000" calcext:value-type="float">
            <text:p>262144000</text:p>
          </table:table-cell>
          <table:table-cell table:formula="of:=[.F99]/[.G99]" office:value-type="float" office:value="2.24407114676099" calcext:value-type="float">
            <text:p>2.2440711467609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7514" calcext:value-type="float">
            <text:p>0.157514</text:p>
          </table:table-cell>
          <table:table-cell office:value-type="float" office:value="2129224869" calcext:value-type="float">
            <text:p>2129224869</text:p>
          </table:table-cell>
          <table:table-cell office:value-type="float" office:value="3.212" calcext:value-type="float">
            <text:p>3.212</text:p>
          </table:table-cell>
          <table:table-cell/>
          <table:table-cell table:formula="of:=[.C100]/[.D100]" office:value-type="float" office:value="662896908.156912" calcext:value-type="float">
            <text:p>662896908.156912</text:p>
          </table:table-cell>
          <table:table-cell table:formula="of:=POWER([.A100];3)" office:value-type="float" office:value="303464448" calcext:value-type="float">
            <text:p>303464448</text:p>
          </table:table-cell>
          <table:table-cell table:formula="of:=[.F100]/[.G100]" office:value-type="float" office:value="2.18443021093829" calcext:value-type="float">
            <text:p>2.1844302109382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4317" calcext:value-type="float">
            <text:p>0.184317</text:p>
          </table:table-cell>
          <table:table-cell office:value-type="float" office:value="2447854029" calcext:value-type="float">
            <text:p>2447854029</text:p>
          </table:table-cell>
          <table:table-cell office:value-type="float" office:value="3.156" calcext:value-type="float">
            <text:p>3.156</text:p>
          </table:table-cell>
          <table:table-cell/>
          <table:table-cell table:formula="of:=[.C101]/[.D101]" office:value-type="float" office:value="775619147.338403" calcext:value-type="float">
            <text:p>775619147.338403</text:p>
          </table:table-cell>
          <table:table-cell table:formula="of:=POWER([.A101];3)" office:value-type="float" office:value="348913664" calcext:value-type="float">
            <text:p>348913664</text:p>
          </table:table-cell>
          <table:table-cell table:formula="of:=[.F101]/[.G101]" office:value-type="float" office:value="2.22295435050203" calcext:value-type="float">
            <text:p>2.2229543505020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51" calcext:value-type="float">
            <text:p>3.351</text:p>
          </table:table-cell>
          <table:table-cell/>
          <table:table-cell table:formula="of:=[.C106]/[.D106]" office:value-type="float" office:value="71963.5929573262" calcext:value-type="float">
            <text:p>71963.5929573262</text:p>
          </table:table-cell>
          <table:table-cell table:formula="of:=POWER([.A106];3)" office:value-type="float" office:value="32768" calcext:value-type="float">
            <text:p>32768</text:p>
          </table:table-cell>
          <table:table-cell table:formula="of:=[.F106]/[.G106]" office:value-type="float" office:value="2.1961545702309" calcext:value-type="float">
            <text:p>2.196154570230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6" calcext:value-type="float">
            <text:p>3.496</text:p>
          </table:table-cell>
          <table:table-cell/>
          <table:table-cell table:formula="of:=[.C107]/[.D107]" office:value-type="float" office:value="538004.004576659" calcext:value-type="float">
            <text:p>538004.004576659</text:p>
          </table:table-cell>
          <table:table-cell table:formula="of:=POWER([.A107];3)" office:value-type="float" office:value="262144" calcext:value-type="float">
            <text:p>262144</text:p>
          </table:table-cell>
          <table:table-cell table:formula="of:=[.F107]/[.G107]" office:value-type="float" office:value="2.05232240515388" calcext:value-type="float">
            <text:p>2.0523224051538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6295614" calcext:value-type="float">
            <text:p>6295614</text:p>
          </table:table-cell>
          <table:table-cell office:value-type="float" office:value="3.178" calcext:value-type="float">
            <text:p>3.178</text:p>
          </table:table-cell>
          <table:table-cell/>
          <table:table-cell table:formula="of:=[.C108]/[.D108]" office:value-type="float" office:value="1980998.74134676" calcext:value-type="float">
            <text:p>1980998.74134676</text:p>
          </table:table-cell>
          <table:table-cell table:formula="of:=POWER([.A108];3)" office:value-type="float" office:value="884736" calcext:value-type="float">
            <text:p>884736</text:p>
          </table:table-cell>
          <table:table-cell table:formula="of:=[.F108]/[.G108]" office:value-type="float" office:value="2.23908458720653" calcext:value-type="float">
            <text:p>2.2390845872065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24" calcext:value-type="float">
            <text:p>3.224</text:p>
          </table:table-cell>
          <table:table-cell/>
          <table:table-cell table:formula="of:=[.C109]/[.D109]" office:value-type="float" office:value="4609696.65012407" calcext:value-type="float">
            <text:p>4609696.65012407</text:p>
          </table:table-cell>
          <table:table-cell table:formula="of:=POWER([.A109];3)" office:value-type="float" office:value="2097152" calcext:value-type="float">
            <text:p>2097152</text:p>
          </table:table-cell>
          <table:table-cell table:formula="of:=[.F109]/[.G109]" office:value-type="float" office:value="2.19807465082363" calcext:value-type="float">
            <text:p>2.1980746508236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28955264" calcext:value-type="float">
            <text:p>28955264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[.C110]/[.D110]" office:value-type="float" office:value="9003502.48756219" calcext:value-type="float">
            <text:p>9003502.48756219</text:p>
          </table:table-cell>
          <table:table-cell table:formula="of:=POWER([.A110];3)" office:value-type="float" office:value="4096000" calcext:value-type="float">
            <text:p>4096000</text:p>
          </table:table-cell>
          <table:table-cell table:formula="of:=[.F110]/[.G110]" office:value-type="float" office:value="2.19812072450249" calcext:value-type="float">
            <text:p>2.198120724502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49952672" calcext:value-type="float">
            <text:p>49952672</text:p>
          </table:table-cell>
          <table:table-cell office:value-type="float" office:value="3.149" calcext:value-type="float">
            <text:p>3.149</text:p>
          </table:table-cell>
          <table:table-cell/>
          <table:table-cell table:formula="of:=[.C111]/[.D111]" office:value-type="float" office:value="15863026.9926961" calcext:value-type="float">
            <text:p>15863026.9926961</text:p>
          </table:table-cell>
          <table:table-cell table:formula="of:=POWER([.A111];3)" office:value-type="float" office:value="7077888" calcext:value-type="float">
            <text:p>7077888</text:p>
          </table:table-cell>
          <table:table-cell table:formula="of:=[.F111]/[.G111]" office:value-type="float" office:value="2.24120909976198" calcext:value-type="float">
            <text:p>2.2412090997619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79230146" calcext:value-type="float">
            <text:p>79230146</text:p>
          </table:table-cell>
          <table:table-cell office:value-type="float" office:value="3.16" calcext:value-type="float">
            <text:p>3.16</text:p>
          </table:table-cell>
          <table:table-cell/>
          <table:table-cell table:formula="of:=[.C112]/[.D112]" office:value-type="float" office:value="25072831.0126582" calcext:value-type="float">
            <text:p>25072831.0126582</text:p>
          </table:table-cell>
          <table:table-cell table:formula="of:=POWER([.A112];3)" office:value-type="float" office:value="11239424" calcext:value-type="float">
            <text:p>11239424</text:p>
          </table:table-cell>
          <table:table-cell table:formula="of:=[.F112]/[.G112]" office:value-type="float" office:value="2.23079323394671" calcext:value-type="float">
            <text:p>2.230793233946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823" calcext:value-type="float">
            <text:p>0.008823</text:p>
          </table:table-cell>
          <table:table-cell office:value-type="float" office:value="118163940" calcext:value-type="float">
            <text:p>118163940</text:p>
          </table:table-cell>
          <table:table-cell office:value-type="float" office:value="3.193" calcext:value-type="float">
            <text:p>3.193</text:p>
          </table:table-cell>
          <table:table-cell/>
          <table:table-cell table:formula="of:=[.C113]/[.D113]" office:value-type="float" office:value="37007184.4660194" calcext:value-type="float">
            <text:p>37007184.4660194</text:p>
          </table:table-cell>
          <table:table-cell table:formula="of:=POWER([.A113];3)" office:value-type="float" office:value="16777216" calcext:value-type="float">
            <text:p>16777216</text:p>
          </table:table-cell>
          <table:table-cell table:formula="of:=[.F113]/[.G113]" office:value-type="float" office:value="2.20580008423444" calcext:value-type="float">
            <text:p>2.2058000842344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25" calcext:value-type="float">
            <text:p>0.012625</text:p>
          </table:table-cell>
          <table:table-cell office:value-type="float" office:value="168130318" calcext:value-type="float">
            <text:p>168130318</text:p>
          </table:table-cell>
          <table:table-cell office:value-type="float" office:value="3.181" calcext:value-type="float">
            <text:p>3.181</text:p>
          </table:table-cell>
          <table:table-cell/>
          <table:table-cell table:formula="of:=[.C114]/[.D114]" office:value-type="float" office:value="52854548.2552656" calcext:value-type="float">
            <text:p>52854548.2552656</text:p>
          </table:table-cell>
          <table:table-cell table:formula="of:=POWER([.A114];3)" office:value-type="float" office:value="23887872" calcext:value-type="float">
            <text:p>23887872</text:p>
          </table:table-cell>
          <table:table-cell table:formula="of:=[.F114]/[.G114]" office:value-type="float" office:value="2.21261015863052" calcext:value-type="float">
            <text:p>2.2126101586305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079" calcext:value-type="float">
            <text:p>0.017079</text:p>
          </table:table-cell>
          <table:table-cell office:value-type="float" office:value="230505514" calcext:value-type="float">
            <text:p>230505514</text:p>
          </table:table-cell>
          <table:table-cell office:value-type="float" office:value="3.213" calcext:value-type="float">
            <text:p>3.213</text:p>
          </table:table-cell>
          <table:table-cell/>
          <table:table-cell table:formula="of:=[.C115]/[.D115]" office:value-type="float" office:value="71741523.1870526" calcext:value-type="float">
            <text:p>71741523.1870526</text:p>
          </table:table-cell>
          <table:table-cell table:formula="of:=POWER([.A115];3)" office:value-type="float" office:value="32768000" calcext:value-type="float">
            <text:p>32768000</text:p>
          </table:table-cell>
          <table:table-cell table:formula="of:=[.F115]/[.G115]" office:value-type="float" office:value="2.18937753866738" calcext:value-type="float">
            <text:p>2.1893775386673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636" calcext:value-type="float">
            <text:p>0.022636</text:p>
          </table:table-cell>
          <table:table-cell office:value-type="float" office:value="306665798" calcext:value-type="float">
            <text:p>306665798</text:p>
          </table:table-cell>
          <table:table-cell office:value-type="float" office:value="3.222" calcext:value-type="float">
            <text:p>3.222</text:p>
          </table:table-cell>
          <table:table-cell/>
          <table:table-cell table:formula="of:=[.C116]/[.D116]" office:value-type="float" office:value="95178708.2557418" calcext:value-type="float">
            <text:p>95178708.2557418</text:p>
          </table:table-cell>
          <table:table-cell table:formula="of:=POWER([.A116];3)" office:value-type="float" office:value="43614208" calcext:value-type="float">
            <text:p>43614208</text:p>
          </table:table-cell>
          <table:table-cell table:formula="of:=[.F116]/[.G116]" office:value-type="float" office:value="2.18228675058691" calcext:value-type="float">
            <text:p>2.1822867505869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689" calcext:value-type="float">
            <text:p>0.029689</text:p>
          </table:table-cell>
          <table:table-cell office:value-type="float" office:value="397987433" calcext:value-type="float">
            <text:p>397987433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[.C117]/[.D117]" office:value-type="float" office:value="124839219.887077" calcext:value-type="float">
            <text:p>124839219.887077</text:p>
          </table:table-cell>
          <table:table-cell table:formula="of:=POWER([.A117];3)" office:value-type="float" office:value="56623104" calcext:value-type="float">
            <text:p>56623104</text:p>
          </table:table-cell>
          <table:table-cell table:formula="of:=[.F117]/[.G117]" office:value-type="float" office:value="2.20473995715736" calcext:value-type="float">
            <text:p>2.2047399571573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202" calcext:value-type="float">
            <text:p>0.037202</text:p>
          </table:table-cell>
          <table:table-cell office:value-type="float" office:value="505846674" calcext:value-type="float">
            <text:p>505846674</text:p>
          </table:table-cell>
          <table:table-cell office:value-type="float" office:value="3.235" calcext:value-type="float">
            <text:p>3.235</text:p>
          </table:table-cell>
          <table:table-cell/>
          <table:table-cell table:formula="of:=[.C118]/[.D118]" office:value-type="float" office:value="156366823.493045" calcext:value-type="float">
            <text:p>156366823.493045</text:p>
          </table:table-cell>
          <table:table-cell table:formula="of:=POWER([.A118];3)" office:value-type="float" office:value="71991296" calcext:value-type="float">
            <text:p>71991296</text:p>
          </table:table-cell>
          <table:table-cell table:formula="of:=[.F118]/[.G118]" office:value-type="float" office:value="2.17202401097273" calcext:value-type="float">
            <text:p>2.1720240109727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949" calcext:value-type="float">
            <text:p>0.046949</text:p>
          </table:table-cell>
          <table:table-cell office:value-type="float" office:value="631619755" calcext:value-type="float">
            <text:p>631619755</text:p>
          </table:table-cell>
          <table:table-cell office:value-type="float" office:value="3.198" calcext:value-type="float">
            <text:p>3.198</text:p>
          </table:table-cell>
          <table:table-cell/>
          <table:table-cell table:formula="of:=[.C119]/[.D119]" office:value-type="float" office:value="197504613.821138" calcext:value-type="float">
            <text:p>197504613.821138</text:p>
          </table:table-cell>
          <table:table-cell table:formula="of:=POWER([.A119];3)" office:value-type="float" office:value="89915392" calcext:value-type="float">
            <text:p>89915392</text:p>
          </table:table-cell>
          <table:table-cell table:formula="of:=[.F119]/[.G119]" office:value-type="float" office:value="2.19656067140472" calcext:value-type="float">
            <text:p>2.1965606714047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7982" calcext:value-type="float">
            <text:p>0.057982</text:p>
          </table:table-cell>
          <table:table-cell office:value-type="float" office:value="776683007" calcext:value-type="float">
            <text:p>776683007</text:p>
          </table:table-cell>
          <table:table-cell office:value-type="float" office:value="3.191" calcext:value-type="float">
            <text:p>3.191</text:p>
          </table:table-cell>
          <table:table-cell/>
          <table:table-cell table:formula="of:=[.C120]/[.D120]" office:value-type="float" office:value="243397996.552805" calcext:value-type="float">
            <text:p>243397996.552805</text:p>
          </table:table-cell>
          <table:table-cell table:formula="of:=POWER([.A120];3)" office:value-type="float" office:value="110592000" calcext:value-type="float">
            <text:p>110592000</text:p>
          </table:table-cell>
          <table:table-cell table:formula="of:=[.F120]/[.G120]" office:value-type="float" office:value="2.20086440748702" calcext:value-type="float">
            <text:p>2.2008644074870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5112" calcext:value-type="float">
            <text:p>0.075112</text:p>
          </table:table-cell>
          <table:table-cell office:value-type="float" office:value="942412531" calcext:value-type="float">
            <text:p>942412531</text:p>
          </table:table-cell>
          <table:table-cell office:value-type="float" office:value="2.982" calcext:value-type="float">
            <text:p>2.982</text:p>
          </table:table-cell>
          <table:table-cell/>
          <table:table-cell table:formula="of:=[.C121]/[.D121]" office:value-type="float" office:value="316033712.608987" calcext:value-type="float">
            <text:p>316033712.608987</text:p>
          </table:table-cell>
          <table:table-cell table:formula="of:=POWER([.A121];3)" office:value-type="float" office:value="134217728" calcext:value-type="float">
            <text:p>134217728</text:p>
          </table:table-cell>
          <table:table-cell table:formula="of:=[.F121]/[.G121]" office:value-type="float" office:value="2.35463464713832" calcext:value-type="float">
            <text:p>2.3546346471383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3156" calcext:value-type="float">
            <text:p>0.083156</text:p>
          </table:table-cell>
          <table:table-cell office:value-type="float" office:value="1130184733" calcext:value-type="float">
            <text:p>1130184733</text:p>
          </table:table-cell>
          <table:table-cell office:value-type="float" office:value="3.231" calcext:value-type="float">
            <text:p>3.231</text:p>
          </table:table-cell>
          <table:table-cell/>
          <table:table-cell table:formula="of:=[.C122]/[.D122]" office:value-type="float" office:value="349794098.731043" calcext:value-type="float">
            <text:p>349794098.731043</text:p>
          </table:table-cell>
          <table:table-cell table:formula="of:=POWER([.A122];3)" office:value-type="float" office:value="160989184" calcext:value-type="float">
            <text:p>160989184</text:p>
          </table:table-cell>
          <table:table-cell table:formula="of:=[.F122]/[.G122]" office:value-type="float" office:value="2.17278012124742" calcext:value-type="float">
            <text:p>2.1727801212474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0445" calcext:value-type="float">
            <text:p>0.100445</text:p>
          </table:table-cell>
          <table:table-cell office:value-type="float" office:value="1341375835" calcext:value-type="float">
            <text:p>1341375835</text:p>
          </table:table-cell>
          <table:table-cell office:value-type="float" office:value="3.176" calcext:value-type="float">
            <text:p>3.176</text:p>
          </table:table-cell>
          <table:table-cell/>
          <table:table-cell table:formula="of:=[.C123]/[.D123]" office:value-type="float" office:value="422347555.100756" calcext:value-type="float">
            <text:p>422347555.100756</text:p>
          </table:table-cell>
          <table:table-cell table:formula="of:=POWER([.A123];3)" office:value-type="float" office:value="191102976" calcext:value-type="float">
            <text:p>191102976</text:p>
          </table:table-cell>
          <table:table-cell table:formula="of:=[.F123]/[.G123]" office:value-type="float" office:value="2.21005221342422" calcext:value-type="float">
            <text:p>2.21005221342422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9686" calcext:value-type="float">
            <text:p>0.119686</text:p>
          </table:table-cell>
          <table:table-cell office:value-type="float" office:value="1577362105" calcext:value-type="float">
            <text:p>1577362105</text:p>
          </table:table-cell>
          <table:table-cell office:value-type="float" office:value="3.139" calcext:value-type="float">
            <text:p>3.139</text:p>
          </table:table-cell>
          <table:table-cell/>
          <table:table-cell table:formula="of:=[.C124]/[.D124]" office:value-type="float" office:value="502504652.755655" calcext:value-type="float">
            <text:p>502504652.755655</text:p>
          </table:table-cell>
          <table:table-cell table:formula="of:=POWER([.A124];3)" office:value-type="float" office:value="224755712" calcext:value-type="float">
            <text:p>224755712</text:p>
          </table:table-cell>
          <table:table-cell table:formula="of:=[.F124]/[.G124]" office:value-type="float" office:value="2.23578145482529" calcext:value-type="float">
            <text:p>2.2357814548252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1839519656" calcext:value-type="float">
            <text:p>1839519656</text:p>
          </table:table-cell>
          <table:table-cell office:value-type="float" office:value="3.135" calcext:value-type="float">
            <text:p>3.135</text:p>
          </table:table-cell>
          <table:table-cell/>
          <table:table-cell table:formula="of:=[.C125]/[.D125]" office:value-type="float" office:value="586768630.30303" calcext:value-type="float">
            <text:p>586768630.30303</text:p>
          </table:table-cell>
          <table:table-cell table:formula="of:=POWER([.A125];3)" office:value-type="float" office:value="262144000" calcext:value-type="float">
            <text:p>262144000</text:p>
          </table:table-cell>
          <table:table-cell table:formula="of:=[.F125]/[.G125]" office:value-type="float" office:value="2.2383446895715" calcext:value-type="float">
            <text:p>2.2383446895715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1322" calcext:value-type="float">
            <text:p>0.161322</text:p>
          </table:table-cell>
          <table:table-cell office:value-type="float" office:value="2129224952" calcext:value-type="float">
            <text:p>2129224952</text:p>
          </table:table-cell>
          <table:table-cell office:value-type="float" office:value="3.141" calcext:value-type="float">
            <text:p>3.141</text:p>
          </table:table-cell>
          <table:table-cell/>
          <table:table-cell table:formula="of:=[.C126]/[.D126]" office:value-type="float" office:value="677881232.72843" calcext:value-type="float">
            <text:p>677881232.72843</text:p>
          </table:table-cell>
          <table:table-cell table:formula="of:=POWER([.A126];3)" office:value-type="float" office:value="303464448" calcext:value-type="float">
            <text:p>303464448</text:p>
          </table:table-cell>
          <table:table-cell table:formula="of:=[.F126]/[.G126]" office:value-type="float" office:value="2.23380773990511" calcext:value-type="float">
            <text:p>2.2338077399051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343" calcext:value-type="float">
            <text:p>0.186343</text:p>
          </table:table-cell>
          <table:table-cell office:value-type="float" office:value="2447854044" calcext:value-type="float">
            <text:p>2447854044</text:p>
          </table:table-cell>
          <table:table-cell office:value-type="float" office:value="3.123" calcext:value-type="float">
            <text:p>3.123</text:p>
          </table:table-cell>
          <table:table-cell/>
          <table:table-cell table:formula="of:=[.C127]/[.D127]" office:value-type="float" office:value="783814935.638809" calcext:value-type="float">
            <text:p>783814935.638809</text:p>
          </table:table-cell>
          <table:table-cell table:formula="of:=POWER([.A127];3)" office:value-type="float" office:value="348913664" calcext:value-type="float">
            <text:p>348913664</text:p>
          </table:table-cell>
          <table:table-cell table:formula="of:=[.F127]/[.G127]" office:value-type="float" office:value="2.24644379544508" calcext:value-type="float">
            <text:p>2.2464437954450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44" calcext:value-type="float">
            <text:p>3.344</text:p>
          </table:table-cell>
          <table:table-cell/>
          <table:table-cell table:formula="of:=[.C132]/[.D132]" office:value-type="float" office:value="72114.2344497608" calcext:value-type="float">
            <text:p>72114.2344497608</text:p>
          </table:table-cell>
          <table:table-cell table:formula="of:=POWER([.A132];3)" office:value-type="float" office:value="32768" calcext:value-type="float">
            <text:p>32768</text:p>
          </table:table-cell>
          <table:table-cell table:formula="of:=[.F132]/[.G132]" office:value-type="float" office:value="2.20075178374514" calcext:value-type="float">
            <text:p>2.2007517837451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5" calcext:value-type="float">
            <text:p>3.495</text:p>
          </table:table-cell>
          <table:table-cell/>
          <table:table-cell table:formula="of:=[.C133]/[.D133]" office:value-type="float" office:value="538157.939914163" calcext:value-type="float">
            <text:p>538157.939914163</text:p>
          </table:table-cell>
          <table:table-cell table:formula="of:=POWER([.A133];3)" office:value-type="float" office:value="262144" calcext:value-type="float">
            <text:p>262144</text:p>
          </table:table-cell>
          <table:table-cell table:formula="of:=[.F133]/[.G133]" office:value-type="float" office:value="2.05290962186494" calcext:value-type="float">
            <text:p>2.052909621864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6295615" calcext:value-type="float">
            <text:p>6295615</text:p>
          </table:table-cell>
          <table:table-cell office:value-type="float" office:value="3.177" calcext:value-type="float">
            <text:p>3.177</text:p>
          </table:table-cell>
          <table:table-cell/>
          <table:table-cell table:formula="of:=[.C134]/[.D134]" office:value-type="float" office:value="1981622.59993705" calcext:value-type="float">
            <text:p>1981622.59993705</text:p>
          </table:table-cell>
          <table:table-cell table:formula="of:=POWER([.A134];3)" office:value-type="float" office:value="884736" calcext:value-type="float">
            <text:p>884736</text:p>
          </table:table-cell>
          <table:table-cell table:formula="of:=[.F134]/[.G134]" office:value-type="float" office:value="2.23978972251276" calcext:value-type="float">
            <text:p>2.2397897225127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135]/[.D135]" office:value-type="float" office:value="4622600.93312597" calcext:value-type="float">
            <text:p>4622600.93312597</text:p>
          </table:table-cell>
          <table:table-cell table:formula="of:=POWER([.A135];3)" office:value-type="float" office:value="2097152" calcext:value-type="float">
            <text:p>2097152</text:p>
          </table:table-cell>
          <table:table-cell table:formula="of:=[.F135]/[.G135]" office:value-type="float" office:value="2.2042278924589" calcext:value-type="float">
            <text:p>2.204227892458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28955264" calcext:value-type="float">
            <text:p>28955264</text:p>
          </table:table-cell>
          <table:table-cell office:value-type="float" office:value="3.199" calcext:value-type="float">
            <text:p>3.199</text:p>
          </table:table-cell>
          <table:table-cell/>
          <table:table-cell table:formula="of:=[.C136]/[.D136]" office:value-type="float" office:value="9051348.54642076" calcext:value-type="float">
            <text:p>9051348.54642076</text:p>
          </table:table-cell>
          <table:table-cell table:formula="of:=POWER([.A136];3)" office:value-type="float" office:value="4096000" calcext:value-type="float">
            <text:p>4096000</text:p>
          </table:table-cell>
          <table:table-cell table:formula="of:=[.F136]/[.G136]" office:value-type="float" office:value="2.20980189121601" calcext:value-type="float">
            <text:p>2.2098018912160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49952672" calcext:value-type="float">
            <text:p>49952672</text:p>
          </table:table-cell>
          <table:table-cell office:value-type="float" office:value="3.147" calcext:value-type="float">
            <text:p>3.147</text:p>
          </table:table-cell>
          <table:table-cell/>
          <table:table-cell table:formula="of:=[.C137]/[.D137]" office:value-type="float" office:value="15873108.3571656" calcext:value-type="float">
            <text:p>15873108.3571656</text:p>
          </table:table-cell>
          <table:table-cell table:formula="of:=POWER([.A137];3)" office:value-type="float" office:value="7077888" calcext:value-type="float">
            <text:p>7077888</text:p>
          </table:table-cell>
          <table:table-cell table:formula="of:=[.F137]/[.G137]" office:value-type="float" office:value="2.24263344618699" calcext:value-type="float">
            <text:p>2.2426334461869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79230159" calcext:value-type="float">
            <text:p>79230159</text:p>
          </table:table-cell>
          <table:table-cell office:value-type="float" office:value="3.131" calcext:value-type="float">
            <text:p>3.131</text:p>
          </table:table-cell>
          <table:table-cell/>
          <table:table-cell table:formula="of:=[.C138]/[.D138]" office:value-type="float" office:value="25305065.1549026" calcext:value-type="float">
            <text:p>25305065.1549026</text:p>
          </table:table-cell>
          <table:table-cell table:formula="of:=POWER([.A138];3)" office:value-type="float" office:value="11239424" calcext:value-type="float">
            <text:p>11239424</text:p>
          </table:table-cell>
          <table:table-cell table:formula="of:=[.F138]/[.G138]" office:value-type="float" office:value="2.25145569336138" calcext:value-type="float">
            <text:p>2.2514556933613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118163936" calcext:value-type="float">
            <text:p>118163936</text:p>
          </table:table-cell>
          <table:table-cell office:value-type="float" office:value="3.214" calcext:value-type="float">
            <text:p>3.214</text:p>
          </table:table-cell>
          <table:table-cell/>
          <table:table-cell table:formula="of:=[.C139]/[.D139]" office:value-type="float" office:value="36765381.4561294" calcext:value-type="float">
            <text:p>36765381.4561294</text:p>
          </table:table-cell>
          <table:table-cell table:formula="of:=POWER([.A139];3)" office:value-type="float" office:value="16777216" calcext:value-type="float">
            <text:p>16777216</text:p>
          </table:table-cell>
          <table:table-cell table:formula="of:=[.F139]/[.G139]" office:value-type="float" office:value="2.19138750172433" calcext:value-type="float">
            <text:p>2.191387501724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168130307" calcext:value-type="float">
            <text:p>168130307</text:p>
          </table:table-cell>
          <table:table-cell office:value-type="float" office:value="3.203" calcext:value-type="float">
            <text:p>3.203</text:p>
          </table:table-cell>
          <table:table-cell/>
          <table:table-cell table:formula="of:=[.C140]/[.D140]" office:value-type="float" office:value="52491510.1467374" calcext:value-type="float">
            <text:p>52491510.1467374</text:p>
          </table:table-cell>
          <table:table-cell table:formula="of:=POWER([.A140];3)" office:value-type="float" office:value="23887872" calcext:value-type="float">
            <text:p>23887872</text:p>
          </table:table-cell>
          <table:table-cell table:formula="of:=[.F140]/[.G140]" office:value-type="float" office:value="2.19741256763003" calcext:value-type="float">
            <text:p>2.1974125676300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230505511" calcext:value-type="float">
            <text:p>230505511</text:p>
          </table:table-cell>
          <table:table-cell office:value-type="float" office:value="3.177" calcext:value-type="float">
            <text:p>3.177</text:p>
          </table:table-cell>
          <table:table-cell/>
          <table:table-cell table:formula="of:=[.C141]/[.D141]" office:value-type="float" office:value="72554457.349701" calcext:value-type="float">
            <text:p>72554457.349701</text:p>
          </table:table-cell>
          <table:table-cell table:formula="of:=POWER([.A141];3)" office:value-type="float" office:value="32768000" calcext:value-type="float">
            <text:p>32768000</text:p>
          </table:table-cell>
          <table:table-cell table:formula="of:=[.F141]/[.G141]" office:value-type="float" office:value="2.21418632048648" calcext:value-type="float">
            <text:p>2.2141863204864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632" calcext:value-type="float">
            <text:p>0.022632</text:p>
          </table:table-cell>
          <table:table-cell office:value-type="float" office:value="306665797" calcext:value-type="float">
            <text:p>306665797</text:p>
          </table:table-cell>
          <table:table-cell office:value-type="float" office:value="3.222" calcext:value-type="float">
            <text:p>3.222</text:p>
          </table:table-cell>
          <table:table-cell/>
          <table:table-cell table:formula="of:=[.C142]/[.D142]" office:value-type="float" office:value="95178707.9453755" calcext:value-type="float">
            <text:p>95178707.9453755</text:p>
          </table:table-cell>
          <table:table-cell table:formula="of:=POWER([.A142];3)" office:value-type="float" office:value="43614208" calcext:value-type="float">
            <text:p>43614208</text:p>
          </table:table-cell>
          <table:table-cell table:formula="of:=[.F142]/[.G142]" office:value-type="float" office:value="2.18228674347074" calcext:value-type="float">
            <text:p>2.182286743470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397987430" calcext:value-type="float">
            <text:p>397987430</text:p>
          </table:table-cell>
          <table:table-cell office:value-type="float" office:value="3.223" calcext:value-type="float">
            <text:p>3.223</text:p>
          </table:table-cell>
          <table:table-cell/>
          <table:table-cell table:formula="of:=[.C143]/[.D143]" office:value-type="float" office:value="123483533.974558" calcext:value-type="float">
            <text:p>123483533.974558</text:p>
          </table:table-cell>
          <table:table-cell table:formula="of:=POWER([.A143];3)" office:value-type="float" office:value="56623104" calcext:value-type="float">
            <text:p>56623104</text:p>
          </table:table-cell>
          <table:table-cell table:formula="of:=[.F143]/[.G143]" office:value-type="float" office:value="2.18079768241879" calcext:value-type="float">
            <text:p>2.1807976824187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051" calcext:value-type="float">
            <text:p>0.037051</text:p>
          </table:table-cell>
          <table:table-cell office:value-type="float" office:value="505846664" calcext:value-type="float">
            <text:p>505846664</text:p>
          </table:table-cell>
          <table:table-cell office:value-type="float" office:value="3.246" calcext:value-type="float">
            <text:p>3.246</text:p>
          </table:table-cell>
          <table:table-cell/>
          <table:table-cell table:formula="of:=[.C144]/[.D144]" office:value-type="float" office:value="155836926.67899" calcext:value-type="float">
            <text:p>155836926.67899</text:p>
          </table:table-cell>
          <table:table-cell table:formula="of:=POWER([.A144];3)" office:value-type="float" office:value="71991296" calcext:value-type="float">
            <text:p>71991296</text:p>
          </table:table-cell>
          <table:table-cell table:formula="of:=[.F144]/[.G144]" office:value-type="float" office:value="2.16466344318888" calcext:value-type="float">
            <text:p>2.1646634431888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388" calcext:value-type="float">
            <text:p>0.046388</text:p>
          </table:table-cell>
          <table:table-cell office:value-type="float" office:value="631619754" calcext:value-type="float">
            <text:p>631619754</text:p>
          </table:table-cell>
          <table:table-cell office:value-type="float" office:value="3.236" calcext:value-type="float">
            <text:p>3.236</text:p>
          </table:table-cell>
          <table:table-cell/>
          <table:table-cell table:formula="of:=[.C145]/[.D145]" office:value-type="float" office:value="195185338.071693" calcext:value-type="float">
            <text:p>195185338.071693</text:p>
          </table:table-cell>
          <table:table-cell table:formula="of:=POWER([.A145];3)" office:value-type="float" office:value="89915392" calcext:value-type="float">
            <text:p>89915392</text:p>
          </table:table-cell>
          <table:table-cell table:formula="of:=[.F145]/[.G145]" office:value-type="float" office:value="2.1707666922221" calcext:value-type="float">
            <text:p>2.170766692222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992" calcext:value-type="float">
            <text:p>0.056992</text:p>
          </table:table-cell>
          <table:table-cell office:value-type="float" office:value="776682957" calcext:value-type="float">
            <text:p>776682957</text:p>
          </table:table-cell>
          <table:table-cell office:value-type="float" office:value="3.239" calcext:value-type="float">
            <text:p>3.239</text:p>
          </table:table-cell>
          <table:table-cell/>
          <table:table-cell table:formula="of:=[.C146]/[.D146]" office:value-type="float" office:value="239790971.596172" calcext:value-type="float">
            <text:p>239790971.596172</text:p>
          </table:table-cell>
          <table:table-cell table:formula="of:=POWER([.A146];3)" office:value-type="float" office:value="110592000" calcext:value-type="float">
            <text:p>110592000</text:p>
          </table:table-cell>
          <table:table-cell table:formula="of:=[.F146]/[.G146]" office:value-type="float" office:value="2.1682488027721" calcext:value-type="float">
            <text:p>2.168248802772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5669" calcext:value-type="float">
            <text:p>0.075669</text:p>
          </table:table-cell>
          <table:table-cell office:value-type="float" office:value="942412591" calcext:value-type="float">
            <text:p>942412591</text:p>
          </table:table-cell>
          <table:table-cell office:value-type="float" office:value="2.968" calcext:value-type="float">
            <text:p>2.968</text:p>
          </table:table-cell>
          <table:table-cell/>
          <table:table-cell table:formula="of:=[.C147]/[.D147]" office:value-type="float" office:value="317524457.884097" calcext:value-type="float">
            <text:p>317524457.884097</text:p>
          </table:table-cell>
          <table:table-cell table:formula="of:=POWER([.A147];3)" office:value-type="float" office:value="134217728" calcext:value-type="float">
            <text:p>134217728</text:p>
          </table:table-cell>
          <table:table-cell table:formula="of:=[.F147]/[.G147]" office:value-type="float" office:value="2.36574156496001" calcext:value-type="float">
            <text:p>2.3657415649600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5167" calcext:value-type="float">
            <text:p>0.085167</text:p>
          </table:table-cell>
          <table:table-cell office:value-type="float" office:value="1130184765" calcext:value-type="float">
            <text:p>1130184765</text:p>
          </table:table-cell>
          <table:table-cell office:value-type="float" office:value="3.159" calcext:value-type="float">
            <text:p>3.159</text:p>
          </table:table-cell>
          <table:table-cell/>
          <table:table-cell table:formula="of:=[.C148]/[.D148]" office:value-type="float" office:value="357766623.931624" calcext:value-type="float">
            <text:p>357766623.931624</text:p>
          </table:table-cell>
          <table:table-cell table:formula="of:=POWER([.A148];3)" office:value-type="float" office:value="160989184" calcext:value-type="float">
            <text:p>160989184</text:p>
          </table:table-cell>
          <table:table-cell table:formula="of:=[.F148]/[.G148]" office:value-type="float" office:value="2.22230223821511" calcext:value-type="float">
            <text:p>2.2223022382151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861" calcext:value-type="float">
            <text:p>0.099861</text:p>
          </table:table-cell>
          <table:table-cell office:value-type="float" office:value="1341375832" calcext:value-type="float">
            <text:p>1341375832</text:p>
          </table:table-cell>
          <table:table-cell office:value-type="float" office:value="3.195" calcext:value-type="float">
            <text:p>3.195</text:p>
          </table:table-cell>
          <table:table-cell/>
          <table:table-cell table:formula="of:=[.C149]/[.D149]" office:value-type="float" office:value="419835941.158059" calcext:value-type="float">
            <text:p>419835941.158059</text:p>
          </table:table-cell>
          <table:table-cell table:formula="of:=POWER([.A149];3)" office:value-type="float" office:value="191102976" calcext:value-type="float">
            <text:p>191102976</text:p>
          </table:table-cell>
          <table:table-cell table:formula="of:=[.F149]/[.G149]" office:value-type="float" office:value="2.1969094879928" calcext:value-type="float">
            <text:p>2.196909487992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616" calcext:value-type="float">
            <text:p>0.11616</text:p>
          </table:table-cell>
          <table:table-cell office:value-type="float" office:value="1577362036" calcext:value-type="float">
            <text:p>1577362036</text:p>
          </table:table-cell>
          <table:table-cell office:value-type="float" office:value="3.229" calcext:value-type="float">
            <text:p>3.229</text:p>
          </table:table-cell>
          <table:table-cell/>
          <table:table-cell table:formula="of:=[.C150]/[.D150]" office:value-type="float" office:value="488498617.528647" calcext:value-type="float">
            <text:p>488498617.528647</text:p>
          </table:table-cell>
          <table:table-cell table:formula="of:=POWER([.A150];3)" office:value-type="float" office:value="224755712" calcext:value-type="float">
            <text:p>224755712</text:p>
          </table:table-cell>
          <table:table-cell table:formula="of:=[.F150]/[.G150]" office:value-type="float" office:value="2.17346475060285" calcext:value-type="float">
            <text:p>2.1734647506028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886" calcext:value-type="float">
            <text:p>0.139886</text:p>
          </table:table-cell>
          <table:table-cell office:value-type="float" office:value="1839519631" calcext:value-type="float">
            <text:p>1839519631</text:p>
          </table:table-cell>
          <table:table-cell office:value-type="float" office:value="3.126" calcext:value-type="float">
            <text:p>3.126</text:p>
          </table:table-cell>
          <table:table-cell/>
          <table:table-cell table:formula="of:=[.C151]/[.D151]" office:value-type="float" office:value="588457975.367882" calcext:value-type="float">
            <text:p>588457975.367882</text:p>
          </table:table-cell>
          <table:table-cell table:formula="of:=POWER([.A151];3)" office:value-type="float" office:value="262144000" calcext:value-type="float">
            <text:p>262144000</text:p>
          </table:table-cell>
          <table:table-cell table:formula="of:=[.F151]/[.G151]" office:value-type="float" office:value="2.24478902957108" calcext:value-type="float">
            <text:p>2.2447890295710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7288" calcext:value-type="float">
            <text:p>0.157288</text:p>
          </table:table-cell>
          <table:table-cell office:value-type="float" office:value="2129224872" calcext:value-type="float">
            <text:p>2129224872</text:p>
          </table:table-cell>
          <table:table-cell office:value-type="float" office:value="3.217" calcext:value-type="float">
            <text:p>3.217</text:p>
          </table:table-cell>
          <table:table-cell/>
          <table:table-cell table:formula="of:=[.C152]/[.D152]" office:value-type="float" office:value="661866606.154803" calcext:value-type="float">
            <text:p>661866606.154803</text:p>
          </table:table-cell>
          <table:table-cell table:formula="of:=POWER([.A152];3)" office:value-type="float" office:value="303464448" calcext:value-type="float">
            <text:p>303464448</text:p>
          </table:table-cell>
          <table:table-cell table:formula="of:=[.F152]/[.G152]" office:value-type="float" office:value="2.18103507846429" calcext:value-type="float">
            <text:p>2.1810350784642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3588" calcext:value-type="float">
            <text:p>0.183588</text:p>
          </table:table-cell>
          <table:table-cell office:value-type="float" office:value="2447854028" calcext:value-type="float">
            <text:p>2447854028</text:p>
          </table:table-cell>
          <table:table-cell office:value-type="float" office:value="3.168" calcext:value-type="float">
            <text:p>3.168</text:p>
          </table:table-cell>
          <table:table-cell/>
          <table:table-cell table:formula="of:=[.C153]/[.D153]" office:value-type="float" office:value="772681195.707071" calcext:value-type="float">
            <text:p>772681195.707071</text:p>
          </table:table-cell>
          <table:table-cell table:formula="of:=POWER([.A153];3)" office:value-type="float" office:value="348913664" calcext:value-type="float">
            <text:p>348913664</text:p>
          </table:table-cell>
          <table:table-cell table:formula="of:=[.F153]/[.G153]" office:value-type="float" office:value="2.21453406796666" calcext:value-type="float">
            <text:p>2.2145340679666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44" calcext:value-type="float">
            <text:p>3.344</text:p>
          </table:table-cell>
          <table:table-cell/>
          <table:table-cell table:formula="of:=[.C158]/[.D158]" office:value-type="float" office:value="72114.2344497608" calcext:value-type="float">
            <text:p>72114.2344497608</text:p>
          </table:table-cell>
          <table:table-cell table:formula="of:=POWER([.A158];3)" office:value-type="float" office:value="32768" calcext:value-type="float">
            <text:p>32768</text:p>
          </table:table-cell>
          <table:table-cell table:formula="of:=[.F158]/[.G158]" office:value-type="float" office:value="2.20075178374514" calcext:value-type="float">
            <text:p>2.2007517837451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4" calcext:value-type="float">
            <text:p>3.494</text:p>
          </table:table-cell>
          <table:table-cell/>
          <table:table-cell table:formula="of:=[.C159]/[.D159]" office:value-type="float" office:value="538311.96336577" calcext:value-type="float">
            <text:p>538311.96336577</text:p>
          </table:table-cell>
          <table:table-cell table:formula="of:=POWER([.A159];3)" office:value-type="float" office:value="262144" calcext:value-type="float">
            <text:p>262144</text:p>
          </table:table-cell>
          <table:table-cell table:formula="of:=[.F159]/[.G159]" office:value-type="float" office:value="2.05349717470463" calcext:value-type="float">
            <text:p>2.0534971747046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6295615" calcext:value-type="float">
            <text:p>6295615</text:p>
          </table:table-cell>
          <table:table-cell office:value-type="float" office:value="3.175" calcext:value-type="float">
            <text:p>3.175</text:p>
          </table:table-cell>
          <table:table-cell/>
          <table:table-cell table:formula="of:=[.C160]/[.D160]" office:value-type="float" office:value="1982870.86614173" calcext:value-type="float">
            <text:p>1982870.86614173</text:p>
          </table:table-cell>
          <table:table-cell table:formula="of:=POWER([.A160];3)" office:value-type="float" office:value="884736" calcext:value-type="float">
            <text:p>884736</text:p>
          </table:table-cell>
          <table:table-cell table:formula="of:=[.F160]/[.G160]" office:value-type="float" office:value="2.24120061367655" calcext:value-type="float">
            <text:p>2.2412006136765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07" calcext:value-type="float">
            <text:p>3.207</text:p>
          </table:table-cell>
          <table:table-cell/>
          <table:table-cell table:formula="of:=[.C161]/[.D161]" office:value-type="float" office:value="4634132.2107889" calcext:value-type="float">
            <text:p>4634132.2107889</text:p>
          </table:table-cell>
          <table:table-cell table:formula="of:=POWER([.A161];3)" office:value-type="float" office:value="2097152" calcext:value-type="float">
            <text:p>2097152</text:p>
          </table:table-cell>
          <table:table-cell table:formula="of:=[.F161]/[.G161]" office:value-type="float" office:value="2.20972643413014" calcext:value-type="float">
            <text:p>2.2097264341301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28955263" calcext:value-type="float">
            <text:p>28955263</text:p>
          </table:table-cell>
          <table:table-cell office:value-type="float" office:value="3.172" calcext:value-type="float">
            <text:p>3.172</text:p>
          </table:table-cell>
          <table:table-cell/>
          <table:table-cell table:formula="of:=[.C162]/[.D162]" office:value-type="float" office:value="9128393.12736444" calcext:value-type="float">
            <text:p>9128393.12736444</text:p>
          </table:table-cell>
          <table:table-cell table:formula="of:=POWER([.A162];3)" office:value-type="float" office:value="4096000" calcext:value-type="float">
            <text:p>4096000</text:p>
          </table:table-cell>
          <table:table-cell table:formula="of:=[.F162]/[.G162]" office:value-type="float" office:value="2.22861160336046" calcext:value-type="float">
            <text:p>2.2286116033604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49952671" calcext:value-type="float">
            <text:p>49952671</text:p>
          </table:table-cell>
          <table:table-cell office:value-type="float" office:value="3.149" calcext:value-type="float">
            <text:p>3.149</text:p>
          </table:table-cell>
          <table:table-cell/>
          <table:table-cell table:formula="of:=[.C163]/[.D163]" office:value-type="float" office:value="15863026.675135" calcext:value-type="float">
            <text:p>15863026.675135</text:p>
          </table:table-cell>
          <table:table-cell table:formula="of:=POWER([.A163];3)" office:value-type="float" office:value="7077888" calcext:value-type="float">
            <text:p>7077888</text:p>
          </table:table-cell>
          <table:table-cell table:formula="of:=[.F163]/[.G163]" office:value-type="float" office:value="2.24120905489533" calcext:value-type="float">
            <text:p>2.2412090548953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79230144" calcext:value-type="float">
            <text:p>79230144</text:p>
          </table:table-cell>
          <table:table-cell office:value-type="float" office:value="3.165" calcext:value-type="float">
            <text:p>3.165</text:p>
          </table:table-cell>
          <table:table-cell/>
          <table:table-cell table:formula="of:=[.C164]/[.D164]" office:value-type="float" office:value="25033220.8530806" calcext:value-type="float">
            <text:p>25033220.8530806</text:p>
          </table:table-cell>
          <table:table-cell table:formula="of:=POWER([.A164];3)" office:value-type="float" office:value="11239424" calcext:value-type="float">
            <text:p>11239424</text:p>
          </table:table-cell>
          <table:table-cell table:formula="of:=[.F164]/[.G164]" office:value-type="float" office:value="2.22726901779669" calcext:value-type="float">
            <text:p>2.2272690177966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118163949" calcext:value-type="float">
            <text:p>118163949</text:p>
          </table:table-cell>
          <table:table-cell office:value-type="float" office:value="3.088" calcext:value-type="float">
            <text:p>3.088</text:p>
          </table:table-cell>
          <table:table-cell/>
          <table:table-cell table:formula="of:=[.C165]/[.D165]" office:value-type="float" office:value="38265527.5259067" calcext:value-type="float">
            <text:p>38265527.5259067</text:p>
          </table:table-cell>
          <table:table-cell table:formula="of:=POWER([.A165];3)" office:value-type="float" office:value="16777216" calcext:value-type="float">
            <text:p>16777216</text:p>
          </table:table-cell>
          <table:table-cell table:formula="of:=[.F165]/[.G165]" office:value-type="float" office:value="2.2808031753246" calcext:value-type="float">
            <text:p>2.280803175324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39" calcext:value-type="float">
            <text:p>0.012639</text:p>
          </table:table-cell>
          <table:table-cell office:value-type="float" office:value="168130312" calcext:value-type="float">
            <text:p>168130312</text:p>
          </table:table-cell>
          <table:table-cell office:value-type="float" office:value="3.173" calcext:value-type="float">
            <text:p>3.173</text:p>
          </table:table-cell>
          <table:table-cell/>
          <table:table-cell table:formula="of:=[.C166]/[.D166]" office:value-type="float" office:value="52987807.1225969" calcext:value-type="float">
            <text:p>52987807.1225969</text:p>
          </table:table-cell>
          <table:table-cell table:formula="of:=POWER([.A166];3)" office:value-type="float" office:value="23887872" calcext:value-type="float">
            <text:p>23887872</text:p>
          </table:table-cell>
          <table:table-cell table:formula="of:=[.F166]/[.G166]" office:value-type="float" office:value="2.21818867426102" calcext:value-type="float">
            <text:p>2.2181886742610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34" calcext:value-type="float">
            <text:p>0.017434</text:p>
          </table:table-cell>
          <table:table-cell office:value-type="float" office:value="230505524" calcext:value-type="float">
            <text:p>230505524</text:p>
          </table:table-cell>
          <table:table-cell office:value-type="float" office:value="3.156" calcext:value-type="float">
            <text:p>3.156</text:p>
          </table:table-cell>
          <table:table-cell/>
          <table:table-cell table:formula="of:=[.C167]/[.D167]" office:value-type="float" office:value="73037238.2762991" calcext:value-type="float">
            <text:p>73037238.2762991</text:p>
          </table:table-cell>
          <table:table-cell table:formula="of:=POWER([.A167];3)" office:value-type="float" office:value="32768000" calcext:value-type="float">
            <text:p>32768000</text:p>
          </table:table-cell>
          <table:table-cell table:formula="of:=[.F167]/[.G167]" office:value-type="float" office:value="2.2289196251312" calcext:value-type="float">
            <text:p>2.228919625131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915" calcext:value-type="float">
            <text:p>0.022915</text:p>
          </table:table-cell>
          <table:table-cell office:value-type="float" office:value="306665803" calcext:value-type="float">
            <text:p>306665803</text:p>
          </table:table-cell>
          <table:table-cell office:value-type="float" office:value="3.187" calcext:value-type="float">
            <text:p>3.187</text:p>
          </table:table-cell>
          <table:table-cell/>
          <table:table-cell table:formula="of:=[.C168]/[.D168]" office:value-type="float" office:value="96223973.3291497" calcext:value-type="float">
            <text:p>96223973.3291497</text:p>
          </table:table-cell>
          <table:table-cell table:formula="of:=POWER([.A168];3)" office:value-type="float" office:value="43614208" calcext:value-type="float">
            <text:p>43614208</text:p>
          </table:table-cell>
          <table:table-cell table:formula="of:=[.F168]/[.G168]" office:value-type="float" office:value="2.20625291027065" calcext:value-type="float">
            <text:p>2.2062529102706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162" calcext:value-type="float">
            <text:p>0.030162</text:p>
          </table:table-cell>
          <table:table-cell office:value-type="float" office:value="397987441" calcext:value-type="float">
            <text:p>397987441</text:p>
          </table:table-cell>
          <table:table-cell office:value-type="float" office:value="3.142" calcext:value-type="float">
            <text:p>3.142</text:p>
          </table:table-cell>
          <table:table-cell/>
          <table:table-cell table:formula="of:=[.C169]/[.D169]" office:value-type="float" office:value="126666913.112667" calcext:value-type="float">
            <text:p>126666913.112667</text:p>
          </table:table-cell>
          <table:table-cell table:formula="of:=POWER([.A169];3)" office:value-type="float" office:value="56623104" calcext:value-type="float">
            <text:p>56623104</text:p>
          </table:table-cell>
          <table:table-cell table:formula="of:=[.F169]/[.G169]" office:value-type="float" office:value="2.23701818100023" calcext:value-type="float">
            <text:p>2.23701818100023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485" calcext:value-type="float">
            <text:p>0.037485</text:p>
          </table:table-cell>
          <table:table-cell office:value-type="float" office:value="505846681" calcext:value-type="float">
            <text:p>505846681</text:p>
          </table:table-cell>
          <table:table-cell office:value-type="float" office:value="3.211" calcext:value-type="float">
            <text:p>3.211</text:p>
          </table:table-cell>
          <table:table-cell/>
          <table:table-cell table:formula="of:=[.C170]/[.D170]" office:value-type="float" office:value="157535559.327312" calcext:value-type="float">
            <text:p>157535559.327312</text:p>
          </table:table-cell>
          <table:table-cell table:formula="of:=POWER([.A170];3)" office:value-type="float" office:value="71991296" calcext:value-type="float">
            <text:p>71991296</text:p>
          </table:table-cell>
          <table:table-cell table:formula="of:=[.F170]/[.G170]" office:value-type="float" office:value="2.18825841567448" calcext:value-type="float">
            <text:p>2.1882584156744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851" calcext:value-type="float">
            <text:p>0.046851</text:p>
          </table:table-cell>
          <table:table-cell office:value-type="float" office:value="631619775" calcext:value-type="float">
            <text:p>631619775</text:p>
          </table:table-cell>
          <table:table-cell office:value-type="float" office:value="3.208" calcext:value-type="float">
            <text:p>3.208</text:p>
          </table:table-cell>
          <table:table-cell/>
          <table:table-cell table:formula="of:=[.C171]/[.D171]" office:value-type="float" office:value="196888957.294264" calcext:value-type="float">
            <text:p>196888957.294264</text:p>
          </table:table-cell>
          <table:table-cell table:formula="of:=POWER([.A171];3)" office:value-type="float" office:value="89915392" calcext:value-type="float">
            <text:p>89915392</text:p>
          </table:table-cell>
          <table:table-cell table:formula="of:=[.F171]/[.G171]" office:value-type="float" office:value="2.18971360647868" calcext:value-type="float">
            <text:p>2.1897136064786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74" calcext:value-type="float">
            <text:p>0.0574</text:p>
          </table:table-cell>
          <table:table-cell office:value-type="float" office:value="776682970" calcext:value-type="float">
            <text:p>776682970</text:p>
          </table:table-cell>
          <table:table-cell office:value-type="float" office:value="3.218" calcext:value-type="float">
            <text:p>3.218</text:p>
          </table:table-cell>
          <table:table-cell/>
          <table:table-cell table:formula="of:=[.C172]/[.D172]" office:value-type="float" office:value="241355801.740211" calcext:value-type="float">
            <text:p>241355801.740211</text:p>
          </table:table-cell>
          <table:table-cell table:formula="of:=POWER([.A172];3)" office:value-type="float" office:value="110592000" calcext:value-type="float">
            <text:p>110592000</text:p>
          </table:table-cell>
          <table:table-cell table:formula="of:=[.F172]/[.G172]" office:value-type="float" office:value="2.18239838089745" calcext:value-type="float">
            <text:p>2.182398380897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4309" calcext:value-type="float">
            <text:p>0.074309</text:p>
          </table:table-cell>
          <table:table-cell office:value-type="float" office:value="942412534" calcext:value-type="float">
            <text:p>942412534</text:p>
          </table:table-cell>
          <table:table-cell office:value-type="float" office:value="3.015" calcext:value-type="float">
            <text:p>3.015</text:p>
          </table:table-cell>
          <table:table-cell/>
          <table:table-cell table:formula="of:=[.C173]/[.D173]" office:value-type="float" office:value="312574638.14262" calcext:value-type="float">
            <text:p>312574638.14262</text:p>
          </table:table-cell>
          <table:table-cell table:formula="of:=POWER([.A173];3)" office:value-type="float" office:value="134217728" calcext:value-type="float">
            <text:p>134217728</text:p>
          </table:table-cell>
          <table:table-cell table:formula="of:=[.F173]/[.G173]" office:value-type="float" office:value="2.32886253403589" calcext:value-type="float">
            <text:p>2.32886253403589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3568" calcext:value-type="float">
            <text:p>0.083568</text:p>
          </table:table-cell>
          <table:table-cell office:value-type="float" office:value="1130184733" calcext:value-type="float">
            <text:p>1130184733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174]/[.D174]" office:value-type="float" office:value="351534909.175739" calcext:value-type="float">
            <text:p>351534909.175739</text:p>
          </table:table-cell>
          <table:table-cell table:formula="of:=POWER([.A174];3)" office:value-type="float" office:value="160989184" calcext:value-type="float">
            <text:p>160989184</text:p>
          </table:table-cell>
          <table:table-cell table:formula="of:=[.F174]/[.G174]" office:value-type="float" office:value="2.18359333491459" calcext:value-type="float">
            <text:p>2.1835933349145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0125" calcext:value-type="float">
            <text:p>0.100125</text:p>
          </table:table-cell>
          <table:table-cell office:value-type="float" office:value="1341375801" calcext:value-type="float">
            <text:p>1341375801</text:p>
          </table:table-cell>
          <table:table-cell office:value-type="float" office:value="3.184" calcext:value-type="float">
            <text:p>3.184</text:p>
          </table:table-cell>
          <table:table-cell/>
          <table:table-cell table:formula="of:=[.C175]/[.D175]" office:value-type="float" office:value="421286369.660804" calcext:value-type="float">
            <text:p>421286369.660804</text:p>
          </table:table-cell>
          <table:table-cell table:formula="of:=POWER([.A175];3)" office:value-type="float" office:value="191102976" calcext:value-type="float">
            <text:p>191102976</text:p>
          </table:table-cell>
          <table:table-cell table:formula="of:=[.F175]/[.G175]" office:value-type="float" office:value="2.20449926253793" calcext:value-type="float">
            <text:p>2.20449926253793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576" calcext:value-type="float">
            <text:p>0.11576</text:p>
          </table:table-cell>
          <table:table-cell office:value-type="float" office:value="1577362011" calcext:value-type="float">
            <text:p>1577362011</text:p>
          </table:table-cell>
          <table:table-cell office:value-type="float" office:value="3.238" calcext:value-type="float">
            <text:p>3.238</text:p>
          </table:table-cell>
          <table:table-cell/>
          <table:table-cell table:formula="of:=[.C176]/[.D176]" office:value-type="float" office:value="487140831.068561" calcext:value-type="float">
            <text:p>487140831.068561</text:p>
          </table:table-cell>
          <table:table-cell table:formula="of:=POWER([.A176];3)" office:value-type="float" office:value="224755712" calcext:value-type="float">
            <text:p>224755712</text:p>
          </table:table-cell>
          <table:table-cell table:formula="of:=[.F176]/[.G176]" office:value-type="float" office:value="2.16742358507249" calcext:value-type="float">
            <text:p>2.1674235850724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1839519616" calcext:value-type="float">
            <text:p>1839519616</text:p>
          </table:table-cell>
          <table:table-cell office:value-type="float" office:value="3.158" calcext:value-type="float">
            <text:p>3.158</text:p>
          </table:table-cell>
          <table:table-cell/>
          <table:table-cell table:formula="of:=[.C177]/[.D177]" office:value-type="float" office:value="582495128.562381" calcext:value-type="float">
            <text:p>582495128.562381</text:p>
          </table:table-cell>
          <table:table-cell table:formula="of:=POWER([.A177];3)" office:value-type="float" office:value="262144000" calcext:value-type="float">
            <text:p>262144000</text:p>
          </table:table-cell>
          <table:table-cell table:formula="of:=[.F177]/[.G177]" office:value-type="float" office:value="2.2220425741668" calcext:value-type="float">
            <text:p>2.222042574166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8053" calcext:value-type="float">
            <text:p>0.158053</text:p>
          </table:table-cell>
          <table:table-cell office:value-type="float" office:value="2129224872" calcext:value-type="float">
            <text:p>2129224872</text:p>
          </table:table-cell>
          <table:table-cell office:value-type="float" office:value="3.202" calcext:value-type="float">
            <text:p>3.202</text:p>
          </table:table-cell>
          <table:table-cell/>
          <table:table-cell table:formula="of:=[.C178]/[.D178]" office:value-type="float" office:value="664967168.019988" calcext:value-type="float">
            <text:p>664967168.019988</text:p>
          </table:table-cell>
          <table:table-cell table:formula="of:=POWER([.A178];3)" office:value-type="float" office:value="303464448" calcext:value-type="float">
            <text:p>303464448</text:p>
          </table:table-cell>
          <table:table-cell table:formula="of:=[.F178]/[.G178]" office:value-type="float" office:value="2.19125229463449" calcext:value-type="float">
            <text:p>2.1912522946344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4383" calcext:value-type="float">
            <text:p>0.184383</text:p>
          </table:table-cell>
          <table:table-cell office:value-type="float" office:value="2447854031" calcext:value-type="float">
            <text:p>2447854031</text:p>
          </table:table-cell>
          <table:table-cell office:value-type="float" office:value="3.155" calcext:value-type="float">
            <text:p>3.155</text:p>
          </table:table-cell>
          <table:table-cell/>
          <table:table-cell table:formula="of:=[.C179]/[.D179]" office:value-type="float" office:value="775864986.053883" calcext:value-type="float">
            <text:p>775864986.053883</text:p>
          </table:table-cell>
          <table:table-cell table:formula="of:=POWER([.A179];3)" office:value-type="float" office:value="348913664" calcext:value-type="float">
            <text:p>348913664</text:p>
          </table:table-cell>
          <table:table-cell table:formula="of:=[.F179]/[.G179]" office:value-type="float" office:value="2.22365893372947" calcext:value-type="float">
            <text:p>2.2236589337294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39" calcext:value-type="float">
            <text:p>3.339</text:p>
          </table:table-cell>
          <table:table-cell/>
          <table:table-cell table:formula="of:=[.C184]/[.D184]" office:value-type="float" office:value="72222.2222222222" calcext:value-type="float">
            <text:p>72222.2222222222</text:p>
          </table:table-cell>
          <table:table-cell table:formula="of:=POWER([.A184];3)" office:value-type="float" office:value="32768" calcext:value-type="float">
            <text:p>32768</text:p>
          </table:table-cell>
          <table:table-cell table:formula="of:=[.F184]/[.G184]" office:value-type="float" office:value="2.20404730902778" calcext:value-type="float">
            <text:p>2.2040473090277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8" calcext:value-type="float">
            <text:p>3.498</text:p>
          </table:table-cell>
          <table:table-cell/>
          <table:table-cell table:formula="of:=[.C185]/[.D185]" office:value-type="float" office:value="537696.397941681" calcext:value-type="float">
            <text:p>537696.397941681</text:p>
          </table:table-cell>
          <table:table-cell table:formula="of:=POWER([.A185];3)" office:value-type="float" office:value="262144" calcext:value-type="float">
            <text:p>262144</text:p>
          </table:table-cell>
          <table:table-cell table:formula="of:=[.F185]/[.G185]" office:value-type="float" office:value="2.05114897896454" calcext:value-type="float">
            <text:p>2.0511489789645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6295614" calcext:value-type="float">
            <text:p>6295614</text:p>
          </table:table-cell>
          <table:table-cell office:value-type="float" office:value="3.176" calcext:value-type="float">
            <text:p>3.176</text:p>
          </table:table-cell>
          <table:table-cell/>
          <table:table-cell table:formula="of:=[.C186]/[.D186]" office:value-type="float" office:value="1982246.22166247" calcext:value-type="float">
            <text:p>1982246.22166247</text:p>
          </table:table-cell>
          <table:table-cell table:formula="of:=POWER([.A186];3)" office:value-type="float" office:value="884736" calcext:value-type="float">
            <text:p>884736</text:p>
          </table:table-cell>
          <table:table-cell table:formula="of:=[.F186]/[.G186]" office:value-type="float" office:value="2.2404945900952" calcext:value-type="float">
            <text:p>2.240494590095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14861663" calcext:value-type="float">
            <text:p>14861663</text:p>
          </table:table-cell>
          <table:table-cell office:value-type="float" office:value="3.225" calcext:value-type="float">
            <text:p>3.225</text:p>
          </table:table-cell>
          <table:table-cell/>
          <table:table-cell table:formula="of:=[.C187]/[.D187]" office:value-type="float" office:value="4608267.59689923" calcext:value-type="float">
            <text:p>4608267.59689923</text:p>
          </table:table-cell>
          <table:table-cell table:formula="of:=POWER([.A187];3)" office:value-type="float" office:value="2097152" calcext:value-type="float">
            <text:p>2097152</text:p>
          </table:table-cell>
          <table:table-cell table:formula="of:=[.F187]/[.G187]" office:value-type="float" office:value="2.19739322514497" calcext:value-type="float">
            <text:p>2.1973932251449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28955262" calcext:value-type="float">
            <text:p>28955262</text:p>
          </table:table-cell>
          <table:table-cell office:value-type="float" office:value="3.224" calcext:value-type="float">
            <text:p>3.224</text:p>
          </table:table-cell>
          <table:table-cell/>
          <table:table-cell table:formula="of:=[.C188]/[.D188]" office:value-type="float" office:value="8981160.66997519" calcext:value-type="float">
            <text:p>8981160.66997519</text:p>
          </table:table-cell>
          <table:table-cell table:formula="of:=POWER([.A188];3)" office:value-type="float" office:value="4096000" calcext:value-type="float">
            <text:p>4096000</text:p>
          </table:table-cell>
          <table:table-cell table:formula="of:=[.F188]/[.G188]" office:value-type="float" office:value="2.19266617919316" calcext:value-type="float">
            <text:p>2.1926661791931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49952674" calcext:value-type="float">
            <text:p>49952674</text:p>
          </table:table-cell>
          <table:table-cell office:value-type="float" office:value="3.135" calcext:value-type="float">
            <text:p>3.135</text:p>
          </table:table-cell>
          <table:table-cell/>
          <table:table-cell table:formula="of:=[.C189]/[.D189]" office:value-type="float" office:value="15933867.3046252" calcext:value-type="float">
            <text:p>15933867.3046252</text:p>
          </table:table-cell>
          <table:table-cell table:formula="of:=POWER([.A189];3)" office:value-type="float" office:value="7077888" calcext:value-type="float">
            <text:p>7077888</text:p>
          </table:table-cell>
          <table:table-cell table:formula="of:=[.F189]/[.G189]" office:value-type="float" office:value="2.25121777917723" calcext:value-type="float">
            <text:p>2.2512177791772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74" calcext:value-type="float">
            <text:p>0.005974</text:p>
          </table:table-cell>
          <table:table-cell office:value-type="float" office:value="79230144" calcext:value-type="float">
            <text:p>79230144</text:p>
          </table:table-cell>
          <table:table-cell office:value-type="float" office:value="3.166" calcext:value-type="float">
            <text:p>3.166</text:p>
          </table:table-cell>
          <table:table-cell/>
          <table:table-cell table:formula="of:=[.C190]/[.D190]" office:value-type="float" office:value="25025313.9608339" calcext:value-type="float">
            <text:p>25025313.9608339</text:p>
          </table:table-cell>
          <table:table-cell table:formula="of:=POWER([.A190];3)" office:value-type="float" office:value="11239424" calcext:value-type="float">
            <text:p>11239424</text:p>
          </table:table-cell>
          <table:table-cell table:formula="of:=[.F190]/[.G190]" office:value-type="float" office:value="2.22656552158134" calcext:value-type="float">
            <text:p>2.2265655215813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96" calcext:value-type="float">
            <text:p>0.008796</text:p>
          </table:table-cell>
          <table:table-cell office:value-type="float" office:value="118163937" calcext:value-type="float">
            <text:p>118163937</text:p>
          </table:table-cell>
          <table:table-cell office:value-type="float" office:value="3.204" calcext:value-type="float">
            <text:p>3.204</text:p>
          </table:table-cell>
          <table:table-cell/>
          <table:table-cell table:formula="of:=[.C191]/[.D191]" office:value-type="float" office:value="36880130.1498127" calcext:value-type="float">
            <text:p>36880130.1498127</text:p>
          </table:table-cell>
          <table:table-cell table:formula="of:=POWER([.A191];3)" office:value-type="float" office:value="16777216" calcext:value-type="float">
            <text:p>16777216</text:p>
          </table:table-cell>
          <table:table-cell table:formula="of:=[.F191]/[.G191]" office:value-type="float" office:value="2.19822705684976" calcext:value-type="float">
            <text:p>2.1982270568497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168130305" calcext:value-type="float">
            <text:p>168130305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192]/[.D192]" office:value-type="float" office:value="52295584.7589425" calcext:value-type="float">
            <text:p>52295584.7589425</text:p>
          </table:table-cell>
          <table:table-cell table:formula="of:=POWER([.A192];3)" office:value-type="float" office:value="23887872" calcext:value-type="float">
            <text:p>23887872</text:p>
          </table:table-cell>
          <table:table-cell table:formula="of:=[.F192]/[.G192]" office:value-type="float" office:value="2.18921069063592" calcext:value-type="float">
            <text:p>2.1892106906359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147" calcext:value-type="float">
            <text:p>0.017147</text:p>
          </table:table-cell>
          <table:table-cell office:value-type="float" office:value="230505506" calcext:value-type="float">
            <text:p>230505506</text:p>
          </table:table-cell>
          <table:table-cell office:value-type="float" office:value="3.198" calcext:value-type="float">
            <text:p>3.198</text:p>
          </table:table-cell>
          <table:table-cell/>
          <table:table-cell table:formula="of:=[.C193]/[.D193]" office:value-type="float" office:value="72078019.387117" calcext:value-type="float">
            <text:p>72078019.387117</text:p>
          </table:table-cell>
          <table:table-cell table:formula="of:=POWER([.A193];3)" office:value-type="float" office:value="32768000" calcext:value-type="float">
            <text:p>32768000</text:p>
          </table:table-cell>
          <table:table-cell table:formula="of:=[.F193]/[.G193]" office:value-type="float" office:value="2.19964658774161" calcext:value-type="float">
            <text:p>2.1996465877416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544" calcext:value-type="float">
            <text:p>0.022544</text:p>
          </table:table-cell>
          <table:table-cell office:value-type="float" office:value="306665796" calcext:value-type="float">
            <text:p>306665796</text:p>
          </table:table-cell>
          <table:table-cell office:value-type="float" office:value="3.236" calcext:value-type="float">
            <text:p>3.236</text:p>
          </table:table-cell>
          <table:table-cell/>
          <table:table-cell table:formula="of:=[.C194]/[.D194]" office:value-type="float" office:value="94766933.2509271" calcext:value-type="float">
            <text:p>94766933.2509271</text:p>
          </table:table-cell>
          <table:table-cell table:formula="of:=POWER([.A194];3)" office:value-type="float" office:value="43614208" calcext:value-type="float">
            <text:p>43614208</text:p>
          </table:table-cell>
          <table:table-cell table:formula="of:=[.F194]/[.G194]" office:value-type="float" office:value="2.17284544639506" calcext:value-type="float">
            <text:p>2.1728454463950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397987430" calcext:value-type="float">
            <text:p>397987430</text:p>
          </table:table-cell>
          <table:table-cell office:value-type="float" office:value="3.231" calcext:value-type="float">
            <text:p>3.231</text:p>
          </table:table-cell>
          <table:table-cell/>
          <table:table-cell table:formula="of:=[.C195]/[.D195]" office:value-type="float" office:value="123177787.062829" calcext:value-type="float">
            <text:p>123177787.062829</text:p>
          </table:table-cell>
          <table:table-cell table:formula="of:=POWER([.A195];3)" office:value-type="float" office:value="56623104" calcext:value-type="float">
            <text:p>56623104</text:p>
          </table:table-cell>
          <table:table-cell table:formula="of:=[.F195]/[.G195]" office:value-type="float" office:value="2.17539799765885" calcext:value-type="float">
            <text:p>2.1753979976588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356" calcext:value-type="float">
            <text:p>0.038356</text:p>
          </table:table-cell>
          <table:table-cell office:value-type="float" office:value="505846703" calcext:value-type="float">
            <text:p>505846703</text:p>
          </table:table-cell>
          <table:table-cell office:value-type="float" office:value="3.146" calcext:value-type="float">
            <text:p>3.146</text:p>
          </table:table-cell>
          <table:table-cell/>
          <table:table-cell table:formula="of:=[.C196]/[.D196]" office:value-type="float" office:value="160790433.24857" calcext:value-type="float">
            <text:p>160790433.24857</text:p>
          </table:table-cell>
          <table:table-cell table:formula="of:=POWER([.A196];3)" office:value-type="float" office:value="71991296" calcext:value-type="float">
            <text:p>71991296</text:p>
          </table:table-cell>
          <table:table-cell table:formula="of:=[.F196]/[.G196]" office:value-type="float" office:value="2.23347046354839" calcext:value-type="float">
            <text:p>2.2334704635483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7497" calcext:value-type="float">
            <text:p>0.047497</text:p>
          </table:table-cell>
          <table:table-cell office:value-type="float" office:value="631619780" calcext:value-type="float">
            <text:p>631619780</text:p>
          </table:table-cell>
          <table:table-cell office:value-type="float" office:value="3.166" calcext:value-type="float">
            <text:p>3.166</text:p>
          </table:table-cell>
          <table:table-cell/>
          <table:table-cell table:formula="of:=[.C197]/[.D197]" office:value-type="float" office:value="199500878.079596" calcext:value-type="float">
            <text:p>199500878.079596</text:p>
          </table:table-cell>
          <table:table-cell table:formula="of:=POWER([.A197];3)" office:value-type="float" office:value="89915392" calcext:value-type="float">
            <text:p>89915392</text:p>
          </table:table-cell>
          <table:table-cell table:formula="of:=[.F197]/[.G197]" office:value-type="float" office:value="2.21876225685137" calcext:value-type="float">
            <text:p>2.2187622568513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804" calcext:value-type="float">
            <text:p>0.05804</text:p>
          </table:table-cell>
          <table:table-cell office:value-type="float" office:value="776682983" calcext:value-type="float">
            <text:p>776682983</text:p>
          </table:table-cell>
          <table:table-cell office:value-type="float" office:value="3.186" calcext:value-type="float">
            <text:p>3.186</text:p>
          </table:table-cell>
          <table:table-cell/>
          <table:table-cell table:formula="of:=[.C198]/[.D198]" office:value-type="float" office:value="243779969.5543" calcext:value-type="float">
            <text:p>243779969.5543</text:p>
          </table:table-cell>
          <table:table-cell table:formula="of:=POWER([.A198];3)" office:value-type="float" office:value="110592000" calcext:value-type="float">
            <text:p>110592000</text:p>
          </table:table-cell>
          <table:table-cell table:formula="of:=[.F198]/[.G198]" office:value-type="float" office:value="2.2043183010914" calcext:value-type="float">
            <text:p>2.204318301091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4352" calcext:value-type="float">
            <text:p>0.074352</text:p>
          </table:table-cell>
          <table:table-cell office:value-type="float" office:value="942412561" calcext:value-type="float">
            <text:p>942412561</text:p>
          </table:table-cell>
          <table:table-cell office:value-type="float" office:value="3.015" calcext:value-type="float">
            <text:p>3.015</text:p>
          </table:table-cell>
          <table:table-cell/>
          <table:table-cell table:formula="of:=[.C199]/[.D199]" office:value-type="float" office:value="312574647.097844" calcext:value-type="float">
            <text:p>312574647.097844</text:p>
          </table:table-cell>
          <table:table-cell table:formula="of:=POWER([.A199];3)" office:value-type="float" office:value="134217728" calcext:value-type="float">
            <text:p>134217728</text:p>
          </table:table-cell>
          <table:table-cell table:formula="of:=[.F199]/[.G199]" office:value-type="float" office:value="2.32886260075751" calcext:value-type="float">
            <text:p>2.3288626007575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3268" calcext:value-type="float">
            <text:p>0.083268</text:p>
          </table:table-cell>
          <table:table-cell office:value-type="float" office:value="1130184747" calcext:value-type="float">
            <text:p>1130184747</text:p>
          </table:table-cell>
          <table:table-cell office:value-type="float" office:value="3.228" calcext:value-type="float">
            <text:p>3.228</text:p>
          </table:table-cell>
          <table:table-cell/>
          <table:table-cell table:formula="of:=[.C200]/[.D200]" office:value-type="float" office:value="350119190.520446" calcext:value-type="float">
            <text:p>350119190.520446</text:p>
          </table:table-cell>
          <table:table-cell table:formula="of:=POWER([.A200];3)" office:value-type="float" office:value="160989184" calcext:value-type="float">
            <text:p>160989184</text:p>
          </table:table-cell>
          <table:table-cell table:formula="of:=[.F200]/[.G200]" office:value-type="float" office:value="2.17479946056777" calcext:value-type="float">
            <text:p>2.17479946056777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713" calcext:value-type="float">
            <text:p>0.099713</text:p>
          </table:table-cell>
          <table:table-cell office:value-type="float" office:value="1341375810" calcext:value-type="float">
            <text:p>1341375810</text:p>
          </table:table-cell>
          <table:table-cell office:value-type="float" office:value="3.198" calcext:value-type="float">
            <text:p>3.198</text:p>
          </table:table-cell>
          <table:table-cell/>
          <table:table-cell table:formula="of:=[.C201]/[.D201]" office:value-type="float" office:value="419442091.932458" calcext:value-type="float">
            <text:p>419442091.932458</text:p>
          </table:table-cell>
          <table:table-cell table:formula="of:=POWER([.A201];3)" office:value-type="float" office:value="191102976" calcext:value-type="float">
            <text:p>191102976</text:p>
          </table:table-cell>
          <table:table-cell table:formula="of:=[.F201]/[.G201]" office:value-type="float" office:value="2.19484856129325" calcext:value-type="float">
            <text:p>2.19484856129325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5889" calcext:value-type="float">
            <text:p>0.115889</text:p>
          </table:table-cell>
          <table:table-cell office:value-type="float" office:value="1577362022" calcext:value-type="float">
            <text:p>1577362022</text:p>
          </table:table-cell>
          <table:table-cell office:value-type="float" office:value="3.236" calcext:value-type="float">
            <text:p>3.236</text:p>
          </table:table-cell>
          <table:table-cell/>
          <table:table-cell table:formula="of:=[.C202]/[.D202]" office:value-type="float" office:value="487441910.383189" calcext:value-type="float">
            <text:p>487441910.383189</text:p>
          </table:table-cell>
          <table:table-cell table:formula="of:=POWER([.A202];3)" office:value-type="float" office:value="224755712" calcext:value-type="float">
            <text:p>224755712</text:p>
          </table:table-cell>
          <table:table-cell table:formula="of:=[.F202]/[.G202]" office:value-type="float" office:value="2.16876316977959" calcext:value-type="float">
            <text:p>2.1687631697795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8881" calcext:value-type="float">
            <text:p>0.138881</text:p>
          </table:table-cell>
          <table:table-cell office:value-type="float" office:value="1839519619" calcext:value-type="float">
            <text:p>1839519619</text:p>
          </table:table-cell>
          <table:table-cell office:value-type="float" office:value="3.148" calcext:value-type="float">
            <text:p>3.148</text:p>
          </table:table-cell>
          <table:table-cell/>
          <table:table-cell table:formula="of:=[.C203]/[.D203]" office:value-type="float" office:value="584345495.23507" calcext:value-type="float">
            <text:p>584345495.23507</text:p>
          </table:table-cell>
          <table:table-cell table:formula="of:=POWER([.A203];3)" office:value-type="float" office:value="262144000" calcext:value-type="float">
            <text:p>262144000</text:p>
          </table:table-cell>
          <table:table-cell table:formula="of:=[.F203]/[.G203]" office:value-type="float" office:value="2.22910116285351" calcext:value-type="float">
            <text:p>2.2291011628535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7491" calcext:value-type="float">
            <text:p>0.157491</text:p>
          </table:table-cell>
          <table:table-cell office:value-type="float" office:value="2129224869" calcext:value-type="float">
            <text:p>2129224869</text:p>
          </table:table-cell>
          <table:table-cell office:value-type="float" office:value="3.213" calcext:value-type="float">
            <text:p>3.213</text:p>
          </table:table-cell>
          <table:table-cell/>
          <table:table-cell table:formula="of:=[.C204]/[.D204]" office:value-type="float" office:value="662690591.036415" calcext:value-type="float">
            <text:p>662690591.036415</text:p>
          </table:table-cell>
          <table:table-cell table:formula="of:=POWER([.A204];3)" office:value-type="float" office:value="303464448" calcext:value-type="float">
            <text:p>303464448</text:p>
          </table:table-cell>
          <table:table-cell table:formula="of:=[.F204]/[.G204]" office:value-type="float" office:value="2.18375033847924" calcext:value-type="float">
            <text:p>2.1837503384792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3654" calcext:value-type="float">
            <text:p>0.183654</text:p>
          </table:table-cell>
          <table:table-cell office:value-type="float" office:value="2447854031" calcext:value-type="float">
            <text:p>2447854031</text:p>
          </table:table-cell>
          <table:table-cell office:value-type="float" office:value="3.168" calcext:value-type="float">
            <text:p>3.168</text:p>
          </table:table-cell>
          <table:table-cell/>
          <table:table-cell table:formula="of:=[.C205]/[.D205]" office:value-type="float" office:value="772681196.65404" calcext:value-type="float">
            <text:p>772681196.65404</text:p>
          </table:table-cell>
          <table:table-cell table:formula="of:=POWER([.A205];3)" office:value-type="float" office:value="348913664" calcext:value-type="float">
            <text:p>348913664</text:p>
          </table:table-cell>
          <table:table-cell table:formula="of:=[.F205]/[.G205]" office:value-type="float" office:value="2.21453407068071" calcext:value-type="float">
            <text:p>2.2145340706807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ttempt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1150" calcext:value-type="float">
            <text:p>241150</text:p>
          </table:table-cell>
          <table:table-cell office:value-type="float" office:value="3.338" calcext:value-type="float">
            <text:p>3.338</text:p>
          </table:table-cell>
          <table:table-cell/>
          <table:table-cell table:formula="of:=[.C210]/[.D210]" office:value-type="float" office:value="72243.8585979629" calcext:value-type="float">
            <text:p>72243.8585979629</text:p>
          </table:table-cell>
          <table:table-cell table:formula="of:=POWER([.A210];3)" office:value-type="float" office:value="32768" calcext:value-type="float">
            <text:p>32768</text:p>
          </table:table-cell>
          <table:table-cell table:formula="of:=[.F210]/[.G210]" office:value-type="float" office:value="2.20470759881478" calcext:value-type="float">
            <text:p>2.2047075988147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880862" calcext:value-type="float">
            <text:p>1880862</text:p>
          </table:table-cell>
          <table:table-cell office:value-type="float" office:value="3.494" calcext:value-type="float">
            <text:p>3.494</text:p>
          </table:table-cell>
          <table:table-cell/>
          <table:table-cell table:formula="of:=[.C211]/[.D211]" office:value-type="float" office:value="538311.96336577" calcext:value-type="float">
            <text:p>538311.96336577</text:p>
          </table:table-cell>
          <table:table-cell table:formula="of:=POWER([.A211];3)" office:value-type="float" office:value="262144" calcext:value-type="float">
            <text:p>262144</text:p>
          </table:table-cell>
          <table:table-cell table:formula="of:=[.F211]/[.G211]" office:value-type="float" office:value="2.05349717470463" calcext:value-type="float">
            <text:p>2.0534971747046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6295614" calcext:value-type="float">
            <text:p>6295614</text:p>
          </table:table-cell>
          <table:table-cell office:value-type="float" office:value="3.171" calcext:value-type="float">
            <text:p>3.171</text:p>
          </table:table-cell>
          <table:table-cell/>
          <table:table-cell table:formula="of:=[.C212]/[.D212]" office:value-type="float" office:value="1985371.80700095" calcext:value-type="float">
            <text:p>1985371.80700095</text:p>
          </table:table-cell>
          <table:table-cell table:formula="of:=POWER([.A212];3)" office:value-type="float" office:value="884736" calcext:value-type="float">
            <text:p>884736</text:p>
          </table:table-cell>
          <table:table-cell table:formula="of:=[.F212]/[.G212]" office:value-type="float" office:value="2.24402737878977" calcext:value-type="float">
            <text:p>2.2440273787897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14861662" calcext:value-type="float">
            <text:p>14861662</text:p>
          </table:table-cell>
          <table:table-cell office:value-type="float" office:value="3.219" calcext:value-type="float">
            <text:p>3.219</text:p>
          </table:table-cell>
          <table:table-cell/>
          <table:table-cell table:formula="of:=[.C213]/[.D213]" office:value-type="float" office:value="4616856.78782231" calcext:value-type="float">
            <text:p>4616856.78782231</text:p>
          </table:table-cell>
          <table:table-cell table:formula="of:=POWER([.A213];3)" office:value-type="float" office:value="2097152" calcext:value-type="float">
            <text:p>2097152</text:p>
          </table:table-cell>
          <table:table-cell table:formula="of:=[.F213]/[.G213]" office:value-type="float" office:value="2.201488870536" calcext:value-type="float">
            <text:p>2.20148887053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28955263" calcext:value-type="float">
            <text:p>28955263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[.C214]/[.D214]" office:value-type="float" office:value="9003502.17661691" calcext:value-type="float">
            <text:p>9003502.17661691</text:p>
          </table:table-cell>
          <table:table-cell table:formula="of:=POWER([.A214];3)" office:value-type="float" office:value="4096000" calcext:value-type="float">
            <text:p>4096000</text:p>
          </table:table-cell>
          <table:table-cell table:formula="of:=[.F214]/[.G214]" office:value-type="float" office:value="2.19812064858811" calcext:value-type="float">
            <text:p>2.1981206485881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49952671" calcext:value-type="float">
            <text:p>49952671</text:p>
          </table:table-cell>
          <table:table-cell office:value-type="float" office:value="3.16" calcext:value-type="float">
            <text:p>3.16</text:p>
          </table:table-cell>
          <table:table-cell/>
          <table:table-cell table:formula="of:=[.C215]/[.D215]" office:value-type="float" office:value="15807807.278481" calcext:value-type="float">
            <text:p>15807807.278481</text:p>
          </table:table-cell>
          <table:table-cell table:formula="of:=POWER([.A215];3)" office:value-type="float" office:value="7077888" calcext:value-type="float">
            <text:p>7077888</text:p>
          </table:table-cell>
          <table:table-cell table:formula="of:=[.F215]/[.G215]" office:value-type="float" office:value="2.2334073778055" calcext:value-type="float">
            <text:p>2.233407377805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79230144" calcext:value-type="float">
            <text:p>79230144</text:p>
          </table:table-cell>
          <table:table-cell office:value-type="float" office:value="3.16" calcext:value-type="float">
            <text:p>3.16</text:p>
          </table:table-cell>
          <table:table-cell/>
          <table:table-cell table:formula="of:=[.C216]/[.D216]" office:value-type="float" office:value="25072830.3797468" calcext:value-type="float">
            <text:p>25072830.3797468</text:p>
          </table:table-cell>
          <table:table-cell table:formula="of:=POWER([.A216];3)" office:value-type="float" office:value="11239424" calcext:value-type="float">
            <text:p>11239424</text:p>
          </table:table-cell>
          <table:table-cell table:formula="of:=[.F216]/[.G216]" office:value-type="float" office:value="2.23079317763498" calcext:value-type="float">
            <text:p>2.2307931776349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785" calcext:value-type="float">
            <text:p>0.008785</text:p>
          </table:table-cell>
          <table:table-cell office:value-type="float" office:value="118163936" calcext:value-type="float">
            <text:p>118163936</text:p>
          </table:table-cell>
          <table:table-cell office:value-type="float" office:value="3.205" calcext:value-type="float">
            <text:p>3.205</text:p>
          </table:table-cell>
          <table:table-cell/>
          <table:table-cell table:formula="of:=[.C217]/[.D217]" office:value-type="float" office:value="36868622.7769111" calcext:value-type="float">
            <text:p>36868622.7769111</text:p>
          </table:table-cell>
          <table:table-cell table:formula="of:=POWER([.A217];3)" office:value-type="float" office:value="16777216" calcext:value-type="float">
            <text:p>16777216</text:p>
          </table:table-cell>
          <table:table-cell table:formula="of:=[.F217]/[.G217]" office:value-type="float" office:value="2.19754116397566" calcext:value-type="float">
            <text:p>2.1975411639756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168130305" calcext:value-type="float">
            <text:p>168130305</text:p>
          </table:table-cell>
          <table:table-cell office:value-type="float" office:value="3.215" calcext:value-type="float">
            <text:p>3.215</text:p>
          </table:table-cell>
          <table:table-cell/>
          <table:table-cell table:formula="of:=[.C218]/[.D218]" office:value-type="float" office:value="52295584.7589425" calcext:value-type="float">
            <text:p>52295584.7589425</text:p>
          </table:table-cell>
          <table:table-cell table:formula="of:=POWER([.A218];3)" office:value-type="float" office:value="23887872" calcext:value-type="float">
            <text:p>23887872</text:p>
          </table:table-cell>
          <table:table-cell table:formula="of:=[.F218]/[.G218]" office:value-type="float" office:value="2.18921069063592" calcext:value-type="float">
            <text:p>2.1892106906359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230505506" calcext:value-type="float">
            <text:p>230505506</text:p>
          </table:table-cell>
          <table:table-cell office:value-type="float" office:value="3.222" calcext:value-type="float">
            <text:p>3.222</text:p>
          </table:table-cell>
          <table:table-cell/>
          <table:table-cell table:formula="of:=[.C219]/[.D219]" office:value-type="float" office:value="71541125.3879578" calcext:value-type="float">
            <text:p>71541125.3879578</text:p>
          </table:table-cell>
          <table:table-cell table:formula="of:=POWER([.A219];3)" office:value-type="float" office:value="32768000" calcext:value-type="float">
            <text:p>32768000</text:p>
          </table:table-cell>
          <table:table-cell table:formula="of:=[.F219]/[.G219]" office:value-type="float" office:value="2.18326188317742" calcext:value-type="float">
            <text:p>2.1832618831774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2511" calcext:value-type="float">
            <text:p>0.022511</text:p>
          </table:table-cell>
          <table:table-cell office:value-type="float" office:value="306665795" calcext:value-type="float">
            <text:p>306665795</text:p>
          </table:table-cell>
          <table:table-cell office:value-type="float" office:value="3.238" calcext:value-type="float">
            <text:p>3.238</text:p>
          </table:table-cell>
          <table:table-cell/>
          <table:table-cell table:formula="of:=[.C220]/[.D220]" office:value-type="float" office:value="94708398.702903" calcext:value-type="float">
            <text:p>94708398.702903</text:p>
          </table:table-cell>
          <table:table-cell table:formula="of:=POWER([.A220];3)" office:value-type="float" office:value="43614208" calcext:value-type="float">
            <text:p>43614208</text:p>
          </table:table-cell>
          <table:table-cell table:formula="of:=[.F220]/[.G220]" office:value-type="float" office:value="2.17150334824154" calcext:value-type="float">
            <text:p>2.1715033482415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9199" calcext:value-type="float">
            <text:p>0.029199</text:p>
          </table:table-cell>
          <table:table-cell office:value-type="float" office:value="397987429" calcext:value-type="float">
            <text:p>3979874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C221]/[.D221]" office:value-type="float" office:value="122835626.234568" calcext:value-type="float">
            <text:p>122835626.234568</text:p>
          </table:table-cell>
          <table:table-cell table:formula="of:=POWER([.A221];3)" office:value-type="float" office:value="56623104" calcext:value-type="float">
            <text:p>56623104</text:p>
          </table:table-cell>
          <table:table-cell table:formula="of:=[.F221]/[.G221]" office:value-type="float" office:value="2.16935521999232" calcext:value-type="float">
            <text:p>2.1693552199923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137" calcext:value-type="float">
            <text:p>0.037137</text:p>
          </table:table-cell>
          <table:table-cell office:value-type="float" office:value="505846664" calcext:value-type="float">
            <text:p>505846664</text:p>
          </table:table-cell>
          <table:table-cell office:value-type="float" office:value="3.238" calcext:value-type="float">
            <text:p>3.238</text:p>
          </table:table-cell>
          <table:table-cell/>
          <table:table-cell table:formula="of:=[.C222]/[.D222]" office:value-type="float" office:value="156221946.880791" calcext:value-type="float">
            <text:p>156221946.880791</text:p>
          </table:table-cell>
          <table:table-cell table:formula="of:=POWER([.A222];3)" office:value-type="float" office:value="71991296" calcext:value-type="float">
            <text:p>71991296</text:p>
          </table:table-cell>
          <table:table-cell table:formula="of:=[.F222]/[.G222]" office:value-type="float" office:value="2.1700115925235" calcext:value-type="float">
            <text:p>2.170011592523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6455" calcext:value-type="float">
            <text:p>0.046455</text:p>
          </table:table-cell>
          <table:table-cell office:value-type="float" office:value="631619754" calcext:value-type="float">
            <text:p>631619754</text:p>
          </table:table-cell>
          <table:table-cell office:value-type="float" office:value="3.232" calcext:value-type="float">
            <text:p>3.232</text:p>
          </table:table-cell>
          <table:table-cell/>
          <table:table-cell table:formula="of:=[.C223]/[.D223]" office:value-type="float" office:value="195426904.084158" calcext:value-type="float">
            <text:p>195426904.084158</text:p>
          </table:table-cell>
          <table:table-cell table:formula="of:=POWER([.A223];3)" office:value-type="float" office:value="89915392" calcext:value-type="float">
            <text:p>89915392</text:p>
          </table:table-cell>
          <table:table-cell table:formula="of:=[.F223]/[.G223]" office:value-type="float" office:value="2.17345328466297" calcext:value-type="float">
            <text:p>2.1734532846629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6974" calcext:value-type="float">
            <text:p>0.056974</text:p>
          </table:table-cell>
          <table:table-cell office:value-type="float" office:value="776682957" calcext:value-type="float">
            <text:p>776682957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C224]/[.D224]" office:value-type="float" office:value="239716962.037037" calcext:value-type="float">
            <text:p>239716962.037037</text:p>
          </table:table-cell>
          <table:table-cell table:formula="of:=POWER([.A224];3)" office:value-type="float" office:value="110592000" calcext:value-type="float">
            <text:p>110592000</text:p>
          </table:table-cell>
          <table:table-cell table:formula="of:=[.F224]/[.G224]" office:value-type="float" office:value="2.16757959017865" calcext:value-type="float">
            <text:p>2.1675795901786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3603" calcext:value-type="float">
            <text:p>0.073603</text:p>
          </table:table-cell>
          <table:table-cell office:value-type="float" office:value="942412528" calcext:value-type="float">
            <text:p>942412528</text:p>
          </table:table-cell>
          <table:table-cell office:value-type="float" office:value="3.043" calcext:value-type="float">
            <text:p>3.043</text:p>
          </table:table-cell>
          <table:table-cell/>
          <table:table-cell table:formula="of:=[.C225]/[.D225]" office:value-type="float" office:value="309698497.535327" calcext:value-type="float">
            <text:p>309698497.535327</text:p>
          </table:table-cell>
          <table:table-cell table:formula="of:=POWER([.A225];3)" office:value-type="float" office:value="134217728" calcext:value-type="float">
            <text:p>134217728</text:p>
          </table:table-cell>
          <table:table-cell table:formula="of:=[.F225]/[.G225]" office:value-type="float" office:value="2.30743361663317" calcext:value-type="float">
            <text:p>2.30743361663317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1130184723" calcext:value-type="float">
            <text:p>1130184723</text:p>
          </table:table-cell>
          <table:table-cell office:value-type="float" office:value="3.239" calcext:value-type="float">
            <text:p>3.239</text:p>
          </table:table-cell>
          <table:table-cell/>
          <table:table-cell table:formula="of:=[.C226]/[.D226]" office:value-type="float" office:value="348930139.857981" calcext:value-type="float">
            <text:p>348930139.857981</text:p>
          </table:table-cell>
          <table:table-cell table:formula="of:=POWER([.A226];3)" office:value-type="float" office:value="160989184" calcext:value-type="float">
            <text:p>160989184</text:p>
          </table:table-cell>
          <table:table-cell table:formula="of:=[.F226]/[.G226]" office:value-type="float" office:value="2.16741355654042" calcext:value-type="float">
            <text:p>2.1674135565404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343" calcext:value-type="float">
            <text:p>0.099343</text:p>
          </table:table-cell>
          <table:table-cell office:value-type="float" office:value="1341375798" calcext:value-type="float">
            <text:p>1341375798</text:p>
          </table:table-cell>
          <table:table-cell office:value-type="float" office:value="3.209" calcext:value-type="float">
            <text:p>3.209</text:p>
          </table:table-cell>
          <table:table-cell/>
          <table:table-cell table:formula="of:=[.C227]/[.D227]" office:value-type="float" office:value="418004299.781864" calcext:value-type="float">
            <text:p>418004299.781864</text:p>
          </table:table-cell>
          <table:table-cell table:formula="of:=POWER([.A227];3)" office:value-type="float" office:value="191102976" calcext:value-type="float">
            <text:p>191102976</text:p>
          </table:table-cell>
          <table:table-cell table:formula="of:=[.F227]/[.G227]" office:value-type="float" office:value="2.18732491001011" calcext:value-type="float">
            <text:p>2.18732491001011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1577362011" calcext:value-type="float">
            <text:p>1577362011</text:p>
          </table:table-cell>
          <table:table-cell office:value-type="float" office:value="3.221" calcext:value-type="float">
            <text:p>3.221</text:p>
          </table:table-cell>
          <table:table-cell/>
          <table:table-cell table:formula="of:=[.C228]/[.D228]" office:value-type="float" office:value="489711894.132257" calcext:value-type="float">
            <text:p>489711894.132257</text:p>
          </table:table-cell>
          <table:table-cell table:formula="of:=POWER([.A228];3)" office:value-type="float" office:value="224755712" calcext:value-type="float">
            <text:p>224755712</text:p>
          </table:table-cell>
          <table:table-cell table:formula="of:=[.F228]/[.G228]" office:value-type="float" office:value="2.17886295202258" calcext:value-type="float">
            <text:p>2.1788629520225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1519" calcext:value-type="float">
            <text:p>0.141519</text:p>
          </table:table-cell>
          <table:table-cell office:value-type="float" office:value="1839519622" calcext:value-type="float">
            <text:p>1839519622</text:p>
          </table:table-cell>
          <table:table-cell office:value-type="float" office:value="3.09" calcext:value-type="float">
            <text:p>3.09</text:p>
          </table:table-cell>
          <table:table-cell/>
          <table:table-cell table:formula="of:=[.C229]/[.D229]" office:value-type="float" office:value="595313793.527508" calcext:value-type="float">
            <text:p>595313793.527508</text:p>
          </table:table-cell>
          <table:table-cell table:formula="of:=POWER([.A229];3)" office:value-type="float" office:value="262144000" calcext:value-type="float">
            <text:p>262144000</text:p>
          </table:table-cell>
          <table:table-cell table:formula="of:=[.F229]/[.G229]" office:value-type="float" office:value="2.27094190035823" calcext:value-type="float">
            <text:p>2.27094190035823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57549" calcext:value-type="float">
            <text:p>0.157549</text:p>
          </table:table-cell>
          <table:table-cell office:value-type="float" office:value="2129224869" calcext:value-type="float">
            <text:p>2129224869</text:p>
          </table:table-cell>
          <table:table-cell office:value-type="float" office:value="3.212" calcext:value-type="float">
            <text:p>3.212</text:p>
          </table:table-cell>
          <table:table-cell/>
          <table:table-cell table:formula="of:=[.C230]/[.D230]" office:value-type="float" office:value="662896908.156912" calcext:value-type="float">
            <text:p>662896908.156912</text:p>
          </table:table-cell>
          <table:table-cell table:formula="of:=POWER([.A230];3)" office:value-type="float" office:value="303464448" calcext:value-type="float">
            <text:p>303464448</text:p>
          </table:table-cell>
          <table:table-cell table:formula="of:=[.F230]/[.G230]" office:value-type="float" office:value="2.18443021093829" calcext:value-type="float">
            <text:p>2.1844302109382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4378" calcext:value-type="float">
            <text:p>0.184378</text:p>
          </table:table-cell>
          <table:table-cell office:value-type="float" office:value="2447854028" calcext:value-type="float">
            <text:p>2447854028</text:p>
          </table:table-cell>
          <table:table-cell office:value-type="float" office:value="3.155" calcext:value-type="float">
            <text:p>3.155</text:p>
          </table:table-cell>
          <table:table-cell/>
          <table:table-cell table:formula="of:=[.C231]/[.D231]" office:value-type="float" office:value="775864985.103011" calcext:value-type="float">
            <text:p>775864985.103011</text:p>
          </table:table-cell>
          <table:table-cell table:formula="of:=POWER([.A231];3)" office:value-type="float" office:value="348913664" calcext:value-type="float">
            <text:p>348913664</text:p>
          </table:table-cell>
          <table:table-cell table:formula="of:=[.F231]/[.G231]" office:value-type="float" office:value="2.22365893100424" calcext:value-type="float">
            <text:p>2.22365893100424</text:p>
          </table:table-cell>
          <table:table-cell table:number-columns-repeated="3"/>
        </table:table-row>
      </table:table>
      <table:table table:name="matmul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ttempt1</text:p>
          </table:table-cell>
          <table:table-cell table:number-columns-repeated="4"/>
          <table:table-cell office:value-type="string" calcext:value-type="string">
            <text:p>TOTAL CYCLE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YCLES PER ITERATIO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79" calcext:value-type="float">
            <text:p>3.779</text:p>
          </table:table-cell>
          <table:table-cell/>
          <table:table-cell table:formula="of:=[.C3]/[.D3]" office:value-type="float" office:value="81425.5093940196" calcext:value-type="float">
            <text:p>81425.5093940196</text:p>
          </table:table-cell>
          <table:table-cell table:formula="of:=POWER([.A3];3)" office:value-type="float" office:value="32768" calcext:value-type="float">
            <text:p>32768</text:p>
          </table:table-cell>
          <table:table-cell table:formula="of:=[.F3]/[.G3]" office:value-type="float" office:value="2.48490934429991" calcext:value-type="float">
            <text:p>2.484909344299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54" calcext:value-type="float">
            <text:p>2.954</text:p>
          </table:table-cell>
          <table:table-cell/>
          <table:table-cell table:formula="of:=[.C4]/[.D4]" office:value-type="float" office:value="815586.662153013" calcext:value-type="float">
            <text:p>815586.662153013</text:p>
          </table:table-cell>
          <table:table-cell table:formula="of:=POWER([.A4];3)" office:value-type="float" office:value="262144" calcext:value-type="float">
            <text:p>262144</text:p>
          </table:table-cell>
          <table:table-cell table:formula="of:=[.F4]/[.G4]" office:value-type="float" office:value="3.11121620999532" calcext:value-type="float">
            <text:p>3.111216209995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8074300" calcext:value-type="float">
            <text:p>8074300</text:p>
          </table:table-cell>
          <table:table-cell office:value-type="float" office:value="2.599" calcext:value-type="float">
            <text:p>2.599</text:p>
          </table:table-cell>
          <table:table-cell/>
          <table:table-cell table:formula="of:=[.C5]/[.D5]" office:value-type="float" office:value="3106694.88264717" calcext:value-type="float">
            <text:p>3106694.88264717</text:p>
          </table:table-cell>
          <table:table-cell table:formula="of:=POWER([.A5];3)" office:value-type="float" office:value="884736" calcext:value-type="float">
            <text:p>884736</text:p>
          </table:table-cell>
          <table:table-cell table:formula="of:=[.F5]/[.G5]" office:value-type="float" office:value="3.51143717747121" calcext:value-type="float">
            <text:p>3.51143717747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162" calcext:value-type="float">
            <text:p>0.005162</text:p>
          </table:table-cell>
          <table:table-cell office:value-type="float" office:value="19072348" calcext:value-type="float">
            <text:p>19072348</text:p>
          </table:table-cell>
          <table:table-cell office:value-type="float" office:value="0.881" calcext:value-type="float">
            <text:p>0.881</text:p>
          </table:table-cell>
          <table:table-cell/>
          <table:table-cell table:formula="of:=[.C6]/[.D6]" office:value-type="float" office:value="21648522.1339387" calcext:value-type="float">
            <text:p>21648522.1339387</text:p>
          </table:table-cell>
          <table:table-cell table:formula="of:=POWER([.A6];3)" office:value-type="float" office:value="2097152" calcext:value-type="float">
            <text:p>2097152</text:p>
          </table:table-cell>
          <table:table-cell table:formula="of:=[.F6]/[.G6]" office:value-type="float" office:value="10.3228197736448" calcext:value-type="float">
            <text:p>10.32281977364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37172860" calcext:value-type="float">
            <text:p>37172860</text:p>
          </table:table-cell>
          <table:table-cell office:value-type="float" office:value="1.584" calcext:value-type="float">
            <text:p>1.584</text:p>
          </table:table-cell>
          <table:table-cell/>
          <table:table-cell table:formula="of:=[.C7]/[.D7]" office:value-type="float" office:value="23467714.6464646" calcext:value-type="float">
            <text:p>23467714.6464646</text:p>
          </table:table-cell>
          <table:table-cell table:formula="of:=POWER([.A7];3)" office:value-type="float" office:value="4096000" calcext:value-type="float">
            <text:p>4096000</text:p>
          </table:table-cell>
          <table:table-cell table:formula="of:=[.F7]/[.G7]" office:value-type="float" office:value="5.72942252110953" calcext:value-type="float">
            <text:p>5.729422521109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1.087" calcext:value-type="float">
            <text:p>1.087</text:p>
          </table:table-cell>
          <table:table-cell/>
          <table:table-cell table:formula="of:=[.C8]/[.D8]" office:value-type="float" office:value="59011324.7470101" calcext:value-type="float">
            <text:p>59011324.7470101</text:p>
          </table:table-cell>
          <table:table-cell table:formula="of:=POWER([.A8];3)" office:value-type="float" office:value="7077888" calcext:value-type="float">
            <text:p>7077888</text:p>
          </table:table-cell>
          <table:table-cell table:formula="of:=[.F8]/[.G8]" office:value-type="float" office:value="8.33741996864179" calcext:value-type="float">
            <text:p>8.337419968641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76" calcext:value-type="float">
            <text:p>1.576</text:p>
          </table:table-cell>
          <table:table-cell/>
          <table:table-cell table:formula="of:=[.C9]/[.D9]" office:value-type="float" office:value="64567999.3654822" calcext:value-type="float">
            <text:p>64567999.3654822</text:p>
          </table:table-cell>
          <table:table-cell table:formula="of:=POWER([.A9];3)" office:value-type="float" office:value="11239424" calcext:value-type="float">
            <text:p>11239424</text:p>
          </table:table-cell>
          <table:table-cell table:formula="of:=[.F9]/[.G9]" office:value-type="float" office:value="5.74477832364739" calcext:value-type="float">
            <text:p>5.744778323647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6729" calcext:value-type="float">
            <text:p>0.066729</text:p>
          </table:table-cell>
          <table:table-cell office:value-type="float" office:value="151783921" calcext:value-type="float">
            <text:p>151783921</text:p>
          </table:table-cell>
          <table:table-cell office:value-type="float" office:value="0.541" calcext:value-type="float">
            <text:p>0.541</text:p>
          </table:table-cell>
          <table:table-cell/>
          <table:table-cell table:formula="of:=[.C10]/[.D10]" office:value-type="float" office:value="280561776.340111" calcext:value-type="float">
            <text:p>280561776.340111</text:p>
          </table:table-cell>
          <table:table-cell table:formula="of:=POWER([.A10];3)" office:value-type="float" office:value="16777216" calcext:value-type="float">
            <text:p>16777216</text:p>
          </table:table-cell>
          <table:table-cell table:formula="of:=[.F10]/[.G10]" office:value-type="float" office:value="16.7227850163049" calcext:value-type="float">
            <text:p>16.72278501630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4143" calcext:value-type="float">
            <text:p>0.034143</text:p>
          </table:table-cell>
          <table:table-cell office:value-type="float" office:value="215988996" calcext:value-type="float">
            <text:p>215988996</text:p>
          </table:table-cell>
          <table:table-cell office:value-type="float" office:value="1.504" calcext:value-type="float">
            <text:p>1.504</text:p>
          </table:table-cell>
          <table:table-cell/>
          <table:table-cell table:formula="of:=[.C11]/[.D11]" office:value-type="float" office:value="143609704.787234" calcext:value-type="float">
            <text:p>143609704.787234</text:p>
          </table:table-cell>
          <table:table-cell table:formula="of:=POWER([.A11];3)" office:value-type="float" office:value="23887872" calcext:value-type="float">
            <text:p>23887872</text:p>
          </table:table-cell>
          <table:table-cell table:formula="of:=[.F11]/[.G11]" office:value-type="float" office:value="6.01182494561399" calcext:value-type="float">
            <text:p>6.011824945613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5031" calcext:value-type="float">
            <text:p>0.065031</text:p>
          </table:table-cell>
          <table:table-cell office:value-type="float" office:value="296143916" calcext:value-type="float">
            <text:p>296143916</text:p>
          </table:table-cell>
          <table:table-cell office:value-type="float" office:value="1.082" calcext:value-type="float">
            <text:p>1.082</text:p>
          </table:table-cell>
          <table:table-cell/>
          <table:table-cell table:formula="of:=[.C12]/[.D12]" office:value-type="float" office:value="273700476.89464" calcext:value-type="float">
            <text:p>273700476.89464</text:p>
          </table:table-cell>
          <table:table-cell table:formula="of:=POWER([.A12];3)" office:value-type="float" office:value="32768000" calcext:value-type="float">
            <text:p>32768000</text:p>
          </table:table-cell>
          <table:table-cell table:formula="of:=[.F12]/[.G12]" office:value-type="float" office:value="8.35267568648192" calcext:value-type="float">
            <text:p>8.3526756864819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2899" calcext:value-type="float">
            <text:p>0.062899</text:p>
          </table:table-cell>
          <table:table-cell office:value-type="float" office:value="394018122" calcext:value-type="float">
            <text:p>394018122</text:p>
          </table:table-cell>
          <table:table-cell office:value-type="float" office:value="1.489" calcext:value-type="float">
            <text:p>1.489</text:p>
          </table:table-cell>
          <table:table-cell/>
          <table:table-cell table:formula="of:=[.C13]/[.D13]" office:value-type="float" office:value="264619289.456011" calcext:value-type="float">
            <text:p>264619289.456011</text:p>
          </table:table-cell>
          <table:table-cell table:formula="of:=POWER([.A13];3)" office:value-type="float" office:value="43614208" calcext:value-type="float">
            <text:p>43614208</text:p>
          </table:table-cell>
          <table:table-cell table:formula="of:=[.F13]/[.G13]" office:value-type="float" office:value="6.06727260657836" calcext:value-type="float">
            <text:p>6.0672726065783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7987" calcext:value-type="float">
            <text:p>0.187987</text:p>
          </table:table-cell>
          <table:table-cell office:value-type="float" office:value="511381130" calcext:value-type="float">
            <text:p>511381130</text:p>
          </table:table-cell>
          <table:table-cell office:value-type="float" office:value="0.646" calcext:value-type="float">
            <text:p>0.646</text:p>
          </table:table-cell>
          <table:table-cell/>
          <table:table-cell table:formula="of:=[.C14]/[.D14]" office:value-type="float" office:value="791611656.346749" calcext:value-type="float">
            <text:p>791611656.346749</text:p>
          </table:table-cell>
          <table:table-cell table:formula="of:=POWER([.A14];3)" office:value-type="float" office:value="56623104" calcext:value-type="float">
            <text:p>56623104</text:p>
          </table:table-cell>
          <table:table-cell table:formula="of:=[.F14]/[.G14]" office:value-type="float" office:value="13.9803649115871" calcext:value-type="float">
            <text:p>13.980364911587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8497" calcext:value-type="float">
            <text:p>0.108497</text:p>
          </table:table-cell>
          <table:table-cell office:value-type="float" office:value="650002326" calcext:value-type="float">
            <text:p>650002326</text:p>
          </table:table-cell>
          <table:table-cell office:value-type="float" office:value="1.423" calcext:value-type="float">
            <text:p>1.423</text:p>
          </table:table-cell>
          <table:table-cell/>
          <table:table-cell table:formula="of:=[.C15]/[.D15]" office:value-type="float" office:value="456783082.220661" calcext:value-type="float">
            <text:p>456783082.220661</text:p>
          </table:table-cell>
          <table:table-cell table:formula="of:=POWER([.A15];3)" office:value-type="float" office:value="71991296" calcext:value-type="float">
            <text:p>71991296</text:p>
          </table:table-cell>
          <table:table-cell table:formula="of:=[.F15]/[.G15]" office:value-type="float" office:value="6.34497651244757" calcext:value-type="float">
            <text:p>6.3449765124475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5335" calcext:value-type="float">
            <text:p>0.175335</text:p>
          </table:table-cell>
          <table:table-cell office:value-type="float" office:value="811651276" calcext:value-type="float">
            <text:p>811651276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C16]/[.D16]" office:value-type="float" office:value="737864796.363636" calcext:value-type="float">
            <text:p>737864796.363636</text:p>
          </table:table-cell>
          <table:table-cell table:formula="of:=POWER([.A16];3)" office:value-type="float" office:value="89915392" calcext:value-type="float">
            <text:p>89915392</text:p>
          </table:table-cell>
          <table:table-cell table:formula="of:=[.F16]/[.G16]" office:value-type="float" office:value="8.20621230638283" calcext:value-type="float">
            <text:p>8.206212306382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4349" calcext:value-type="float">
            <text:p>0.174349</text:p>
          </table:table-cell>
          <table:table-cell office:value-type="float" office:value="998097383" calcext:value-type="float">
            <text:p>998097383</text:p>
          </table:table-cell>
          <table:table-cell office:value-type="float" office:value="1.36" calcext:value-type="float">
            <text:p>1.36</text:p>
          </table:table-cell>
          <table:table-cell/>
          <table:table-cell table:formula="of:=[.C17]/[.D17]" office:value-type="float" office:value="733895134.558824" calcext:value-type="float">
            <text:p>733895134.558824</text:p>
          </table:table-cell>
          <table:table-cell table:formula="of:=POWER([.A17];3)" office:value-type="float" office:value="110592000" calcext:value-type="float">
            <text:p>110592000</text:p>
          </table:table-cell>
          <table:table-cell table:formula="of:=[.F17]/[.G17]" office:value-type="float" office:value="6.63605988280186" calcext:value-type="float">
            <text:p>6.636059882801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64491" calcext:value-type="float">
            <text:p>0.564491</text:p>
          </table:table-cell>
          <table:table-cell office:value-type="float" office:value="1211110417" calcext:value-type="float">
            <text:p>1211110417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[.C18]/[.D18]" office:value-type="float" office:value="2374726307.84314" calcext:value-type="float">
            <text:p>2374726307.84314</text:p>
          </table:table-cell>
          <table:table-cell table:formula="of:=POWER([.A18];3)" office:value-type="float" office:value="134217728" calcext:value-type="float">
            <text:p>134217728</text:p>
          </table:table-cell>
          <table:table-cell table:formula="of:=[.F18]/[.G18]" office:value-type="float" office:value="17.6930897522206" calcext:value-type="float">
            <text:p>17.693089752220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70123" calcext:value-type="float">
            <text:p>0.270123</text:p>
          </table:table-cell>
          <table:table-cell office:value-type="float" office:value="1452459316" calcext:value-type="float">
            <text:p>1452459316</text:p>
          </table:table-cell>
          <table:table-cell office:value-type="float" office:value="1.281" calcext:value-type="float">
            <text:p>1.281</text:p>
          </table:table-cell>
          <table:table-cell/>
          <table:table-cell table:formula="of:=[.C19]/[.D19]" office:value-type="float" office:value="1133848021.85792" calcext:value-type="float">
            <text:p>1133848021.85792</text:p>
          </table:table-cell>
          <table:table-cell table:formula="of:=POWER([.A19];3)" office:value-type="float" office:value="160989184" calcext:value-type="float">
            <text:p>160989184</text:p>
          </table:table-cell>
          <table:table-cell table:formula="of:=[.F19]/[.G19]" office:value-type="float" office:value="7.0430074473694" calcext:value-type="float">
            <text:p>7.04300744736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8729" calcext:value-type="float">
            <text:p>0.428729</text:p>
          </table:table-cell>
          <table:table-cell office:value-type="float" office:value="1723914031" calcext:value-type="float">
            <text:p>1723914031</text:p>
          </table:table-cell>
          <table:table-cell office:value-type="float" office:value="0.958" calcext:value-type="float">
            <text:p>0.958</text:p>
          </table:table-cell>
          <table:table-cell/>
          <table:table-cell table:formula="of:=[.C20]/[.D20]" office:value-type="float" office:value="1799492725.46973" calcext:value-type="float">
            <text:p>1799492725.46973</text:p>
          </table:table-cell>
          <table:table-cell table:formula="of:=POWER([.A20];3)" office:value-type="float" office:value="191102976" calcext:value-type="float">
            <text:p>191102976</text:p>
          </table:table-cell>
          <table:table-cell table:formula="of:=[.F20]/[.G20]" office:value-type="float" office:value="9.41635113767003" calcext:value-type="float">
            <text:p>9.416351137670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2215" calcext:value-type="float">
            <text:p>0.392215</text:p>
          </table:table-cell>
          <table:table-cell office:value-type="float" office:value="2027243307" calcext:value-type="float">
            <text:p>2027243307</text:p>
          </table:table-cell>
          <table:table-cell office:value-type="float" office:value="1.229" calcext:value-type="float">
            <text:p>1.229</text:p>
          </table:table-cell>
          <table:table-cell/>
          <table:table-cell table:formula="of:=[.C21]/[.D21]" office:value-type="float" office:value="1649506352.31896" calcext:value-type="float">
            <text:p>1649506352.31896</text:p>
          </table:table-cell>
          <table:table-cell table:formula="of:=POWER([.A21];3)" office:value-type="float" office:value="224755712" calcext:value-type="float">
            <text:p>224755712</text:p>
          </table:table-cell>
          <table:table-cell table:formula="of:=[.F21]/[.G21]" office:value-type="float" office:value="7.33910759215302" calcext:value-type="float">
            <text:p>7.339107592153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88457" calcext:value-type="float">
            <text:p>0.888457</text:p>
          </table:table-cell>
          <table:table-cell office:value-type="float" office:value="2364217401" calcext:value-type="float">
            <text:p>2364217401</text:p>
          </table:table-cell>
          <table:table-cell office:value-type="float" office:value="0.632" calcext:value-type="float">
            <text:p>0.632</text:p>
          </table:table-cell>
          <table:table-cell/>
          <table:table-cell table:formula="of:=[.C22]/[.D22]" office:value-type="float" office:value="3740850318.03797" calcext:value-type="float">
            <text:p>3740850318.03797</text:p>
          </table:table-cell>
          <table:table-cell table:formula="of:=POWER([.A22];3)" office:value-type="float" office:value="262144000" calcext:value-type="float">
            <text:p>262144000</text:p>
          </table:table-cell>
          <table:table-cell table:formula="of:=[.F22]/[.G22]" office:value-type="float" office:value="14.2702114793319" calcext:value-type="float">
            <text:p>14.27021147933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58186" calcext:value-type="float">
            <text:p>0.558186</text:p>
          </table:table-cell>
          <table:table-cell office:value-type="float" office:value="2736605447" calcext:value-type="float">
            <text:p>2736605447</text:p>
          </table:table-cell>
          <table:table-cell office:value-type="float" office:value="1.165" calcext:value-type="float">
            <text:p>1.165</text:p>
          </table:table-cell>
          <table:table-cell/>
          <table:table-cell table:formula="of:=[.C23]/[.D23]" office:value-type="float" office:value="2349017551.07296" calcext:value-type="float">
            <text:p>2349017551.07296</text:p>
          </table:table-cell>
          <table:table-cell table:formula="of:=POWER([.A23];3)" office:value-type="float" office:value="303464448" calcext:value-type="float">
            <text:p>303464448</text:p>
          </table:table-cell>
          <table:table-cell table:formula="of:=[.F23]/[.G23]" office:value-type="float" office:value="7.74066803065169" calcext:value-type="float">
            <text:p>7.7406680306516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51974" calcext:value-type="float">
            <text:p>0.851974</text:p>
          </table:table-cell>
          <table:table-cell office:value-type="float" office:value="3146177137" calcext:value-type="float">
            <text:p>3146177137</text:p>
          </table:table-cell>
          <table:table-cell office:value-type="float" office:value="0.877" calcext:value-type="float">
            <text:p>0.877</text:p>
          </table:table-cell>
          <table:table-cell/>
          <table:table-cell table:formula="of:=[.C24]/[.D24]" office:value-type="float" office:value="3587431171.03763" calcext:value-type="float">
            <text:p>3587431171.03763</text:p>
          </table:table-cell>
          <table:table-cell table:formula="of:=POWER([.A24];3)" office:value-type="float" office:value="348913664" calcext:value-type="float">
            <text:p>348913664</text:p>
          </table:table-cell>
          <table:table-cell table:formula="of:=[.F24]/[.G24]" office:value-type="float" office:value="10.2817159119272" calcext:value-type="float">
            <text:p>10.281715911927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58" calcext:value-type="float">
            <text:p>3.758</text:p>
          </table:table-cell>
          <table:table-cell/>
          <table:table-cell table:formula="of:=[.C29]/[.D29]" office:value-type="float" office:value="81880.5215540181" calcext:value-type="float">
            <text:p>81880.5215540181</text:p>
          </table:table-cell>
          <table:table-cell table:formula="of:=POWER([.A29];3)" office:value-type="float" office:value="32768" calcext:value-type="float">
            <text:p>32768</text:p>
          </table:table-cell>
          <table:table-cell table:formula="of:=[.F29]/[.G29]" office:value-type="float" office:value="2.49879521344049" calcext:value-type="float">
            <text:p>2.498795213440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97" calcext:value-type="float">
            <text:p>2.997</text:p>
          </table:table-cell>
          <table:table-cell/>
          <table:table-cell table:formula="of:=[.C30]/[.D30]" office:value-type="float" office:value="803884.884884885" calcext:value-type="float">
            <text:p>803884.884884885</text:p>
          </table:table-cell>
          <table:table-cell table:formula="of:=POWER([.A30];3)" office:value-type="float" office:value="262144" calcext:value-type="float">
            <text:p>262144</text:p>
          </table:table-cell>
          <table:table-cell table:formula="of:=[.F30]/[.G30]" office:value-type="float" office:value="3.06657747224764" calcext:value-type="float">
            <text:p>3.066577472247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595" calcext:value-type="float">
            <text:p>2.595</text:p>
          </table:table-cell>
          <table:table-cell/>
          <table:table-cell table:formula="of:=[.C31]/[.D31]" office:value-type="float" office:value="3111483.23699422" calcext:value-type="float">
            <text:p>3111483.23699422</text:p>
          </table:table-cell>
          <table:table-cell table:formula="of:=POWER([.A31];3)" office:value-type="float" office:value="884736" calcext:value-type="float">
            <text:p>884736</text:p>
          </table:table-cell>
          <table:table-cell table:formula="of:=[.F31]/[.G31]" office:value-type="float" office:value="3.516849361837" calcext:value-type="float">
            <text:p>3.5168493618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19072349" calcext:value-type="float">
            <text:p>19072349</text:p>
          </table:table-cell>
          <table:table-cell office:value-type="float" office:value="0.853" calcext:value-type="float">
            <text:p>0.853</text:p>
          </table:table-cell>
          <table:table-cell/>
          <table:table-cell table:formula="of:=[.C32]/[.D32]" office:value-type="float" office:value="22359143.024619" calcext:value-type="float">
            <text:p>22359143.024619</text:p>
          </table:table-cell>
          <table:table-cell table:formula="of:=POWER([.A32];3)" office:value-type="float" office:value="2097152" calcext:value-type="float">
            <text:p>2097152</text:p>
          </table:table-cell>
          <table:table-cell table:formula="of:=[.F32]/[.G32]" office:value-type="float" office:value="10.6616702197165" calcext:value-type="float">
            <text:p>10.66167021971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" calcext:value-type="float">
            <text:p>0.0056</text:p>
          </table:table-cell>
          <table:table-cell office:value-type="float" office:value="37172860" calcext:value-type="float">
            <text:p>37172860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C33]/[.D33]" office:value-type="float" office:value="23527126.5822785" calcext:value-type="float">
            <text:p>23527126.5822785</text:p>
          </table:table-cell>
          <table:table-cell table:formula="of:=POWER([.A33];3)" office:value-type="float" office:value="4096000" calcext:value-type="float">
            <text:p>4096000</text:p>
          </table:table-cell>
          <table:table-cell table:formula="of:=[.F33]/[.G33]" office:value-type="float" office:value="5.74392738825158" calcext:value-type="float">
            <text:p>5.743927388251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43" calcext:value-type="float">
            <text:p>0.0143</text:p>
          </table:table-cell>
          <table:table-cell office:value-type="float" office:value="64145311" calcext:value-type="float">
            <text:p>64145311</text:p>
          </table:table-cell>
          <table:table-cell office:value-type="float" office:value="1.067" calcext:value-type="float">
            <text:p>1.067</text:p>
          </table:table-cell>
          <table:table-cell/>
          <table:table-cell table:formula="of:=[.C34]/[.D34]" office:value-type="float" office:value="60117442.361762" calcext:value-type="float">
            <text:p>60117442.361762</text:p>
          </table:table-cell>
          <table:table-cell table:formula="of:=POWER([.A34];3)" office:value-type="float" office:value="7077888" calcext:value-type="float">
            <text:p>7077888</text:p>
          </table:table-cell>
          <table:table-cell table:formula="of:=[.F34]/[.G34]" office:value-type="float" office:value="8.49369788865859" calcext:value-type="float">
            <text:p>8.493697888658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742" calcext:value-type="float">
            <text:p>0.015742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38" calcext:value-type="float">
            <text:p>1.538</text:p>
          </table:table-cell>
          <table:table-cell/>
          <table:table-cell table:formula="of:=[.C35]/[.D35]" office:value-type="float" office:value="66163307.5422627" calcext:value-type="float">
            <text:p>66163307.5422627</text:p>
          </table:table-cell>
          <table:table-cell table:formula="of:=POWER([.A35];3)" office:value-type="float" office:value="11239424" calcext:value-type="float">
            <text:p>11239424</text:p>
          </table:table-cell>
          <table:table-cell table:formula="of:=[.F35]/[.G35]" office:value-type="float" office:value="5.88671692982333" calcext:value-type="float">
            <text:p>5.88671692982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808" calcext:value-type="float">
            <text:p>0.067808</text:p>
          </table:table-cell>
          <table:table-cell office:value-type="float" office:value="151783917" calcext:value-type="float">
            <text:p>151783917</text:p>
          </table:table-cell>
          <table:table-cell office:value-type="float" office:value="0.532" calcext:value-type="float">
            <text:p>0.532</text:p>
          </table:table-cell>
          <table:table-cell/>
          <table:table-cell table:formula="of:=[.C36]/[.D36]" office:value-type="float" office:value="285308114.661654" calcext:value-type="float">
            <text:p>285308114.661654</text:p>
          </table:table-cell>
          <table:table-cell table:formula="of:=POWER([.A36];3)" office:value-type="float" office:value="16777216" calcext:value-type="float">
            <text:p>16777216</text:p>
          </table:table-cell>
          <table:table-cell table:formula="of:=[.F36]/[.G36]" office:value-type="float" office:value="17.0056888259443" calcext:value-type="float">
            <text:p>17.00568882594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2863" calcext:value-type="float">
            <text:p>0.032863</text:p>
          </table:table-cell>
          <table:table-cell office:value-type="float" office:value="215988995" calcext:value-type="float">
            <text:p>215988995</text:p>
          </table:table-cell>
          <table:table-cell office:value-type="float" office:value="1.562" calcext:value-type="float">
            <text:p>1.562</text:p>
          </table:table-cell>
          <table:table-cell/>
          <table:table-cell table:formula="of:=[.C37]/[.D37]" office:value-type="float" office:value="138277205.505762" calcext:value-type="float">
            <text:p>138277205.505762</text:p>
          </table:table-cell>
          <table:table-cell table:formula="of:=POWER([.A37];3)" office:value-type="float" office:value="23887872" calcext:value-type="float">
            <text:p>23887872</text:p>
          </table:table-cell>
          <table:table-cell table:formula="of:=[.F37]/[.G37]" office:value-type="float" office:value="5.78859454311216" calcext:value-type="float">
            <text:p>5.788594543112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3349" calcext:value-type="float">
            <text:p>0.053349</text:p>
          </table:table-cell>
          <table:table-cell office:value-type="float" office:value="296143912" calcext:value-type="float">
            <text:p>296143912</text:p>
          </table:table-cell>
          <table:table-cell office:value-type="float" office:value="1.319" calcext:value-type="float">
            <text:p>1.319</text:p>
          </table:table-cell>
          <table:table-cell/>
          <table:table-cell table:formula="of:=[.C38]/[.D38]" office:value-type="float" office:value="224521540.561031" calcext:value-type="float">
            <text:p>224521540.561031</text:p>
          </table:table-cell>
          <table:table-cell table:formula="of:=POWER([.A38];3)" office:value-type="float" office:value="32768000" calcext:value-type="float">
            <text:p>32768000</text:p>
          </table:table-cell>
          <table:table-cell table:formula="of:=[.F38]/[.G38]" office:value-type="float" office:value="6.85185365481662" calcext:value-type="float">
            <text:p>6.851853654816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2637" calcext:value-type="float">
            <text:p>0.062637</text:p>
          </table:table-cell>
          <table:table-cell office:value-type="float" office:value="394018122" calcext:value-type="float">
            <text:p>394018122</text:p>
          </table:table-cell>
          <table:table-cell office:value-type="float" office:value="1.495" calcext:value-type="float">
            <text:p>1.495</text:p>
          </table:table-cell>
          <table:table-cell/>
          <table:table-cell table:formula="of:=[.C39]/[.D39]" office:value-type="float" office:value="263557272.240803" calcext:value-type="float">
            <text:p>263557272.240803</text:p>
          </table:table-cell>
          <table:table-cell table:formula="of:=POWER([.A39];3)" office:value-type="float" office:value="43614208" calcext:value-type="float">
            <text:p>43614208</text:p>
          </table:table-cell>
          <table:table-cell table:formula="of:=[.F39]/[.G39]" office:value-type="float" office:value="6.04292234862554" calcext:value-type="float">
            <text:p>6.0429223486255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0508" calcext:value-type="float">
            <text:p>0.190508</text:p>
          </table:table-cell>
          <table:table-cell office:value-type="float" office:value="511381131" calcext:value-type="float">
            <text:p>511381131</text:p>
          </table:table-cell>
          <table:table-cell office:value-type="float" office:value="0.638" calcext:value-type="float">
            <text:p>0.638</text:p>
          </table:table-cell>
          <table:table-cell/>
          <table:table-cell table:formula="of:=[.C40]/[.D40]" office:value-type="float" office:value="801537822.884013" calcext:value-type="float">
            <text:p>801537822.884013</text:p>
          </table:table-cell>
          <table:table-cell table:formula="of:=POWER([.A40];3)" office:value-type="float" office:value="56623104" calcext:value-type="float">
            <text:p>56623104</text:p>
          </table:table-cell>
          <table:table-cell table:formula="of:=[.F40]/[.G40]" office:value-type="float" office:value="14.1556673206049" calcext:value-type="float">
            <text:p>14.15566732060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8558" calcext:value-type="float">
            <text:p>0.108558</text:p>
          </table:table-cell>
          <table:table-cell office:value-type="float" office:value="650002327" calcext:value-type="float">
            <text:p>650002327</text:p>
          </table:table-cell>
          <table:table-cell office:value-type="float" office:value="1.423" calcext:value-type="float">
            <text:p>1.423</text:p>
          </table:table-cell>
          <table:table-cell/>
          <table:table-cell table:formula="of:=[.C41]/[.D41]" office:value-type="float" office:value="456783082.923401" calcext:value-type="float">
            <text:p>456783082.923401</text:p>
          </table:table-cell>
          <table:table-cell table:formula="of:=POWER([.A41];3)" office:value-type="float" office:value="71991296" calcext:value-type="float">
            <text:p>71991296</text:p>
          </table:table-cell>
          <table:table-cell table:formula="of:=[.F41]/[.G41]" office:value-type="float" office:value="6.34497652220904" calcext:value-type="float">
            <text:p>6.3449765222090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2831" calcext:value-type="float">
            <text:p>0.172831</text:p>
          </table:table-cell>
          <table:table-cell office:value-type="float" office:value="811651270" calcext:value-type="float">
            <text:p>811651270</text:p>
          </table:table-cell>
          <table:table-cell office:value-type="float" office:value="1.116" calcext:value-type="float">
            <text:p>1.116</text:p>
          </table:table-cell>
          <table:table-cell/>
          <table:table-cell table:formula="of:=[.C42]/[.D42]" office:value-type="float" office:value="727286084.229391" calcext:value-type="float">
            <text:p>727286084.229391</text:p>
          </table:table-cell>
          <table:table-cell table:formula="of:=POWER([.A42];3)" office:value-type="float" office:value="89915392" calcext:value-type="float">
            <text:p>89915392</text:p>
          </table:table-cell>
          <table:table-cell table:formula="of:=[.F42]/[.G42]" office:value-type="float" office:value="8.08856045725064" calcext:value-type="float">
            <text:p>8.088560457250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4241" calcext:value-type="float">
            <text:p>0.174241</text:p>
          </table:table-cell>
          <table:table-cell office:value-type="float" office:value="998097383" calcext:value-type="float">
            <text:p>998097383</text:p>
          </table:table-cell>
          <table:table-cell office:value-type="float" office:value="1.361" calcext:value-type="float">
            <text:p>1.361</text:p>
          </table:table-cell>
          <table:table-cell/>
          <table:table-cell table:formula="of:=[.C43]/[.D43]" office:value-type="float" office:value="733355902.277737" calcext:value-type="float">
            <text:p>733355902.277737</text:p>
          </table:table-cell>
          <table:table-cell table:formula="of:=POWER([.A43];3)" office:value-type="float" office:value="110592000" calcext:value-type="float">
            <text:p>110592000</text:p>
          </table:table-cell>
          <table:table-cell table:formula="of:=[.F43]/[.G43]" office:value-type="float" office:value="6.63118401220465" calcext:value-type="float">
            <text:p>6.631184012204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51155" calcext:value-type="float">
            <text:p>0.551155</text:p>
          </table:table-cell>
          <table:table-cell office:value-type="float" office:value="1211110245" calcext:value-type="float">
            <text:p>1211110245</text:p>
          </table:table-cell>
          <table:table-cell office:value-type="float" office:value="0.522" calcext:value-type="float">
            <text:p>0.522</text:p>
          </table:table-cell>
          <table:table-cell/>
          <table:table-cell table:formula="of:=[.C44]/[.D44]" office:value-type="float" office:value="2320134568.96552" calcext:value-type="float">
            <text:p>2320134568.96552</text:p>
          </table:table-cell>
          <table:table-cell table:formula="of:=POWER([.A44];3)" office:value-type="float" office:value="134217728" calcext:value-type="float">
            <text:p>134217728</text:p>
          </table:table-cell>
          <table:table-cell table:formula="of:=[.F44]/[.G44]" office:value-type="float" office:value="17.2863496017867" calcext:value-type="float">
            <text:p>17.28634960178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64723" calcext:value-type="float">
            <text:p>0.264723</text:p>
          </table:table-cell>
          <table:table-cell office:value-type="float" office:value="1452459070" calcext:value-type="float">
            <text:p>1452459070</text:p>
          </table:table-cell>
          <table:table-cell office:value-type="float" office:value="1.304" calcext:value-type="float">
            <text:p>1.304</text:p>
          </table:table-cell>
          <table:table-cell/>
          <table:table-cell table:formula="of:=[.C45]/[.D45]" office:value-type="float" office:value="1113848980.06135" calcext:value-type="float">
            <text:p>1113848980.06135</text:p>
          </table:table-cell>
          <table:table-cell table:formula="of:=POWER([.A45];3)" office:value-type="float" office:value="160989184" calcext:value-type="float">
            <text:p>160989184</text:p>
          </table:table-cell>
          <table:table-cell table:formula="of:=[.F45]/[.G45]" office:value-type="float" office:value="6.91878145094114" calcext:value-type="float">
            <text:p>6.918781450941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14609" calcext:value-type="float">
            <text:p>0.414609</text:p>
          </table:table-cell>
          <table:table-cell office:value-type="float" office:value="1723913602" calcext:value-type="float">
            <text:p>1723913602</text:p>
          </table:table-cell>
          <table:table-cell office:value-type="float" office:value="0.988" calcext:value-type="float">
            <text:p>0.988</text:p>
          </table:table-cell>
          <table:table-cell/>
          <table:table-cell table:formula="of:=[.C46]/[.D46]" office:value-type="float" office:value="1744851823.88664" calcext:value-type="float">
            <text:p>1744851823.88664</text:p>
          </table:table-cell>
          <table:table-cell table:formula="of:=POWER([.A46];3)" office:value-type="float" office:value="191102976" calcext:value-type="float">
            <text:p>191102976</text:p>
          </table:table-cell>
          <table:table-cell table:formula="of:=[.F46]/[.G46]" office:value-type="float" office:value="9.1304272722924" calcext:value-type="float">
            <text:p>9.13042727229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035" calcext:value-type="float">
            <text:p>0.39035</text:p>
          </table:table-cell>
          <table:table-cell office:value-type="float" office:value="2027243165" calcext:value-type="float">
            <text:p>2027243165</text:p>
          </table:table-cell>
          <table:table-cell office:value-type="float" office:value="1.234" calcext:value-type="float">
            <text:p>1.234</text:p>
          </table:table-cell>
          <table:table-cell/>
          <table:table-cell table:formula="of:=[.C47]/[.D47]" office:value-type="float" office:value="1642822662.07455" calcext:value-type="float">
            <text:p>1642822662.07455</text:p>
          </table:table-cell>
          <table:table-cell table:formula="of:=POWER([.A47];3)" office:value-type="float" office:value="224755712" calcext:value-type="float">
            <text:p>224755712</text:p>
          </table:table-cell>
          <table:table-cell table:formula="of:=[.F47]/[.G47]" office:value-type="float" office:value="7.30937001536386" calcext:value-type="float">
            <text:p>7.3093700153638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70778" calcext:value-type="float">
            <text:p>0.870778</text:p>
          </table:table-cell>
          <table:table-cell office:value-type="float" office:value="2364217398" calcext:value-type="float">
            <text:p>2364217398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[.C48]/[.D48]" office:value-type="float" office:value="3665453330.23256" calcext:value-type="float">
            <text:p>3665453330.23256</text:p>
          </table:table-cell>
          <table:table-cell table:formula="of:=POWER([.A48];3)" office:value-type="float" office:value="262144000" calcext:value-type="float">
            <text:p>262144000</text:p>
          </table:table-cell>
          <table:table-cell table:formula="of:=[.F48]/[.G48]" office:value-type="float" office:value="13.9825947961142" calcext:value-type="float">
            <text:p>13.982594796114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49052" calcext:value-type="float">
            <text:p>0.549052</text:p>
          </table:table-cell>
          <table:table-cell office:value-type="float" office:value="2736605444" calcext:value-type="float">
            <text:p>2736605444</text:p>
          </table:table-cell>
          <table:table-cell office:value-type="float" office:value="1.184" calcext:value-type="float">
            <text:p>1.184</text:p>
          </table:table-cell>
          <table:table-cell/>
          <table:table-cell table:formula="of:=[.C49]/[.D49]" office:value-type="float" office:value="2311322165.54054" calcext:value-type="float">
            <text:p>2311322165.54054</text:p>
          </table:table-cell>
          <table:table-cell table:formula="of:=POWER([.A49];3)" office:value-type="float" office:value="303464448" calcext:value-type="float">
            <text:p>303464448</text:p>
          </table:table-cell>
          <table:table-cell table:formula="of:=[.F49]/[.G49]" office:value-type="float" office:value="7.61645122113461" calcext:value-type="float">
            <text:p>7.616451221134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55245" calcext:value-type="float">
            <text:p>0.855245</text:p>
          </table:table-cell>
          <table:table-cell office:value-type="float" office:value="3146177137" calcext:value-type="float">
            <text:p>3146177137</text:p>
          </table:table-cell>
          <table:table-cell office:value-type="float" office:value="0.874" calcext:value-type="float">
            <text:p>0.874</text:p>
          </table:table-cell>
          <table:table-cell/>
          <table:table-cell table:formula="of:=[.C50]/[.D50]" office:value-type="float" office:value="3599745008.00915" calcext:value-type="float">
            <text:p>3599745008.00915</text:p>
          </table:table-cell>
          <table:table-cell table:formula="of:=POWER([.A50];3)" office:value-type="float" office:value="348913664" calcext:value-type="float">
            <text:p>348913664</text:p>
          </table:table-cell>
          <table:table-cell table:formula="of:=[.F50]/[.G50]" office:value-type="float" office:value="10.317007842975" calcext:value-type="float">
            <text:p>10.31700784297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64" calcext:value-type="float">
            <text:p>3.764</text:p>
          </table:table-cell>
          <table:table-cell/>
          <table:table-cell table:formula="of:=[.C55]/[.D55]" office:value-type="float" office:value="81750" calcext:value-type="float">
            <text:p>81750</text:p>
          </table:table-cell>
          <table:table-cell table:formula="of:=POWER([.A55];3)" office:value-type="float" office:value="32768" calcext:value-type="float">
            <text:p>32768</text:p>
          </table:table-cell>
          <table:table-cell table:formula="of:=[.F55]/[.G55]" office:value-type="float" office:value="2.49481201171875" calcext:value-type="float">
            <text:p>2.49481201171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95" calcext:value-type="float">
            <text:p>2.995</text:p>
          </table:table-cell>
          <table:table-cell/>
          <table:table-cell table:formula="of:=[.C56]/[.D56]" office:value-type="float" office:value="804421.702838063" calcext:value-type="float">
            <text:p>804421.702838063</text:p>
          </table:table-cell>
          <table:table-cell table:formula="of:=POWER([.A56];3)" office:value-type="float" office:value="262144" calcext:value-type="float">
            <text:p>262144</text:p>
          </table:table-cell>
          <table:table-cell table:formula="of:=[.F56]/[.G56]" office:value-type="float" office:value="3.06862527022577" calcext:value-type="float">
            <text:p>3.068625270225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616" calcext:value-type="float">
            <text:p>2.616</text:p>
          </table:table-cell>
          <table:table-cell/>
          <table:table-cell table:formula="of:=[.C57]/[.D57]" office:value-type="float" office:value="3086505.73394495" calcext:value-type="float">
            <text:p>3086505.73394495</text:p>
          </table:table-cell>
          <table:table-cell table:formula="of:=POWER([.A57];3)" office:value-type="float" office:value="884736" calcext:value-type="float">
            <text:p>884736</text:p>
          </table:table-cell>
          <table:table-cell table:formula="of:=[.F57]/[.G57]" office:value-type="float" office:value="3.48861777292317" calcext:value-type="float">
            <text:p>3.488617772923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141" calcext:value-type="float">
            <text:p>0.005141</text:p>
          </table:table-cell>
          <table:table-cell office:value-type="float" office:value="19072348" calcext:value-type="float">
            <text:p>19072348</text:p>
          </table:table-cell>
          <table:table-cell office:value-type="float" office:value="0.885" calcext:value-type="float">
            <text:p>0.885</text:p>
          </table:table-cell>
          <table:table-cell/>
          <table:table-cell table:formula="of:=[.C58]/[.D58]" office:value-type="float" office:value="21550675.7062147" calcext:value-type="float">
            <text:p>21550675.7062147</text:p>
          </table:table-cell>
          <table:table-cell table:formula="of:=POWER([.A58];3)" office:value-type="float" office:value="2097152" calcext:value-type="float">
            <text:p>2097152</text:p>
          </table:table-cell>
          <table:table-cell table:formula="of:=[.F58]/[.G58]" office:value-type="float" office:value="10.2761629611085" calcext:value-type="float">
            <text:p>10.27616296110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39" calcext:value-type="float">
            <text:p>0.005639</text:p>
          </table:table-cell>
          <table:table-cell office:value-type="float" office:value="37172861" calcext:value-type="float">
            <text:p>37172861</text:p>
          </table:table-cell>
          <table:table-cell office:value-type="float" office:value="1.574" calcext:value-type="float">
            <text:p>1.574</text:p>
          </table:table-cell>
          <table:table-cell/>
          <table:table-cell table:formula="of:=[.C59]/[.D59]" office:value-type="float" office:value="23616811.3087675" calcext:value-type="float">
            <text:p>23616811.3087675</text:p>
          </table:table-cell>
          <table:table-cell table:formula="of:=POWER([.A59];3)" office:value-type="float" office:value="4096000" calcext:value-type="float">
            <text:p>4096000</text:p>
          </table:table-cell>
          <table:table-cell table:formula="of:=[.F59]/[.G59]" office:value-type="float" office:value="5.76582307342956" calcext:value-type="float">
            <text:p>5.765823073429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2565" calcext:value-type="float">
            <text:p>0.012565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1.215" calcext:value-type="float">
            <text:p>1.215</text:p>
          </table:table-cell>
          <table:table-cell/>
          <table:table-cell table:formula="of:=[.C60]/[.D60]" office:value-type="float" office:value="52794493.8271605" calcext:value-type="float">
            <text:p>52794493.8271605</text:p>
          </table:table-cell>
          <table:table-cell table:formula="of:=POWER([.A60];3)" office:value-type="float" office:value="7077888" calcext:value-type="float">
            <text:p>7077888</text:p>
          </table:table-cell>
          <table:table-cell table:formula="of:=[.F60]/[.G60]" office:value-type="float" office:value="7.45907449046389" calcext:value-type="float">
            <text:p>7.459074490463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77" calcext:value-type="float">
            <text:p>1.577</text:p>
          </table:table-cell>
          <table:table-cell/>
          <table:table-cell table:formula="of:=[.C61]/[.D61]" office:value-type="float" office:value="64527055.802156" calcext:value-type="float">
            <text:p>64527055.802156</text:p>
          </table:table-cell>
          <table:table-cell table:formula="of:=POWER([.A61];3)" office:value-type="float" office:value="11239424" calcext:value-type="float">
            <text:p>11239424</text:p>
          </table:table-cell>
          <table:table-cell table:formula="of:=[.F61]/[.G61]" office:value-type="float" office:value="5.74113547119105" calcext:value-type="float">
            <text:p>5.741135471191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6777" calcext:value-type="float">
            <text:p>0.066777</text:p>
          </table:table-cell>
          <table:table-cell office:value-type="float" office:value="151783921" calcext:value-type="float">
            <text:p>151783921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62]/[.D62]" office:value-type="float" office:value="281081335.185185" calcext:value-type="float">
            <text:p>281081335.185185</text:p>
          </table:table-cell>
          <table:table-cell table:formula="of:=POWER([.A62];3)" office:value-type="float" office:value="16777216" calcext:value-type="float">
            <text:p>16777216</text:p>
          </table:table-cell>
          <table:table-cell table:formula="of:=[.F62]/[.G62]" office:value-type="float" office:value="16.7537531367055" calcext:value-type="float">
            <text:p>16.75375313670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3445" calcext:value-type="float">
            <text:p>0.033445</text:p>
          </table:table-cell>
          <table:table-cell office:value-type="float" office:value="215988995" calcext:value-type="float">
            <text:p>215988995</text:p>
          </table:table-cell>
          <table:table-cell office:value-type="float" office:value="1.535" calcext:value-type="float">
            <text:p>1.535</text:p>
          </table:table-cell>
          <table:table-cell/>
          <table:table-cell table:formula="of:=[.C63]/[.D63]" office:value-type="float" office:value="140709442.996743" calcext:value-type="float">
            <text:p>140709442.996743</text:p>
          </table:table-cell>
          <table:table-cell table:formula="of:=POWER([.A63];3)" office:value-type="float" office:value="23887872" calcext:value-type="float">
            <text:p>23887872</text:p>
          </table:table-cell>
          <table:table-cell table:formula="of:=[.F63]/[.G63]" office:value-type="float" office:value="5.89041346992912" calcext:value-type="float">
            <text:p>5.890413469929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4746" calcext:value-type="float">
            <text:p>0.054746</text:p>
          </table:table-cell>
          <table:table-cell office:value-type="float" office:value="296143912" calcext:value-type="float">
            <text:p>296143912</text:p>
          </table:table-cell>
          <table:table-cell office:value-type="float" office:value="1.285" calcext:value-type="float">
            <text:p>1.285</text:p>
          </table:table-cell>
          <table:table-cell/>
          <table:table-cell table:formula="of:=[.C64]/[.D64]" office:value-type="float" office:value="230462188.326848" calcext:value-type="float">
            <text:p>230462188.326848</text:p>
          </table:table-cell>
          <table:table-cell table:formula="of:=POWER([.A64];3)" office:value-type="float" office:value="32768000" calcext:value-type="float">
            <text:p>32768000</text:p>
          </table:table-cell>
          <table:table-cell table:formula="of:=[.F64]/[.G64]" office:value-type="float" office:value="7.03314783712305" calcext:value-type="float">
            <text:p>7.033147837123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2743" calcext:value-type="float">
            <text:p>0.062743</text:p>
          </table:table-cell>
          <table:table-cell office:value-type="float" office:value="394018123" calcext:value-type="float">
            <text:p>394018123</text:p>
          </table:table-cell>
          <table:table-cell office:value-type="float" office:value="1.492" calcext:value-type="float">
            <text:p>1.492</text:p>
          </table:table-cell>
          <table:table-cell/>
          <table:table-cell table:formula="of:=[.C65]/[.D65]" office:value-type="float" office:value="264087213.80697" calcext:value-type="float">
            <text:p>264087213.80697</text:p>
          </table:table-cell>
          <table:table-cell table:formula="of:=POWER([.A65];3)" office:value-type="float" office:value="43614208" calcext:value-type="float">
            <text:p>43614208</text:p>
          </table:table-cell>
          <table:table-cell table:formula="of:=[.F65]/[.G65]" office:value-type="float" office:value="6.05507301214711" calcext:value-type="float">
            <text:p>6.055073012147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511381130" calcext:value-type="float">
            <text:p>511381130</text:p>
          </table:table-cell>
          <table:table-cell office:value-type="float" office:value="0.648" calcext:value-type="float">
            <text:p>0.648</text:p>
          </table:table-cell>
          <table:table-cell/>
          <table:table-cell table:formula="of:=[.C66]/[.D66]" office:value-type="float" office:value="789168410.493827" calcext:value-type="float">
            <text:p>789168410.493827</text:p>
          </table:table-cell>
          <table:table-cell table:formula="of:=POWER([.A66];3)" office:value-type="float" office:value="56623104" calcext:value-type="float">
            <text:p>56623104</text:p>
          </table:table-cell>
          <table:table-cell table:formula="of:=[.F66]/[.G66]" office:value-type="float" office:value="13.9372156371687" calcext:value-type="float">
            <text:p>13.937215637168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10717" calcext:value-type="float">
            <text:p>0.110717</text:p>
          </table:table-cell>
          <table:table-cell office:value-type="float" office:value="650002326" calcext:value-type="float">
            <text:p>650002326</text:p>
          </table:table-cell>
          <table:table-cell office:value-type="float" office:value="1.395" calcext:value-type="float">
            <text:p>1.395</text:p>
          </table:table-cell>
          <table:table-cell/>
          <table:table-cell table:formula="of:=[.C67]/[.D67]" office:value-type="float" office:value="465951488.172043" calcext:value-type="float">
            <text:p>465951488.172043</text:p>
          </table:table-cell>
          <table:table-cell table:formula="of:=POWER([.A67];3)" office:value-type="float" office:value="71991296" calcext:value-type="float">
            <text:p>71991296</text:p>
          </table:table-cell>
          <table:table-cell table:formula="of:=[.F67]/[.G67]" office:value-type="float" office:value="6.4723308797225" calcext:value-type="float">
            <text:p>6.47233087972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9066" calcext:value-type="float">
            <text:p>0.179066</text:p>
          </table:table-cell>
          <table:table-cell office:value-type="float" office:value="811651278" calcext:value-type="float">
            <text:p>811651278</text:p>
          </table:table-cell>
          <table:table-cell office:value-type="float" office:value="1.077" calcext:value-type="float">
            <text:p>1.077</text:p>
          </table:table-cell>
          <table:table-cell/>
          <table:table-cell table:formula="of:=[.C68]/[.D68]" office:value-type="float" office:value="753622356.545961" calcext:value-type="float">
            <text:p>753622356.545961</text:p>
          </table:table-cell>
          <table:table-cell table:formula="of:=POWER([.A68];3)" office:value-type="float" office:value="89915392" calcext:value-type="float">
            <text:p>89915392</text:p>
          </table:table-cell>
          <table:table-cell table:formula="of:=[.F68]/[.G68]" office:value-type="float" office:value="8.38146105781267" calcext:value-type="float">
            <text:p>8.381461057812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998097382" calcext:value-type="float">
            <text:p>998097382</text:p>
          </table:table-cell>
          <table:table-cell office:value-type="float" office:value="1.368" calcext:value-type="float">
            <text:p>1.368</text:p>
          </table:table-cell>
          <table:table-cell/>
          <table:table-cell table:formula="of:=[.C69]/[.D69]" office:value-type="float" office:value="729603349.415205" calcext:value-type="float">
            <text:p>729603349.415205</text:p>
          </table:table-cell>
          <table:table-cell table:formula="of:=POWER([.A69];3)" office:value-type="float" office:value="110592000" calcext:value-type="float">
            <text:p>110592000</text:p>
          </table:table-cell>
          <table:table-cell table:formula="of:=[.F69]/[.G69]" office:value-type="float" office:value="6.59725250845635" calcext:value-type="float">
            <text:p>6.597252508456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47535" calcext:value-type="float">
            <text:p>0.547535</text:p>
          </table:table-cell>
          <table:table-cell office:value-type="float" office:value="1211110250" calcext:value-type="float">
            <text:p>1211110250</text:p>
          </table:table-cell>
          <table:table-cell office:value-type="float" office:value="0.525" calcext:value-type="float">
            <text:p>0.525</text:p>
          </table:table-cell>
          <table:table-cell/>
          <table:table-cell table:formula="of:=[.C70]/[.D70]" office:value-type="float" office:value="2306876666.66667" calcext:value-type="float">
            <text:p>2306876666.66667</text:p>
          </table:table-cell>
          <table:table-cell table:formula="of:=POWER([.A70];3)" office:value-type="float" office:value="134217728" calcext:value-type="float">
            <text:p>134217728</text:p>
          </table:table-cell>
          <table:table-cell table:formula="of:=[.F70]/[.G70]" office:value-type="float" office:value="17.187570532163" calcext:value-type="float">
            <text:p>17.18757053216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67488" calcext:value-type="float">
            <text:p>0.267488</text:p>
          </table:table-cell>
          <table:table-cell office:value-type="float" office:value="1452459070" calcext:value-type="float">
            <text:p>1452459070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[.C71]/[.D71]" office:value-type="float" office:value="1125937263.56589" calcext:value-type="float">
            <text:p>1125937263.56589</text:p>
          </table:table-cell>
          <table:table-cell table:formula="of:=POWER([.A71];3)" office:value-type="float" office:value="160989184" calcext:value-type="float">
            <text:p>160989184</text:p>
          </table:table-cell>
          <table:table-cell table:formula="of:=[.F71]/[.G71]" office:value-type="float" office:value="6.99386900157151" calcext:value-type="float">
            <text:p>6.993869001571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10136" calcext:value-type="float">
            <text:p>0.410136</text:p>
          </table:table-cell>
          <table:table-cell office:value-type="float" office:value="1723913606" calcext:value-type="float">
            <text:p>1723913606</text:p>
          </table:table-cell>
          <table:table-cell office:value-type="float" office:value="0.999" calcext:value-type="float">
            <text:p>0.999</text:p>
          </table:table-cell>
          <table:table-cell/>
          <table:table-cell table:formula="of:=[.C72]/[.D72]" office:value-type="float" office:value="1725639245.24525" calcext:value-type="float">
            <text:p>1725639245.24525</text:p>
          </table:table-cell>
          <table:table-cell table:formula="of:=POWER([.A72];3)" office:value-type="float" office:value="191102976" calcext:value-type="float">
            <text:p>191102976</text:p>
          </table:table-cell>
          <table:table-cell table:formula="of:=[.F72]/[.G72]" office:value-type="float" office:value="9.02989205801403" calcext:value-type="float">
            <text:p>9.029892058014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3066" calcext:value-type="float">
            <text:p>0.393066</text:p>
          </table:table-cell>
          <table:table-cell office:value-type="float" office:value="2027243173" calcext:value-type="float">
            <text:p>2027243173</text:p>
          </table:table-cell>
          <table:table-cell office:value-type="float" office:value="1.225" calcext:value-type="float">
            <text:p>1.225</text:p>
          </table:table-cell>
          <table:table-cell/>
          <table:table-cell table:formula="of:=[.C73]/[.D73]" office:value-type="float" office:value="1654892386.12245" calcext:value-type="float">
            <text:p>1654892386.12245</text:p>
          </table:table-cell>
          <table:table-cell table:formula="of:=POWER([.A73];3)" office:value-type="float" office:value="224755712" calcext:value-type="float">
            <text:p>224755712</text:p>
          </table:table-cell>
          <table:table-cell table:formula="of:=[.F73]/[.G73]" office:value-type="float" office:value="7.36307153841077" calcext:value-type="float">
            <text:p>7.363071538410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80313" calcext:value-type="float">
            <text:p>0.880313</text:p>
          </table:table-cell>
          <table:table-cell office:value-type="float" office:value="2364217405" calcext:value-type="float">
            <text:p>2364217405</text:p>
          </table:table-cell>
          <table:table-cell office:value-type="float" office:value="0.638" calcext:value-type="float">
            <text:p>0.638</text:p>
          </table:table-cell>
          <table:table-cell/>
          <table:table-cell table:formula="of:=[.C74]/[.D74]" office:value-type="float" office:value="3705669913.7931" calcext:value-type="float">
            <text:p>3705669913.7931</text:p>
          </table:table-cell>
          <table:table-cell table:formula="of:=POWER([.A74];3)" office:value-type="float" office:value="262144000" calcext:value-type="float">
            <text:p>262144000</text:p>
          </table:table-cell>
          <table:table-cell table:formula="of:=[.F74]/[.G74]" office:value-type="float" office:value="14.1360088874554" calcext:value-type="float">
            <text:p>14.136008887455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53779" calcext:value-type="float">
            <text:p>0.553779</text:p>
          </table:table-cell>
          <table:table-cell office:value-type="float" office:value="2736605453" calcext:value-type="float">
            <text:p>2736605453</text:p>
          </table:table-cell>
          <table:table-cell office:value-type="float" office:value="1.174" calcext:value-type="float">
            <text:p>1.174</text:p>
          </table:table-cell>
          <table:table-cell/>
          <table:table-cell table:formula="of:=[.C75]/[.D75]" office:value-type="float" office:value="2331009755.53663" calcext:value-type="float">
            <text:p>2331009755.53663</text:p>
          </table:table-cell>
          <table:table-cell table:formula="of:=POWER([.A75];3)" office:value-type="float" office:value="303464448" calcext:value-type="float">
            <text:p>303464448</text:p>
          </table:table-cell>
          <table:table-cell table:formula="of:=[.F75]/[.G75]" office:value-type="float" office:value="7.68132732153398" calcext:value-type="float">
            <text:p>7.6813273215339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59893" calcext:value-type="float">
            <text:p>0.859893</text:p>
          </table:table-cell>
          <table:table-cell office:value-type="float" office:value="3146177150" calcext:value-type="float">
            <text:p>3146177150</text:p>
          </table:table-cell>
          <table:table-cell office:value-type="float" office:value="0.869" calcext:value-type="float">
            <text:p>0.869</text:p>
          </table:table-cell>
          <table:table-cell/>
          <table:table-cell table:formula="of:=[.C76]/[.D76]" office:value-type="float" office:value="3620457019.56272" calcext:value-type="float">
            <text:p>3620457019.56272</text:p>
          </table:table-cell>
          <table:table-cell table:formula="of:=POWER([.A76];3)" office:value-type="float" office:value="348913664" calcext:value-type="float">
            <text:p>348913664</text:p>
          </table:table-cell>
          <table:table-cell table:formula="of:=[.F76]/[.G76]" office:value-type="float" office:value="10.3763692658443" calcext:value-type="float">
            <text:p>10.37636926584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42" calcext:value-type="float">
            <text:p>3.742</text:p>
          </table:table-cell>
          <table:table-cell/>
          <table:table-cell table:formula="of:=[.C81]/[.D81]" office:value-type="float" office:value="82230.625334046" calcext:value-type="float">
            <text:p>82230.625334046</text:p>
          </table:table-cell>
          <table:table-cell table:formula="of:=POWER([.A81];3)" office:value-type="float" office:value="32768" calcext:value-type="float">
            <text:p>32768</text:p>
          </table:table-cell>
          <table:table-cell table:formula="of:=[.F81]/[.G81]" office:value-type="float" office:value="2.50947953289935" calcext:value-type="float">
            <text:p>2.509479532899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813" calcext:value-type="float">
            <text:p>2.813</text:p>
          </table:table-cell>
          <table:table-cell/>
          <table:table-cell table:formula="of:=[.C82]/[.D82]" office:value-type="float" office:value="856467.472449342" calcext:value-type="float">
            <text:p>856467.472449342</text:p>
          </table:table-cell>
          <table:table-cell table:formula="of:=POWER([.A82];3)" office:value-type="float" office:value="262144" calcext:value-type="float">
            <text:p>262144</text:p>
          </table:table-cell>
          <table:table-cell table:formula="of:=[.F82]/[.G82]" office:value-type="float" office:value="3.26716412524926" calcext:value-type="float">
            <text:p>3.267164125249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601" calcext:value-type="float">
            <text:p>2.601</text:p>
          </table:table-cell>
          <table:table-cell/>
          <table:table-cell table:formula="of:=[.C83]/[.D83]" office:value-type="float" office:value="3104305.65167243" calcext:value-type="float">
            <text:p>3104305.65167243</text:p>
          </table:table-cell>
          <table:table-cell table:formula="of:=POWER([.A83];3)" office:value-type="float" office:value="884736" calcext:value-type="float">
            <text:p>884736</text:p>
          </table:table-cell>
          <table:table-cell table:formula="of:=[.F83]/[.G83]" office:value-type="float" office:value="3.5087366758812" calcext:value-type="float">
            <text:p>3.50873667588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19072349" calcext:value-type="float">
            <text:p>19072349</text:p>
          </table:table-cell>
          <table:table-cell office:value-type="float" office:value="0.849" calcext:value-type="float">
            <text:p>0.849</text:p>
          </table:table-cell>
          <table:table-cell/>
          <table:table-cell table:formula="of:=[.C84]/[.D84]" office:value-type="float" office:value="22464486.4546525" calcext:value-type="float">
            <text:p>22464486.4546525</text:p>
          </table:table-cell>
          <table:table-cell table:formula="of:=POWER([.A84];3)" office:value-type="float" office:value="2097152" calcext:value-type="float">
            <text:p>2097152</text:p>
          </table:table-cell>
          <table:table-cell table:formula="of:=[.F84]/[.G84]" office:value-type="float" office:value="10.7119018815291" calcext:value-type="float">
            <text:p>10.71190188152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02" calcext:value-type="float">
            <text:p>0.005602</text:p>
          </table:table-cell>
          <table:table-cell office:value-type="float" office:value="37172860" calcext:value-type="float">
            <text:p>37172860</text:p>
          </table:table-cell>
          <table:table-cell office:value-type="float" office:value="1.579" calcext:value-type="float">
            <text:p>1.579</text:p>
          </table:table-cell>
          <table:table-cell/>
          <table:table-cell table:formula="of:=[.C85]/[.D85]" office:value-type="float" office:value="23542026.5991134" calcext:value-type="float">
            <text:p>23542026.5991134</text:p>
          </table:table-cell>
          <table:table-cell table:formula="of:=POWER([.A85];3)" office:value-type="float" office:value="4096000" calcext:value-type="float">
            <text:p>4096000</text:p>
          </table:table-cell>
          <table:table-cell table:formula="of:=[.F85]/[.G85]" office:value-type="float" office:value="5.74756508767416" calcext:value-type="float">
            <text:p>5.747565087674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[.C86]/[.D86]" office:value-type="float" office:value="51316248" calcext:value-type="float">
            <text:p>51316248</text:p>
          </table:table-cell>
          <table:table-cell table:formula="of:=POWER([.A86];3)" office:value-type="float" office:value="7077888" calcext:value-type="float">
            <text:p>7077888</text:p>
          </table:table-cell>
          <table:table-cell table:formula="of:=[.F86]/[.G86]" office:value-type="float" office:value="7.2502204047309" calcext:value-type="float">
            <text:p>7.25022040473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437" calcext:value-type="float">
            <text:p>0.015437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68" calcext:value-type="float">
            <text:p>1.568</text:p>
          </table:table-cell>
          <table:table-cell/>
          <table:table-cell table:formula="of:=[.C87]/[.D87]" office:value-type="float" office:value="64897427.9336735" calcext:value-type="float">
            <text:p>64897427.9336735</text:p>
          </table:table-cell>
          <table:table-cell table:formula="of:=POWER([.A87];3)" office:value-type="float" office:value="11239424" calcext:value-type="float">
            <text:p>11239424</text:p>
          </table:table-cell>
          <table:table-cell table:formula="of:=[.F87]/[.G87]" office:value-type="float" office:value="5.77408841713539" calcext:value-type="float">
            <text:p>5.774088417135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633" calcext:value-type="float">
            <text:p>0.067633</text:p>
          </table:table-cell>
          <table:table-cell office:value-type="float" office:value="151783922" calcext:value-type="float">
            <text:p>151783922</text:p>
          </table:table-cell>
          <table:table-cell office:value-type="float" office:value="0.533" calcext:value-type="float">
            <text:p>0.533</text:p>
          </table:table-cell>
          <table:table-cell/>
          <table:table-cell table:formula="of:=[.C88]/[.D88]" office:value-type="float" office:value="284772836.772983" calcext:value-type="float">
            <text:p>284772836.772983</text:p>
          </table:table-cell>
          <table:table-cell table:formula="of:=POWER([.A88];3)" office:value-type="float" office:value="16777216" calcext:value-type="float">
            <text:p>16777216</text:p>
          </table:table-cell>
          <table:table-cell table:formula="of:=[.F88]/[.G88]" office:value-type="float" office:value="16.973783777534" calcext:value-type="float">
            <text:p>16.9737837775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3394" calcext:value-type="float">
            <text:p>0.033394</text:p>
          </table:table-cell>
          <table:table-cell office:value-type="float" office:value="215988995" calcext:value-type="float">
            <text:p>215988995</text:p>
          </table:table-cell>
          <table:table-cell office:value-type="float" office:value="1.537" calcext:value-type="float">
            <text:p>1.537</text:p>
          </table:table-cell>
          <table:table-cell/>
          <table:table-cell table:formula="of:=[.C89]/[.D89]" office:value-type="float" office:value="140526346.77944" calcext:value-type="float">
            <text:p>140526346.77944</text:p>
          </table:table-cell>
          <table:table-cell table:formula="of:=POWER([.A89];3)" office:value-type="float" office:value="23887872" calcext:value-type="float">
            <text:p>23887872</text:p>
          </table:table-cell>
          <table:table-cell table:formula="of:=[.F89]/[.G89]" office:value-type="float" office:value="5.88274865084008" calcext:value-type="float">
            <text:p>5.882748650840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7198" calcext:value-type="float">
            <text:p>0.057198</text:p>
          </table:table-cell>
          <table:table-cell office:value-type="float" office:value="296143914" calcext:value-type="float">
            <text:p>296143914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[.C90]/[.D90]" office:value-type="float" office:value="240767409.756098" calcext:value-type="float">
            <text:p>240767409.756098</text:p>
          </table:table-cell>
          <table:table-cell table:formula="of:=POWER([.A90];3)" office:value-type="float" office:value="32768000" calcext:value-type="float">
            <text:p>32768000</text:p>
          </table:table-cell>
          <table:table-cell table:formula="of:=[.F90]/[.G90]" office:value-type="float" office:value="7.34763823718559" calcext:value-type="float">
            <text:p>7.347638237185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3273" calcext:value-type="float">
            <text:p>0.063273</text:p>
          </table:table-cell>
          <table:table-cell office:value-type="float" office:value="394018123" calcext:value-type="float">
            <text:p>394018123</text:p>
          </table:table-cell>
          <table:table-cell office:value-type="float" office:value="1.48" calcext:value-type="float">
            <text:p>1.48</text:p>
          </table:table-cell>
          <table:table-cell/>
          <table:table-cell table:formula="of:=[.C91]/[.D91]" office:value-type="float" office:value="266228461.486486" calcext:value-type="float">
            <text:p>266228461.486486</text:p>
          </table:table-cell>
          <table:table-cell table:formula="of:=POWER([.A91];3)" office:value-type="float" office:value="43614208" calcext:value-type="float">
            <text:p>43614208</text:p>
          </table:table-cell>
          <table:table-cell table:formula="of:=[.F91]/[.G91]" office:value-type="float" office:value="6.10416819873209" calcext:value-type="float">
            <text:p>6.104168198732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6016" calcext:value-type="float">
            <text:p>0.186016</text:p>
          </table:table-cell>
          <table:table-cell office:value-type="float" office:value="511381139" calcext:value-type="float">
            <text:p>511381139</text:p>
          </table:table-cell>
          <table:table-cell office:value-type="float" office:value="0.653" calcext:value-type="float">
            <text:p>0.653</text:p>
          </table:table-cell>
          <table:table-cell/>
          <table:table-cell table:formula="of:=[.C92]/[.D92]" office:value-type="float" office:value="783125787.136294" calcext:value-type="float">
            <text:p>783125787.136294</text:p>
          </table:table-cell>
          <table:table-cell table:formula="of:=POWER([.A92];3)" office:value-type="float" office:value="56623104" calcext:value-type="float">
            <text:p>56623104</text:p>
          </table:table-cell>
          <table:table-cell table:formula="of:=[.F92]/[.G92]" office:value-type="float" office:value="13.8304990686539" calcext:value-type="float">
            <text:p>13.83049906865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7707" calcext:value-type="float">
            <text:p>0.107707</text:p>
          </table:table-cell>
          <table:table-cell office:value-type="float" office:value="650002326" calcext:value-type="float">
            <text:p>650002326</text:p>
          </table:table-cell>
          <table:table-cell office:value-type="float" office:value="1.434" calcext:value-type="float">
            <text:p>1.434</text:p>
          </table:table-cell>
          <table:table-cell/>
          <table:table-cell table:formula="of:=[.C93]/[.D93]" office:value-type="float" office:value="453279167.364017" calcext:value-type="float">
            <text:p>453279167.364017</text:p>
          </table:table-cell>
          <table:table-cell table:formula="of:=POWER([.A93];3)" office:value-type="float" office:value="71991296" calcext:value-type="float">
            <text:p>71991296</text:p>
          </table:table-cell>
          <table:table-cell table:formula="of:=[.F93]/[.G93]" office:value-type="float" office:value="6.29630514449992" calcext:value-type="float">
            <text:p>6.2963051444999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81403" calcext:value-type="float">
            <text:p>0.181403</text:p>
          </table:table-cell>
          <table:table-cell office:value-type="float" office:value="811651278" calcext:value-type="float">
            <text:p>811651278</text:p>
          </table:table-cell>
          <table:table-cell office:value-type="float" office:value="1.063" calcext:value-type="float">
            <text:p>1.063</text:p>
          </table:table-cell>
          <table:table-cell/>
          <table:table-cell table:formula="of:=[.C94]/[.D94]" office:value-type="float" office:value="763547768.579492" calcext:value-type="float">
            <text:p>763547768.579492</text:p>
          </table:table-cell>
          <table:table-cell table:formula="of:=POWER([.A94];3)" office:value-type="float" office:value="89915392" calcext:value-type="float">
            <text:p>89915392</text:p>
          </table:table-cell>
          <table:table-cell table:formula="of:=[.F94]/[.G94]" office:value-type="float" office:value="8.49184718651387" calcext:value-type="float">
            <text:p>8.491847186513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8379" calcext:value-type="float">
            <text:p>0.178379</text:p>
          </table:table-cell>
          <table:table-cell office:value-type="float" office:value="998097384" calcext:value-type="float">
            <text:p>998097384</text:p>
          </table:table-cell>
          <table:table-cell office:value-type="float" office:value="1.33" calcext:value-type="float">
            <text:p>1.33</text:p>
          </table:table-cell>
          <table:table-cell/>
          <table:table-cell table:formula="of:=[.C95]/[.D95]" office:value-type="float" office:value="750449160.902256" calcext:value-type="float">
            <text:p>750449160.902256</text:p>
          </table:table-cell>
          <table:table-cell table:formula="of:=POWER([.A95];3)" office:value-type="float" office:value="110592000" calcext:value-type="float">
            <text:p>110592000</text:p>
          </table:table-cell>
          <table:table-cell table:formula="of:=[.F95]/[.G95]" office:value-type="float" office:value="6.78574545086675" calcext:value-type="float">
            <text:p>6.785745450866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49581" calcext:value-type="float">
            <text:p>0.549581</text:p>
          </table:table-cell>
          <table:table-cell office:value-type="float" office:value="1211110249" calcext:value-type="float">
            <text:p>1211110249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[.C96]/[.D96]" office:value-type="float" office:value="2311279101.14504" calcext:value-type="float">
            <text:p>2311279101.14504</text:p>
          </table:table-cell>
          <table:table-cell table:formula="of:=POWER([.A96];3)" office:value-type="float" office:value="134217728" calcext:value-type="float">
            <text:p>134217728</text:p>
          </table:table-cell>
          <table:table-cell table:formula="of:=[.F96]/[.G96]" office:value-type="float" office:value="17.2203712250668" calcext:value-type="float">
            <text:p>17.220371225066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65014" calcext:value-type="float">
            <text:p>0.265014</text:p>
          </table:table-cell>
          <table:table-cell office:value-type="float" office:value="1452459070" calcext:value-type="float">
            <text:p>1452459070</text:p>
          </table:table-cell>
          <table:table-cell office:value-type="float" office:value="1.302" calcext:value-type="float">
            <text:p>1.302</text:p>
          </table:table-cell>
          <table:table-cell/>
          <table:table-cell table:formula="of:=[.C97]/[.D97]" office:value-type="float" office:value="1115559961.59754" calcext:value-type="float">
            <text:p>1115559961.59754</text:p>
          </table:table-cell>
          <table:table-cell table:formula="of:=POWER([.A97];3)" office:value-type="float" office:value="160989184" calcext:value-type="float">
            <text:p>160989184</text:p>
          </table:table-cell>
          <table:table-cell table:formula="of:=[.F97]/[.G97]" office:value-type="float" office:value="6.92940937943721" calcext:value-type="float">
            <text:p>6.9294093794372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13336" calcext:value-type="float">
            <text:p>0.413336</text:p>
          </table:table-cell>
          <table:table-cell office:value-type="float" office:value="1723913609" calcext:value-type="float">
            <text:p>1723913609</text:p>
          </table:table-cell>
          <table:table-cell office:value-type="float" office:value="0.991" calcext:value-type="float">
            <text:p>0.991</text:p>
          </table:table-cell>
          <table:table-cell/>
          <table:table-cell table:formula="of:=[.C98]/[.D98]" office:value-type="float" office:value="1739569736.62967" calcext:value-type="float">
            <text:p>1739569736.62967</text:p>
          </table:table-cell>
          <table:table-cell table:formula="of:=POWER([.A98];3)" office:value-type="float" office:value="191102976" calcext:value-type="float">
            <text:p>191102976</text:p>
          </table:table-cell>
          <table:table-cell table:formula="of:=[.F98]/[.G98]" office:value-type="float" office:value="9.10278726705788" calcext:value-type="float">
            <text:p>9.102787267057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0406" calcext:value-type="float">
            <text:p>0.390406</text:p>
          </table:table-cell>
          <table:table-cell office:value-type="float" office:value="2027243171" calcext:value-type="float">
            <text:p>2027243171</text:p>
          </table:table-cell>
          <table:table-cell office:value-type="float" office:value="1.234" calcext:value-type="float">
            <text:p>1.234</text:p>
          </table:table-cell>
          <table:table-cell/>
          <table:table-cell table:formula="of:=[.C99]/[.D99]" office:value-type="float" office:value="1642822666.93679" calcext:value-type="float">
            <text:p>1642822666.93679</text:p>
          </table:table-cell>
          <table:table-cell table:formula="of:=POWER([.A99];3)" office:value-type="float" office:value="224755712" calcext:value-type="float">
            <text:p>224755712</text:p>
          </table:table-cell>
          <table:table-cell table:formula="of:=[.F99]/[.G99]" office:value-type="float" office:value="7.30937003699728" calcext:value-type="float">
            <text:p>7.3093700369972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64065" calcext:value-type="float">
            <text:p>0.864065</text:p>
          </table:table-cell>
          <table:table-cell office:value-type="float" office:value="2364217401" calcext:value-type="float">
            <text:p>236421740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C100]/[.D100]" office:value-type="float" office:value="3637257540" calcext:value-type="float">
            <text:p>3637257540</text:p>
          </table:table-cell>
          <table:table-cell table:formula="of:=POWER([.A100];3)" office:value-type="float" office:value="262144000" calcext:value-type="float">
            <text:p>262144000</text:p>
          </table:table-cell>
          <table:table-cell table:formula="of:=[.F100]/[.G100]" office:value-type="float" office:value="13.8750363922119" calcext:value-type="float">
            <text:p>13.87503639221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51495" calcext:value-type="float">
            <text:p>0.551495</text:p>
          </table:table-cell>
          <table:table-cell office:value-type="float" office:value="2736605451" calcext:value-type="float">
            <text:p>2736605451</text:p>
          </table:table-cell>
          <table:table-cell office:value-type="float" office:value="1.179" calcext:value-type="float">
            <text:p>1.179</text:p>
          </table:table-cell>
          <table:table-cell/>
          <table:table-cell table:formula="of:=[.C101]/[.D101]" office:value-type="float" office:value="2321124216.28499" calcext:value-type="float">
            <text:p>2321124216.28499</text:p>
          </table:table-cell>
          <table:table-cell table:formula="of:=POWER([.A101];3)" office:value-type="float" office:value="303464448" calcext:value-type="float">
            <text:p>303464448</text:p>
          </table:table-cell>
          <table:table-cell table:formula="of:=[.F101]/[.G101]" office:value-type="float" office:value="7.64875171237517" calcext:value-type="float">
            <text:p>7.648751712375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47652" calcext:value-type="float">
            <text:p>0.847652</text:p>
          </table:table-cell>
          <table:table-cell office:value-type="float" office:value="3146177146" calcext:value-type="float">
            <text:p>3146177146</text:p>
          </table:table-cell>
          <table:table-cell office:value-type="float" office:value="0.882" calcext:value-type="float">
            <text:p>0.882</text:p>
          </table:table-cell>
          <table:table-cell/>
          <table:table-cell table:formula="of:=[.C102]/[.D102]" office:value-type="float" office:value="3567094269.84127" calcext:value-type="float">
            <text:p>3567094269.84127</text:p>
          </table:table-cell>
          <table:table-cell table:formula="of:=POWER([.A102];3)" office:value-type="float" office:value="348913664" calcext:value-type="float">
            <text:p>348913664</text:p>
          </table:table-cell>
          <table:table-cell table:formula="of:=[.F102]/[.G102]" office:value-type="float" office:value="10.2234295697897" calcext:value-type="float">
            <text:p>10.223429569789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79" calcext:value-type="float">
            <text:p>3.779</text:p>
          </table:table-cell>
          <table:table-cell/>
          <table:table-cell table:formula="of:=[.C107]/[.D107]" office:value-type="float" office:value="81425.5093940196" calcext:value-type="float">
            <text:p>81425.5093940196</text:p>
          </table:table-cell>
          <table:table-cell table:formula="of:=POWER([.A107];3)" office:value-type="float" office:value="32768" calcext:value-type="float">
            <text:p>32768</text:p>
          </table:table-cell>
          <table:table-cell table:formula="of:=[.F107]/[.G107]" office:value-type="float" office:value="2.48490934429991" calcext:value-type="float">
            <text:p>2.484909344299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99" calcext:value-type="float">
            <text:p>2.999</text:p>
          </table:table-cell>
          <table:table-cell/>
          <table:table-cell table:formula="of:=[.C108]/[.D108]" office:value-type="float" office:value="803348.782927642" calcext:value-type="float">
            <text:p>803348.782927642</text:p>
          </table:table-cell>
          <table:table-cell table:formula="of:=POWER([.A108];3)" office:value-type="float" office:value="262144" calcext:value-type="float">
            <text:p>262144</text:p>
          </table:table-cell>
          <table:table-cell table:formula="of:=[.F108]/[.G108]" office:value-type="float" office:value="3.06453240557725" calcext:value-type="float">
            <text:p>3.064532405577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545" calcext:value-type="float">
            <text:p>2.545</text:p>
          </table:table-cell>
          <table:table-cell/>
          <table:table-cell table:formula="of:=[.C109]/[.D109]" office:value-type="float" office:value="3172612.57367387" calcext:value-type="float">
            <text:p>3172612.57367387</text:p>
          </table:table-cell>
          <table:table-cell table:formula="of:=POWER([.A109];3)" office:value-type="float" office:value="884736" calcext:value-type="float">
            <text:p>884736</text:p>
          </table:table-cell>
          <table:table-cell table:formula="of:=[.F109]/[.G109]" office:value-type="float" office:value="3.58594266953517" calcext:value-type="float">
            <text:p>3.585942669535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19072348" calcext:value-type="float">
            <text:p>19072348</text:p>
          </table:table-cell>
          <table:table-cell office:value-type="float" office:value="0.801" calcext:value-type="float">
            <text:p>0.801</text:p>
          </table:table-cell>
          <table:table-cell/>
          <table:table-cell table:formula="of:=[.C110]/[.D110]" office:value-type="float" office:value="23810671.6604245" calcext:value-type="float">
            <text:p>23810671.6604245</text:p>
          </table:table-cell>
          <table:table-cell table:formula="of:=POWER([.A110];3)" office:value-type="float" office:value="2097152" calcext:value-type="float">
            <text:p>2097152</text:p>
          </table:table-cell>
          <table:table-cell table:formula="of:=[.F110]/[.G110]" office:value-type="float" office:value="11.3538130094645" calcext:value-type="float">
            <text:p>11.35381300946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37172860" calcext:value-type="float">
            <text:p>3717286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111]/[.D111]" office:value-type="float" office:value="23233037.5" calcext:value-type="float">
            <text:p>23233037.5</text:p>
          </table:table-cell>
          <table:table-cell table:formula="of:=POWER([.A111];3)" office:value-type="float" office:value="4096000" calcext:value-type="float">
            <text:p>4096000</text:p>
          </table:table-cell>
          <table:table-cell table:formula="of:=[.F111]/[.G111]" office:value-type="float" office:value="5.67212829589844" calcext:value-type="float">
            <text:p>5.67212829589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64145311" calcext:value-type="float">
            <text:p>64145311</text:p>
          </table:table-cell>
          <table:table-cell office:value-type="float" office:value="1.096" calcext:value-type="float">
            <text:p>1.096</text:p>
          </table:table-cell>
          <table:table-cell/>
          <table:table-cell table:formula="of:=[.C112]/[.D112]" office:value-type="float" office:value="58526743.6131387" calcext:value-type="float">
            <text:p>58526743.6131387</text:p>
          </table:table-cell>
          <table:table-cell table:formula="of:=POWER([.A112];3)" office:value-type="float" office:value="7077888" calcext:value-type="float">
            <text:p>7077888</text:p>
          </table:table-cell>
          <table:table-cell table:formula="of:=[.F112]/[.G112]" office:value-type="float" office:value="8.26895588248058" calcext:value-type="float">
            <text:p>8.268955882480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503" calcext:value-type="float">
            <text:p>0.015503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61" calcext:value-type="float">
            <text:p>1.561</text:p>
          </table:table-cell>
          <table:table-cell/>
          <table:table-cell table:formula="of:=[.C113]/[.D113]" office:value-type="float" office:value="65188447.7898783" calcext:value-type="float">
            <text:p>65188447.7898783</text:p>
          </table:table-cell>
          <table:table-cell table:formula="of:=POWER([.A113];3)" office:value-type="float" office:value="11239424" calcext:value-type="float">
            <text:p>11239424</text:p>
          </table:table-cell>
          <table:table-cell table:formula="of:=[.F113]/[.G113]" office:value-type="float" office:value="5.7999811903064" calcext:value-type="float">
            <text:p>5.7999811903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6447" calcext:value-type="float">
            <text:p>0.066447</text:p>
          </table:table-cell>
          <table:table-cell office:value-type="float" office:value="151783918" calcext:value-type="float">
            <text:p>151783918</text:p>
          </table:table-cell>
          <table:table-cell office:value-type="float" office:value="0.543" calcext:value-type="float">
            <text:p>0.543</text:p>
          </table:table-cell>
          <table:table-cell/>
          <table:table-cell table:formula="of:=[.C114]/[.D114]" office:value-type="float" office:value="279528394.106814" calcext:value-type="float">
            <text:p>279528394.106814</text:p>
          </table:table-cell>
          <table:table-cell table:formula="of:=POWER([.A114];3)" office:value-type="float" office:value="16777216" calcext:value-type="float">
            <text:p>16777216</text:p>
          </table:table-cell>
          <table:table-cell table:formula="of:=[.F114]/[.G114]" office:value-type="float" office:value="16.661190635372" calcext:value-type="float">
            <text:p>16.66119063537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3556" calcext:value-type="float">
            <text:p>0.033556</text:p>
          </table:table-cell>
          <table:table-cell office:value-type="float" office:value="215989018" calcext:value-type="float">
            <text:p>215989018</text:p>
          </table:table-cell>
          <table:table-cell office:value-type="float" office:value="1.534" calcext:value-type="float">
            <text:p>1.534</text:p>
          </table:table-cell>
          <table:table-cell/>
          <table:table-cell table:formula="of:=[.C115]/[.D115]" office:value-type="float" office:value="140801185.136897" calcext:value-type="float">
            <text:p>140801185.136897</text:p>
          </table:table-cell>
          <table:table-cell table:formula="of:=POWER([.A115];3)" office:value-type="float" office:value="23887872" calcext:value-type="float">
            <text:p>23887872</text:p>
          </table:table-cell>
          <table:table-cell table:formula="of:=[.F115]/[.G115]" office:value-type="float" office:value="5.89425400206837" calcext:value-type="float">
            <text:p>5.894254002068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9798" calcext:value-type="float">
            <text:p>0.059798</text:p>
          </table:table-cell>
          <table:table-cell office:value-type="float" office:value="296143955" calcext:value-type="float">
            <text:p>296143955</text:p>
          </table:table-cell>
          <table:table-cell office:value-type="float" office:value="1.179" calcext:value-type="float">
            <text:p>1.179</text:p>
          </table:table-cell>
          <table:table-cell/>
          <table:table-cell table:formula="of:=[.C116]/[.D116]" office:value-type="float" office:value="251182319.762511" calcext:value-type="float">
            <text:p>251182319.762511</text:p>
          </table:table-cell>
          <table:table-cell table:formula="of:=POWER([.A116];3)" office:value-type="float" office:value="32768000" calcext:value-type="float">
            <text:p>32768000</text:p>
          </table:table-cell>
          <table:table-cell table:formula="of:=[.F116]/[.G116]" office:value-type="float" office:value="7.66547606697115" calcext:value-type="float">
            <text:p>7.665476066971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3012" calcext:value-type="float">
            <text:p>0.063012</text:p>
          </table:table-cell>
          <table:table-cell office:value-type="float" office:value="394018155" calcext:value-type="float">
            <text:p>394018155</text:p>
          </table:table-cell>
          <table:table-cell office:value-type="float" office:value="1.488" calcext:value-type="float">
            <text:p>1.488</text:p>
          </table:table-cell>
          <table:table-cell/>
          <table:table-cell table:formula="of:=[.C117]/[.D117]" office:value-type="float" office:value="264797147.177419" calcext:value-type="float">
            <text:p>264797147.177419</text:p>
          </table:table-cell>
          <table:table-cell table:formula="of:=POWER([.A117];3)" office:value-type="float" office:value="43614208" calcext:value-type="float">
            <text:p>43614208</text:p>
          </table:table-cell>
          <table:table-cell table:formula="of:=[.F117]/[.G117]" office:value-type="float" office:value="6.07135058321865" calcext:value-type="float">
            <text:p>6.071350583218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5933" calcext:value-type="float">
            <text:p>0.185933</text:p>
          </table:table-cell>
          <table:table-cell office:value-type="float" office:value="511381219" calcext:value-type="float">
            <text:p>511381219</text:p>
          </table:table-cell>
          <table:table-cell office:value-type="float" office:value="0.654" calcext:value-type="float">
            <text:p>0.654</text:p>
          </table:table-cell>
          <table:table-cell/>
          <table:table-cell table:formula="of:=[.C118]/[.D118]" office:value-type="float" office:value="781928469.41896" calcext:value-type="float">
            <text:p>781928469.41896</text:p>
          </table:table-cell>
          <table:table-cell table:formula="of:=POWER([.A118];3)" office:value-type="float" office:value="56623104" calcext:value-type="float">
            <text:p>56623104</text:p>
          </table:table-cell>
          <table:table-cell table:formula="of:=[.F118]/[.G118]" office:value-type="float" office:value="13.8093536768836" calcext:value-type="float">
            <text:p>13.80935367688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9099" calcext:value-type="float">
            <text:p>0.109099</text:p>
          </table:table-cell>
          <table:table-cell office:value-type="float" office:value="650002338" calcext:value-type="float">
            <text:p>650002338</text:p>
          </table:table-cell>
          <table:table-cell office:value-type="float" office:value="1.416" calcext:value-type="float">
            <text:p>1.416</text:p>
          </table:table-cell>
          <table:table-cell/>
          <table:table-cell table:formula="of:=[.C119]/[.D119]" office:value-type="float" office:value="459041199.152542" calcext:value-type="float">
            <text:p>459041199.152542</text:p>
          </table:table-cell>
          <table:table-cell table:formula="of:=POWER([.A119];3)" office:value-type="float" office:value="71991296" calcext:value-type="float">
            <text:p>71991296</text:p>
          </table:table-cell>
          <table:table-cell table:formula="of:=[.F119]/[.G119]" office:value-type="float" office:value="6.3763430394772" calcext:value-type="float">
            <text:p>6.37634303947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80591" calcext:value-type="float">
            <text:p>0.180591</text:p>
          </table:table-cell>
          <table:table-cell office:value-type="float" office:value="811651283" calcext:value-type="float">
            <text:p>811651283</text:p>
          </table:table-cell>
          <table:table-cell office:value-type="float" office:value="1.068" calcext:value-type="float">
            <text:p>1.068</text:p>
          </table:table-cell>
          <table:table-cell/>
          <table:table-cell table:formula="of:=[.C120]/[.D120]" office:value-type="float" office:value="759973111.423221" calcext:value-type="float">
            <text:p>759973111.423221</text:p>
          </table:table-cell>
          <table:table-cell table:formula="of:=POWER([.A120];3)" office:value-type="float" office:value="89915392" calcext:value-type="float">
            <text:p>89915392</text:p>
          </table:table-cell>
          <table:table-cell table:formula="of:=[.F120]/[.G120]" office:value-type="float" office:value="8.45209139969296" calcext:value-type="float">
            <text:p>8.452091399692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6027" calcext:value-type="float">
            <text:p>0.176027</text:p>
          </table:table-cell>
          <table:table-cell office:value-type="float" office:value="998097383" calcext:value-type="float">
            <text:p>998097383</text:p>
          </table:table-cell>
          <table:table-cell office:value-type="float" office:value="1.347" calcext:value-type="float">
            <text:p>1.347</text:p>
          </table:table-cell>
          <table:table-cell/>
          <table:table-cell table:formula="of:=[.C121]/[.D121]" office:value-type="float" office:value="740978012.620638" calcext:value-type="float">
            <text:p>740978012.620638</text:p>
          </table:table-cell>
          <table:table-cell table:formula="of:=POWER([.A121];3)" office:value-type="float" office:value="110592000" calcext:value-type="float">
            <text:p>110592000</text:p>
          </table:table-cell>
          <table:table-cell table:formula="of:=[.F121]/[.G121]" office:value-type="float" office:value="6.70010500416521" calcext:value-type="float">
            <text:p>6.700105004165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56562" calcext:value-type="float">
            <text:p>0.556562</text:p>
          </table:table-cell>
          <table:table-cell office:value-type="float" office:value="1211110256" calcext:value-type="float">
            <text:p>1211110256</text:p>
          </table:table-cell>
          <table:table-cell office:value-type="float" office:value="0.517" calcext:value-type="float">
            <text:p>0.517</text:p>
          </table:table-cell>
          <table:table-cell/>
          <table:table-cell table:formula="of:=[.C122]/[.D122]" office:value-type="float" office:value="2342573029.01354" calcext:value-type="float">
            <text:p>2342573029.01354</text:p>
          </table:table-cell>
          <table:table-cell table:formula="of:=POWER([.A122];3)" office:value-type="float" office:value="134217728" calcext:value-type="float">
            <text:p>134217728</text:p>
          </table:table-cell>
          <table:table-cell table:formula="of:=[.F122]/[.G122]" office:value-type="float" office:value="17.4535291568454" calcext:value-type="float">
            <text:p>17.45352915684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71469" calcext:value-type="float">
            <text:p>0.271469</text:p>
          </table:table-cell>
          <table:table-cell office:value-type="float" office:value="1452459071" calcext:value-type="float">
            <text:p>1452459071</text:p>
          </table:table-cell>
          <table:table-cell office:value-type="float" office:value="1.271" calcext:value-type="float">
            <text:p>1.271</text:p>
          </table:table-cell>
          <table:table-cell/>
          <table:table-cell table:formula="of:=[.C123]/[.D123]" office:value-type="float" office:value="1142768741.93548" calcext:value-type="float">
            <text:p>1142768741.93548</text:p>
          </table:table-cell>
          <table:table-cell table:formula="of:=POWER([.A123];3)" office:value-type="float" office:value="160989184" calcext:value-type="float">
            <text:p>160989184</text:p>
          </table:table-cell>
          <table:table-cell table:formula="of:=[.F123]/[.G123]" office:value-type="float" office:value="7.0984193691887" calcext:value-type="float">
            <text:p>7.098419369188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6573" calcext:value-type="float">
            <text:p>0.426573</text:p>
          </table:table-cell>
          <table:table-cell office:value-type="float" office:value="1723913625" calcext:value-type="float">
            <text:p>1723913625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C124]/[.D124]" office:value-type="float" office:value="1795743359.375" calcext:value-type="float">
            <text:p>1795743359.375</text:p>
          </table:table-cell>
          <table:table-cell table:formula="of:=POWER([.A124];3)" office:value-type="float" office:value="191102976" calcext:value-type="float">
            <text:p>191102976</text:p>
          </table:table-cell>
          <table:table-cell table:formula="of:=[.F124]/[.G124]" office:value-type="float" office:value="9.3967315264363" calcext:value-type="float">
            <text:p>9.396731526436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4178" calcext:value-type="float">
            <text:p>0.394178</text:p>
          </table:table-cell>
          <table:table-cell office:value-type="float" office:value="2027243204" calcext:value-type="float">
            <text:p>2027243204</text:p>
          </table:table-cell>
          <table:table-cell office:value-type="float" office:value="1.222" calcext:value-type="float">
            <text:p>1.222</text:p>
          </table:table-cell>
          <table:table-cell/>
          <table:table-cell table:formula="of:=[.C125]/[.D125]" office:value-type="float" office:value="1658955158.75614" calcext:value-type="float">
            <text:p>1658955158.75614</text:p>
          </table:table-cell>
          <table:table-cell table:formula="of:=POWER([.A125];3)" office:value-type="float" office:value="224755712" calcext:value-type="float">
            <text:p>224755712</text:p>
          </table:table-cell>
          <table:table-cell table:formula="of:=[.F125]/[.G125]" office:value-type="float" office:value="7.38114793165362" calcext:value-type="float">
            <text:p>7.381147931653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70416" calcext:value-type="float">
            <text:p>0.870416</text:p>
          </table:table-cell>
          <table:table-cell office:value-type="float" office:value="2364217419" calcext:value-type="float">
            <text:p>2364217419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[.C126]/[.D126]" office:value-type="float" office:value="3665453362.7907" calcext:value-type="float">
            <text:p>3665453362.7907</text:p>
          </table:table-cell>
          <table:table-cell table:formula="of:=POWER([.A126];3)" office:value-type="float" office:value="262144000" calcext:value-type="float">
            <text:p>262144000</text:p>
          </table:table-cell>
          <table:table-cell table:formula="of:=[.F126]/[.G126]" office:value-type="float" office:value="13.9825949203136" calcext:value-type="float">
            <text:p>13.98259492031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43732" calcext:value-type="float">
            <text:p>0.543732</text:p>
          </table:table-cell>
          <table:table-cell office:value-type="float" office:value="2736605449" calcext:value-type="float">
            <text:p>2736605449</text:p>
          </table:table-cell>
          <table:table-cell office:value-type="float" office:value="1.196" calcext:value-type="float">
            <text:p>1.196</text:p>
          </table:table-cell>
          <table:table-cell/>
          <table:table-cell table:formula="of:=[.C127]/[.D127]" office:value-type="float" office:value="2288131646.32107" calcext:value-type="float">
            <text:p>2288131646.32107</text:p>
          </table:table-cell>
          <table:table-cell table:formula="of:=POWER([.A127];3)" office:value-type="float" office:value="303464448" calcext:value-type="float">
            <text:p>303464448</text:p>
          </table:table-cell>
          <table:table-cell table:formula="of:=[.F127]/[.G127]" office:value-type="float" office:value="7.54003199188944" calcext:value-type="float">
            <text:p>7.5400319918894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51061" calcext:value-type="float">
            <text:p>0.851061</text:p>
          </table:table-cell>
          <table:table-cell office:value-type="float" office:value="3146177143" calcext:value-type="float">
            <text:p>3146177143</text:p>
          </table:table-cell>
          <table:table-cell office:value-type="float" office:value="0.878" calcext:value-type="float">
            <text:p>0.878</text:p>
          </table:table-cell>
          <table:table-cell/>
          <table:table-cell table:formula="of:=[.C128]/[.D128]" office:value-type="float" office:value="3583345265.37585" calcext:value-type="float">
            <text:p>3583345265.37585</text:p>
          </table:table-cell>
          <table:table-cell table:formula="of:=POWER([.A128];3)" office:value-type="float" office:value="348913664" calcext:value-type="float">
            <text:p>348913664</text:p>
          </table:table-cell>
          <table:table-cell table:formula="of:=[.F128]/[.G128]" office:value-type="float" office:value="10.2700055489253" calcext:value-type="float">
            <text:p>10.270005548925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[.C133]/[.D133]" office:value-type="float" office:value="81619.8938992042" calcext:value-type="float">
            <text:p>81619.8938992042</text:p>
          </table:table-cell>
          <table:table-cell table:formula="of:=POWER([.A133];3)" office:value-type="float" office:value="32768" calcext:value-type="float">
            <text:p>32768</text:p>
          </table:table-cell>
          <table:table-cell table:formula="of:=[.F133]/[.G133]" office:value-type="float" office:value="2.49084148862318" calcext:value-type="float">
            <text:p>2.49084148862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66" calcext:value-type="float">
            <text:p>2.966</text:p>
          </table:table-cell>
          <table:table-cell/>
          <table:table-cell table:formula="of:=[.C134]/[.D134]" office:value-type="float" office:value="812286.918408631" calcext:value-type="float">
            <text:p>812286.918408631</text:p>
          </table:table-cell>
          <table:table-cell table:formula="of:=POWER([.A134];3)" office:value-type="float" office:value="262144" calcext:value-type="float">
            <text:p>262144</text:p>
          </table:table-cell>
          <table:table-cell table:formula="of:=[.F134]/[.G134]" office:value-type="float" office:value="3.09862868655636" calcext:value-type="float">
            <text:p>3.098628686556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575" calcext:value-type="float">
            <text:p>2.575</text:p>
          </table:table-cell>
          <table:table-cell/>
          <table:table-cell table:formula="of:=[.C135]/[.D135]" office:value-type="float" office:value="3135650.09708738" calcext:value-type="float">
            <text:p>3135650.09708738</text:p>
          </table:table-cell>
          <table:table-cell table:formula="of:=POWER([.A135];3)" office:value-type="float" office:value="884736" calcext:value-type="float">
            <text:p>884736</text:p>
          </table:table-cell>
          <table:table-cell table:formula="of:=[.F135]/[.G135]" office:value-type="float" office:value="3.54416469668622" calcext:value-type="float">
            <text:p>3.544164696686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19072348" calcext:value-type="float">
            <text:p>19072348</text:p>
          </table:table-cell>
          <table:table-cell office:value-type="float" office:value="0.849" calcext:value-type="float">
            <text:p>0.849</text:p>
          </table:table-cell>
          <table:table-cell/>
          <table:table-cell table:formula="of:=[.C136]/[.D136]" office:value-type="float" office:value="22464485.2767962" calcext:value-type="float">
            <text:p>22464485.2767962</text:p>
          </table:table-cell>
          <table:table-cell table:formula="of:=POWER([.A136];3)" office:value-type="float" office:value="2097152" calcext:value-type="float">
            <text:p>2097152</text:p>
          </table:table-cell>
          <table:table-cell table:formula="of:=[.F136]/[.G136]" office:value-type="float" office:value="10.7119013198835" calcext:value-type="float">
            <text:p>10.71190131988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37172861" calcext:value-type="float">
            <text:p>37172861</text:p>
          </table:table-cell>
          <table:table-cell office:value-type="float" office:value="1.581" calcext:value-type="float">
            <text:p>1.581</text:p>
          </table:table-cell>
          <table:table-cell/>
          <table:table-cell table:formula="of:=[.C137]/[.D137]" office:value-type="float" office:value="23512246.0468058" calcext:value-type="float">
            <text:p>23512246.0468058</text:p>
          </table:table-cell>
          <table:table-cell table:formula="of:=POWER([.A137];3)" office:value-type="float" office:value="4096000" calcext:value-type="float">
            <text:p>4096000</text:p>
          </table:table-cell>
          <table:table-cell table:formula="of:=[.F137]/[.G137]" office:value-type="float" office:value="5.74029444502095" calcext:value-type="float">
            <text:p>5.740294445020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64145311" calcext:value-type="float">
            <text:p>64145311</text:p>
          </table:table-cell>
          <table:table-cell office:value-type="float" office:value="1.042" calcext:value-type="float">
            <text:p>1.042</text:p>
          </table:table-cell>
          <table:table-cell/>
          <table:table-cell table:formula="of:=[.C138]/[.D138]" office:value-type="float" office:value="61559799.4241843" calcext:value-type="float">
            <text:p>61559799.4241843</text:p>
          </table:table-cell>
          <table:table-cell table:formula="of:=POWER([.A138];3)" office:value-type="float" office:value="7077888" calcext:value-type="float">
            <text:p>7077888</text:p>
          </table:table-cell>
          <table:table-cell table:formula="of:=[.F138]/[.G138]" office:value-type="float" office:value="8.69748142725404" calcext:value-type="float">
            <text:p>8.697481427254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496" calcext:value-type="float">
            <text:p>0.015496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62" calcext:value-type="float">
            <text:p>1.562</text:p>
          </table:table-cell>
          <table:table-cell/>
          <table:table-cell table:formula="of:=[.C139]/[.D139]" office:value-type="float" office:value="65146713.8284251" calcext:value-type="float">
            <text:p>65146713.8284251</text:p>
          </table:table-cell>
          <table:table-cell table:formula="of:=POWER([.A139];3)" office:value-type="float" office:value="11239424" calcext:value-type="float">
            <text:p>11239424</text:p>
          </table:table-cell>
          <table:table-cell table:formula="of:=[.F139]/[.G139]" office:value-type="float" office:value="5.79626801412822" calcext:value-type="float">
            <text:p>5.796268014128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282" calcext:value-type="float">
            <text:p>0.067282</text:p>
          </table:table-cell>
          <table:table-cell office:value-type="float" office:value="151783920" calcext:value-type="float">
            <text:p>151783920</text:p>
          </table:table-cell>
          <table:table-cell office:value-type="float" office:value="0.536" calcext:value-type="float">
            <text:p>0.536</text:p>
          </table:table-cell>
          <table:table-cell/>
          <table:table-cell table:formula="of:=[.C140]/[.D140]" office:value-type="float" office:value="283178955.223881" calcext:value-type="float">
            <text:p>283178955.223881</text:p>
          </table:table-cell>
          <table:table-cell table:formula="of:=POWER([.A140];3)" office:value-type="float" office:value="16777216" calcext:value-type="float">
            <text:p>16777216</text:p>
          </table:table-cell>
          <table:table-cell table:formula="of:=[.F140]/[.G140]" office:value-type="float" office:value="16.8787810339857" calcext:value-type="float">
            <text:p>16.87878103398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2976" calcext:value-type="float">
            <text:p>0.032976</text:p>
          </table:table-cell>
          <table:table-cell office:value-type="float" office:value="215988995" calcext:value-type="float">
            <text:p>215988995</text:p>
          </table:table-cell>
          <table:table-cell office:value-type="float" office:value="1.557" calcext:value-type="float">
            <text:p>1.557</text:p>
          </table:table-cell>
          <table:table-cell/>
          <table:table-cell table:formula="of:=[.C141]/[.D141]" office:value-type="float" office:value="138721255.619782" calcext:value-type="float">
            <text:p>138721255.619782</text:p>
          </table:table-cell>
          <table:table-cell table:formula="of:=POWER([.A141];3)" office:value-type="float" office:value="23887872" calcext:value-type="float">
            <text:p>23887872</text:p>
          </table:table-cell>
          <table:table-cell table:formula="of:=[.F141]/[.G141]" office:value-type="float" office:value="5.8071834787034" calcext:value-type="float">
            <text:p>5.80718347870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6435" calcext:value-type="float">
            <text:p>0.066435</text:p>
          </table:table-cell>
          <table:table-cell office:value-type="float" office:value="296143915" calcext:value-type="float">
            <text:p>296143915</text:p>
          </table:table-cell>
          <table:table-cell office:value-type="float" office:value="1.059" calcext:value-type="float">
            <text:p>1.059</text:p>
          </table:table-cell>
          <table:table-cell/>
          <table:table-cell table:formula="of:=[.C142]/[.D142]" office:value-type="float" office:value="279644867.799811" calcext:value-type="float">
            <text:p>279644867.799811</text:p>
          </table:table-cell>
          <table:table-cell table:formula="of:=POWER([.A142];3)" office:value-type="float" office:value="32768000" calcext:value-type="float">
            <text:p>32768000</text:p>
          </table:table-cell>
          <table:table-cell table:formula="of:=[.F142]/[.G142]" office:value-type="float" office:value="8.53408410033603" calcext:value-type="float">
            <text:p>8.534084100336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2988" calcext:value-type="float">
            <text:p>0.062988</text:p>
          </table:table-cell>
          <table:table-cell office:value-type="float" office:value="394018123" calcext:value-type="float">
            <text:p>394018123</text:p>
          </table:table-cell>
          <table:table-cell office:value-type="float" office:value="1.486" calcext:value-type="float">
            <text:p>1.486</text:p>
          </table:table-cell>
          <table:table-cell/>
          <table:table-cell table:formula="of:=[.C143]/[.D143]" office:value-type="float" office:value="265153514.804845" calcext:value-type="float">
            <text:p>265153514.804845</text:p>
          </table:table-cell>
          <table:table-cell table:formula="of:=POWER([.A143];3)" office:value-type="float" office:value="43614208" calcext:value-type="float">
            <text:p>43614208</text:p>
          </table:table-cell>
          <table:table-cell table:formula="of:=[.F143]/[.G143]" office:value-type="float" office:value="6.07952148998889" calcext:value-type="float">
            <text:p>6.0795214899888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862" calcext:value-type="float">
            <text:p>0.18862</text:p>
          </table:table-cell>
          <table:table-cell office:value-type="float" office:value="511381133" calcext:value-type="float">
            <text:p>511381133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[.C144]/[.D144]" office:value-type="float" office:value="794070082.298137" calcext:value-type="float">
            <text:p>794070082.298137</text:p>
          </table:table-cell>
          <table:table-cell table:formula="of:=POWER([.A144];3)" office:value-type="float" office:value="56623104" calcext:value-type="float">
            <text:p>56623104</text:p>
          </table:table-cell>
          <table:table-cell table:formula="of:=[.F144]/[.G144]" office:value-type="float" office:value="14.0237822761913" calcext:value-type="float">
            <text:p>14.02378227619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8215" calcext:value-type="float">
            <text:p>0.108215</text:p>
          </table:table-cell>
          <table:table-cell office:value-type="float" office:value="650002326" calcext:value-type="float">
            <text:p>650002326</text:p>
          </table:table-cell>
          <table:table-cell office:value-type="float" office:value="1.427" calcext:value-type="float">
            <text:p>1.427</text:p>
          </table:table-cell>
          <table:table-cell/>
          <table:table-cell table:formula="of:=[.C145]/[.D145]" office:value-type="float" office:value="455502681.149264" calcext:value-type="float">
            <text:p>455502681.149264</text:p>
          </table:table-cell>
          <table:table-cell table:formula="of:=POWER([.A145];3)" office:value-type="float" office:value="71991296" calcext:value-type="float">
            <text:p>71991296</text:p>
          </table:table-cell>
          <table:table-cell table:formula="of:=[.F145]/[.G145]" office:value-type="float" office:value="6.3271910141646" calcext:value-type="float">
            <text:p>6.32719101416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2203" calcext:value-type="float">
            <text:p>0.172203</text:p>
          </table:table-cell>
          <table:table-cell office:value-type="float" office:value="811651271" calcext:value-type="float">
            <text:p>811651271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46]/[.D146]" office:value-type="float" office:value="724688634.821429" calcext:value-type="float">
            <text:p>724688634.821429</text:p>
          </table:table-cell>
          <table:table-cell table:formula="of:=POWER([.A146];3)" office:value-type="float" office:value="89915392" calcext:value-type="float">
            <text:p>89915392</text:p>
          </table:table-cell>
          <table:table-cell table:formula="of:=[.F146]/[.G146]" office:value-type="float" office:value="8.05967275126186" calcext:value-type="float">
            <text:p>8.059672751261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3247" calcext:value-type="float">
            <text:p>0.173247</text:p>
          </table:table-cell>
          <table:table-cell office:value-type="float" office:value="998097382" calcext:value-type="float">
            <text:p>998097382</text:p>
          </table:table-cell>
          <table:table-cell office:value-type="float" office:value="1.369" calcext:value-type="float">
            <text:p>1.369</text:p>
          </table:table-cell>
          <table:table-cell/>
          <table:table-cell table:formula="of:=[.C147]/[.D147]" office:value-type="float" office:value="729070403.214025" calcext:value-type="float">
            <text:p>729070403.214025</text:p>
          </table:table-cell>
          <table:table-cell table:formula="of:=POWER([.A147];3)" office:value-type="float" office:value="110592000" calcext:value-type="float">
            <text:p>110592000</text:p>
          </table:table-cell>
          <table:table-cell table:formula="of:=[.F147]/[.G147]" office:value-type="float" office:value="6.59243347813607" calcext:value-type="float">
            <text:p>6.592433478136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62635" calcext:value-type="float">
            <text:p>0.562635</text:p>
          </table:table-cell>
          <table:table-cell office:value-type="float" office:value="1211110304" calcext:value-type="float">
            <text:p>1211110304</text:p>
          </table:table-cell>
          <table:table-cell office:value-type="float" office:value="0.512" calcext:value-type="float">
            <text:p>0.512</text:p>
          </table:table-cell>
          <table:table-cell/>
          <table:table-cell table:formula="of:=[.C148]/[.D148]" office:value-type="float" office:value="2365449812.5" calcext:value-type="float">
            <text:p>2365449812.5</text:p>
          </table:table-cell>
          <table:table-cell table:formula="of:=POWER([.A148];3)" office:value-type="float" office:value="134217728" calcext:value-type="float">
            <text:p>134217728</text:p>
          </table:table-cell>
          <table:table-cell table:formula="of:=[.F148]/[.G148]" office:value-type="float" office:value="17.6239744760096" calcext:value-type="float">
            <text:p>17.62397447600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68687" calcext:value-type="float">
            <text:p>0.268687</text:p>
          </table:table-cell>
          <table:table-cell office:value-type="float" office:value="1452459074" calcext:value-type="float">
            <text:p>1452459074</text:p>
          </table:table-cell>
          <table:table-cell office:value-type="float" office:value="1.284" calcext:value-type="float">
            <text:p>1.284</text:p>
          </table:table-cell>
          <table:table-cell/>
          <table:table-cell table:formula="of:=[.C149]/[.D149]" office:value-type="float" office:value="1131198655.76324" calcext:value-type="float">
            <text:p>1131198655.76324</text:p>
          </table:table-cell>
          <table:table-cell table:formula="of:=POWER([.A149];3)" office:value-type="float" office:value="160989184" calcext:value-type="float">
            <text:p>160989184</text:p>
          </table:table-cell>
          <table:table-cell table:formula="of:=[.F149]/[.G149]" office:value-type="float" office:value="7.02655065177074" calcext:value-type="float">
            <text:p>7.026550651770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0431" calcext:value-type="float">
            <text:p>0.420431</text:p>
          </table:table-cell>
          <table:table-cell office:value-type="float" office:value="1723913621" calcext:value-type="float">
            <text:p>1723913621</text:p>
          </table:table-cell>
          <table:table-cell office:value-type="float" office:value="0.974" calcext:value-type="float">
            <text:p>0.974</text:p>
          </table:table-cell>
          <table:table-cell/>
          <table:table-cell table:formula="of:=[.C150]/[.D150]" office:value-type="float" office:value="1769931849.07598" calcext:value-type="float">
            <text:p>1769931849.07598</text:p>
          </table:table-cell>
          <table:table-cell table:formula="of:=POWER([.A150];3)" office:value-type="float" office:value="191102976" calcext:value-type="float">
            <text:p>191102976</text:p>
          </table:table-cell>
          <table:table-cell table:formula="of:=[.F150]/[.G150]" office:value-type="float" office:value="9.2616655487143" calcext:value-type="float">
            <text:p>9.26166554871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96362" calcext:value-type="float">
            <text:p>0.396362</text:p>
          </table:table-cell>
          <table:table-cell office:value-type="float" office:value="2027243188" calcext:value-type="float">
            <text:p>2027243188</text:p>
          </table:table-cell>
          <table:table-cell office:value-type="float" office:value="1.215" calcext:value-type="float">
            <text:p>1.215</text:p>
          </table:table-cell>
          <table:table-cell/>
          <table:table-cell table:formula="of:=[.C151]/[.D151]" office:value-type="float" office:value="1668512911.93416" calcext:value-type="float">
            <text:p>1668512911.93416</text:p>
          </table:table-cell>
          <table:table-cell table:formula="of:=POWER([.A151];3)" office:value-type="float" office:value="224755712" calcext:value-type="float">
            <text:p>224755712</text:p>
          </table:table-cell>
          <table:table-cell table:formula="of:=[.F151]/[.G151]" office:value-type="float" office:value="7.42367300517887" calcext:value-type="float">
            <text:p>7.423673005178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79346" calcext:value-type="float">
            <text:p>0.879346</text:p>
          </table:table-cell>
          <table:table-cell office:value-type="float" office:value="2364217420" calcext:value-type="float">
            <text:p>2364217420</text:p>
          </table:table-cell>
          <table:table-cell office:value-type="float" office:value="0.639" calcext:value-type="float">
            <text:p>0.639</text:p>
          </table:table-cell>
          <table:table-cell/>
          <table:table-cell table:formula="of:=[.C152]/[.D152]" office:value-type="float" office:value="3699870766.82316" calcext:value-type="float">
            <text:p>3699870766.82316</text:p>
          </table:table-cell>
          <table:table-cell table:formula="of:=POWER([.A152];3)" office:value-type="float" office:value="262144000" calcext:value-type="float">
            <text:p>262144000</text:p>
          </table:table-cell>
          <table:table-cell table:formula="of:=[.F152]/[.G152]" office:value-type="float" office:value="14.1138868973662" calcext:value-type="float">
            <text:p>14.11388689736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50319" calcext:value-type="float">
            <text:p>0.550319</text:p>
          </table:table-cell>
          <table:table-cell office:value-type="float" office:value="2736605448" calcext:value-type="float">
            <text:p>2736605448</text:p>
          </table:table-cell>
          <table:table-cell office:value-type="float" office:value="1.182" calcext:value-type="float">
            <text:p>1.182</text:p>
          </table:table-cell>
          <table:table-cell/>
          <table:table-cell table:formula="of:=[.C153]/[.D153]" office:value-type="float" office:value="2315233035.533" calcext:value-type="float">
            <text:p>2315233035.533</text:p>
          </table:table-cell>
          <table:table-cell table:formula="of:=POWER([.A153];3)" office:value-type="float" office:value="303464448" calcext:value-type="float">
            <text:p>303464448</text:p>
          </table:table-cell>
          <table:table-cell table:formula="of:=[.F153]/[.G153]" office:value-type="float" office:value="7.6293386285994" calcext:value-type="float">
            <text:p>7.629338628599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50153" calcext:value-type="float">
            <text:p>0.850153</text:p>
          </table:table-cell>
          <table:table-cell office:value-type="float" office:value="3146177142" calcext:value-type="float">
            <text:p>3146177142</text:p>
          </table:table-cell>
          <table:table-cell office:value-type="float" office:value="0.879" calcext:value-type="float">
            <text:p>0.879</text:p>
          </table:table-cell>
          <table:table-cell/>
          <table:table-cell table:formula="of:=[.C154]/[.D154]" office:value-type="float" office:value="3579268648.46416" calcext:value-type="float">
            <text:p>3579268648.46416</text:p>
          </table:table-cell>
          <table:table-cell table:formula="of:=POWER([.A154];3)" office:value-type="float" office:value="348913664" calcext:value-type="float">
            <text:p>348913664</text:p>
          </table:table-cell>
          <table:table-cell table:formula="of:=[.F154]/[.G154]" office:value-type="float" office:value="10.2583218078389" calcext:value-type="float">
            <text:p>10.25832180783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64" calcext:value-type="float">
            <text:p>3.764</text:p>
          </table:table-cell>
          <table:table-cell/>
          <table:table-cell table:formula="of:=[.C159]/[.D159]" office:value-type="float" office:value="81750" calcext:value-type="float">
            <text:p>81750</text:p>
          </table:table-cell>
          <table:table-cell table:formula="of:=POWER([.A159];3)" office:value-type="float" office:value="32768" calcext:value-type="float">
            <text:p>32768</text:p>
          </table:table-cell>
          <table:table-cell table:formula="of:=[.F159]/[.G159]" office:value-type="float" office:value="2.49481201171875" calcext:value-type="float">
            <text:p>2.49481201171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77" calcext:value-type="float">
            <text:p>2.977</text:p>
          </table:table-cell>
          <table:table-cell/>
          <table:table-cell table:formula="of:=[.C160]/[.D160]" office:value-type="float" office:value="809285.522337924" calcext:value-type="float">
            <text:p>809285.522337924</text:p>
          </table:table-cell>
          <table:table-cell table:formula="of:=POWER([.A160];3)" office:value-type="float" office:value="262144" calcext:value-type="float">
            <text:p>262144</text:p>
          </table:table-cell>
          <table:table-cell table:formula="of:=[.F160]/[.G160]" office:value-type="float" office:value="3.08717926917238" calcext:value-type="float">
            <text:p>3.087179269172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621" calcext:value-type="float">
            <text:p>2.621</text:p>
          </table:table-cell>
          <table:table-cell/>
          <table:table-cell table:formula="of:=[.C161]/[.D161]" office:value-type="float" office:value="3080617.70316673" calcext:value-type="float">
            <text:p>3080617.70316673</text:p>
          </table:table-cell>
          <table:table-cell table:formula="of:=POWER([.A161];3)" office:value-type="float" office:value="884736" calcext:value-type="float">
            <text:p>884736</text:p>
          </table:table-cell>
          <table:table-cell table:formula="of:=[.F161]/[.G161]" office:value-type="float" office:value="3.48196264554255" calcext:value-type="float">
            <text:p>3.481962645542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527" calcext:value-type="float">
            <text:p>0.005527</text:p>
          </table:table-cell>
          <table:table-cell office:value-type="float" office:value="19072349" calcext:value-type="float">
            <text:p>19072349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[.C162]/[.D162]" office:value-type="float" office:value="23174178.6148238" calcext:value-type="float">
            <text:p>23174178.6148238</text:p>
          </table:table-cell>
          <table:table-cell table:formula="of:=POWER([.A162];3)" office:value-type="float" office:value="2097152" calcext:value-type="float">
            <text:p>2097152</text:p>
          </table:table-cell>
          <table:table-cell table:formula="of:=[.F162]/[.G162]" office:value-type="float" office:value="11.0503094743842" calcext:value-type="float">
            <text:p>11.05030947438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37172861" calcext:value-type="float">
            <text:p>37172861</text:p>
          </table:table-cell>
          <table:table-cell office:value-type="float" office:value="1.564" calcext:value-type="float">
            <text:p>1.564</text:p>
          </table:table-cell>
          <table:table-cell/>
          <table:table-cell table:formula="of:=[.C163]/[.D163]" office:value-type="float" office:value="23767813.9386189" calcext:value-type="float">
            <text:p>23767813.9386189</text:p>
          </table:table-cell>
          <table:table-cell table:formula="of:=POWER([.A163];3)" office:value-type="float" office:value="4096000" calcext:value-type="float">
            <text:p>4096000</text:p>
          </table:table-cell>
          <table:table-cell table:formula="of:=[.F163]/[.G163]" office:value-type="float" office:value="5.80268894985814" calcext:value-type="float">
            <text:p>5.802688949858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4318" calcext:value-type="float">
            <text:p>0.014318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1.066" calcext:value-type="float">
            <text:p>1.066</text:p>
          </table:table-cell>
          <table:table-cell/>
          <table:table-cell table:formula="of:=[.C164]/[.D164]" office:value-type="float" office:value="60173836.7729831" calcext:value-type="float">
            <text:p>60173836.7729831</text:p>
          </table:table-cell>
          <table:table-cell table:formula="of:=POWER([.A164];3)" office:value-type="float" office:value="7077888" calcext:value-type="float">
            <text:p>7077888</text:p>
          </table:table-cell>
          <table:table-cell table:formula="of:=[.F164]/[.G164]" office:value-type="float" office:value="8.50166557778014" calcext:value-type="float">
            <text:p>8.501665577780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652" calcext:value-type="float">
            <text:p>0.015652</text:p>
          </table:table-cell>
          <table:table-cell office:value-type="float" office:value="101759181" calcext:value-type="float">
            <text:p>101759181</text:p>
          </table:table-cell>
          <table:table-cell office:value-type="float" office:value="1.551" calcext:value-type="float">
            <text:p>1.551</text:p>
          </table:table-cell>
          <table:table-cell/>
          <table:table-cell table:formula="of:=[.C165]/[.D165]" office:value-type="float" office:value="65608756.2862669" calcext:value-type="float">
            <text:p>65608756.2862669</text:p>
          </table:table-cell>
          <table:table-cell table:formula="of:=POWER([.A165];3)" office:value-type="float" office:value="11239424" calcext:value-type="float">
            <text:p>11239424</text:p>
          </table:table-cell>
          <table:table-cell table:formula="of:=[.F165]/[.G165]" office:value-type="float" office:value="5.83737710102109" calcext:value-type="float">
            <text:p>5.83737710102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151783918" calcext:value-type="float">
            <text:p>151783918</text:p>
          </table:table-cell>
          <table:table-cell office:value-type="float" office:value="0.534" calcext:value-type="float">
            <text:p>0.534</text:p>
          </table:table-cell>
          <table:table-cell/>
          <table:table-cell table:formula="of:=[.C166]/[.D166]" office:value-type="float" office:value="284239546.816479" calcext:value-type="float">
            <text:p>284239546.816479</text:p>
          </table:table-cell>
          <table:table-cell table:formula="of:=POWER([.A166];3)" office:value-type="float" office:value="16777216" calcext:value-type="float">
            <text:p>16777216</text:p>
          </table:table-cell>
          <table:table-cell table:formula="of:=[.F166]/[.G166]" office:value-type="float" office:value="16.9419972191143" calcext:value-type="float">
            <text:p>16.94199721911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3262" calcext:value-type="float">
            <text:p>0.033262</text:p>
          </table:table-cell>
          <table:table-cell office:value-type="float" office:value="215988996" calcext:value-type="float">
            <text:p>215988996</text:p>
          </table:table-cell>
          <table:table-cell office:value-type="float" office:value="1.544" calcext:value-type="float">
            <text:p>1.544</text:p>
          </table:table-cell>
          <table:table-cell/>
          <table:table-cell table:formula="of:=[.C167]/[.D167]" office:value-type="float" office:value="139889246.11399" calcext:value-type="float">
            <text:p>139889246.11399</text:p>
          </table:table-cell>
          <table:table-cell table:formula="of:=POWER([.A167];3)" office:value-type="float" office:value="23887872" calcext:value-type="float">
            <text:p>23887872</text:p>
          </table:table-cell>
          <table:table-cell table:formula="of:=[.F167]/[.G167]" office:value-type="float" office:value="5.85607818536493" calcext:value-type="float">
            <text:p>5.856078185364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4527" calcext:value-type="float">
            <text:p>0.054527</text:p>
          </table:table-cell>
          <table:table-cell office:value-type="float" office:value="296143912" calcext:value-type="float">
            <text:p>296143912</text:p>
          </table:table-cell>
          <table:table-cell office:value-type="float" office:value="1.291" calcext:value-type="float">
            <text:p>1.291</text:p>
          </table:table-cell>
          <table:table-cell/>
          <table:table-cell table:formula="of:=[.C168]/[.D168]" office:value-type="float" office:value="229391101.471727" calcext:value-type="float">
            <text:p>229391101.471727</text:p>
          </table:table-cell>
          <table:table-cell table:formula="of:=POWER([.A168];3)" office:value-type="float" office:value="32768000" calcext:value-type="float">
            <text:p>32768000</text:p>
          </table:table-cell>
          <table:table-cell table:formula="of:=[.F168]/[.G168]" office:value-type="float" office:value="7.00046086034324" calcext:value-type="float">
            <text:p>7.000460860343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2774" calcext:value-type="float">
            <text:p>0.062774</text:p>
          </table:table-cell>
          <table:table-cell office:value-type="float" office:value="394018124" calcext:value-type="float">
            <text:p>394018124</text:p>
          </table:table-cell>
          <table:table-cell office:value-type="float" office:value="1.492" calcext:value-type="float">
            <text:p>1.492</text:p>
          </table:table-cell>
          <table:table-cell/>
          <table:table-cell table:formula="of:=[.C169]/[.D169]" office:value-type="float" office:value="264087214.477212" calcext:value-type="float">
            <text:p>264087214.477212</text:p>
          </table:table-cell>
          <table:table-cell table:formula="of:=POWER([.A169];3)" office:value-type="float" office:value="43614208" calcext:value-type="float">
            <text:p>43614208</text:p>
          </table:table-cell>
          <table:table-cell table:formula="of:=[.F169]/[.G169]" office:value-type="float" office:value="6.05507302751461" calcext:value-type="float">
            <text:p>6.0550730275146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7942" calcext:value-type="float">
            <text:p>0.187942</text:p>
          </table:table-cell>
          <table:table-cell office:value-type="float" office:value="511381151" calcext:value-type="float">
            <text:p>511381151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[.C170]/[.D170]" office:value-type="float" office:value="790388177.743431" calcext:value-type="float">
            <text:p>790388177.743431</text:p>
          </table:table-cell>
          <table:table-cell table:formula="of:=POWER([.A170];3)" office:value-type="float" office:value="56623104" calcext:value-type="float">
            <text:p>56623104</text:p>
          </table:table-cell>
          <table:table-cell table:formula="of:=[.F170]/[.G170]" office:value-type="float" office:value="13.9587575019453" calcext:value-type="float">
            <text:p>13.95875750194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8746" calcext:value-type="float">
            <text:p>0.108746</text:p>
          </table:table-cell>
          <table:table-cell office:value-type="float" office:value="650002347" calcext:value-type="float">
            <text:p>650002347</text:p>
          </table:table-cell>
          <table:table-cell office:value-type="float" office:value="1.421" calcext:value-type="float">
            <text:p>1.421</text:p>
          </table:table-cell>
          <table:table-cell/>
          <table:table-cell table:formula="of:=[.C171]/[.D171]" office:value-type="float" office:value="457426000.70373" calcext:value-type="float">
            <text:p>457426000.70373</text:p>
          </table:table-cell>
          <table:table-cell table:formula="of:=POWER([.A171];3)" office:value-type="float" office:value="71991296" calcext:value-type="float">
            <text:p>71991296</text:p>
          </table:table-cell>
          <table:table-cell table:formula="of:=[.F171]/[.G171]" office:value-type="float" office:value="6.35390701542211" calcext:value-type="float">
            <text:p>6.353907015422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547" calcext:value-type="float">
            <text:p>0.17547</text:p>
          </table:table-cell>
          <table:table-cell office:value-type="float" office:value="811651272" calcext:value-type="float">
            <text:p>811651272</text:p>
          </table:table-cell>
          <table:table-cell office:value-type="float" office:value="1.099" calcext:value-type="float">
            <text:p>1.099</text:p>
          </table:table-cell>
          <table:table-cell/>
          <table:table-cell table:formula="of:=[.C172]/[.D172]" office:value-type="float" office:value="738536189.262966" calcext:value-type="float">
            <text:p>738536189.262966</text:p>
          </table:table-cell>
          <table:table-cell table:formula="of:=POWER([.A172];3)" office:value-type="float" office:value="89915392" calcext:value-type="float">
            <text:p>89915392</text:p>
          </table:table-cell>
          <table:table-cell table:formula="of:=[.F172]/[.G172]" office:value-type="float" office:value="8.21367924707448" calcext:value-type="float">
            <text:p>8.213679247074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3466" calcext:value-type="float">
            <text:p>0.173466</text:p>
          </table:table-cell>
          <table:table-cell office:value-type="float" office:value="998097383" calcext:value-type="float">
            <text:p>998097383</text:p>
          </table:table-cell>
          <table:table-cell office:value-type="float" office:value="1.367" calcext:value-type="float">
            <text:p>1.367</text:p>
          </table:table-cell>
          <table:table-cell/>
          <table:table-cell table:formula="of:=[.C173]/[.D173]" office:value-type="float" office:value="730137076.079005" calcext:value-type="float">
            <text:p>730137076.079005</text:p>
          </table:table-cell>
          <table:table-cell table:formula="of:=POWER([.A173];3)" office:value-type="float" office:value="110592000" calcext:value-type="float">
            <text:p>110592000</text:p>
          </table:table-cell>
          <table:table-cell table:formula="of:=[.F173]/[.G173]" office:value-type="float" office:value="6.60207859591114" calcext:value-type="float">
            <text:p>6.602078595911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59615" calcext:value-type="float">
            <text:p>0.559615</text:p>
          </table:table-cell>
          <table:table-cell office:value-type="float" office:value="1211110247" calcext:value-type="float">
            <text:p>1211110247</text:p>
          </table:table-cell>
          <table:table-cell office:value-type="float" office:value="0.514" calcext:value-type="float">
            <text:p>0.514</text:p>
          </table:table-cell>
          <table:table-cell/>
          <table:table-cell table:formula="of:=[.C174]/[.D174]" office:value-type="float" office:value="2356245616.73152" calcext:value-type="float">
            <text:p>2356245616.73152</text:p>
          </table:table-cell>
          <table:table-cell table:formula="of:=POWER([.A174];3)" office:value-type="float" office:value="134217728" calcext:value-type="float">
            <text:p>134217728</text:p>
          </table:table-cell>
          <table:table-cell table:formula="of:=[.F174]/[.G174]" office:value-type="float" office:value="17.5553978736067" calcext:value-type="float">
            <text:p>17.55539787360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649" calcext:value-type="float">
            <text:p>0.2649</text:p>
          </table:table-cell>
          <table:table-cell office:value-type="float" office:value="1452459074" calcext:value-type="float">
            <text:p>1452459074</text:p>
          </table:table-cell>
          <table:table-cell office:value-type="float" office:value="1.303" calcext:value-type="float">
            <text:p>1.303</text:p>
          </table:table-cell>
          <table:table-cell/>
          <table:table-cell table:formula="of:=[.C175]/[.D175]" office:value-type="float" office:value="1114703817.34459" calcext:value-type="float">
            <text:p>1114703817.34459</text:p>
          </table:table-cell>
          <table:table-cell table:formula="of:=POWER([.A175];3)" office:value-type="float" office:value="160989184" calcext:value-type="float">
            <text:p>160989184</text:p>
          </table:table-cell>
          <table:table-cell table:formula="of:=[.F175]/[.G175]" office:value-type="float" office:value="6.92409135600432" calcext:value-type="float">
            <text:p>6.9240913560043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983" calcext:value-type="float">
            <text:p>0.42983</text:p>
          </table:table-cell>
          <table:table-cell office:value-type="float" office:value="1723913624" calcext:value-type="float">
            <text:p>1723913624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[.C176]/[.D176]" office:value-type="float" office:value="1808933498.42602" calcext:value-type="float">
            <text:p>1808933498.42602</text:p>
          </table:table-cell>
          <table:table-cell table:formula="of:=POWER([.A176];3)" office:value-type="float" office:value="191102976" calcext:value-type="float">
            <text:p>191102976</text:p>
          </table:table-cell>
          <table:table-cell table:formula="of:=[.F176]/[.G176]" office:value-type="float" office:value="9.46575263394131" calcext:value-type="float">
            <text:p>9.4657526339413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87686" calcext:value-type="float">
            <text:p>0.387686</text:p>
          </table:table-cell>
          <table:table-cell office:value-type="float" office:value="2027243164" calcext:value-type="float">
            <text:p>2027243164</text:p>
          </table:table-cell>
          <table:table-cell office:value-type="float" office:value="1.242" calcext:value-type="float">
            <text:p>1.242</text:p>
          </table:table-cell>
          <table:table-cell/>
          <table:table-cell table:formula="of:=[.C177]/[.D177]" office:value-type="float" office:value="1632240872.78583" calcext:value-type="float">
            <text:p>1632240872.78583</text:p>
          </table:table-cell>
          <table:table-cell table:formula="of:=POWER([.A177];3)" office:value-type="float" office:value="224755712" calcext:value-type="float">
            <text:p>224755712</text:p>
          </table:table-cell>
          <table:table-cell table:formula="of:=[.F177]/[.G177]" office:value-type="float" office:value="7.26228872343778" calcext:value-type="float">
            <text:p>7.2622887234377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78803" calcext:value-type="float">
            <text:p>0.878803</text:p>
          </table:table-cell>
          <table:table-cell office:value-type="float" office:value="2364217411" calcext:value-type="float">
            <text:p>2364217411</text:p>
          </table:table-cell>
          <table:table-cell office:value-type="float" office:value="0.639" calcext:value-type="float">
            <text:p>0.639</text:p>
          </table:table-cell>
          <table:table-cell/>
          <table:table-cell table:formula="of:=[.C178]/[.D178]" office:value-type="float" office:value="3699870752.73865" calcext:value-type="float">
            <text:p>3699870752.73865</text:p>
          </table:table-cell>
          <table:table-cell table:formula="of:=POWER([.A178];3)" office:value-type="float" office:value="262144000" calcext:value-type="float">
            <text:p>262144000</text:p>
          </table:table-cell>
          <table:table-cell table:formula="of:=[.F178]/[.G178]" office:value-type="float" office:value="14.1138868436381" calcext:value-type="float">
            <text:p>14.113886843638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61227" calcext:value-type="float">
            <text:p>0.561227</text:p>
          </table:table-cell>
          <table:table-cell office:value-type="float" office:value="2736605447" calcext:value-type="float">
            <text:p>2736605447</text:p>
          </table:table-cell>
          <table:table-cell office:value-type="float" office:value="1.159" calcext:value-type="float">
            <text:p>1.159</text:p>
          </table:table-cell>
          <table:table-cell/>
          <table:table-cell table:formula="of:=[.C179]/[.D179]" office:value-type="float" office:value="2361178125.10785" calcext:value-type="float">
            <text:p>2361178125.10785</text:p>
          </table:table-cell>
          <table:table-cell table:formula="of:=POWER([.A179];3)" office:value-type="float" office:value="303464448" calcext:value-type="float">
            <text:p>303464448</text:p>
          </table:table-cell>
          <table:table-cell table:formula="of:=[.F179]/[.G179]" office:value-type="float" office:value="7.78074051398552" calcext:value-type="float">
            <text:p>7.7807405139855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71731" calcext:value-type="float">
            <text:p>0.871731</text:p>
          </table:table-cell>
          <table:table-cell office:value-type="float" office:value="3146177148" calcext:value-type="float">
            <text:p>3146177148</text:p>
          </table:table-cell>
          <table:table-cell office:value-type="float" office:value="0.858" calcext:value-type="float">
            <text:p>0.858</text:p>
          </table:table-cell>
          <table:table-cell/>
          <table:table-cell table:formula="of:=[.C180]/[.D180]" office:value-type="float" office:value="3666873132.86713" calcext:value-type="float">
            <text:p>3666873132.86713</text:p>
          </table:table-cell>
          <table:table-cell table:formula="of:=POWER([.A180];3)" office:value-type="float" office:value="348913664" calcext:value-type="float">
            <text:p>348913664</text:p>
          </table:table-cell>
          <table:table-cell table:formula="of:=[.F180]/[.G180]" office:value-type="float" office:value="10.5093996343667" calcext:value-type="float">
            <text:p>10.509399634366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18" calcext:value-type="float">
            <text:p>3.718</text:p>
          </table:table-cell>
          <table:table-cell/>
          <table:table-cell table:formula="of:=[.C185]/[.D185]" office:value-type="float" office:value="82761.4308768155" calcext:value-type="float">
            <text:p>82761.4308768155</text:p>
          </table:table-cell>
          <table:table-cell table:formula="of:=POWER([.A185];3)" office:value-type="float" office:value="32768" calcext:value-type="float">
            <text:p>32768</text:p>
          </table:table-cell>
          <table:table-cell table:formula="of:=[.F185]/[.G185]" office:value-type="float" office:value="2.52567843252" calcext:value-type="float">
            <text:p>2.525678432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98" calcext:value-type="float">
            <text:p>2.998</text:p>
          </table:table-cell>
          <table:table-cell/>
          <table:table-cell table:formula="of:=[.C186]/[.D186]" office:value-type="float" office:value="803616.744496331" calcext:value-type="float">
            <text:p>803616.744496331</text:p>
          </table:table-cell>
          <table:table-cell table:formula="of:=POWER([.A186];3)" office:value-type="float" office:value="262144" calcext:value-type="float">
            <text:p>262144</text:p>
          </table:table-cell>
          <table:table-cell table:formula="of:=[.F186]/[.G186]" office:value-type="float" office:value="3.06555459784062" calcext:value-type="float">
            <text:p>3.065554597840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553" calcext:value-type="float">
            <text:p>2.553</text:p>
          </table:table-cell>
          <table:table-cell/>
          <table:table-cell table:formula="of:=[.C187]/[.D187]" office:value-type="float" office:value="3162670.97532315" calcext:value-type="float">
            <text:p>3162670.97532315</text:p>
          </table:table-cell>
          <table:table-cell table:formula="of:=POWER([.A187];3)" office:value-type="float" office:value="884736" calcext:value-type="float">
            <text:p>884736</text:p>
          </table:table-cell>
          <table:table-cell table:formula="of:=[.F187]/[.G187]" office:value-type="float" office:value="3.57470587307756" calcext:value-type="float">
            <text:p>3.574705873077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19072348" calcext:value-type="float">
            <text:p>19072348</text:p>
          </table:table-cell>
          <table:table-cell office:value-type="float" office:value="0.831" calcext:value-type="float">
            <text:p>0.831</text:p>
          </table:table-cell>
          <table:table-cell/>
          <table:table-cell table:formula="of:=[.C188]/[.D188]" office:value-type="float" office:value="22951080.6257521" calcext:value-type="float">
            <text:p>22951080.6257521</text:p>
          </table:table-cell>
          <table:table-cell table:formula="of:=POWER([.A188];3)" office:value-type="float" office:value="2097152" calcext:value-type="float">
            <text:p>2097152</text:p>
          </table:table-cell>
          <table:table-cell table:formula="of:=[.F188]/[.G188]" office:value-type="float" office:value="10.9439280632744" calcext:value-type="float">
            <text:p>10.94392806327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37172861" calcext:value-type="float">
            <text:p>37172861</text:p>
          </table:table-cell>
          <table:table-cell office:value-type="float" office:value="1.572" calcext:value-type="float">
            <text:p>1.572</text:p>
          </table:table-cell>
          <table:table-cell/>
          <table:table-cell table:formula="of:=[.C189]/[.D189]" office:value-type="float" office:value="23646858.1424936" calcext:value-type="float">
            <text:p>23646858.1424936</text:p>
          </table:table-cell>
          <table:table-cell table:formula="of:=POWER([.A189];3)" office:value-type="float" office:value="4096000" calcext:value-type="float">
            <text:p>4096000</text:p>
          </table:table-cell>
          <table:table-cell table:formula="of:=[.F189]/[.G189]" office:value-type="float" office:value="5.77315872619474" calcext:value-type="float">
            <text:p>5.773158726194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3737" calcext:value-type="float">
            <text:p>0.013737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1.111" calcext:value-type="float">
            <text:p>1.111</text:p>
          </table:table-cell>
          <table:table-cell/>
          <table:table-cell table:formula="of:=[.C190]/[.D190]" office:value-type="float" office:value="57736552.6552655" calcext:value-type="float">
            <text:p>57736552.6552655</text:p>
          </table:table-cell>
          <table:table-cell table:formula="of:=POWER([.A190];3)" office:value-type="float" office:value="7077888" calcext:value-type="float">
            <text:p>7077888</text:p>
          </table:table-cell>
          <table:table-cell table:formula="of:=[.F190]/[.G190]" office:value-type="float" office:value="8.15731368669093" calcext:value-type="float">
            <text:p>8.157313686690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711" calcext:value-type="float">
            <text:p>0.015711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41" calcext:value-type="float">
            <text:p>1.541</text:p>
          </table:table-cell>
          <table:table-cell/>
          <table:table-cell table:formula="of:=[.C191]/[.D191]" office:value-type="float" office:value="66034501.6223232" calcext:value-type="float">
            <text:p>66034501.6223232</text:p>
          </table:table-cell>
          <table:table-cell table:formula="of:=POWER([.A191];3)" office:value-type="float" office:value="11239424" calcext:value-type="float">
            <text:p>11239424</text:p>
          </table:table-cell>
          <table:table-cell table:formula="of:=[.F191]/[.G191]" office:value-type="float" office:value="5.87525674112154" calcext:value-type="float">
            <text:p>5.875256741121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7385" calcext:value-type="float">
            <text:p>0.067385</text:p>
          </table:table-cell>
          <table:table-cell office:value-type="float" office:value="151783916" calcext:value-type="float">
            <text:p>151783916</text:p>
          </table:table-cell>
          <table:table-cell office:value-type="float" office:value="0.535" calcext:value-type="float">
            <text:p>0.535</text:p>
          </table:table-cell>
          <table:table-cell/>
          <table:table-cell table:formula="of:=[.C192]/[.D192]" office:value-type="float" office:value="283708254.205607" calcext:value-type="float">
            <text:p>283708254.205607</text:p>
          </table:table-cell>
          <table:table-cell table:formula="of:=POWER([.A192];3)" office:value-type="float" office:value="16777216" calcext:value-type="float">
            <text:p>16777216</text:p>
          </table:table-cell>
          <table:table-cell table:formula="of:=[.F192]/[.G192]" office:value-type="float" office:value="16.9103297117715" calcext:value-type="float">
            <text:p>16.91032971177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2941" calcext:value-type="float">
            <text:p>0.032941</text:p>
          </table:table-cell>
          <table:table-cell office:value-type="float" office:value="215988996" calcext:value-type="float">
            <text:p>215988996</text:p>
          </table:table-cell>
          <table:table-cell office:value-type="float" office:value="1.559" calcext:value-type="float">
            <text:p>1.559</text:p>
          </table:table-cell>
          <table:table-cell/>
          <table:table-cell table:formula="of:=[.C193]/[.D193]" office:value-type="float" office:value="138543294.4195" calcext:value-type="float">
            <text:p>138543294.4195</text:p>
          </table:table-cell>
          <table:table-cell table:formula="of:=POWER([.A193];3)" office:value-type="float" office:value="23887872" calcext:value-type="float">
            <text:p>23887872</text:p>
          </table:table-cell>
          <table:table-cell table:formula="of:=[.F193]/[.G193]" office:value-type="float" office:value="5.79973362296565" calcext:value-type="float">
            <text:p>5.799733622965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5182" calcext:value-type="float">
            <text:p>0.055182</text:p>
          </table:table-cell>
          <table:table-cell office:value-type="float" office:value="296143913" calcext:value-type="float">
            <text:p>296143913</text:p>
          </table:table-cell>
          <table:table-cell office:value-type="float" office:value="1.275" calcext:value-type="float">
            <text:p>1.275</text:p>
          </table:table-cell>
          <table:table-cell/>
          <table:table-cell table:formula="of:=[.C194]/[.D194]" office:value-type="float" office:value="232269735.686275" calcext:value-type="float">
            <text:p>232269735.686275</text:p>
          </table:table-cell>
          <table:table-cell table:formula="of:=POWER([.A194];3)" office:value-type="float" office:value="32768000" calcext:value-type="float">
            <text:p>32768000</text:p>
          </table:table-cell>
          <table:table-cell table:formula="of:=[.F194]/[.G194]" office:value-type="float" office:value="7.08830980487898" calcext:value-type="float">
            <text:p>7.0883098048789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4043" calcext:value-type="float">
            <text:p>0.064043</text:p>
          </table:table-cell>
          <table:table-cell office:value-type="float" office:value="394018131" calcext:value-type="float">
            <text:p>394018131</text:p>
          </table:table-cell>
          <table:table-cell office:value-type="float" office:value="1.463" calcext:value-type="float">
            <text:p>1.463</text:p>
          </table:table-cell>
          <table:table-cell/>
          <table:table-cell table:formula="of:=[.C195]/[.D195]" office:value-type="float" office:value="269322030.758715" calcext:value-type="float">
            <text:p>269322030.758715</text:p>
          </table:table-cell>
          <table:table-cell table:formula="of:=POWER([.A195];3)" office:value-type="float" office:value="43614208" calcext:value-type="float">
            <text:p>43614208</text:p>
          </table:table-cell>
          <table:table-cell table:formula="of:=[.F195]/[.G195]" office:value-type="float" office:value="6.17509850823647" calcext:value-type="float">
            <text:p>6.175098508236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86476" calcext:value-type="float">
            <text:p>0.186476</text:p>
          </table:table-cell>
          <table:table-cell office:value-type="float" office:value="511381130" calcext:value-type="float">
            <text:p>511381130</text:p>
          </table:table-cell>
          <table:table-cell office:value-type="float" office:value="0.652" calcext:value-type="float">
            <text:p>0.652</text:p>
          </table:table-cell>
          <table:table-cell/>
          <table:table-cell table:formula="of:=[.C196]/[.D196]" office:value-type="float" office:value="784326886.503068" calcext:value-type="float">
            <text:p>784326886.503068</text:p>
          </table:table-cell>
          <table:table-cell table:formula="of:=POWER([.A196];3)" office:value-type="float" office:value="56623104" calcext:value-type="float">
            <text:p>56623104</text:p>
          </table:table-cell>
          <table:table-cell table:formula="of:=[.F196]/[.G196]" office:value-type="float" office:value="13.8517112467566" calcext:value-type="float">
            <text:p>13.85171124675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11219" calcext:value-type="float">
            <text:p>0.111219</text:p>
          </table:table-cell>
          <table:table-cell office:value-type="float" office:value="650002336" calcext:value-type="float">
            <text:p>650002336</text:p>
          </table:table-cell>
          <table:table-cell office:value-type="float" office:value="1.389" calcext:value-type="float">
            <text:p>1.389</text:p>
          </table:table-cell>
          <table:table-cell/>
          <table:table-cell table:formula="of:=[.C197]/[.D197]" office:value-type="float" office:value="467964244.780418" calcext:value-type="float">
            <text:p>467964244.780418</text:p>
          </table:table-cell>
          <table:table-cell table:formula="of:=POWER([.A197];3)" office:value-type="float" office:value="71991296" calcext:value-type="float">
            <text:p>71991296</text:p>
          </table:table-cell>
          <table:table-cell table:formula="of:=[.F197]/[.G197]" office:value-type="float" office:value="6.50028921246837" calcext:value-type="float">
            <text:p>6.5002892124683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83587" calcext:value-type="float">
            <text:p>0.183587</text:p>
          </table:table-cell>
          <table:table-cell office:value-type="float" office:value="811651295" calcext:value-type="float">
            <text:p>811651295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[.C198]/[.D198]" office:value-type="float" office:value="772265742.150333" calcext:value-type="float">
            <text:p>772265742.150333</text:p>
          </table:table-cell>
          <table:table-cell table:formula="of:=POWER([.A198];3)" office:value-type="float" office:value="89915392" calcext:value-type="float">
            <text:p>89915392</text:p>
          </table:table-cell>
          <table:table-cell table:formula="of:=[.F198]/[.G198]" office:value-type="float" office:value="8.58880470821206" calcext:value-type="float">
            <text:p>8.588804708212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4044" calcext:value-type="float">
            <text:p>0.174044</text:p>
          </table:table-cell>
          <table:table-cell office:value-type="float" office:value="998097383" calcext:value-type="float">
            <text:p>998097383</text:p>
          </table:table-cell>
          <table:table-cell office:value-type="float" office:value="1.362" calcext:value-type="float">
            <text:p>1.362</text:p>
          </table:table-cell>
          <table:table-cell/>
          <table:table-cell table:formula="of:=[.C199]/[.D199]" office:value-type="float" office:value="732817461.820852" calcext:value-type="float">
            <text:p>732817461.820852</text:p>
          </table:table-cell>
          <table:table-cell table:formula="of:=POWER([.A199];3)" office:value-type="float" office:value="110592000" calcext:value-type="float">
            <text:p>110592000</text:p>
          </table:table-cell>
          <table:table-cell table:formula="of:=[.F199]/[.G199]" office:value-type="float" office:value="6.62631530147616" calcext:value-type="float">
            <text:p>6.626315301476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63865" calcext:value-type="float">
            <text:p>0.563865</text:p>
          </table:table-cell>
          <table:table-cell office:value-type="float" office:value="1211110273" calcext:value-type="float">
            <text:p>1211110273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[.C200]/[.D200]" office:value-type="float" office:value="2374726025.4902" calcext:value-type="float">
            <text:p>2374726025.4902</text:p>
          </table:table-cell>
          <table:table-cell table:formula="of:=POWER([.A200];3)" office:value-type="float" office:value="134217728" calcext:value-type="float">
            <text:p>134217728</text:p>
          </table:table-cell>
          <table:table-cell table:formula="of:=[.F200]/[.G200]" office:value-type="float" office:value="17.6930876485273" calcext:value-type="float">
            <text:p>17.693087648527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64746" calcext:value-type="float">
            <text:p>0.264746</text:p>
          </table:table-cell>
          <table:table-cell office:value-type="float" office:value="1452459079" calcext:value-type="float">
            <text:p>1452459079</text:p>
          </table:table-cell>
          <table:table-cell office:value-type="float" office:value="1.304" calcext:value-type="float">
            <text:p>1.304</text:p>
          </table:table-cell>
          <table:table-cell/>
          <table:table-cell table:formula="of:=[.C201]/[.D201]" office:value-type="float" office:value="1113848986.96319" calcext:value-type="float">
            <text:p>1113848986.96319</text:p>
          </table:table-cell>
          <table:table-cell table:formula="of:=POWER([.A201];3)" office:value-type="float" office:value="160989184" calcext:value-type="float">
            <text:p>160989184</text:p>
          </table:table-cell>
          <table:table-cell table:formula="of:=[.F201]/[.G201]" office:value-type="float" office:value="6.91878149381259" calcext:value-type="float">
            <text:p>6.918781493812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1881" calcext:value-type="float">
            <text:p>0.41881</text:p>
          </table:table-cell>
          <table:table-cell office:value-type="float" office:value="1723913604" calcext:value-type="float">
            <text:p>1723913604</text:p>
          </table:table-cell>
          <table:table-cell office:value-type="float" office:value="0.978" calcext:value-type="float">
            <text:p>0.978</text:p>
          </table:table-cell>
          <table:table-cell/>
          <table:table-cell table:formula="of:=[.C202]/[.D202]" office:value-type="float" office:value="1762692846.62577" calcext:value-type="float">
            <text:p>1762692846.62577</text:p>
          </table:table-cell>
          <table:table-cell table:formula="of:=POWER([.A202];3)" office:value-type="float" office:value="191102976" calcext:value-type="float">
            <text:p>191102976</text:p>
          </table:table-cell>
          <table:table-cell table:formula="of:=[.F202]/[.G202]" office:value-type="float" office:value="9.22378543506181" calcext:value-type="float">
            <text:p>9.2237854350618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88501" calcext:value-type="float">
            <text:p>0.388501</text:p>
          </table:table-cell>
          <table:table-cell office:value-type="float" office:value="2027243165" calcext:value-type="float">
            <text:p>2027243165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[.C203]/[.D203]" office:value-type="float" office:value="1634873520.16129" calcext:value-type="float">
            <text:p>1634873520.16129</text:p>
          </table:table-cell>
          <table:table-cell table:formula="of:=POWER([.A203];3)" office:value-type="float" office:value="224755712" calcext:value-type="float">
            <text:p>224755712</text:p>
          </table:table-cell>
          <table:table-cell table:formula="of:=[.F203]/[.G203]" office:value-type="float" office:value="7.27400209593468" calcext:value-type="float">
            <text:p>7.2740020959346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75848" calcext:value-type="float">
            <text:p>0.875848</text:p>
          </table:table-cell>
          <table:table-cell office:value-type="float" office:value="2364217409" calcext:value-type="float">
            <text:p>2364217409</text:p>
          </table:table-cell>
          <table:table-cell office:value-type="float" office:value="0.641" calcext:value-type="float">
            <text:p>0.641</text:p>
          </table:table-cell>
          <table:table-cell/>
          <table:table-cell table:formula="of:=[.C204]/[.D204]" office:value-type="float" office:value="3688326691.10764" calcext:value-type="float">
            <text:p>3688326691.10764</text:p>
          </table:table-cell>
          <table:table-cell table:formula="of:=POWER([.A204];3)" office:value-type="float" office:value="262144000" calcext:value-type="float">
            <text:p>262144000</text:p>
          </table:table-cell>
          <table:table-cell table:formula="of:=[.F204]/[.G204]" office:value-type="float" office:value="14.0698497433" calcext:value-type="float">
            <text:p>14.06984974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66042" calcext:value-type="float">
            <text:p>0.566042</text:p>
          </table:table-cell>
          <table:table-cell office:value-type="float" office:value="2736605455" calcext:value-type="float">
            <text:p>2736605455</text:p>
          </table:table-cell>
          <table:table-cell office:value-type="float" office:value="1.149" calcext:value-type="float">
            <text:p>1.149</text:p>
          </table:table-cell>
          <table:table-cell/>
          <table:table-cell table:formula="of:=[.C205]/[.D205]" office:value-type="float" office:value="2381727985.20453" calcext:value-type="float">
            <text:p>2381727985.20453</text:p>
          </table:table-cell>
          <table:table-cell table:formula="of:=POWER([.A205];3)" office:value-type="float" office:value="303464448" calcext:value-type="float">
            <text:p>303464448</text:p>
          </table:table-cell>
          <table:table-cell table:formula="of:=[.F205]/[.G205]" office:value-type="float" office:value="7.84845803487506" calcext:value-type="float">
            <text:p>7.848458034875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70466" calcext:value-type="float">
            <text:p>0.870466</text:p>
          </table:table-cell>
          <table:table-cell office:value-type="float" office:value="3146177158" calcext:value-type="float">
            <text:p>3146177158</text:p>
          </table:table-cell>
          <table:table-cell office:value-type="float" office:value="0.859" calcext:value-type="float">
            <text:p>0.859</text:p>
          </table:table-cell>
          <table:table-cell/>
          <table:table-cell table:formula="of:=[.C206]/[.D206]" office:value-type="float" office:value="3662604374.85448" calcext:value-type="float">
            <text:p>3662604374.85448</text:p>
          </table:table-cell>
          <table:table-cell table:formula="of:=POWER([.A206];3)" office:value-type="float" office:value="348913664" calcext:value-type="float">
            <text:p>348913664</text:p>
          </table:table-cell>
          <table:table-cell table:formula="of:=[.F206]/[.G206]" office:value-type="float" office:value="10.4971652094843" calcext:value-type="float">
            <text:p>10.49716520948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307707" calcext:value-type="float">
            <text:p>30770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[.C211]/[.D211]" office:value-type="float" office:value="81619.8938992042" calcext:value-type="float">
            <text:p>81619.8938992042</text:p>
          </table:table-cell>
          <table:table-cell table:formula="of:=POWER([.A211];3)" office:value-type="float" office:value="32768" calcext:value-type="float">
            <text:p>32768</text:p>
          </table:table-cell>
          <table:table-cell table:formula="of:=[.F211]/[.G211]" office:value-type="float" office:value="2.49084148862318" calcext:value-type="float">
            <text:p>2.49084148862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409243" calcext:value-type="float">
            <text:p>2409243</text:p>
          </table:table-cell>
          <table:table-cell office:value-type="float" office:value="2.971" calcext:value-type="float">
            <text:p>2.971</text:p>
          </table:table-cell>
          <table:table-cell/>
          <table:table-cell table:formula="of:=[.C212]/[.D212]" office:value-type="float" office:value="810919.892292158" calcext:value-type="float">
            <text:p>810919.892292158</text:p>
          </table:table-cell>
          <table:table-cell table:formula="of:=POWER([.A212];3)" office:value-type="float" office:value="262144" calcext:value-type="float">
            <text:p>262144</text:p>
          </table:table-cell>
          <table:table-cell table:formula="of:=[.F212]/[.G212]" office:value-type="float" office:value="3.09341389576781" calcext:value-type="float">
            <text:p>3.093413895767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8074299" calcext:value-type="float">
            <text:p>8074299</text:p>
          </table:table-cell>
          <table:table-cell office:value-type="float" office:value="2.604" calcext:value-type="float">
            <text:p>2.604</text:p>
          </table:table-cell>
          <table:table-cell/>
          <table:table-cell table:formula="of:=[.C213]/[.D213]" office:value-type="float" office:value="3100729.26267281" calcext:value-type="float">
            <text:p>3100729.26267281</text:p>
          </table:table-cell>
          <table:table-cell table:formula="of:=POWER([.A213];3)" office:value-type="float" office:value="884736" calcext:value-type="float">
            <text:p>884736</text:p>
          </table:table-cell>
          <table:table-cell table:formula="of:=[.F213]/[.G213]" office:value-type="float" office:value="3.50469435252189" calcext:value-type="float">
            <text:p>3.50469435252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348" calcext:value-type="float">
            <text:p>0.005348</text:p>
          </table:table-cell>
          <table:table-cell office:value-type="float" office:value="19072349" calcext:value-type="float">
            <text:p>19072349</text:p>
          </table:table-cell>
          <table:table-cell office:value-type="float" office:value="0.852" calcext:value-type="float">
            <text:p>0.852</text:p>
          </table:table-cell>
          <table:table-cell/>
          <table:table-cell table:formula="of:=[.C214]/[.D214]" office:value-type="float" office:value="22385386.1502347" calcext:value-type="float">
            <text:p>22385386.1502347</text:p>
          </table:table-cell>
          <table:table-cell table:formula="of:=POWER([.A214];3)" office:value-type="float" office:value="2097152" calcext:value-type="float">
            <text:p>2097152</text:p>
          </table:table-cell>
          <table:table-cell table:formula="of:=[.F214]/[.G214]" office:value-type="float" office:value="10.6741839171575" calcext:value-type="float">
            <text:p>10.6741839171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5695" calcext:value-type="float">
            <text:p>0.005695</text:p>
          </table:table-cell>
          <table:table-cell office:value-type="float" office:value="37172861" calcext:value-type="float">
            <text:p>37172861</text:p>
          </table:table-cell>
          <table:table-cell office:value-type="float" office:value="1.555" calcext:value-type="float">
            <text:p>1.555</text:p>
          </table:table-cell>
          <table:table-cell/>
          <table:table-cell table:formula="of:=[.C215]/[.D215]" office:value-type="float" office:value="23905376.8488746" calcext:value-type="float">
            <text:p>23905376.8488746</text:p>
          </table:table-cell>
          <table:table-cell table:formula="of:=POWER([.A215];3)" office:value-type="float" office:value="4096000" calcext:value-type="float">
            <text:p>4096000</text:p>
          </table:table-cell>
          <table:table-cell table:formula="of:=[.F215]/[.G215]" office:value-type="float" office:value="5.83627364474477" calcext:value-type="float">
            <text:p>5.8362736447447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64145310" calcext:value-type="float">
            <text:p>64145310</text:p>
          </table:table-cell>
          <table:table-cell office:value-type="float" office:value="1.135" calcext:value-type="float">
            <text:p>1.135</text:p>
          </table:table-cell>
          <table:table-cell/>
          <table:table-cell table:formula="of:=[.C216]/[.D216]" office:value-type="float" office:value="56515691.629956" calcext:value-type="float">
            <text:p>56515691.629956</text:p>
          </table:table-cell>
          <table:table-cell table:formula="of:=POWER([.A216];3)" office:value-type="float" office:value="7077888" calcext:value-type="float">
            <text:p>7077888</text:p>
          </table:table-cell>
          <table:table-cell table:formula="of:=[.F216]/[.G216]" office:value-type="float" office:value="7.98482423428514" calcext:value-type="float">
            <text:p>7.984824234285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101759167" calcext:value-type="float">
            <text:p>101759167</text:p>
          </table:table-cell>
          <table:table-cell office:value-type="float" office:value="1.555" calcext:value-type="float">
            <text:p>1.555</text:p>
          </table:table-cell>
          <table:table-cell/>
          <table:table-cell table:formula="of:=[.C217]/[.D217]" office:value-type="float" office:value="65439978.778135" calcext:value-type="float">
            <text:p>65439978.778135</text:p>
          </table:table-cell>
          <table:table-cell table:formula="of:=POWER([.A217];3)" office:value-type="float" office:value="11239424" calcext:value-type="float">
            <text:p>11239424</text:p>
          </table:table-cell>
          <table:table-cell table:formula="of:=[.F217]/[.G217]" office:value-type="float" office:value="5.82236053895067" calcext:value-type="float">
            <text:p>5.822360538950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6957" calcext:value-type="float">
            <text:p>0.066957</text:p>
          </table:table-cell>
          <table:table-cell office:value-type="float" office:value="151783920" calcext:value-type="float">
            <text:p>151783920</text:p>
          </table:table-cell>
          <table:table-cell office:value-type="float" office:value="0.539" calcext:value-type="float">
            <text:p>0.539</text:p>
          </table:table-cell>
          <table:table-cell/>
          <table:table-cell table:formula="of:=[.C218]/[.D218]" office:value-type="float" office:value="281602820.037106" calcext:value-type="float">
            <text:p>281602820.037106</text:p>
          </table:table-cell>
          <table:table-cell table:formula="of:=POWER([.A218];3)" office:value-type="float" office:value="16777216" calcext:value-type="float">
            <text:p>16777216</text:p>
          </table:table-cell>
          <table:table-cell table:formula="of:=[.F218]/[.G218]" office:value-type="float" office:value="16.7848360560599" calcext:value-type="float">
            <text:p>16.78483605605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3276" calcext:value-type="float">
            <text:p>0.033276</text:p>
          </table:table-cell>
          <table:table-cell office:value-type="float" office:value="215988995" calcext:value-type="float">
            <text:p>215988995</text:p>
          </table:table-cell>
          <table:table-cell office:value-type="float" office:value="1.543" calcext:value-type="float">
            <text:p>1.543</text:p>
          </table:table-cell>
          <table:table-cell/>
          <table:table-cell table:formula="of:=[.C219]/[.D219]" office:value-type="float" office:value="139979906.02722" calcext:value-type="float">
            <text:p>139979906.02722</text:p>
          </table:table-cell>
          <table:table-cell table:formula="of:=POWER([.A219];3)" office:value-type="float" office:value="23887872" calcext:value-type="float">
            <text:p>23887872</text:p>
          </table:table-cell>
          <table:table-cell table:formula="of:=[.F219]/[.G219]" office:value-type="float" office:value="5.85987341305327" calcext:value-type="float">
            <text:p>5.859873413053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7632" calcext:value-type="float">
            <text:p>0.057632</text:p>
          </table:table-cell>
          <table:table-cell office:value-type="float" office:value="296143913" calcext:value-type="float">
            <text:p>296143913</text:p>
          </table:table-cell>
          <table:table-cell office:value-type="float" office:value="1.221" calcext:value-type="float">
            <text:p>1.221</text:p>
          </table:table-cell>
          <table:table-cell/>
          <table:table-cell table:formula="of:=[.C220]/[.D220]" office:value-type="float" office:value="242542107.289107" calcext:value-type="float">
            <text:p>242542107.289107</text:p>
          </table:table-cell>
          <table:table-cell table:formula="of:=POWER([.A220];3)" office:value-type="float" office:value="32768000" calcext:value-type="float">
            <text:p>32768000</text:p>
          </table:table-cell>
          <table:table-cell table:formula="of:=[.F220]/[.G220]" office:value-type="float" office:value="7.40179770779746" calcext:value-type="float">
            <text:p>7.401797707797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62473" calcext:value-type="float">
            <text:p>0.062473</text:p>
          </table:table-cell>
          <table:table-cell office:value-type="float" office:value="394018122" calcext:value-type="float">
            <text:p>394018122</text:p>
          </table:table-cell>
          <table:table-cell office:value-type="float" office:value="1.499" calcext:value-type="float">
            <text:p>1.499</text:p>
          </table:table-cell>
          <table:table-cell/>
          <table:table-cell table:formula="of:=[.C221]/[.D221]" office:value-type="float" office:value="262853983.989326" calcext:value-type="float">
            <text:p>262853983.989326</text:p>
          </table:table-cell>
          <table:table-cell table:formula="of:=POWER([.A221];3)" office:value-type="float" office:value="43614208" calcext:value-type="float">
            <text:p>43614208</text:p>
          </table:table-cell>
          <table:table-cell table:formula="of:=[.F221]/[.G221]" office:value-type="float" office:value="6.02679713888938" calcext:value-type="float">
            <text:p>6.026797138889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028" calcext:value-type="float">
            <text:p>0.19028</text:p>
          </table:table-cell>
          <table:table-cell office:value-type="float" office:value="511381130" calcext:value-type="float">
            <text:p>511381130</text:p>
          </table:table-cell>
          <table:table-cell office:value-type="float" office:value="0.638" calcext:value-type="float">
            <text:p>0.638</text:p>
          </table:table-cell>
          <table:table-cell/>
          <table:table-cell table:formula="of:=[.C222]/[.D222]" office:value-type="float" office:value="801537821.316614" calcext:value-type="float">
            <text:p>801537821.316614</text:p>
          </table:table-cell>
          <table:table-cell table:formula="of:=POWER([.A222];3)" office:value-type="float" office:value="56623104" calcext:value-type="float">
            <text:p>56623104</text:p>
          </table:table-cell>
          <table:table-cell table:formula="of:=[.F222]/[.G222]" office:value-type="float" office:value="14.1556672929237" calcext:value-type="float">
            <text:p>14.15566729292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08052" calcext:value-type="float">
            <text:p>0.108052</text:p>
          </table:table-cell>
          <table:table-cell office:value-type="float" office:value="650002326" calcext:value-type="float">
            <text:p>650002326</text:p>
          </table:table-cell>
          <table:table-cell office:value-type="float" office:value="1.429" calcext:value-type="float">
            <text:p>1.429</text:p>
          </table:table-cell>
          <table:table-cell/>
          <table:table-cell table:formula="of:=[.C223]/[.D223]" office:value-type="float" office:value="454865168.649405" calcext:value-type="float">
            <text:p>454865168.649405</text:p>
          </table:table-cell>
          <table:table-cell table:formula="of:=POWER([.A223];3)" office:value-type="float" office:value="71991296" calcext:value-type="float">
            <text:p>71991296</text:p>
          </table:table-cell>
          <table:table-cell table:formula="of:=[.F223]/[.G223]" office:value-type="float" office:value="6.31833560336801" calcext:value-type="float">
            <text:p>6.318335603368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6085" calcext:value-type="float">
            <text:p>0.176085</text:p>
          </table:table-cell>
          <table:table-cell office:value-type="float" office:value="811651277" calcext:value-type="float">
            <text:p>811651277</text:p>
          </table:table-cell>
          <table:table-cell office:value-type="float" office:value="1.095" calcext:value-type="float">
            <text:p>1.095</text:p>
          </table:table-cell>
          <table:table-cell/>
          <table:table-cell table:formula="of:=[.C224]/[.D224]" office:value-type="float" office:value="741234042.922375" calcext:value-type="float">
            <text:p>741234042.922375</text:p>
          </table:table-cell>
          <table:table-cell table:formula="of:=POWER([.A224];3)" office:value-type="float" office:value="89915392" calcext:value-type="float">
            <text:p>89915392</text:p>
          </table:table-cell>
          <table:table-cell table:formula="of:=[.F224]/[.G224]" office:value-type="float" office:value="8.24368360560976" calcext:value-type="float">
            <text:p>8.243683605609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5266" calcext:value-type="float">
            <text:p>0.175266</text:p>
          </table:table-cell>
          <table:table-cell office:value-type="float" office:value="998097383" calcext:value-type="float">
            <text:p>998097383</text:p>
          </table:table-cell>
          <table:table-cell office:value-type="float" office:value="1.353" calcext:value-type="float">
            <text:p>1.353</text:p>
          </table:table-cell>
          <table:table-cell/>
          <table:table-cell table:formula="of:=[.C225]/[.D225]" office:value-type="float" office:value="737692079.083518" calcext:value-type="float">
            <text:p>737692079.083518</text:p>
          </table:table-cell>
          <table:table-cell table:formula="of:=POWER([.A225];3)" office:value-type="float" office:value="110592000" calcext:value-type="float">
            <text:p>110592000</text:p>
          </table:table-cell>
          <table:table-cell table:formula="of:=[.F225]/[.G225]" office:value-type="float" office:value="6.67039278685184" calcext:value-type="float">
            <text:p>6.670392786851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52361" calcext:value-type="float">
            <text:p>0.552361</text:p>
          </table:table-cell>
          <table:table-cell office:value-type="float" office:value="1211110252" calcext:value-type="float">
            <text:p>1211110252</text:p>
          </table:table-cell>
          <table:table-cell office:value-type="float" office:value="0.521" calcext:value-type="float">
            <text:p>0.521</text:p>
          </table:table-cell>
          <table:table-cell/>
          <table:table-cell table:formula="of:=[.C226]/[.D226]" office:value-type="float" office:value="2324587815.73896" calcext:value-type="float">
            <text:p>2324587815.73896</text:p>
          </table:table-cell>
          <table:table-cell table:formula="of:=POWER([.A226];3)" office:value-type="float" office:value="134217728" calcext:value-type="float">
            <text:p>134217728</text:p>
          </table:table-cell>
          <table:table-cell table:formula="of:=[.F226]/[.G226]" office:value-type="float" office:value="17.3195288757903" calcext:value-type="float">
            <text:p>17.31952887579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70371" calcext:value-type="float">
            <text:p>0.270371</text:p>
          </table:table-cell>
          <table:table-cell office:value-type="float" office:value="1452459070" calcext:value-type="float">
            <text:p>1452459070</text:p>
          </table:table-cell>
          <table:table-cell office:value-type="float" office:value="1.276" calcext:value-type="float">
            <text:p>1.276</text:p>
          </table:table-cell>
          <table:table-cell/>
          <table:table-cell table:formula="of:=[.C227]/[.D227]" office:value-type="float" office:value="1138290807.21003" calcext:value-type="float">
            <text:p>1138290807.21003</text:p>
          </table:table-cell>
          <table:table-cell table:formula="of:=POWER([.A227];3)" office:value-type="float" office:value="160989184" calcext:value-type="float">
            <text:p>160989184</text:p>
          </table:table-cell>
          <table:table-cell table:formula="of:=[.F227]/[.G227]" office:value-type="float" office:value="7.07060424140066" calcext:value-type="float">
            <text:p>7.0706042414006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2427" calcext:value-type="float">
            <text:p>0.422427</text:p>
          </table:table-cell>
          <table:table-cell office:value-type="float" office:value="1723913611" calcext:value-type="float">
            <text:p>1723913611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[.C228]/[.D228]" office:value-type="float" office:value="1777230526.80412" calcext:value-type="float">
            <text:p>1777230526.80412</text:p>
          </table:table-cell>
          <table:table-cell table:formula="of:=POWER([.A228];3)" office:value-type="float" office:value="191102976" calcext:value-type="float">
            <text:p>191102976</text:p>
          </table:table-cell>
          <table:table-cell table:formula="of:=[.F228]/[.G228]" office:value-type="float" office:value="9.29985793002053" calcext:value-type="float">
            <text:p>9.2998579300205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388845" calcext:value-type="float">
            <text:p>0.388845</text:p>
          </table:table-cell>
          <table:table-cell office:value-type="float" office:value="2027243170" calcext:value-type="float">
            <text:p>2027243170</text:p>
          </table:table-cell>
          <table:table-cell office:value-type="float" office:value="1.239" calcext:value-type="float">
            <text:p>1.239</text:p>
          </table:table-cell>
          <table:table-cell/>
          <table:table-cell table:formula="of:=[.C229]/[.D229]" office:value-type="float" office:value="1636193034.70541" calcext:value-type="float">
            <text:p>1636193034.70541</text:p>
          </table:table-cell>
          <table:table-cell table:formula="of:=POWER([.A229];3)" office:value-type="float" office:value="224755712" calcext:value-type="float">
            <text:p>224755712</text:p>
          </table:table-cell>
          <table:table-cell table:formula="of:=[.F229]/[.G229]" office:value-type="float" office:value="7.27987297918109" calcext:value-type="float">
            <text:p>7.279872979181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877688" calcext:value-type="float">
            <text:p>0.877688</text:p>
          </table:table-cell>
          <table:table-cell office:value-type="float" office:value="2364217412" calcext:value-type="float">
            <text:p>2364217412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230]/[.D230]" office:value-type="float" office:value="3694089706.25" calcext:value-type="float">
            <text:p>3694089706.25</text:p>
          </table:table-cell>
          <table:table-cell table:formula="of:=POWER([.A230];3)" office:value-type="float" office:value="262144000" calcext:value-type="float">
            <text:p>262144000</text:p>
          </table:table-cell>
          <table:table-cell table:formula="of:=[.F230]/[.G230]" office:value-type="float" office:value="14.0918339014053" calcext:value-type="float">
            <text:p>14.091833901405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51902" calcext:value-type="float">
            <text:p>0.551902</text:p>
          </table:table-cell>
          <table:table-cell office:value-type="float" office:value="2736605451" calcext:value-type="float">
            <text:p>2736605451</text:p>
          </table:table-cell>
          <table:table-cell office:value-type="float" office:value="1.178" calcext:value-type="float">
            <text:p>1.178</text:p>
          </table:table-cell>
          <table:table-cell/>
          <table:table-cell table:formula="of:=[.C231]/[.D231]" office:value-type="float" office:value="2323094610.35654" calcext:value-type="float">
            <text:p>2323094610.35654</text:p>
          </table:table-cell>
          <table:table-cell table:formula="of:=POWER([.A231];3)" office:value-type="float" office:value="303464448" calcext:value-type="float">
            <text:p>303464448</text:p>
          </table:table-cell>
          <table:table-cell table:formula="of:=[.F231]/[.G231]" office:value-type="float" office:value="7.65524471043322" calcext:value-type="float">
            <text:p>7.6552447104332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67859" calcext:value-type="float">
            <text:p>0.867859</text:p>
          </table:table-cell>
          <table:table-cell office:value-type="float" office:value="3146177153" calcext:value-type="float">
            <text:p>3146177153</text:p>
          </table:table-cell>
          <table:table-cell office:value-type="float" office:value="0.861" calcext:value-type="float">
            <text:p>0.861</text:p>
          </table:table-cell>
          <table:table-cell/>
          <table:table-cell table:formula="of:=[.C232]/[.D232]" office:value-type="float" office:value="3654096577.23577" calcext:value-type="float">
            <text:p>3654096577.23577</text:p>
          </table:table-cell>
          <table:table-cell table:formula="of:=POWER([.A232];3)" office:value-type="float" office:value="348913664" calcext:value-type="float">
            <text:p>348913664</text:p>
          </table:table-cell>
          <table:table-cell table:formula="of:=[.F232]/[.G232]" office:value-type="float" office:value="10.4727815338174" calcext:value-type="float">
            <text:p>10.4727815338174</text:p>
          </table:table-cell>
        </table:table-row>
      </table:table>
      <table:table table:name="matmult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ttempt1</text:p>
          </table:table-cell>
          <table:table-cell table:number-columns-repeated="4"/>
          <table:table-cell office:value-type="string" calcext:value-type="string">
            <text:p>TOTAL CYCLE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YCLES PER ITERATIO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26" calcext:value-type="float">
            <text:p>3.226</text:p>
          </table:table-cell>
          <table:table-cell/>
          <table:table-cell table:formula="of:=[.C3]/[.D3]" office:value-type="float" office:value="77255.1146931184" calcext:value-type="float">
            <text:p>77255.1146931184</text:p>
          </table:table-cell>
          <table:table-cell table:formula="of:=POWER([.A3];3)" office:value-type="float" office:value="32768" calcext:value-type="float">
            <text:p>32768</text:p>
          </table:table-cell>
          <table:table-cell table:formula="of:=[.F3]/[.G3]" office:value-type="float" office:value="2.35763899820308" calcext:value-type="float">
            <text:p>2.35763899820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401" calcext:value-type="float">
            <text:p>3.401</text:p>
          </table:table-cell>
          <table:table-cell/>
          <table:table-cell table:formula="of:=[.C4]/[.D4]" office:value-type="float" office:value="585671.567186122" calcext:value-type="float">
            <text:p>585671.567186122</text:p>
          </table:table-cell>
          <table:table-cell table:formula="of:=POWER([.A4];3)" office:value-type="float" office:value="262144" calcext:value-type="float">
            <text:p>262144</text:p>
          </table:table-cell>
          <table:table-cell table:formula="of:=[.F4]/[.G4]" office:value-type="float" office:value="2.23415972589921" calcext:value-type="float">
            <text:p>2.234159725899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6721730" calcext:value-type="float">
            <text:p>6721730</text:p>
          </table:table-cell>
          <table:table-cell office:value-type="float" office:value="3.415" calcext:value-type="float">
            <text:p>3.415</text:p>
          </table:table-cell>
          <table:table-cell/>
          <table:table-cell table:formula="of:=[.C5]/[.D5]" office:value-type="float" office:value="1968295.75402635" calcext:value-type="float">
            <text:p>1968295.75402635</text:p>
          </table:table-cell>
          <table:table-cell table:formula="of:=POWER([.A5];3)" office:value-type="float" office:value="884736" calcext:value-type="float">
            <text:p>884736</text:p>
          </table:table-cell>
          <table:table-cell table:formula="of:=[.F5]/[.G5]" office:value-type="float" office:value="2.22472664617056" calcext:value-type="float">
            <text:p>2.224726646170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6]/[.D6]" office:value-type="float" office:value="4661314.51141018" calcext:value-type="float">
            <text:p>4661314.51141018</text:p>
          </table:table-cell>
          <table:table-cell table:formula="of:=POWER([.A6];3)" office:value-type="float" office:value="2097152" calcext:value-type="float">
            <text:p>2097152</text:p>
          </table:table-cell>
          <table:table-cell table:formula="of:=[.F6]/[.G6]" office:value-type="float" office:value="2.22268796511182" calcext:value-type="float">
            <text:p>2.222687965111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16" calcext:value-type="float">
            <text:p>3.416</text:p>
          </table:table-cell>
          <table:table-cell/>
          <table:table-cell table:formula="of:=[.C7]/[.D7]" office:value-type="float" office:value="9109300.35128806" calcext:value-type="float">
            <text:p>9109300.35128806</text:p>
          </table:table-cell>
          <table:table-cell table:formula="of:=POWER([.A7];3)" office:value-type="float" office:value="4096000" calcext:value-type="float">
            <text:p>4096000</text:p>
          </table:table-cell>
          <table:table-cell table:formula="of:=[.F7]/[.G7]" office:value-type="float" office:value="2.22395028107619" calcext:value-type="float">
            <text:p>2.223950281076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2" calcext:value-type="float">
            <text:p>3.412</text:p>
          </table:table-cell>
          <table:table-cell/>
          <table:table-cell table:formula="of:=[.C8]/[.D8]" office:value-type="float" office:value="15759169.4021102" calcext:value-type="float">
            <text:p>15759169.4021102</text:p>
          </table:table-cell>
          <table:table-cell table:formula="of:=POWER([.A8];3)" office:value-type="float" office:value="7077888" calcext:value-type="float">
            <text:p>7077888</text:p>
          </table:table-cell>
          <table:table-cell table:formula="of:=[.F8]/[.G8]" office:value-type="float" office:value="2.22653557136115" calcext:value-type="float">
            <text:p>2.226535571361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85384691" calcext:value-type="float">
            <text:p>85384691</text:p>
          </table:table-cell>
          <table:table-cell office:value-type="float" office:value="3.411" calcext:value-type="float">
            <text:p>3.411</text:p>
          </table:table-cell>
          <table:table-cell/>
          <table:table-cell table:formula="of:=[.C9]/[.D9]" office:value-type="float" office:value="25032158.0181765" calcext:value-type="float">
            <text:p>25032158.0181765</text:p>
          </table:table-cell>
          <table:table-cell table:formula="of:=POWER([.A9];3)" office:value-type="float" office:value="11239424" calcext:value-type="float">
            <text:p>11239424</text:p>
          </table:table-cell>
          <table:table-cell table:formula="of:=[.F9]/[.G9]" office:value-type="float" office:value="2.22717445468527" calcext:value-type="float">
            <text:p>2.227174454685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73" calcext:value-type="float">
            <text:p>0.008973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4" calcext:value-type="float">
            <text:p>3.384</text:p>
          </table:table-cell>
          <table:table-cell/>
          <table:table-cell table:formula="of:=[.C10]/[.D10]" office:value-type="float" office:value="37663756.2056738" calcext:value-type="float">
            <text:p>37663756.2056738</text:p>
          </table:table-cell>
          <table:table-cell table:formula="of:=POWER([.A10];3)" office:value-type="float" office:value="16777216" calcext:value-type="float">
            <text:p>16777216</text:p>
          </table:table-cell>
          <table:table-cell table:formula="of:=[.F10]/[.G10]" office:value-type="float" office:value="2.2449348095461" calcext:value-type="float">
            <text:p>2.24493480954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725" calcext:value-type="float">
            <text:p>0.012725</text:p>
          </table:table-cell>
          <table:table-cell office:value-type="float" office:value="181472237" calcext:value-type="float">
            <text:p>181472237</text:p>
          </table:table-cell>
          <table:table-cell office:value-type="float" office:value="3.399" calcext:value-type="float">
            <text:p>3.399</text:p>
          </table:table-cell>
          <table:table-cell/>
          <table:table-cell table:formula="of:=[.C11]/[.D11]" office:value-type="float" office:value="53389890.2618417" calcext:value-type="float">
            <text:p>53389890.2618417</text:p>
          </table:table-cell>
          <table:table-cell table:formula="of:=POWER([.A11];3)" office:value-type="float" office:value="23887872" calcext:value-type="float">
            <text:p>23887872</text:p>
          </table:table-cell>
          <table:table-cell table:formula="of:=[.F11]/[.G11]" office:value-type="float" office:value="2.23502077798482" calcext:value-type="float">
            <text:p>2.235020777984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248932513" calcext:value-type="float">
            <text:p>248932513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12]/[.D12]" office:value-type="float" office:value="73388122.9363208" calcext:value-type="float">
            <text:p>73388122.9363208</text:p>
          </table:table-cell>
          <table:table-cell table:formula="of:=POWER([.A12];3)" office:value-type="float" office:value="32768000" calcext:value-type="float">
            <text:p>32768000</text:p>
          </table:table-cell>
          <table:table-cell table:formula="of:=[.F12]/[.G12]" office:value-type="float" office:value="2.23962777515627" calcext:value-type="float">
            <text:p>2.239627775156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08" calcext:value-type="float">
            <text:p>0.023208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5" calcext:value-type="float">
            <text:p>3.395</text:p>
          </table:table-cell>
          <table:table-cell/>
          <table:table-cell table:formula="of:=[.C13]/[.D13]" office:value-type="float" office:value="97593093.078056" calcext:value-type="float">
            <text:p>97593093.078056</text:p>
          </table:table-cell>
          <table:table-cell table:formula="of:=POWER([.A13];3)" office:value-type="float" office:value="43614208" calcext:value-type="float">
            <text:p>43614208</text:p>
          </table:table-cell>
          <table:table-cell table:formula="of:=[.F13]/[.G13]" office:value-type="float" office:value="2.23764450974453" calcext:value-type="float">
            <text:p>2.2376445097445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04" calcext:value-type="float">
            <text:p>0.030304</text:p>
          </table:table-cell>
          <table:table-cell office:value-type="float" office:value="430153917" calcext:value-type="float">
            <text:p>430153917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14]/[.D14]" office:value-type="float" office:value="127453012.444444" calcext:value-type="float">
            <text:p>127453012.444444</text:p>
          </table:table-cell>
          <table:table-cell table:formula="of:=POWER([.A14];3)" office:value-type="float" office:value="56623104" calcext:value-type="float">
            <text:p>56623104</text:p>
          </table:table-cell>
          <table:table-cell table:formula="of:=[.F14]/[.G14]" office:value-type="float" office:value="2.2509011947569" calcext:value-type="float">
            <text:p>2.25090119475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546902178" calcext:value-type="float">
            <text:p>546902178</text:p>
          </table:table-cell>
          <table:table-cell office:value-type="float" office:value="3.379" calcext:value-type="float">
            <text:p>3.379</text:p>
          </table:table-cell>
          <table:table-cell/>
          <table:table-cell table:formula="of:=[.C15]/[.D15]" office:value-type="float" office:value="161853263.687482" calcext:value-type="float">
            <text:p>161853263.687482</text:p>
          </table:table-cell>
          <table:table-cell table:formula="of:=POWER([.A15];3)" office:value-type="float" office:value="71991296" calcext:value-type="float">
            <text:p>71991296</text:p>
          </table:table-cell>
          <table:table-cell table:formula="of:=[.F15]/[.G15]" office:value-type="float" office:value="2.24823378214335" calcext:value-type="float">
            <text:p>2.248233782143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07" calcext:value-type="float">
            <text:p>0.048107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16]/[.D16]" office:value-type="float" office:value="202390194.074074" calcext:value-type="float">
            <text:p>202390194.074074</text:p>
          </table:table-cell>
          <table:table-cell table:formula="of:=POWER([.A16];3)" office:value-type="float" office:value="89915392" calcext:value-type="float">
            <text:p>89915392</text:p>
          </table:table-cell>
          <table:table-cell table:formula="of:=[.F16]/[.G16]" office:value-type="float" office:value="2.25089597645389" calcext:value-type="float">
            <text:p>2.250895976453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282" calcext:value-type="float">
            <text:p>0.059282</text:p>
          </table:table-cell>
          <table:table-cell office:value-type="float" office:value="840141663" calcext:value-type="float">
            <text:p>840141663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17]/[.D17]" office:value-type="float" office:value="249448237.232779" calcext:value-type="float">
            <text:p>249448237.232779</text:p>
          </table:table-cell>
          <table:table-cell table:formula="of:=POWER([.A17];3)" office:value-type="float" office:value="110592000" calcext:value-type="float">
            <text:p>110592000</text:p>
          </table:table-cell>
          <table:table-cell table:formula="of:=[.F17]/[.G17]" office:value-type="float" office:value="2.25557216826515" calcext:value-type="float">
            <text:p>2.255572168265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664" calcext:value-type="float">
            <text:p>0.072664</text:p>
          </table:table-cell>
          <table:table-cell office:value-type="float" office:value="1019620024" calcext:value-type="float">
            <text:p>1019620024</text:p>
          </table:table-cell>
          <table:table-cell office:value-type="float" office:value="3.335" calcext:value-type="float">
            <text:p>3.335</text:p>
          </table:table-cell>
          <table:table-cell/>
          <table:table-cell table:formula="of:=[.C18]/[.D18]" office:value-type="float" office:value="305733140.629685" calcext:value-type="float">
            <text:p>305733140.629685</text:p>
          </table:table-cell>
          <table:table-cell table:formula="of:=POWER([.A18];3)" office:value-type="float" office:value="134217728" calcext:value-type="float">
            <text:p>134217728</text:p>
          </table:table-cell>
          <table:table-cell table:formula="of:=[.F18]/[.G18]" office:value-type="float" office:value="2.27788940541212" calcext:value-type="float">
            <text:p>2.277889405412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478" calcext:value-type="float">
            <text:p>0.086478</text:p>
          </table:table-cell>
          <table:table-cell office:value-type="float" office:value="1222995550" calcext:value-type="float">
            <text:p>1222995550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19]/[.D19]" office:value-type="float" office:value="363986770.833333" calcext:value-type="float">
            <text:p>363986770.833333</text:p>
          </table:table-cell>
          <table:table-cell table:formula="of:=POWER([.A19];3)" office:value-type="float" office:value="160989184" calcext:value-type="float">
            <text:p>160989184</text:p>
          </table:table-cell>
          <table:table-cell table:formula="of:=[.F19]/[.G19]" office:value-type="float" office:value="2.26093928666247" calcext:value-type="float">
            <text:p>2.260939286662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715" calcext:value-type="float">
            <text:p>0.102715</text:p>
          </table:table-cell>
          <table:table-cell office:value-type="float" office:value="1451761815" calcext:value-type="float">
            <text:p>1451761815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20]/[.D20]" office:value-type="float" office:value="432200599.880917" calcext:value-type="float">
            <text:p>432200599.880917</text:p>
          </table:table-cell>
          <table:table-cell table:formula="of:=POWER([.A20];3)" office:value-type="float" office:value="191102976" calcext:value-type="float">
            <text:p>191102976</text:p>
          </table:table-cell>
          <table:table-cell table:formula="of:=[.F20]/[.G20]" office:value-type="float" office:value="2.26161103781511" calcext:value-type="float">
            <text:p>2.261611037815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653" calcext:value-type="float">
            <text:p>0.120653</text:p>
          </table:table-cell>
          <table:table-cell office:value-type="float" office:value="1707412383" calcext:value-type="float">
            <text:p>1707412383</text:p>
          </table:table-cell>
          <table:table-cell office:value-type="float" office:value="3.363" calcext:value-type="float">
            <text:p>3.363</text:p>
          </table:table-cell>
          <table:table-cell/>
          <table:table-cell table:formula="of:=[.C21]/[.D21]" office:value-type="float" office:value="507705139.161463" calcext:value-type="float">
            <text:p>507705139.161463</text:p>
          </table:table-cell>
          <table:table-cell table:formula="of:=POWER([.A21];3)" office:value-type="float" office:value="224755712" calcext:value-type="float">
            <text:p>224755712</text:p>
          </table:table-cell>
          <table:table-cell table:formula="of:=[.F21]/[.G21]" office:value-type="float" office:value="2.25891984966087" calcext:value-type="float">
            <text:p>2.258919849660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945" calcext:value-type="float">
            <text:p>0.140945</text:p>
          </table:table-cell>
          <table:table-cell office:value-type="float" office:value="1991440825" calcext:value-type="float">
            <text:p>1991440825</text:p>
          </table:table-cell>
          <table:table-cell office:value-type="float" office:value="3.358" calcext:value-type="float">
            <text:p>3.358</text:p>
          </table:table-cell>
          <table:table-cell/>
          <table:table-cell table:formula="of:=[.C22]/[.D22]" office:value-type="float" office:value="593043723.942823" calcext:value-type="float">
            <text:p>593043723.942823</text:p>
          </table:table-cell>
          <table:table-cell table:formula="of:=POWER([.A22];3)" office:value-type="float" office:value="262144000" calcext:value-type="float">
            <text:p>262144000</text:p>
          </table:table-cell>
          <table:table-cell table:formula="of:=[.F22]/[.G22]" office:value-type="float" office:value="2.26228227212075" calcext:value-type="float">
            <text:p>2.2622822721207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621" calcext:value-type="float">
            <text:p>0.162621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23]/[.D23]" office:value-type="float" office:value="684483582.541568" calcext:value-type="float">
            <text:p>684483582.541568</text:p>
          </table:table-cell>
          <table:table-cell table:formula="of:=POWER([.A23];3)" office:value-type="float" office:value="303464448" calcext:value-type="float">
            <text:p>303464448</text:p>
          </table:table-cell>
          <table:table-cell table:formula="of:=[.F23]/[.G23]" office:value-type="float" office:value="2.25556432410022" calcext:value-type="float">
            <text:p>2.2555643241002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839" calcext:value-type="float">
            <text:p>0.186839</text:p>
          </table:table-cell>
          <table:table-cell office:value-type="float" office:value="2650605596" calcext:value-type="float">
            <text:p>2650605596</text:p>
          </table:table-cell>
          <table:table-cell office:value-type="float" office:value="3.371" calcext:value-type="float">
            <text:p>3.371</text:p>
          </table:table-cell>
          <table:table-cell/>
          <table:table-cell table:formula="of:=[.C24]/[.D24]" office:value-type="float" office:value="786296528.033225" calcext:value-type="float">
            <text:p>786296528.033225</text:p>
          </table:table-cell>
          <table:table-cell table:formula="of:=POWER([.A24];3)" office:value-type="float" office:value="348913664" calcext:value-type="float">
            <text:p>348913664</text:p>
          </table:table-cell>
          <table:table-cell table:formula="of:=[.F24]/[.G24]" office:value-type="float" office:value="2.25355613483003" calcext:value-type="float">
            <text:p>2.2535561348300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49" calcext:value-type="float">
            <text:p>3.249</text:p>
          </table:table-cell>
          <table:table-cell/>
          <table:table-cell table:formula="of:=[.C29]/[.D29]" office:value-type="float" office:value="76708.2179132041" calcext:value-type="float">
            <text:p>76708.2179132041</text:p>
          </table:table-cell>
          <table:table-cell table:formula="of:=POWER([.A29];3)" office:value-type="float" office:value="32768" calcext:value-type="float">
            <text:p>32768</text:p>
          </table:table-cell>
          <table:table-cell table:formula="of:=[.F29]/[.G29]" office:value-type="float" office:value="2.34094903299573" calcext:value-type="float">
            <text:p>2.340949032995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396" calcext:value-type="float">
            <text:p>3.396</text:p>
          </table:table-cell>
          <table:table-cell/>
          <table:table-cell table:formula="of:=[.C30]/[.D30]" office:value-type="float" office:value="586533.863368669" calcext:value-type="float">
            <text:p>586533.863368669</text:p>
          </table:table-cell>
          <table:table-cell table:formula="of:=POWER([.A30];3)" office:value-type="float" office:value="262144" calcext:value-type="float">
            <text:p>262144</text:p>
          </table:table-cell>
          <table:table-cell table:formula="of:=[.F30]/[.G30]" office:value-type="float" office:value="2.23744912478893" calcext:value-type="float">
            <text:p>2.237449124788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6721729" calcext:value-type="float">
            <text:p>6721729</text:p>
          </table:table-cell>
          <table:table-cell office:value-type="float" office:value="3.419" calcext:value-type="float">
            <text:p>3.419</text:p>
          </table:table-cell>
          <table:table-cell/>
          <table:table-cell table:formula="of:=[.C31]/[.D31]" office:value-type="float" office:value="1965992.68792044" calcext:value-type="float">
            <text:p>1965992.68792044</text:p>
          </table:table-cell>
          <table:table-cell table:formula="of:=POWER([.A31];3)" office:value-type="float" office:value="884736" calcext:value-type="float">
            <text:p>884736</text:p>
          </table:table-cell>
          <table:table-cell table:formula="of:=[.F31]/[.G31]" office:value-type="float" office:value="2.22212353506633" calcext:value-type="float">
            <text:p>2.22212353506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32]/[.D32]" office:value-type="float" office:value="4661314.51141018" calcext:value-type="float">
            <text:p>4661314.51141018</text:p>
          </table:table-cell>
          <table:table-cell table:formula="of:=POWER([.A32];3)" office:value-type="float" office:value="2097152" calcext:value-type="float">
            <text:p>2097152</text:p>
          </table:table-cell>
          <table:table-cell table:formula="of:=[.F32]/[.G32]" office:value-type="float" office:value="2.22268796511182" calcext:value-type="float">
            <text:p>2.222687965111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16" calcext:value-type="float">
            <text:p>3.416</text:p>
          </table:table-cell>
          <table:table-cell/>
          <table:table-cell table:formula="of:=[.C33]/[.D33]" office:value-type="float" office:value="9109300.35128806" calcext:value-type="float">
            <text:p>9109300.35128806</text:p>
          </table:table-cell>
          <table:table-cell table:formula="of:=POWER([.A33];3)" office:value-type="float" office:value="4096000" calcext:value-type="float">
            <text:p>4096000</text:p>
          </table:table-cell>
          <table:table-cell table:formula="of:=[.F33]/[.G33]" office:value-type="float" office:value="2.22395028107619" calcext:value-type="float">
            <text:p>2.223950281076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08" calcext:value-type="float">
            <text:p>3.408</text:p>
          </table:table-cell>
          <table:table-cell/>
          <table:table-cell table:formula="of:=[.C34]/[.D34]" office:value-type="float" office:value="15777666.0798122" calcext:value-type="float">
            <text:p>15777666.0798122</text:p>
          </table:table-cell>
          <table:table-cell table:formula="of:=POWER([.A34];3)" office:value-type="float" office:value="7077888" calcext:value-type="float">
            <text:p>7077888</text:p>
          </table:table-cell>
          <table:table-cell table:formula="of:=[.F34]/[.G34]" office:value-type="float" office:value="2.22914887602237" calcext:value-type="float">
            <text:p>2.229148876022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85384691" calcext:value-type="float">
            <text:p>85384691</text:p>
          </table:table-cell>
          <table:table-cell office:value-type="float" office:value="3.409" calcext:value-type="float">
            <text:p>3.409</text:p>
          </table:table-cell>
          <table:table-cell/>
          <table:table-cell table:formula="of:=[.C35]/[.D35]" office:value-type="float" office:value="25046843.9425051" calcext:value-type="float">
            <text:p>25046843.9425051</text:p>
          </table:table-cell>
          <table:table-cell table:formula="of:=POWER([.A35];3)" office:value-type="float" office:value="11239424" calcext:value-type="float">
            <text:p>11239424</text:p>
          </table:table-cell>
          <table:table-cell table:formula="of:=[.F35]/[.G35]" office:value-type="float" office:value="2.22848109854252" calcext:value-type="float">
            <text:p>2.228481098542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59" calcext:value-type="float">
            <text:p>0.008959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4" calcext:value-type="float">
            <text:p>3.384</text:p>
          </table:table-cell>
          <table:table-cell/>
          <table:table-cell table:formula="of:=[.C36]/[.D36]" office:value-type="float" office:value="37663756.2056738" calcext:value-type="float">
            <text:p>37663756.2056738</text:p>
          </table:table-cell>
          <table:table-cell table:formula="of:=POWER([.A36];3)" office:value-type="float" office:value="16777216" calcext:value-type="float">
            <text:p>16777216</text:p>
          </table:table-cell>
          <table:table-cell table:formula="of:=[.F36]/[.G36]" office:value-type="float" office:value="2.2449348095461" calcext:value-type="float">
            <text:p>2.24493480954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88" calcext:value-type="float">
            <text:p>0.012688</text:p>
          </table:table-cell>
          <table:table-cell office:value-type="float" office:value="181472236" calcext:value-type="float">
            <text:p>181472236</text:p>
          </table:table-cell>
          <table:table-cell office:value-type="float" office:value="3.404" calcext:value-type="float">
            <text:p>3.404</text:p>
          </table:table-cell>
          <table:table-cell/>
          <table:table-cell table:formula="of:=[.C37]/[.D37]" office:value-type="float" office:value="53311467.6850764" calcext:value-type="float">
            <text:p>53311467.6850764</text:p>
          </table:table-cell>
          <table:table-cell table:formula="of:=POWER([.A37];3)" office:value-type="float" office:value="23887872" calcext:value-type="float">
            <text:p>23887872</text:p>
          </table:table-cell>
          <table:table-cell table:formula="of:=[.F37]/[.G37]" office:value-type="float" office:value="2.23173783269922" calcext:value-type="float">
            <text:p>2.231737832699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248932514" calcext:value-type="float">
            <text:p>248932514</text:p>
          </table:table-cell>
          <table:table-cell office:value-type="float" office:value="3.393" calcext:value-type="float">
            <text:p>3.393</text:p>
          </table:table-cell>
          <table:table-cell/>
          <table:table-cell table:formula="of:=[.C38]/[.D38]" office:value-type="float" office:value="73366493.9581491" calcext:value-type="float">
            <text:p>73366493.9581491</text:p>
          </table:table-cell>
          <table:table-cell table:formula="of:=POWER([.A38];3)" office:value-type="float" office:value="32768000" calcext:value-type="float">
            <text:p>32768000</text:p>
          </table:table-cell>
          <table:table-cell table:formula="of:=[.F38]/[.G38]" office:value-type="float" office:value="2.23896771112516" calcext:value-type="float">
            <text:p>2.238967711125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4" calcext:value-type="float">
            <text:p>3.394</text:p>
          </table:table-cell>
          <table:table-cell/>
          <table:table-cell table:formula="of:=[.C39]/[.D39]" office:value-type="float" office:value="97621847.672363" calcext:value-type="float">
            <text:p>97621847.672363</text:p>
          </table:table-cell>
          <table:table-cell table:formula="of:=POWER([.A39];3)" office:value-type="float" office:value="43614208" calcext:value-type="float">
            <text:p>43614208</text:p>
          </table:table-cell>
          <table:table-cell table:formula="of:=[.F39]/[.G39]" office:value-type="float" office:value="2.23830380394304" calcext:value-type="float">
            <text:p>2.2383038039430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11" calcext:value-type="float">
            <text:p>0.030311</text:p>
          </table:table-cell>
          <table:table-cell office:value-type="float" office:value="430153917" calcext:value-type="float">
            <text:p>430153917</text:p>
          </table:table-cell>
          <table:table-cell office:value-type="float" office:value="3.374" calcext:value-type="float">
            <text:p>3.374</text:p>
          </table:table-cell>
          <table:table-cell/>
          <table:table-cell table:formula="of:=[.C40]/[.D40]" office:value-type="float" office:value="127490787.49259" calcext:value-type="float">
            <text:p>127490787.49259</text:p>
          </table:table-cell>
          <table:table-cell table:formula="of:=POWER([.A40];3)" office:value-type="float" office:value="56623104" calcext:value-type="float">
            <text:p>56623104</text:p>
          </table:table-cell>
          <table:table-cell table:formula="of:=[.F40]/[.G40]" office:value-type="float" office:value="2.25156832611279" calcext:value-type="float">
            <text:p>2.2515683261127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78" calcext:value-type="float">
            <text:p>0.038478</text:p>
          </table:table-cell>
          <table:table-cell office:value-type="float" office:value="546902178" calcext:value-type="float">
            <text:p>546902178</text:p>
          </table:table-cell>
          <table:table-cell office:value-type="float" office:value="3.379" calcext:value-type="float">
            <text:p>3.379</text:p>
          </table:table-cell>
          <table:table-cell/>
          <table:table-cell table:formula="of:=[.C41]/[.D41]" office:value-type="float" office:value="161853263.687482" calcext:value-type="float">
            <text:p>161853263.687482</text:p>
          </table:table-cell>
          <table:table-cell table:formula="of:=POWER([.A41];3)" office:value-type="float" office:value="71991296" calcext:value-type="float">
            <text:p>71991296</text:p>
          </table:table-cell>
          <table:table-cell table:formula="of:=[.F41]/[.G41]" office:value-type="float" office:value="2.24823378214335" calcext:value-type="float">
            <text:p>2.248233782143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17" calcext:value-type="float">
            <text:p>0.048117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42]/[.D42]" office:value-type="float" office:value="202390194.074074" calcext:value-type="float">
            <text:p>202390194.074074</text:p>
          </table:table-cell>
          <table:table-cell table:formula="of:=POWER([.A42];3)" office:value-type="float" office:value="89915392" calcext:value-type="float">
            <text:p>89915392</text:p>
          </table:table-cell>
          <table:table-cell table:formula="of:=[.F42]/[.G42]" office:value-type="float" office:value="2.25089597645389" calcext:value-type="float">
            <text:p>2.250895976453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282" calcext:value-type="float">
            <text:p>0.059282</text:p>
          </table:table-cell>
          <table:table-cell office:value-type="float" office:value="840141664" calcext:value-type="float">
            <text:p>840141664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43]/[.D43]" office:value-type="float" office:value="249448237.529691" calcext:value-type="float">
            <text:p>249448237.529691</text:p>
          </table:table-cell>
          <table:table-cell table:formula="of:=POWER([.A43];3)" office:value-type="float" office:value="110592000" calcext:value-type="float">
            <text:p>110592000</text:p>
          </table:table-cell>
          <table:table-cell table:formula="of:=[.F43]/[.G43]" office:value-type="float" office:value="2.2555721709499" calcext:value-type="float">
            <text:p>2.25557217094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879" calcext:value-type="float">
            <text:p>0.072879</text:p>
          </table:table-cell>
          <table:table-cell office:value-type="float" office:value="1019620024" calcext:value-type="float">
            <text:p>1019620024</text:p>
          </table:table-cell>
          <table:table-cell office:value-type="float" office:value="3.325" calcext:value-type="float">
            <text:p>3.325</text:p>
          </table:table-cell>
          <table:table-cell/>
          <table:table-cell table:formula="of:=[.C44]/[.D44]" office:value-type="float" office:value="306652638.796992" calcext:value-type="float">
            <text:p>306652638.796992</text:p>
          </table:table-cell>
          <table:table-cell table:formula="of:=POWER([.A44];3)" office:value-type="float" office:value="134217728" calcext:value-type="float">
            <text:p>134217728</text:p>
          </table:table-cell>
          <table:table-cell table:formula="of:=[.F44]/[.G44]" office:value-type="float" office:value="2.28474020061636" calcext:value-type="float">
            <text:p>2.284740200616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51" calcext:value-type="float">
            <text:p>0.08651</text:p>
          </table:table-cell>
          <table:table-cell office:value-type="float" office:value="1222995551" calcext:value-type="float">
            <text:p>1222995551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45]/[.D45]" office:value-type="float" office:value="363986771.130952" calcext:value-type="float">
            <text:p>363986771.130952</text:p>
          </table:table-cell>
          <table:table-cell table:formula="of:=POWER([.A45];3)" office:value-type="float" office:value="160989184" calcext:value-type="float">
            <text:p>160989184</text:p>
          </table:table-cell>
          <table:table-cell table:formula="of:=[.F45]/[.G45]" office:value-type="float" office:value="2.26093928851116" calcext:value-type="float">
            <text:p>2.260939288511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635" calcext:value-type="float">
            <text:p>0.102635</text:p>
          </table:table-cell>
          <table:table-cell office:value-type="float" office:value="1451761814" calcext:value-type="float">
            <text:p>1451761814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46]/[.D46]" office:value-type="float" office:value="431943413.864921" calcext:value-type="float">
            <text:p>431943413.864921</text:p>
          </table:table-cell>
          <table:table-cell table:formula="of:=POWER([.A46];3)" office:value-type="float" office:value="191102976" calcext:value-type="float">
            <text:p>191102976</text:p>
          </table:table-cell>
          <table:table-cell table:formula="of:=[.F46]/[.G46]" office:value-type="float" office:value="2.26026523974656" calcext:value-type="float">
            <text:p>2.2602652397465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776" calcext:value-type="float">
            <text:p>0.120776</text:p>
          </table:table-cell>
          <table:table-cell office:value-type="float" office:value="1707412383" calcext:value-type="float">
            <text:p>1707412383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47]/[.D47]" office:value-type="float" office:value="508158447.321429" calcext:value-type="float">
            <text:p>508158447.321429</text:p>
          </table:table-cell>
          <table:table-cell table:formula="of:=POWER([.A47];3)" office:value-type="float" office:value="224755712" calcext:value-type="float">
            <text:p>224755712</text:p>
          </table:table-cell>
          <table:table-cell table:formula="of:=[.F47]/[.G47]" office:value-type="float" office:value="2.26093674238379" calcext:value-type="float">
            <text:p>2.260936742383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872" calcext:value-type="float">
            <text:p>0.140872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48]/[.D48]" office:value-type="float" office:value="592867169.991069" calcext:value-type="float">
            <text:p>592867169.991069</text:p>
          </table:table-cell>
          <table:table-cell table:formula="of:=POWER([.A48];3)" office:value-type="float" office:value="262144000" calcext:value-type="float">
            <text:p>262144000</text:p>
          </table:table-cell>
          <table:table-cell table:formula="of:=[.F48]/[.G48]" office:value-type="float" office:value="2.26160877224376" calcext:value-type="float">
            <text:p>2.2616087722437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415" calcext:value-type="float">
            <text:p>0.162415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73" calcext:value-type="float">
            <text:p>3.373</text:p>
          </table:table-cell>
          <table:table-cell/>
          <table:table-cell table:formula="of:=[.C49]/[.D49]" office:value-type="float" office:value="683468931.514972" calcext:value-type="float">
            <text:p>683468931.514972</text:p>
          </table:table-cell>
          <table:table-cell table:formula="of:=POWER([.A49];3)" office:value-type="float" office:value="303464448" calcext:value-type="float">
            <text:p>303464448</text:p>
          </table:table-cell>
          <table:table-cell table:formula="of:=[.F49]/[.G49]" office:value-type="float" office:value="2.25222076595599" calcext:value-type="float">
            <text:p>2.2522207659559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724" calcext:value-type="float">
            <text:p>0.186724</text:p>
          </table:table-cell>
          <table:table-cell office:value-type="float" office:value="2650605596" calcext:value-type="float">
            <text:p>2650605596</text:p>
          </table:table-cell>
          <table:table-cell office:value-type="float" office:value="3.373" calcext:value-type="float">
            <text:p>3.373</text:p>
          </table:table-cell>
          <table:table-cell/>
          <table:table-cell table:formula="of:=[.C50]/[.D50]" office:value-type="float" office:value="785830298.250815" calcext:value-type="float">
            <text:p>785830298.250815</text:p>
          </table:table-cell>
          <table:table-cell table:formula="of:=POWER([.A50];3)" office:value-type="float" office:value="348913664" calcext:value-type="float">
            <text:p>348913664</text:p>
          </table:table-cell>
          <table:table-cell table:formula="of:=[.F50]/[.G50]" office:value-type="float" office:value="2.25221990231605" calcext:value-type="float">
            <text:p>2.2522199023160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25" calcext:value-type="float">
            <text:p>3.225</text:p>
          </table:table-cell>
          <table:table-cell/>
          <table:table-cell table:formula="of:=[.C55]/[.D55]" office:value-type="float" office:value="77279.0697674419" calcext:value-type="float">
            <text:p>77279.0697674419</text:p>
          </table:table-cell>
          <table:table-cell table:formula="of:=POWER([.A55];3)" office:value-type="float" office:value="32768" calcext:value-type="float">
            <text:p>32768</text:p>
          </table:table-cell>
          <table:table-cell table:formula="of:=[.F55]/[.G55]" office:value-type="float" office:value="2.35837004905523" calcext:value-type="float">
            <text:p>2.358370049055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395" calcext:value-type="float">
            <text:p>3.395</text:p>
          </table:table-cell>
          <table:table-cell/>
          <table:table-cell table:formula="of:=[.C56]/[.D56]" office:value-type="float" office:value="586706.627393225" calcext:value-type="float">
            <text:p>586706.627393225</text:p>
          </table:table-cell>
          <table:table-cell table:formula="of:=POWER([.A56];3)" office:value-type="float" office:value="262144" calcext:value-type="float">
            <text:p>262144</text:p>
          </table:table-cell>
          <table:table-cell table:formula="of:=[.F56]/[.G56]" office:value-type="float" office:value="2.238108167241" calcext:value-type="float">
            <text:p>2.2381081672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6721729" calcext:value-type="float">
            <text:p>6721729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57]/[.D57]" office:value-type="float" office:value="1966567.87595085" calcext:value-type="float">
            <text:p>1966567.87595085</text:p>
          </table:table-cell>
          <table:table-cell table:formula="of:=POWER([.A57];3)" office:value-type="float" office:value="884736" calcext:value-type="float">
            <text:p>884736</text:p>
          </table:table-cell>
          <table:table-cell table:formula="of:=[.F57]/[.G57]" office:value-type="float" office:value="2.22277365897946" calcext:value-type="float">
            <text:p>2.22277365897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58]/[.D58]" office:value-type="float" office:value="4661314.51141018" calcext:value-type="float">
            <text:p>4661314.51141018</text:p>
          </table:table-cell>
          <table:table-cell table:formula="of:=POWER([.A58];3)" office:value-type="float" office:value="2097152" calcext:value-type="float">
            <text:p>2097152</text:p>
          </table:table-cell>
          <table:table-cell table:formula="of:=[.F58]/[.G58]" office:value-type="float" office:value="2.22268796511182" calcext:value-type="float">
            <text:p>2.222687965111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19" calcext:value-type="float">
            <text:p>3.419</text:p>
          </table:table-cell>
          <table:table-cell/>
          <table:table-cell table:formula="of:=[.C59]/[.D59]" office:value-type="float" office:value="9101307.39982451" calcext:value-type="float">
            <text:p>9101307.39982451</text:p>
          </table:table-cell>
          <table:table-cell table:formula="of:=POWER([.A59];3)" office:value-type="float" office:value="4096000" calcext:value-type="float">
            <text:p>4096000</text:p>
          </table:table-cell>
          <table:table-cell table:formula="of:=[.F59]/[.G59]" office:value-type="float" office:value="2.22199887691028" calcext:value-type="float">
            <text:p>2.221998876910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1" calcext:value-type="float">
            <text:p>3.411</text:p>
          </table:table-cell>
          <table:table-cell/>
          <table:table-cell table:formula="of:=[.C60]/[.D60]" office:value-type="float" office:value="15763789.5045441" calcext:value-type="float">
            <text:p>15763789.5045441</text:p>
          </table:table-cell>
          <table:table-cell table:formula="of:=POWER([.A60];3)" office:value-type="float" office:value="7077888" calcext:value-type="float">
            <text:p>7077888</text:p>
          </table:table-cell>
          <table:table-cell table:formula="of:=[.F60]/[.G60]" office:value-type="float" office:value="2.2271883229212" calcext:value-type="float">
            <text:p>2.22718832292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85384691" calcext:value-type="float">
            <text:p>85384691</text:p>
          </table:table-cell>
          <table:table-cell office:value-type="float" office:value="3.411" calcext:value-type="float">
            <text:p>3.411</text:p>
          </table:table-cell>
          <table:table-cell/>
          <table:table-cell table:formula="of:=[.C61]/[.D61]" office:value-type="float" office:value="25032158.0181765" calcext:value-type="float">
            <text:p>25032158.0181765</text:p>
          </table:table-cell>
          <table:table-cell table:formula="of:=POWER([.A61];3)" office:value-type="float" office:value="11239424" calcext:value-type="float">
            <text:p>11239424</text:p>
          </table:table-cell>
          <table:table-cell table:formula="of:=[.F61]/[.G61]" office:value-type="float" office:value="2.22717445468527" calcext:value-type="float">
            <text:p>2.227174454685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5" calcext:value-type="float">
            <text:p>3.385</text:p>
          </table:table-cell>
          <table:table-cell/>
          <table:table-cell table:formula="of:=[.C62]/[.D62]" office:value-type="float" office:value="37652629.5420975" calcext:value-type="float">
            <text:p>37652629.5420975</text:p>
          </table:table-cell>
          <table:table-cell table:formula="of:=POWER([.A62];3)" office:value-type="float" office:value="16777216" calcext:value-type="float">
            <text:p>16777216</text:p>
          </table:table-cell>
          <table:table-cell table:formula="of:=[.F62]/[.G62]" office:value-type="float" office:value="2.2442716087161" calcext:value-type="float">
            <text:p>2.24427160871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71" calcext:value-type="float">
            <text:p>0.012671</text:p>
          </table:table-cell>
          <table:table-cell office:value-type="float" office:value="181472237" calcext:value-type="float">
            <text:p>181472237</text:p>
          </table:table-cell>
          <table:table-cell office:value-type="float" office:value="3.407" calcext:value-type="float">
            <text:p>3.407</text:p>
          </table:table-cell>
          <table:table-cell/>
          <table:table-cell table:formula="of:=[.C63]/[.D63]" office:value-type="float" office:value="53264525.0953918" calcext:value-type="float">
            <text:p>53264525.0953918</text:p>
          </table:table-cell>
          <table:table-cell table:formula="of:=POWER([.A63];3)" office:value-type="float" office:value="23887872" calcext:value-type="float">
            <text:p>23887872</text:p>
          </table:table-cell>
          <table:table-cell table:formula="of:=[.F63]/[.G63]" office:value-type="float" office:value="2.22977271041103" calcext:value-type="float">
            <text:p>2.229772710411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61" calcext:value-type="float">
            <text:p>0.017461</text:p>
          </table:table-cell>
          <table:table-cell office:value-type="float" office:value="248932513" calcext:value-type="float">
            <text:p>248932513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64]/[.D64]" office:value-type="float" office:value="73388122.9363208" calcext:value-type="float">
            <text:p>73388122.9363208</text:p>
          </table:table-cell>
          <table:table-cell table:formula="of:=POWER([.A64];3)" office:value-type="float" office:value="32768000" calcext:value-type="float">
            <text:p>32768000</text:p>
          </table:table-cell>
          <table:table-cell table:formula="of:=[.F64]/[.G64]" office:value-type="float" office:value="2.23962777515627" calcext:value-type="float">
            <text:p>2.239627775156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195" calcext:value-type="float">
            <text:p>0.023195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6" calcext:value-type="float">
            <text:p>3.396</text:p>
          </table:table-cell>
          <table:table-cell/>
          <table:table-cell table:formula="of:=[.C65]/[.D65]" office:value-type="float" office:value="97564355.418139" calcext:value-type="float">
            <text:p>97564355.418139</text:p>
          </table:table-cell>
          <table:table-cell table:formula="of:=POWER([.A65];3)" office:value-type="float" office:value="43614208" calcext:value-type="float">
            <text:p>43614208</text:p>
          </table:table-cell>
          <table:table-cell table:formula="of:=[.F65]/[.G65]" office:value-type="float" office:value="2.23698560382293" calcext:value-type="float">
            <text:p>2.236985603822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22" calcext:value-type="float">
            <text:p>0.030322</text:p>
          </table:table-cell>
          <table:table-cell office:value-type="float" office:value="430153917" calcext:value-type="float">
            <text:p>430153917</text:p>
          </table:table-cell>
          <table:table-cell office:value-type="float" office:value="3.373" calcext:value-type="float">
            <text:p>3.373</text:p>
          </table:table-cell>
          <table:table-cell/>
          <table:table-cell table:formula="of:=[.C66]/[.D66]" office:value-type="float" office:value="127528584.939223" calcext:value-type="float">
            <text:p>127528584.939223</text:p>
          </table:table-cell>
          <table:table-cell table:formula="of:=POWER([.A66];3)" office:value-type="float" office:value="56623104" calcext:value-type="float">
            <text:p>56623104</text:p>
          </table:table-cell>
          <table:table-cell table:formula="of:=[.F66]/[.G66]" office:value-type="float" office:value="2.25223585304019" calcext:value-type="float">
            <text:p>2.252235853040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71" calcext:value-type="float">
            <text:p>0.038471</text:p>
          </table:table-cell>
          <table:table-cell office:value-type="float" office:value="546902179" calcext:value-type="float">
            <text:p>546902179</text:p>
          </table:table-cell>
          <table:table-cell office:value-type="float" office:value="3.379" calcext:value-type="float">
            <text:p>3.379</text:p>
          </table:table-cell>
          <table:table-cell/>
          <table:table-cell table:formula="of:=[.C67]/[.D67]" office:value-type="float" office:value="161853263.983427" calcext:value-type="float">
            <text:p>161853263.983427</text:p>
          </table:table-cell>
          <table:table-cell table:formula="of:=POWER([.A67];3)" office:value-type="float" office:value="71991296" calcext:value-type="float">
            <text:p>71991296</text:p>
          </table:table-cell>
          <table:table-cell table:formula="of:=[.F67]/[.G67]" office:value-type="float" office:value="2.2482337862542" calcext:value-type="float">
            <text:p>2.248233786254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82" calcext:value-type="float">
            <text:p>0.048182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" calcext:value-type="float">
            <text:p>3.37</text:p>
          </table:table-cell>
          <table:table-cell/>
          <table:table-cell table:formula="of:=[.C68]/[.D68]" office:value-type="float" office:value="202690476.261128" calcext:value-type="float">
            <text:p>202690476.261128</text:p>
          </table:table-cell>
          <table:table-cell table:formula="of:=POWER([.A68];3)" office:value-type="float" office:value="89915392" calcext:value-type="float">
            <text:p>89915392</text:p>
          </table:table-cell>
          <table:table-cell table:formula="of:=[.F68]/[.G68]" office:value-type="float" office:value="2.25423558472756" calcext:value-type="float">
            <text:p>2.254235584727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279" calcext:value-type="float">
            <text:p>0.059279</text:p>
          </table:table-cell>
          <table:table-cell office:value-type="float" office:value="840141663" calcext:value-type="float">
            <text:p>840141663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69]/[.D69]" office:value-type="float" office:value="249448237.232779" calcext:value-type="float">
            <text:p>249448237.232779</text:p>
          </table:table-cell>
          <table:table-cell table:formula="of:=POWER([.A69];3)" office:value-type="float" office:value="110592000" calcext:value-type="float">
            <text:p>110592000</text:p>
          </table:table-cell>
          <table:table-cell table:formula="of:=[.F69]/[.G69]" office:value-type="float" office:value="2.25557216826515" calcext:value-type="float">
            <text:p>2.255572168265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709" calcext:value-type="float">
            <text:p>0.072709</text:p>
          </table:table-cell>
          <table:table-cell office:value-type="float" office:value="1019620024" calcext:value-type="float">
            <text:p>1019620024</text:p>
          </table:table-cell>
          <table:table-cell office:value-type="float" office:value="3.333" calcext:value-type="float">
            <text:p>3.333</text:p>
          </table:table-cell>
          <table:table-cell/>
          <table:table-cell table:formula="of:=[.C70]/[.D70]" office:value-type="float" office:value="305916598.859886" calcext:value-type="float">
            <text:p>305916598.859886</text:p>
          </table:table-cell>
          <table:table-cell table:formula="of:=POWER([.A70];3)" office:value-type="float" office:value="134217728" calcext:value-type="float">
            <text:p>134217728</text:p>
          </table:table-cell>
          <table:table-cell table:formula="of:=[.F70]/[.G70]" office:value-type="float" office:value="2.2792562757424" calcext:value-type="float">
            <text:p>2.27925627574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506" calcext:value-type="float">
            <text:p>0.086506</text:p>
          </table:table-cell>
          <table:table-cell office:value-type="float" office:value="1222995551" calcext:value-type="float">
            <text:p>1222995551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71]/[.D71]" office:value-type="float" office:value="363986771.130952" calcext:value-type="float">
            <text:p>363986771.130952</text:p>
          </table:table-cell>
          <table:table-cell table:formula="of:=POWER([.A71];3)" office:value-type="float" office:value="160989184" calcext:value-type="float">
            <text:p>160989184</text:p>
          </table:table-cell>
          <table:table-cell table:formula="of:=[.F71]/[.G71]" office:value-type="float" office:value="2.26093928851116" calcext:value-type="float">
            <text:p>2.260939288511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757" calcext:value-type="float">
            <text:p>0.102757</text:p>
          </table:table-cell>
          <table:table-cell office:value-type="float" office:value="1451761820" calcext:value-type="float">
            <text:p>1451761820</text:p>
          </table:table-cell>
          <table:table-cell office:value-type="float" office:value="3.358" calcext:value-type="float">
            <text:p>3.358</text:p>
          </table:table-cell>
          <table:table-cell/>
          <table:table-cell table:formula="of:=[.C72]/[.D72]" office:value-type="float" office:value="432329309.112567" calcext:value-type="float">
            <text:p>432329309.112567</text:p>
          </table:table-cell>
          <table:table-cell table:formula="of:=POWER([.A72];3)" office:value-type="float" office:value="191102976" calcext:value-type="float">
            <text:p>191102976</text:p>
          </table:table-cell>
          <table:table-cell table:formula="of:=[.F72]/[.G72]" office:value-type="float" office:value="2.2622845450223" calcext:value-type="float">
            <text:p>2.26228454502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644" calcext:value-type="float">
            <text:p>0.120644</text:p>
          </table:table-cell>
          <table:table-cell office:value-type="float" office:value="1707412383" calcext:value-type="float">
            <text:p>1707412383</text:p>
          </table:table-cell>
          <table:table-cell office:value-type="float" office:value="3.363" calcext:value-type="float">
            <text:p>3.363</text:p>
          </table:table-cell>
          <table:table-cell/>
          <table:table-cell table:formula="of:=[.C73]/[.D73]" office:value-type="float" office:value="507705139.161463" calcext:value-type="float">
            <text:p>507705139.161463</text:p>
          </table:table-cell>
          <table:table-cell table:formula="of:=POWER([.A73];3)" office:value-type="float" office:value="224755712" calcext:value-type="float">
            <text:p>224755712</text:p>
          </table:table-cell>
          <table:table-cell table:formula="of:=[.F73]/[.G73]" office:value-type="float" office:value="2.25891984966087" calcext:value-type="float">
            <text:p>2.258919849660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755" calcext:value-type="float">
            <text:p>0.140755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62" calcext:value-type="float">
            <text:p>3.362</text:p>
          </table:table-cell>
          <table:table-cell/>
          <table:table-cell table:formula="of:=[.C74]/[.D74]" office:value-type="float" office:value="592338139.202855" calcext:value-type="float">
            <text:p>592338139.202855</text:p>
          </table:table-cell>
          <table:table-cell table:formula="of:=POWER([.A74];3)" office:value-type="float" office:value="262144000" calcext:value-type="float">
            <text:p>262144000</text:p>
          </table:table-cell>
          <table:table-cell table:formula="of:=[.F74]/[.G74]" office:value-type="float" office:value="2.25959067994253" calcext:value-type="float">
            <text:p>2.2595906799425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564" calcext:value-type="float">
            <text:p>0.162564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69" calcext:value-type="float">
            <text:p>3.369</text:p>
          </table:table-cell>
          <table:table-cell/>
          <table:table-cell table:formula="of:=[.C75]/[.D75]" office:value-type="float" office:value="684280411.398041" calcext:value-type="float">
            <text:p>684280411.398041</text:p>
          </table:table-cell>
          <table:table-cell table:formula="of:=POWER([.A75];3)" office:value-type="float" office:value="303464448" calcext:value-type="float">
            <text:p>303464448</text:p>
          </table:table-cell>
          <table:table-cell table:formula="of:=[.F75]/[.G75]" office:value-type="float" office:value="2.25489481851278" calcext:value-type="float">
            <text:p>2.2548948185127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948" calcext:value-type="float">
            <text:p>0.186948</text:p>
          </table:table-cell>
          <table:table-cell office:value-type="float" office:value="2650605602" calcext:value-type="float">
            <text:p>2650605602</text:p>
          </table:table-cell>
          <table:table-cell office:value-type="float" office:value="3.369" calcext:value-type="float">
            <text:p>3.369</text:p>
          </table:table-cell>
          <table:table-cell/>
          <table:table-cell table:formula="of:=[.C76]/[.D76]" office:value-type="float" office:value="786763313.149303" calcext:value-type="float">
            <text:p>786763313.149303</text:p>
          </table:table-cell>
          <table:table-cell table:formula="of:=POWER([.A76];3)" office:value-type="float" office:value="348913664" calcext:value-type="float">
            <text:p>348913664</text:p>
          </table:table-cell>
          <table:table-cell table:formula="of:=[.F76]/[.G76]" office:value-type="float" office:value="2.2548939589517" calcext:value-type="float">
            <text:p>2.254893958951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47" calcext:value-type="float">
            <text:p>3.247</text:p>
          </table:table-cell>
          <table:table-cell/>
          <table:table-cell table:formula="of:=[.C81]/[.D81]" office:value-type="float" office:value="76755.4665845396" calcext:value-type="float">
            <text:p>76755.4665845396</text:p>
          </table:table-cell>
          <table:table-cell table:formula="of:=POWER([.A81];3)" office:value-type="float" office:value="32768" calcext:value-type="float">
            <text:p>32768</text:p>
          </table:table-cell>
          <table:table-cell table:formula="of:=[.F81]/[.G81]" office:value-type="float" office:value="2.34239094801451" calcext:value-type="float">
            <text:p>2.342390948014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404" calcext:value-type="float">
            <text:p>3.404</text:p>
          </table:table-cell>
          <table:table-cell/>
          <table:table-cell table:formula="of:=[.C82]/[.D82]" office:value-type="float" office:value="585155.405405406" calcext:value-type="float">
            <text:p>585155.405405406</text:p>
          </table:table-cell>
          <table:table-cell table:formula="of:=POWER([.A82];3)" office:value-type="float" office:value="262144" calcext:value-type="float">
            <text:p>262144</text:p>
          </table:table-cell>
          <table:table-cell table:formula="of:=[.F82]/[.G82]" office:value-type="float" office:value="2.23219072496569" calcext:value-type="float">
            <text:p>2.232190724965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6721730" calcext:value-type="float">
            <text:p>6721730</text:p>
          </table:table-cell>
          <table:table-cell office:value-type="float" office:value="3.413" calcext:value-type="float">
            <text:p>3.413</text:p>
          </table:table-cell>
          <table:table-cell/>
          <table:table-cell table:formula="of:=[.C83]/[.D83]" office:value-type="float" office:value="1969449.16495752" calcext:value-type="float">
            <text:p>1969449.16495752</text:p>
          </table:table-cell>
          <table:table-cell table:formula="of:=POWER([.A83];3)" office:value-type="float" office:value="884736" calcext:value-type="float">
            <text:p>884736</text:p>
          </table:table-cell>
          <table:table-cell table:formula="of:=[.F83]/[.G83]" office:value-type="float" office:value="2.22603032425211" calcext:value-type="float">
            <text:p>2.22603032425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5" calcext:value-type="float">
            <text:p>3.415</text:p>
          </table:table-cell>
          <table:table-cell/>
          <table:table-cell table:formula="of:=[.C84]/[.D84]" office:value-type="float" office:value="4665409.3704246" calcext:value-type="float">
            <text:p>4665409.3704246</text:p>
          </table:table-cell>
          <table:table-cell table:formula="of:=POWER([.A84];3)" office:value-type="float" office:value="2097152" calcext:value-type="float">
            <text:p>2097152</text:p>
          </table:table-cell>
          <table:table-cell table:formula="of:=[.F84]/[.G84]" office:value-type="float" office:value="2.2246405460475" calcext:value-type="float">
            <text:p>2.2246405460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17" calcext:value-type="float">
            <text:p>3.417</text:p>
          </table:table-cell>
          <table:table-cell/>
          <table:table-cell table:formula="of:=[.C85]/[.D85]" office:value-type="float" office:value="9106634.4746854" calcext:value-type="float">
            <text:p>9106634.4746854</text:p>
          </table:table-cell>
          <table:table-cell table:formula="of:=POWER([.A85];3)" office:value-type="float" office:value="4096000" calcext:value-type="float">
            <text:p>4096000</text:p>
          </table:table-cell>
          <table:table-cell table:formula="of:=[.F85]/[.G85]" office:value-type="float" office:value="2.22329943229624" calcext:value-type="float">
            <text:p>2.223299432296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1" calcext:value-type="float">
            <text:p>3.411</text:p>
          </table:table-cell>
          <table:table-cell/>
          <table:table-cell table:formula="of:=[.C86]/[.D86]" office:value-type="float" office:value="15763789.5045441" calcext:value-type="float">
            <text:p>15763789.5045441</text:p>
          </table:table-cell>
          <table:table-cell table:formula="of:=POWER([.A86];3)" office:value-type="float" office:value="7077888" calcext:value-type="float">
            <text:p>7077888</text:p>
          </table:table-cell>
          <table:table-cell table:formula="of:=[.F86]/[.G86]" office:value-type="float" office:value="2.2271883229212" calcext:value-type="float">
            <text:p>2.22718832292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85384691" calcext:value-type="float">
            <text:p>85384691</text:p>
          </table:table-cell>
          <table:table-cell office:value-type="float" office:value="3.409" calcext:value-type="float">
            <text:p>3.409</text:p>
          </table:table-cell>
          <table:table-cell/>
          <table:table-cell table:formula="of:=[.C87]/[.D87]" office:value-type="float" office:value="25046843.9425051" calcext:value-type="float">
            <text:p>25046843.9425051</text:p>
          </table:table-cell>
          <table:table-cell table:formula="of:=POWER([.A87];3)" office:value-type="float" office:value="11239424" calcext:value-type="float">
            <text:p>11239424</text:p>
          </table:table-cell>
          <table:table-cell table:formula="of:=[.F87]/[.G87]" office:value-type="float" office:value="2.22848109854252" calcext:value-type="float">
            <text:p>2.228481098542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69" calcext:value-type="float">
            <text:p>0.008969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5" calcext:value-type="float">
            <text:p>3.385</text:p>
          </table:table-cell>
          <table:table-cell/>
          <table:table-cell table:formula="of:=[.C88]/[.D88]" office:value-type="float" office:value="37652629.5420975" calcext:value-type="float">
            <text:p>37652629.5420975</text:p>
          </table:table-cell>
          <table:table-cell table:formula="of:=POWER([.A88];3)" office:value-type="float" office:value="16777216" calcext:value-type="float">
            <text:p>16777216</text:p>
          </table:table-cell>
          <table:table-cell table:formula="of:=[.F88]/[.G88]" office:value-type="float" office:value="2.2442716087161" calcext:value-type="float">
            <text:p>2.24427160871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79" calcext:value-type="float">
            <text:p>0.012679</text:p>
          </table:table-cell>
          <table:table-cell office:value-type="float" office:value="181472236" calcext:value-type="float">
            <text:p>181472236</text:p>
          </table:table-cell>
          <table:table-cell office:value-type="float" office:value="3.406" calcext:value-type="float">
            <text:p>3.406</text:p>
          </table:table-cell>
          <table:table-cell/>
          <table:table-cell table:formula="of:=[.C89]/[.D89]" office:value-type="float" office:value="53280163.2413388" calcext:value-type="float">
            <text:p>53280163.2413388</text:p>
          </table:table-cell>
          <table:table-cell table:formula="of:=POWER([.A89];3)" office:value-type="float" office:value="23887872" calcext:value-type="float">
            <text:p>23887872</text:p>
          </table:table-cell>
          <table:table-cell table:formula="of:=[.F89]/[.G89]" office:value-type="float" office:value="2.23042735834062" calcext:value-type="float">
            <text:p>2.230427358340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55" calcext:value-type="float">
            <text:p>0.017455</text:p>
          </table:table-cell>
          <table:table-cell office:value-type="float" office:value="248932514" calcext:value-type="float">
            <text:p>248932514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90]/[.D90]" office:value-type="float" office:value="73388123.2311321" calcext:value-type="float">
            <text:p>73388123.2311321</text:p>
          </table:table-cell>
          <table:table-cell table:formula="of:=POWER([.A90];3)" office:value-type="float" office:value="32768000" calcext:value-type="float">
            <text:p>32768000</text:p>
          </table:table-cell>
          <table:table-cell table:formula="of:=[.F90]/[.G90]" office:value-type="float" office:value="2.2396277841532" calcext:value-type="float">
            <text:p>2.23962778415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28" calcext:value-type="float">
            <text:p>0.023228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91]/[.D91]" office:value-type="float" office:value="97679407.7240566" calcext:value-type="float">
            <text:p>97679407.7240566</text:p>
          </table:table-cell>
          <table:table-cell table:formula="of:=POWER([.A91];3)" office:value-type="float" office:value="43614208" calcext:value-type="float">
            <text:p>43614208</text:p>
          </table:table-cell>
          <table:table-cell table:formula="of:=[.F91]/[.G91]" office:value-type="float" office:value="2.23962355854442" calcext:value-type="float">
            <text:p>2.239623558544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294" calcext:value-type="float">
            <text:p>0.030294</text:p>
          </table:table-cell>
          <table:table-cell office:value-type="float" office:value="430153916" calcext:value-type="float">
            <text:p>430153916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92]/[.D92]" office:value-type="float" office:value="127453012.148148" calcext:value-type="float">
            <text:p>127453012.148148</text:p>
          </table:table-cell>
          <table:table-cell table:formula="of:=POWER([.A92];3)" office:value-type="float" office:value="56623104" calcext:value-type="float">
            <text:p>56623104</text:p>
          </table:table-cell>
          <table:table-cell table:formula="of:=[.F92]/[.G92]" office:value-type="float" office:value="2.25090118952412" calcext:value-type="float">
            <text:p>2.250901189524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89" calcext:value-type="float">
            <text:p>0.038489</text:p>
          </table:table-cell>
          <table:table-cell office:value-type="float" office:value="546902178" calcext:value-type="float">
            <text:p>546902178</text:p>
          </table:table-cell>
          <table:table-cell office:value-type="float" office:value="3.378" calcext:value-type="float">
            <text:p>3.378</text:p>
          </table:table-cell>
          <table:table-cell/>
          <table:table-cell table:formula="of:=[.C93]/[.D93]" office:value-type="float" office:value="161901177.619893" calcext:value-type="float">
            <text:p>161901177.619893</text:p>
          </table:table-cell>
          <table:table-cell table:formula="of:=POWER([.A93];3)" office:value-type="float" office:value="71991296" calcext:value-type="float">
            <text:p>71991296</text:p>
          </table:table-cell>
          <table:table-cell table:formula="of:=[.F93]/[.G93]" office:value-type="float" office:value="2.24889933388466" calcext:value-type="float">
            <text:p>2.2488993338846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01" calcext:value-type="float">
            <text:p>0.048101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94]/[.D94]" office:value-type="float" office:value="202390194.074074" calcext:value-type="float">
            <text:p>202390194.074074</text:p>
          </table:table-cell>
          <table:table-cell table:formula="of:=POWER([.A94];3)" office:value-type="float" office:value="89915392" calcext:value-type="float">
            <text:p>89915392</text:p>
          </table:table-cell>
          <table:table-cell table:formula="of:=[.F94]/[.G94]" office:value-type="float" office:value="2.25089597645389" calcext:value-type="float">
            <text:p>2.250895976453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301" calcext:value-type="float">
            <text:p>0.059301</text:p>
          </table:table-cell>
          <table:table-cell office:value-type="float" office:value="840141664" calcext:value-type="float">
            <text:p>840141664</text:p>
          </table:table-cell>
          <table:table-cell office:value-type="float" office:value="3.367" calcext:value-type="float">
            <text:p>3.367</text:p>
          </table:table-cell>
          <table:table-cell/>
          <table:table-cell table:formula="of:=[.C95]/[.D95]" office:value-type="float" office:value="249522323.730324" calcext:value-type="float">
            <text:p>249522323.730324</text:p>
          </table:table-cell>
          <table:table-cell table:formula="of:=POWER([.A95];3)" office:value-type="float" office:value="110592000" calcext:value-type="float">
            <text:p>110592000</text:p>
          </table:table-cell>
          <table:table-cell table:formula="of:=[.F95]/[.G95]" office:value-type="float" office:value="2.25624207655458" calcext:value-type="float">
            <text:p>2.256242076554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653" calcext:value-type="float">
            <text:p>0.072653</text:p>
          </table:table-cell>
          <table:table-cell office:value-type="float" office:value="1019620023" calcext:value-type="float">
            <text:p>1019620023</text:p>
          </table:table-cell>
          <table:table-cell office:value-type="float" office:value="3.335" calcext:value-type="float">
            <text:p>3.335</text:p>
          </table:table-cell>
          <table:table-cell/>
          <table:table-cell table:formula="of:=[.C96]/[.D96]" office:value-type="float" office:value="305733140.329835" calcext:value-type="float">
            <text:p>305733140.329835</text:p>
          </table:table-cell>
          <table:table-cell table:formula="of:=POWER([.A96];3)" office:value-type="float" office:value="134217728" calcext:value-type="float">
            <text:p>134217728</text:p>
          </table:table-cell>
          <table:table-cell table:formula="of:=[.F96]/[.G96]" office:value-type="float" office:value="2.27788940317806" calcext:value-type="float">
            <text:p>2.2778894031780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468" calcext:value-type="float">
            <text:p>0.086468</text:p>
          </table:table-cell>
          <table:table-cell office:value-type="float" office:value="1222995551" calcext:value-type="float">
            <text:p>1222995551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97]/[.D97]" office:value-type="float" office:value="363878473.966082" calcext:value-type="float">
            <text:p>363878473.966082</text:p>
          </table:table-cell>
          <table:table-cell table:formula="of:=POWER([.A97];3)" office:value-type="float" office:value="160989184" calcext:value-type="float">
            <text:p>160989184</text:p>
          </table:table-cell>
          <table:table-cell table:formula="of:=[.F97]/[.G97]" office:value-type="float" office:value="2.26026659012124" calcext:value-type="float">
            <text:p>2.260266590121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74" calcext:value-type="float">
            <text:p>0.10274</text:p>
          </table:table-cell>
          <table:table-cell office:value-type="float" office:value="1451761821" calcext:value-type="float">
            <text:p>1451761821</text:p>
          </table:table-cell>
          <table:table-cell office:value-type="float" office:value="3.358" calcext:value-type="float">
            <text:p>3.358</text:p>
          </table:table-cell>
          <table:table-cell/>
          <table:table-cell table:formula="of:=[.C98]/[.D98]" office:value-type="float" office:value="432329309.410363" calcext:value-type="float">
            <text:p>432329309.410363</text:p>
          </table:table-cell>
          <table:table-cell table:formula="of:=POWER([.A98];3)" office:value-type="float" office:value="191102976" calcext:value-type="float">
            <text:p>191102976</text:p>
          </table:table-cell>
          <table:table-cell table:formula="of:=[.F98]/[.G98]" office:value-type="float" office:value="2.2622845465806" calcext:value-type="float">
            <text:p>2.26228454658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613" calcext:value-type="float">
            <text:p>0.120613</text:p>
          </table:table-cell>
          <table:table-cell office:value-type="float" office:value="1707412384" calcext:value-type="float">
            <text:p>1707412384</text:p>
          </table:table-cell>
          <table:table-cell office:value-type="float" office:value="3.364" calcext:value-type="float">
            <text:p>3.364</text:p>
          </table:table-cell>
          <table:table-cell/>
          <table:table-cell table:formula="of:=[.C99]/[.D99]" office:value-type="float" office:value="507554216.409037" calcext:value-type="float">
            <text:p>507554216.409037</text:p>
          </table:table-cell>
          <table:table-cell table:formula="of:=POWER([.A99];3)" office:value-type="float" office:value="224755712" calcext:value-type="float">
            <text:p>224755712</text:p>
          </table:table-cell>
          <table:table-cell table:formula="of:=[.F99]/[.G99]" office:value-type="float" office:value="2.25824835281177" calcext:value-type="float">
            <text:p>2.258248352811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787" calcext:value-type="float">
            <text:p>0.140787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100]/[.D100]" office:value-type="float" office:value="592514377.863731" calcext:value-type="float">
            <text:p>592514377.863731</text:p>
          </table:table-cell>
          <table:table-cell table:formula="of:=POWER([.A100];3)" office:value-type="float" office:value="262144000" calcext:value-type="float">
            <text:p>262144000</text:p>
          </table:table-cell>
          <table:table-cell table:formula="of:=[.F100]/[.G100]" office:value-type="float" office:value="2.26026297708027" calcext:value-type="float">
            <text:p>2.260262977080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524" calcext:value-type="float">
            <text:p>0.162524</text:p>
          </table:table-cell>
          <table:table-cell office:value-type="float" office:value="2305340705" calcext:value-type="float">
            <text:p>2305340705</text:p>
          </table:table-cell>
          <table:table-cell office:value-type="float" office:value="3.37" calcext:value-type="float">
            <text:p>3.37</text:p>
          </table:table-cell>
          <table:table-cell/>
          <table:table-cell table:formula="of:=[.C101]/[.D101]" office:value-type="float" office:value="684077360.534125" calcext:value-type="float">
            <text:p>684077360.534125</text:p>
          </table:table-cell>
          <table:table-cell table:formula="of:=POWER([.A101];3)" office:value-type="float" office:value="303464448" calcext:value-type="float">
            <text:p>303464448</text:p>
          </table:table-cell>
          <table:table-cell table:formula="of:=[.F101]/[.G101]" office:value-type="float" office:value="2.2542257092802" calcext:value-type="float">
            <text:p>2.25422570928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701" calcext:value-type="float">
            <text:p>0.18701</text:p>
          </table:table-cell>
          <table:table-cell office:value-type="float" office:value="2650605602" calcext:value-type="float">
            <text:p>2650605602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102]/[.D102]" office:value-type="float" office:value="786996912.707839" calcext:value-type="float">
            <text:p>786996912.707839</text:p>
          </table:table-cell>
          <table:table-cell table:formula="of:=POWER([.A102];3)" office:value-type="float" office:value="348913664" calcext:value-type="float">
            <text:p>348913664</text:p>
          </table:table-cell>
          <table:table-cell table:formula="of:=[.F102]/[.G102]" office:value-type="float" office:value="2.25556346428393" calcext:value-type="float">
            <text:p>2.2555634642839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49" calcext:value-type="float">
            <text:p>3.249</text:p>
          </table:table-cell>
          <table:table-cell/>
          <table:table-cell table:formula="of:=[.C107]/[.D107]" office:value-type="float" office:value="76708.2179132041" calcext:value-type="float">
            <text:p>76708.2179132041</text:p>
          </table:table-cell>
          <table:table-cell table:formula="of:=POWER([.A107];3)" office:value-type="float" office:value="32768" calcext:value-type="float">
            <text:p>32768</text:p>
          </table:table-cell>
          <table:table-cell table:formula="of:=[.F107]/[.G107]" office:value-type="float" office:value="2.34094903299573" calcext:value-type="float">
            <text:p>2.340949032995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396" calcext:value-type="float">
            <text:p>3.396</text:p>
          </table:table-cell>
          <table:table-cell/>
          <table:table-cell table:formula="of:=[.C108]/[.D108]" office:value-type="float" office:value="586533.863368669" calcext:value-type="float">
            <text:p>586533.863368669</text:p>
          </table:table-cell>
          <table:table-cell table:formula="of:=POWER([.A108];3)" office:value-type="float" office:value="262144" calcext:value-type="float">
            <text:p>262144</text:p>
          </table:table-cell>
          <table:table-cell table:formula="of:=[.F108]/[.G108]" office:value-type="float" office:value="2.23744912478893" calcext:value-type="float">
            <text:p>2.237449124788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6721729" calcext:value-type="float">
            <text:p>6721729</text:p>
          </table:table-cell>
          <table:table-cell office:value-type="float" office:value="3.419" calcext:value-type="float">
            <text:p>3.419</text:p>
          </table:table-cell>
          <table:table-cell/>
          <table:table-cell table:formula="of:=[.C109]/[.D109]" office:value-type="float" office:value="1965992.68792044" calcext:value-type="float">
            <text:p>1965992.68792044</text:p>
          </table:table-cell>
          <table:table-cell table:formula="of:=POWER([.A109];3)" office:value-type="float" office:value="884736" calcext:value-type="float">
            <text:p>884736</text:p>
          </table:table-cell>
          <table:table-cell table:formula="of:=[.F109]/[.G109]" office:value-type="float" office:value="2.22212353506633" calcext:value-type="float">
            <text:p>2.22212353506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15932374" calcext:value-type="float">
            <text:p>15932374</text:p>
          </table:table-cell>
          <table:table-cell office:value-type="float" office:value="3.413" calcext:value-type="float">
            <text:p>3.413</text:p>
          </table:table-cell>
          <table:table-cell/>
          <table:table-cell table:formula="of:=[.C110]/[.D110]" office:value-type="float" office:value="4668143.56870788" calcext:value-type="float">
            <text:p>4668143.56870788</text:p>
          </table:table-cell>
          <table:table-cell table:formula="of:=POWER([.A110];3)" office:value-type="float" office:value="2097152" calcext:value-type="float">
            <text:p>2097152</text:p>
          </table:table-cell>
          <table:table-cell table:formula="of:=[.F110]/[.G110]" office:value-type="float" office:value="2.22594431338686" calcext:value-type="float">
            <text:p>2.225944313386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31117369" calcext:value-type="float">
            <text:p>31117369</text:p>
          </table:table-cell>
          <table:table-cell office:value-type="float" office:value="3.417" calcext:value-type="float">
            <text:p>3.417</text:p>
          </table:table-cell>
          <table:table-cell/>
          <table:table-cell table:formula="of:=[.C111]/[.D111]" office:value-type="float" office:value="9106634.18203102" calcext:value-type="float">
            <text:p>9106634.18203102</text:p>
          </table:table-cell>
          <table:table-cell table:formula="of:=POWER([.A111];3)" office:value-type="float" office:value="4096000" calcext:value-type="float">
            <text:p>4096000</text:p>
          </table:table-cell>
          <table:table-cell table:formula="of:=[.F111]/[.G111]" office:value-type="float" office:value="2.22329936084742" calcext:value-type="float">
            <text:p>2.223299360847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1" calcext:value-type="float">
            <text:p>3.411</text:p>
          </table:table-cell>
          <table:table-cell/>
          <table:table-cell table:formula="of:=[.C112]/[.D112]" office:value-type="float" office:value="15763789.5045441" calcext:value-type="float">
            <text:p>15763789.5045441</text:p>
          </table:table-cell>
          <table:table-cell table:formula="of:=POWER([.A112];3)" office:value-type="float" office:value="7077888" calcext:value-type="float">
            <text:p>7077888</text:p>
          </table:table-cell>
          <table:table-cell table:formula="of:=[.F112]/[.G112]" office:value-type="float" office:value="2.2271883229212" calcext:value-type="float">
            <text:p>2.22718832292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85384690" calcext:value-type="float">
            <text:p>85384690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113]/[.D113]" office:value-type="float" office:value="25039498.5337243" calcext:value-type="float">
            <text:p>25039498.5337243</text:p>
          </table:table-cell>
          <table:table-cell table:formula="of:=POWER([.A113];3)" office:value-type="float" office:value="11239424" calcext:value-type="float">
            <text:p>11239424</text:p>
          </table:table-cell>
          <table:table-cell table:formula="of:=[.F113]/[.G113]" office:value-type="float" office:value="2.22782755893223" calcext:value-type="float">
            <text:p>2.227827558932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81" calcext:value-type="float">
            <text:p>0.008981</text:p>
          </table:table-cell>
          <table:table-cell office:value-type="float" office:value="127454152" calcext:value-type="float">
            <text:p>127454152</text:p>
          </table:table-cell>
          <table:table-cell office:value-type="float" office:value="3.384" calcext:value-type="float">
            <text:p>3.384</text:p>
          </table:table-cell>
          <table:table-cell/>
          <table:table-cell table:formula="of:=[.C114]/[.D114]" office:value-type="float" office:value="37663756.501182" calcext:value-type="float">
            <text:p>37663756.501182</text:p>
          </table:table-cell>
          <table:table-cell table:formula="of:=POWER([.A114];3)" office:value-type="float" office:value="16777216" calcext:value-type="float">
            <text:p>16777216</text:p>
          </table:table-cell>
          <table:table-cell table:formula="of:=[.F114]/[.G114]" office:value-type="float" office:value="2.24493482715976" calcext:value-type="float">
            <text:p>2.244934827159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75" calcext:value-type="float">
            <text:p>0.012675</text:p>
          </table:table-cell>
          <table:table-cell office:value-type="float" office:value="181472236" calcext:value-type="float">
            <text:p>181472236</text:p>
          </table:table-cell>
          <table:table-cell office:value-type="float" office:value="3.406" calcext:value-type="float">
            <text:p>3.406</text:p>
          </table:table-cell>
          <table:table-cell/>
          <table:table-cell table:formula="of:=[.C115]/[.D115]" office:value-type="float" office:value="53280163.2413388" calcext:value-type="float">
            <text:p>53280163.2413388</text:p>
          </table:table-cell>
          <table:table-cell table:formula="of:=POWER([.A115];3)" office:value-type="float" office:value="23887872" calcext:value-type="float">
            <text:p>23887872</text:p>
          </table:table-cell>
          <table:table-cell table:formula="of:=[.F115]/[.G115]" office:value-type="float" office:value="2.23042735834062" calcext:value-type="float">
            <text:p>2.230427358340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47" calcext:value-type="float">
            <text:p>0.017447</text:p>
          </table:table-cell>
          <table:table-cell office:value-type="float" office:value="248932513" calcext:value-type="float">
            <text:p>248932513</text:p>
          </table:table-cell>
          <table:table-cell office:value-type="float" office:value="3.393" calcext:value-type="float">
            <text:p>3.393</text:p>
          </table:table-cell>
          <table:table-cell/>
          <table:table-cell table:formula="of:=[.C116]/[.D116]" office:value-type="float" office:value="73366493.6634247" calcext:value-type="float">
            <text:p>73366493.6634247</text:p>
          </table:table-cell>
          <table:table-cell table:formula="of:=POWER([.A116];3)" office:value-type="float" office:value="32768000" calcext:value-type="float">
            <text:p>32768000</text:p>
          </table:table-cell>
          <table:table-cell table:formula="of:=[.F116]/[.G116]" office:value-type="float" office:value="2.23896770213088" calcext:value-type="float">
            <text:p>2.238967702130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23" calcext:value-type="float">
            <text:p>0.023223</text:p>
          </table:table-cell>
          <table:table-cell office:value-type="float" office:value="331328550" calcext:value-type="float">
            <text:p>331328550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117]/[.D117]" office:value-type="float" office:value="97679407.4292453" calcext:value-type="float">
            <text:p>97679407.4292453</text:p>
          </table:table-cell>
          <table:table-cell table:formula="of:=POWER([.A117];3)" office:value-type="float" office:value="43614208" calcext:value-type="float">
            <text:p>43614208</text:p>
          </table:table-cell>
          <table:table-cell table:formula="of:=[.F117]/[.G117]" office:value-type="float" office:value="2.2396235517849" calcext:value-type="float">
            <text:p>2.23962355178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18" calcext:value-type="float">
            <text:p>0.030318</text:p>
          </table:table-cell>
          <table:table-cell office:value-type="float" office:value="430153916" calcext:value-type="float">
            <text:p>430153916</text:p>
          </table:table-cell>
          <table:table-cell office:value-type="float" office:value="3.374" calcext:value-type="float">
            <text:p>3.374</text:p>
          </table:table-cell>
          <table:table-cell/>
          <table:table-cell table:formula="of:=[.C118]/[.D118]" office:value-type="float" office:value="127490787.196206" calcext:value-type="float">
            <text:p>127490787.196206</text:p>
          </table:table-cell>
          <table:table-cell table:formula="of:=POWER([.A118];3)" office:value-type="float" office:value="56623104" calcext:value-type="float">
            <text:p>56623104</text:p>
          </table:table-cell>
          <table:table-cell table:formula="of:=[.F118]/[.G118]" office:value-type="float" office:value="2.25156832087846" calcext:value-type="float">
            <text:p>2.2515683208784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71" calcext:value-type="float">
            <text:p>0.038471</text:p>
          </table:table-cell>
          <table:table-cell office:value-type="float" office:value="546902179" calcext:value-type="float">
            <text:p>546902179</text:p>
          </table:table-cell>
          <table:table-cell office:value-type="float" office:value="3.379" calcext:value-type="float">
            <text:p>3.379</text:p>
          </table:table-cell>
          <table:table-cell/>
          <table:table-cell table:formula="of:=[.C119]/[.D119]" office:value-type="float" office:value="161853263.983427" calcext:value-type="float">
            <text:p>161853263.983427</text:p>
          </table:table-cell>
          <table:table-cell table:formula="of:=POWER([.A119];3)" office:value-type="float" office:value="71991296" calcext:value-type="float">
            <text:p>71991296</text:p>
          </table:table-cell>
          <table:table-cell table:formula="of:=[.F119]/[.G119]" office:value-type="float" office:value="2.2482337862542" calcext:value-type="float">
            <text:p>2.248233786254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57" calcext:value-type="float">
            <text:p>0.048157</text:p>
          </table:table-cell>
          <table:table-cell office:value-type="float" office:value="683066911" calcext:value-type="float">
            <text:p>683066911</text:p>
          </table:table-cell>
          <table:table-cell office:value-type="float" office:value="3.373" calcext:value-type="float">
            <text:p>3.373</text:p>
          </table:table-cell>
          <table:table-cell/>
          <table:table-cell table:formula="of:=[.C120]/[.D120]" office:value-type="float" office:value="202510201.897421" calcext:value-type="float">
            <text:p>202510201.897421</text:p>
          </table:table-cell>
          <table:table-cell table:formula="of:=POWER([.A120];3)" office:value-type="float" office:value="89915392" calcext:value-type="float">
            <text:p>89915392</text:p>
          </table:table-cell>
          <table:table-cell table:formula="of:=[.F120]/[.G120]" office:value-type="float" office:value="2.25223065142641" calcext:value-type="float">
            <text:p>2.252230651426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277" calcext:value-type="float">
            <text:p>0.059277</text:p>
          </table:table-cell>
          <table:table-cell office:value-type="float" office:value="840141663" calcext:value-type="float">
            <text:p>840141663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121]/[.D121]" office:value-type="float" office:value="249448237.232779" calcext:value-type="float">
            <text:p>249448237.232779</text:p>
          </table:table-cell>
          <table:table-cell table:formula="of:=POWER([.A121];3)" office:value-type="float" office:value="110592000" calcext:value-type="float">
            <text:p>110592000</text:p>
          </table:table-cell>
          <table:table-cell table:formula="of:=[.F121]/[.G121]" office:value-type="float" office:value="2.25557216826515" calcext:value-type="float">
            <text:p>2.255572168265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942" calcext:value-type="float">
            <text:p>0.072942</text:p>
          </table:table-cell>
          <table:table-cell office:value-type="float" office:value="1019620024" calcext:value-type="float">
            <text:p>1019620024</text:p>
          </table:table-cell>
          <table:table-cell office:value-type="float" office:value="3.322" calcext:value-type="float">
            <text:p>3.322</text:p>
          </table:table-cell>
          <table:table-cell/>
          <table:table-cell table:formula="of:=[.C122]/[.D122]" office:value-type="float" office:value="306929567.730283" calcext:value-type="float">
            <text:p>306929567.730283</text:p>
          </table:table-cell>
          <table:table-cell table:formula="of:=POWER([.A122];3)" office:value-type="float" office:value="134217728" calcext:value-type="float">
            <text:p>134217728</text:p>
          </table:table-cell>
          <table:table-cell table:formula="of:=[.F122]/[.G122]" office:value-type="float" office:value="2.28680348195346" calcext:value-type="float">
            <text:p>2.2868034819534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51" calcext:value-type="float">
            <text:p>0.08651</text:p>
          </table:table-cell>
          <table:table-cell office:value-type="float" office:value="1222995551" calcext:value-type="float">
            <text:p>1222995551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123]/[.D123]" office:value-type="float" office:value="364095132.777612" calcext:value-type="float">
            <text:p>364095132.777612</text:p>
          </table:table-cell>
          <table:table-cell table:formula="of:=POWER([.A123];3)" office:value-type="float" office:value="160989184" calcext:value-type="float">
            <text:p>160989184</text:p>
          </table:table-cell>
          <table:table-cell table:formula="of:=[.F123]/[.G123]" office:value-type="float" office:value="2.26161238743599" calcext:value-type="float">
            <text:p>2.2616123874359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641" calcext:value-type="float">
            <text:p>0.102641</text:p>
          </table:table-cell>
          <table:table-cell office:value-type="float" office:value="1451761815" calcext:value-type="float">
            <text:p>1451761815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124]/[.D124]" office:value-type="float" office:value="431943414.162452" calcext:value-type="float">
            <text:p>431943414.162452</text:p>
          </table:table-cell>
          <table:table-cell table:formula="of:=POWER([.A124];3)" office:value-type="float" office:value="191102976" calcext:value-type="float">
            <text:p>191102976</text:p>
          </table:table-cell>
          <table:table-cell table:formula="of:=[.F124]/[.G124]" office:value-type="float" office:value="2.26026524130347" calcext:value-type="float">
            <text:p>2.260265241303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789" calcext:value-type="float">
            <text:p>0.120789</text:p>
          </table:table-cell>
          <table:table-cell office:value-type="float" office:value="1707412388" calcext:value-type="float">
            <text:p>1707412388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125]/[.D125]" office:value-type="float" office:value="508309731.467699" calcext:value-type="float">
            <text:p>508309731.467699</text:p>
          </table:table-cell>
          <table:table-cell table:formula="of:=POWER([.A125];3)" office:value-type="float" office:value="224755712" calcext:value-type="float">
            <text:p>224755712</text:p>
          </table:table-cell>
          <table:table-cell table:formula="of:=[.F125]/[.G125]" office:value-type="float" office:value="2.26160984717353" calcext:value-type="float">
            <text:p>2.2616098471735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799" calcext:value-type="float">
            <text:p>0.140799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126]/[.D126]" office:value-type="float" office:value="592514377.863731" calcext:value-type="float">
            <text:p>592514377.863731</text:p>
          </table:table-cell>
          <table:table-cell table:formula="of:=POWER([.A126];3)" office:value-type="float" office:value="262144000" calcext:value-type="float">
            <text:p>262144000</text:p>
          </table:table-cell>
          <table:table-cell table:formula="of:=[.F126]/[.G126]" office:value-type="float" office:value="2.26026297708027" calcext:value-type="float">
            <text:p>2.260262977080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562" calcext:value-type="float">
            <text:p>0.162562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7" calcext:value-type="float">
            <text:p>3.37</text:p>
          </table:table-cell>
          <table:table-cell/>
          <table:table-cell table:formula="of:=[.C127]/[.D127]" office:value-type="float" office:value="684077360.830861" calcext:value-type="float">
            <text:p>684077360.830861</text:p>
          </table:table-cell>
          <table:table-cell table:formula="of:=POWER([.A127];3)" office:value-type="float" office:value="303464448" calcext:value-type="float">
            <text:p>303464448</text:p>
          </table:table-cell>
          <table:table-cell table:formula="of:=[.F127]/[.G127]" office:value-type="float" office:value="2.25422571025803" calcext:value-type="float">
            <text:p>2.254225710258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837" calcext:value-type="float">
            <text:p>0.186837</text:p>
          </table:table-cell>
          <table:table-cell office:value-type="float" office:value="2650605596" calcext:value-type="float">
            <text:p>2650605596</text:p>
          </table:table-cell>
          <table:table-cell office:value-type="float" office:value="3.371" calcext:value-type="float">
            <text:p>3.371</text:p>
          </table:table-cell>
          <table:table-cell/>
          <table:table-cell table:formula="of:=[.C128]/[.D128]" office:value-type="float" office:value="786296528.033225" calcext:value-type="float">
            <text:p>786296528.033225</text:p>
          </table:table-cell>
          <table:table-cell table:formula="of:=POWER([.A128];3)" office:value-type="float" office:value="348913664" calcext:value-type="float">
            <text:p>348913664</text:p>
          </table:table-cell>
          <table:table-cell table:formula="of:=[.F128]/[.G128]" office:value-type="float" office:value="2.25355613483003" calcext:value-type="float">
            <text:p>2.2535561348300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34" calcext:value-type="float">
            <text:p>3.234</text:p>
          </table:table-cell>
          <table:table-cell/>
          <table:table-cell table:formula="of:=[.C133]/[.D133]" office:value-type="float" office:value="77064.0074211503" calcext:value-type="float">
            <text:p>77064.0074211503</text:p>
          </table:table-cell>
          <table:table-cell table:formula="of:=POWER([.A133];3)" office:value-type="float" office:value="32768" calcext:value-type="float">
            <text:p>32768</text:p>
          </table:table-cell>
          <table:table-cell table:formula="of:=[.F133]/[.G133]" office:value-type="float" office:value="2.35180686710053" calcext:value-type="float">
            <text:p>2.35180686710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402" calcext:value-type="float">
            <text:p>3.402</text:p>
          </table:table-cell>
          <table:table-cell/>
          <table:table-cell table:formula="of:=[.C134]/[.D134]" office:value-type="float" office:value="585499.412110523" calcext:value-type="float">
            <text:p>585499.412110523</text:p>
          </table:table-cell>
          <table:table-cell table:formula="of:=POWER([.A134];3)" office:value-type="float" office:value="262144" calcext:value-type="float">
            <text:p>262144</text:p>
          </table:table-cell>
          <table:table-cell table:formula="of:=[.F134]/[.G134]" office:value-type="float" office:value="2.23350300640306" calcext:value-type="float">
            <text:p>2.233503006403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6721730" calcext:value-type="float">
            <text:p>6721730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135]/[.D135]" office:value-type="float" office:value="1971181.81818182" calcext:value-type="float">
            <text:p>1971181.81818182</text:p>
          </table:table-cell>
          <table:table-cell table:formula="of:=POWER([.A135];3)" office:value-type="float" office:value="884736" calcext:value-type="float">
            <text:p>884736</text:p>
          </table:table-cell>
          <table:table-cell table:formula="of:=[.F135]/[.G135]" office:value-type="float" office:value="2.2279887087016" calcext:value-type="float">
            <text:p>2.22798870870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4" calcext:value-type="float">
            <text:p>3.414</text:p>
          </table:table-cell>
          <table:table-cell/>
          <table:table-cell table:formula="of:=[.C136]/[.D136]" office:value-type="float" office:value="4666775.92267135" calcext:value-type="float">
            <text:p>4666775.92267135</text:p>
          </table:table-cell>
          <table:table-cell table:formula="of:=POWER([.A136];3)" office:value-type="float" office:value="2097152" calcext:value-type="float">
            <text:p>2097152</text:p>
          </table:table-cell>
          <table:table-cell table:formula="of:=[.F136]/[.G136]" office:value-type="float" office:value="2.22529216893737" calcext:value-type="float">
            <text:p>2.225292168937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C137]/[.D137]" office:value-type="float" office:value="9098646.19883041" calcext:value-type="float">
            <text:p>9098646.19883041</text:p>
          </table:table-cell>
          <table:table-cell table:formula="of:=POWER([.A137];3)" office:value-type="float" office:value="4096000" calcext:value-type="float">
            <text:p>4096000</text:p>
          </table:table-cell>
          <table:table-cell table:formula="of:=[.F137]/[.G137]" office:value-type="float" office:value="2.22134916963633" calcext:value-type="float">
            <text:p>2.221349169636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138]/[.D138]" office:value-type="float" office:value="15768412.3167155" calcext:value-type="float">
            <text:p>15768412.3167155</text:p>
          </table:table-cell>
          <table:table-cell table:formula="of:=POWER([.A138];3)" office:value-type="float" office:value="7077888" calcext:value-type="float">
            <text:p>7077888</text:p>
          </table:table-cell>
          <table:table-cell table:formula="of:=[.F138]/[.G138]" office:value-type="float" office:value="2.22784145732675" calcext:value-type="float">
            <text:p>2.227841457326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79" calcext:value-type="float">
            <text:p>0.005979</text:p>
          </table:table-cell>
          <table:table-cell office:value-type="float" office:value="85384690" calcext:value-type="float">
            <text:p>85384690</text:p>
          </table:table-cell>
          <table:table-cell office:value-type="float" office:value="3.409" calcext:value-type="float">
            <text:p>3.409</text:p>
          </table:table-cell>
          <table:table-cell/>
          <table:table-cell table:formula="of:=[.C139]/[.D139]" office:value-type="float" office:value="25046843.649164" calcext:value-type="float">
            <text:p>25046843.649164</text:p>
          </table:table-cell>
          <table:table-cell table:formula="of:=POWER([.A139];3)" office:value-type="float" office:value="11239424" calcext:value-type="float">
            <text:p>11239424</text:p>
          </table:table-cell>
          <table:table-cell table:formula="of:=[.F139]/[.G139]" office:value-type="float" office:value="2.22848107244321" calcext:value-type="float">
            <text:p>2.228481072443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4" calcext:value-type="float">
            <text:p>3.384</text:p>
          </table:table-cell>
          <table:table-cell/>
          <table:table-cell table:formula="of:=[.C140]/[.D140]" office:value-type="float" office:value="37663756.2056738" calcext:value-type="float">
            <text:p>37663756.2056738</text:p>
          </table:table-cell>
          <table:table-cell table:formula="of:=POWER([.A140];3)" office:value-type="float" office:value="16777216" calcext:value-type="float">
            <text:p>16777216</text:p>
          </table:table-cell>
          <table:table-cell table:formula="of:=[.F140]/[.G140]" office:value-type="float" office:value="2.2449348095461" calcext:value-type="float">
            <text:p>2.24493480954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92" calcext:value-type="float">
            <text:p>0.012692</text:p>
          </table:table-cell>
          <table:table-cell office:value-type="float" office:value="181472236" calcext:value-type="float">
            <text:p>181472236</text:p>
          </table:table-cell>
          <table:table-cell office:value-type="float" office:value="3.402" calcext:value-type="float">
            <text:p>3.402</text:p>
          </table:table-cell>
          <table:table-cell/>
          <table:table-cell table:formula="of:=[.C141]/[.D141]" office:value-type="float" office:value="53342808.93592" calcext:value-type="float">
            <text:p>53342808.93592</text:p>
          </table:table-cell>
          <table:table-cell table:formula="of:=POWER([.A141];3)" office:value-type="float" office:value="23887872" calcext:value-type="float">
            <text:p>23887872</text:p>
          </table:table-cell>
          <table:table-cell table:formula="of:=[.F141]/[.G141]" office:value-type="float" office:value="2.23304984788599" calcext:value-type="float">
            <text:p>2.233049847885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51" calcext:value-type="float">
            <text:p>0.017451</text:p>
          </table:table-cell>
          <table:table-cell office:value-type="float" office:value="248932513" calcext:value-type="float">
            <text:p>248932513</text:p>
          </table:table-cell>
          <table:table-cell office:value-type="float" office:value="3.393" calcext:value-type="float">
            <text:p>3.393</text:p>
          </table:table-cell>
          <table:table-cell/>
          <table:table-cell table:formula="of:=[.C142]/[.D142]" office:value-type="float" office:value="73366493.6634247" calcext:value-type="float">
            <text:p>73366493.6634247</text:p>
          </table:table-cell>
          <table:table-cell table:formula="of:=POWER([.A142];3)" office:value-type="float" office:value="32768000" calcext:value-type="float">
            <text:p>32768000</text:p>
          </table:table-cell>
          <table:table-cell table:formula="of:=[.F142]/[.G142]" office:value-type="float" office:value="2.23896770213088" calcext:value-type="float">
            <text:p>2.238967702130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24" calcext:value-type="float">
            <text:p>0.023224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143]/[.D143]" office:value-type="float" office:value="97679407.7240566" calcext:value-type="float">
            <text:p>97679407.7240566</text:p>
          </table:table-cell>
          <table:table-cell table:formula="of:=POWER([.A143];3)" office:value-type="float" office:value="43614208" calcext:value-type="float">
            <text:p>43614208</text:p>
          </table:table-cell>
          <table:table-cell table:formula="of:=[.F143]/[.G143]" office:value-type="float" office:value="2.23962355854442" calcext:value-type="float">
            <text:p>2.239623558544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430153917" calcext:value-type="float">
            <text:p>430153917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144]/[.D144]" office:value-type="float" office:value="127453012.444444" calcext:value-type="float">
            <text:p>127453012.444444</text:p>
          </table:table-cell>
          <table:table-cell table:formula="of:=POWER([.A144];3)" office:value-type="float" office:value="56623104" calcext:value-type="float">
            <text:p>56623104</text:p>
          </table:table-cell>
          <table:table-cell table:formula="of:=[.F144]/[.G144]" office:value-type="float" office:value="2.2509011947569" calcext:value-type="float">
            <text:p>2.25090119475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611" calcext:value-type="float">
            <text:p>0.038611</text:p>
          </table:table-cell>
          <table:table-cell office:value-type="float" office:value="546902185" calcext:value-type="float">
            <text:p>546902185</text:p>
          </table:table-cell>
          <table:table-cell office:value-type="float" office:value="3.369" calcext:value-type="float">
            <text:p>3.369</text:p>
          </table:table-cell>
          <table:table-cell/>
          <table:table-cell table:formula="of:=[.C145]/[.D145]" office:value-type="float" office:value="162333685.069754" calcext:value-type="float">
            <text:p>162333685.069754</text:p>
          </table:table-cell>
          <table:table-cell table:formula="of:=POWER([.A145];3)" office:value-type="float" office:value="71991296" calcext:value-type="float">
            <text:p>71991296</text:p>
          </table:table-cell>
          <table:table-cell table:formula="of:=[.F145]/[.G145]" office:value-type="float" office:value="2.25490710807253" calcext:value-type="float">
            <text:p>2.2549071080725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09" calcext:value-type="float">
            <text:p>0.048109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146]/[.D146]" office:value-type="float" office:value="202390194.074074" calcext:value-type="float">
            <text:p>202390194.074074</text:p>
          </table:table-cell>
          <table:table-cell table:formula="of:=POWER([.A146];3)" office:value-type="float" office:value="89915392" calcext:value-type="float">
            <text:p>89915392</text:p>
          </table:table-cell>
          <table:table-cell table:formula="of:=[.F146]/[.G146]" office:value-type="float" office:value="2.25089597645389" calcext:value-type="float">
            <text:p>2.250895976453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253" calcext:value-type="float">
            <text:p>0.059253</text:p>
          </table:table-cell>
          <table:table-cell office:value-type="float" office:value="840141663" calcext:value-type="float">
            <text:p>840141663</text:p>
          </table:table-cell>
          <table:table-cell office:value-type="float" office:value="3.369" calcext:value-type="float">
            <text:p>3.369</text:p>
          </table:table-cell>
          <table:table-cell/>
          <table:table-cell table:formula="of:=[.C147]/[.D147]" office:value-type="float" office:value="249374195.013357" calcext:value-type="float">
            <text:p>249374195.013357</text:p>
          </table:table-cell>
          <table:table-cell table:formula="of:=POWER([.A147];3)" office:value-type="float" office:value="110592000" calcext:value-type="float">
            <text:p>110592000</text:p>
          </table:table-cell>
          <table:table-cell table:formula="of:=[.F147]/[.G147]" office:value-type="float" office:value="2.25490266034937" calcext:value-type="float">
            <text:p>2.254902660349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695" calcext:value-type="float">
            <text:p>0.072695</text:p>
          </table:table-cell>
          <table:table-cell office:value-type="float" office:value="1019620023" calcext:value-type="float">
            <text:p>1019620023</text:p>
          </table:table-cell>
          <table:table-cell office:value-type="float" office:value="3.333" calcext:value-type="float">
            <text:p>3.333</text:p>
          </table:table-cell>
          <table:table-cell/>
          <table:table-cell table:formula="of:=[.C148]/[.D148]" office:value-type="float" office:value="305916598.559856" calcext:value-type="float">
            <text:p>305916598.559856</text:p>
          </table:table-cell>
          <table:table-cell table:formula="of:=POWER([.A148];3)" office:value-type="float" office:value="134217728" calcext:value-type="float">
            <text:p>134217728</text:p>
          </table:table-cell>
          <table:table-cell table:formula="of:=[.F148]/[.G148]" office:value-type="float" office:value="2.279256273507" calcext:value-type="float">
            <text:p>2.2792562735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489" calcext:value-type="float">
            <text:p>0.086489</text:p>
          </table:table-cell>
          <table:table-cell office:value-type="float" office:value="1222995551" calcext:value-type="float">
            <text:p>1222995551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149]/[.D149]" office:value-type="float" office:value="363986771.130952" calcext:value-type="float">
            <text:p>363986771.130952</text:p>
          </table:table-cell>
          <table:table-cell table:formula="of:=POWER([.A149];3)" office:value-type="float" office:value="160989184" calcext:value-type="float">
            <text:p>160989184</text:p>
          </table:table-cell>
          <table:table-cell table:formula="of:=[.F149]/[.G149]" office:value-type="float" office:value="2.26093928851116" calcext:value-type="float">
            <text:p>2.260939288511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798" calcext:value-type="float">
            <text:p>0.102798</text:p>
          </table:table-cell>
          <table:table-cell office:value-type="float" office:value="1451761821" calcext:value-type="float">
            <text:p>1451761821</text:p>
          </table:table-cell>
          <table:table-cell office:value-type="float" office:value="3.357" calcext:value-type="float">
            <text:p>3.357</text:p>
          </table:table-cell>
          <table:table-cell/>
          <table:table-cell table:formula="of:=[.C150]/[.D150]" office:value-type="float" office:value="432458093.83378" calcext:value-type="float">
            <text:p>432458093.83378</text:p>
          </table:table-cell>
          <table:table-cell table:formula="of:=POWER([.A150];3)" office:value-type="float" office:value="191102976" calcext:value-type="float">
            <text:p>191102976</text:p>
          </table:table-cell>
          <table:table-cell table:formula="of:=[.F150]/[.G150]" office:value-type="float" office:value="2.26295844724982" calcext:value-type="float">
            <text:p>2.2629584472498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637" calcext:value-type="float">
            <text:p>0.120637</text:p>
          </table:table-cell>
          <table:table-cell office:value-type="float" office:value="1707412383" calcext:value-type="float">
            <text:p>1707412383</text:p>
          </table:table-cell>
          <table:table-cell office:value-type="float" office:value="3.363" calcext:value-type="float">
            <text:p>3.363</text:p>
          </table:table-cell>
          <table:table-cell/>
          <table:table-cell table:formula="of:=[.C151]/[.D151]" office:value-type="float" office:value="507705139.161463" calcext:value-type="float">
            <text:p>507705139.161463</text:p>
          </table:table-cell>
          <table:table-cell table:formula="of:=POWER([.A151];3)" office:value-type="float" office:value="224755712" calcext:value-type="float">
            <text:p>224755712</text:p>
          </table:table-cell>
          <table:table-cell table:formula="of:=[.F151]/[.G151]" office:value-type="float" office:value="2.25891984966087" calcext:value-type="float">
            <text:p>2.258919849660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856" calcext:value-type="float">
            <text:p>0.140856</text:p>
          </table:table-cell>
          <table:table-cell office:value-type="float" office:value="1991440825" calcext:value-type="float">
            <text:p>1991440825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152]/[.D152]" office:value-type="float" office:value="592867170.288776" calcext:value-type="float">
            <text:p>592867170.288776</text:p>
          </table:table-cell>
          <table:table-cell table:formula="of:=POWER([.A152];3)" office:value-type="float" office:value="262144000" calcext:value-type="float">
            <text:p>262144000</text:p>
          </table:table-cell>
          <table:table-cell table:formula="of:=[.F152]/[.G152]" office:value-type="float" office:value="2.26160877337943" calcext:value-type="float">
            <text:p>2.2616087733794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912" calcext:value-type="float">
            <text:p>0.162912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63" calcext:value-type="float">
            <text:p>3.363</text:p>
          </table:table-cell>
          <table:table-cell/>
          <table:table-cell table:formula="of:=[.C153]/[.D153]" office:value-type="float" office:value="685501250.669045" calcext:value-type="float">
            <text:p>685501250.669045</text:p>
          </table:table-cell>
          <table:table-cell table:formula="of:=POWER([.A153];3)" office:value-type="float" office:value="303464448" calcext:value-type="float">
            <text:p>303464448</text:p>
          </table:table-cell>
          <table:table-cell table:formula="of:=[.F153]/[.G153]" office:value-type="float" office:value="2.25891782443341" calcext:value-type="float">
            <text:p>2.2589178244334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894" calcext:value-type="float">
            <text:p>0.186894</text:p>
          </table:table-cell>
          <table:table-cell office:value-type="float" office:value="2650605596" calcext:value-type="float">
            <text:p>2650605596</text:p>
          </table:table-cell>
          <table:table-cell office:value-type="float" office:value="3.37" calcext:value-type="float">
            <text:p>3.37</text:p>
          </table:table-cell>
          <table:table-cell/>
          <table:table-cell table:formula="of:=[.C154]/[.D154]" office:value-type="float" office:value="786529850.445104" calcext:value-type="float">
            <text:p>786529850.445104</text:p>
          </table:table-cell>
          <table:table-cell table:formula="of:=POWER([.A154];3)" office:value-type="float" office:value="348913664" calcext:value-type="float">
            <text:p>348913664</text:p>
          </table:table-cell>
          <table:table-cell table:formula="of:=[.F154]/[.G154]" office:value-type="float" office:value="2.25422484584927" calcext:value-type="float">
            <text:p>2.2542248458492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46" calcext:value-type="float">
            <text:p>3.246</text:p>
          </table:table-cell>
          <table:table-cell/>
          <table:table-cell table:formula="of:=[.C159]/[.D159]" office:value-type="float" office:value="76779.112754159" calcext:value-type="float">
            <text:p>76779.112754159</text:p>
          </table:table-cell>
          <table:table-cell table:formula="of:=POWER([.A159];3)" office:value-type="float" office:value="32768" calcext:value-type="float">
            <text:p>32768</text:p>
          </table:table-cell>
          <table:table-cell table:formula="of:=[.F159]/[.G159]" office:value-type="float" office:value="2.34311257184323" calcext:value-type="float">
            <text:p>2.34311257184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401" calcext:value-type="float">
            <text:p>3.401</text:p>
          </table:table-cell>
          <table:table-cell/>
          <table:table-cell table:formula="of:=[.C160]/[.D160]" office:value-type="float" office:value="585671.567186122" calcext:value-type="float">
            <text:p>585671.567186122</text:p>
          </table:table-cell>
          <table:table-cell table:formula="of:=POWER([.A160];3)" office:value-type="float" office:value="262144" calcext:value-type="float">
            <text:p>262144</text:p>
          </table:table-cell>
          <table:table-cell table:formula="of:=[.F160]/[.G160]" office:value-type="float" office:value="2.23415972589921" calcext:value-type="float">
            <text:p>2.234159725899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6721729" calcext:value-type="float">
            <text:p>6721729</text:p>
          </table:table-cell>
          <table:table-cell office:value-type="float" office:value="3.416" calcext:value-type="float">
            <text:p>3.416</text:p>
          </table:table-cell>
          <table:table-cell/>
          <table:table-cell table:formula="of:=[.C161]/[.D161]" office:value-type="float" office:value="1967719.26229508" calcext:value-type="float">
            <text:p>1967719.26229508</text:p>
          </table:table-cell>
          <table:table-cell table:formula="of:=POWER([.A161];3)" office:value-type="float" office:value="884736" calcext:value-type="float">
            <text:p>884736</text:p>
          </table:table-cell>
          <table:table-cell table:formula="of:=[.F161]/[.G161]" office:value-type="float" office:value="2.22407504870954" calcext:value-type="float">
            <text:p>2.22407504870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3" calcext:value-type="float">
            <text:p>3.413</text:p>
          </table:table-cell>
          <table:table-cell/>
          <table:table-cell table:formula="of:=[.C162]/[.D162]" office:value-type="float" office:value="4668143.27571052" calcext:value-type="float">
            <text:p>4668143.27571052</text:p>
          </table:table-cell>
          <table:table-cell table:formula="of:=POWER([.A162];3)" office:value-type="float" office:value="2097152" calcext:value-type="float">
            <text:p>2097152</text:p>
          </table:table-cell>
          <table:table-cell table:formula="of:=[.F162]/[.G162]" office:value-type="float" office:value="2.22594417367483" calcext:value-type="float">
            <text:p>2.225944173674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91" calcext:value-type="float">
            <text:p>0.002191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17" calcext:value-type="float">
            <text:p>3.417</text:p>
          </table:table-cell>
          <table:table-cell/>
          <table:table-cell table:formula="of:=[.C163]/[.D163]" office:value-type="float" office:value="9106634.4746854" calcext:value-type="float">
            <text:p>9106634.4746854</text:p>
          </table:table-cell>
          <table:table-cell table:formula="of:=POWER([.A163];3)" office:value-type="float" office:value="4096000" calcext:value-type="float">
            <text:p>4096000</text:p>
          </table:table-cell>
          <table:table-cell table:formula="of:=[.F163]/[.G163]" office:value-type="float" office:value="2.22329943229624" calcext:value-type="float">
            <text:p>2.223299432296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164]/[.D164]" office:value-type="float" office:value="15768412.3167155" calcext:value-type="float">
            <text:p>15768412.3167155</text:p>
          </table:table-cell>
          <table:table-cell table:formula="of:=POWER([.A164];3)" office:value-type="float" office:value="7077888" calcext:value-type="float">
            <text:p>7077888</text:p>
          </table:table-cell>
          <table:table-cell table:formula="of:=[.F164]/[.G164]" office:value-type="float" office:value="2.22784145732675" calcext:value-type="float">
            <text:p>2.227841457326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68" calcext:value-type="float">
            <text:p>0.005968</text:p>
          </table:table-cell>
          <table:table-cell office:value-type="float" office:value="85384691" calcext:value-type="float">
            <text:p>85384691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165]/[.D165]" office:value-type="float" office:value="25039498.8269795" calcext:value-type="float">
            <text:p>25039498.8269795</text:p>
          </table:table-cell>
          <table:table-cell table:formula="of:=POWER([.A165];3)" office:value-type="float" office:value="11239424" calcext:value-type="float">
            <text:p>11239424</text:p>
          </table:table-cell>
          <table:table-cell table:formula="of:=[.F165]/[.G165]" office:value-type="float" office:value="2.22782758502388" calcext:value-type="float">
            <text:p>2.227827585023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79" calcext:value-type="float">
            <text:p>0.008979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3" calcext:value-type="float">
            <text:p>3.383</text:p>
          </table:table-cell>
          <table:table-cell/>
          <table:table-cell table:formula="of:=[.C166]/[.D166]" office:value-type="float" office:value="37674889.4472362" calcext:value-type="float">
            <text:p>37674889.4472362</text:p>
          </table:table-cell>
          <table:table-cell table:formula="of:=POWER([.A166];3)" office:value-type="float" office:value="16777216" calcext:value-type="float">
            <text:p>16777216</text:p>
          </table:table-cell>
          <table:table-cell table:formula="of:=[.F166]/[.G166]" office:value-type="float" office:value="2.24559840245463" calcext:value-type="float">
            <text:p>2.2455984024546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181472237" calcext:value-type="float">
            <text:p>181472237</text:p>
          </table:table-cell>
          <table:table-cell office:value-type="float" office:value="3.405" calcext:value-type="float">
            <text:p>3.405</text:p>
          </table:table-cell>
          <table:table-cell/>
          <table:table-cell table:formula="of:=[.C167]/[.D167]" office:value-type="float" office:value="53295811.1600587" calcext:value-type="float">
            <text:p>53295811.1600587</text:p>
          </table:table-cell>
          <table:table-cell table:formula="of:=POWER([.A167];3)" office:value-type="float" office:value="23887872" calcext:value-type="float">
            <text:p>23887872</text:p>
          </table:table-cell>
          <table:table-cell table:formula="of:=[.F167]/[.G167]" office:value-type="float" office:value="2.23108241538044" calcext:value-type="float">
            <text:p>2.231082415380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248932513" calcext:value-type="float">
            <text:p>248932513</text:p>
          </table:table-cell>
          <table:table-cell office:value-type="float" office:value="3.394" calcext:value-type="float">
            <text:p>3.394</text:p>
          </table:table-cell>
          <table:table-cell/>
          <table:table-cell table:formula="of:=[.C168]/[.D168]" office:value-type="float" office:value="73344877.1361226" calcext:value-type="float">
            <text:p>73344877.1361226</text:p>
          </table:table-cell>
          <table:table-cell table:formula="of:=POWER([.A168];3)" office:value-type="float" office:value="32768000" calcext:value-type="float">
            <text:p>32768000</text:p>
          </table:table-cell>
          <table:table-cell table:formula="of:=[.F168]/[.G168]" office:value-type="float" office:value="2.23830801807015" calcext:value-type="float">
            <text:p>2.238308018070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23" calcext:value-type="float">
            <text:p>0.023223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169]/[.D169]" office:value-type="float" office:value="97679407.7240566" calcext:value-type="float">
            <text:p>97679407.7240566</text:p>
          </table:table-cell>
          <table:table-cell table:formula="of:=POWER([.A169];3)" office:value-type="float" office:value="43614208" calcext:value-type="float">
            <text:p>43614208</text:p>
          </table:table-cell>
          <table:table-cell table:formula="of:=[.F169]/[.G169]" office:value-type="float" office:value="2.23962355854442" calcext:value-type="float">
            <text:p>2.239623558544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25" calcext:value-type="float">
            <text:p>0.030325</text:p>
          </table:table-cell>
          <table:table-cell office:value-type="float" office:value="430153917" calcext:value-type="float">
            <text:p>430153917</text:p>
          </table:table-cell>
          <table:table-cell office:value-type="float" office:value="3.372" calcext:value-type="float">
            <text:p>3.372</text:p>
          </table:table-cell>
          <table:table-cell/>
          <table:table-cell table:formula="of:=[.C170]/[.D170]" office:value-type="float" office:value="127566404.80427" calcext:value-type="float">
            <text:p>127566404.80427</text:p>
          </table:table-cell>
          <table:table-cell table:formula="of:=POWER([.A170];3)" office:value-type="float" office:value="56623104" calcext:value-type="float">
            <text:p>56623104</text:p>
          </table:table-cell>
          <table:table-cell table:formula="of:=[.F170]/[.G170]" office:value-type="float" office:value="2.25290377589103" calcext:value-type="float">
            <text:p>2.252903775891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54" calcext:value-type="float">
            <text:p>0.038454</text:p>
          </table:table-cell>
          <table:table-cell office:value-type="float" office:value="546902179" calcext:value-type="float">
            <text:p>546902179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[.C171]/[.D171]" office:value-type="float" office:value="161805378.402367" calcext:value-type="float">
            <text:p>161805378.402367</text:p>
          </table:table-cell>
          <table:table-cell table:formula="of:=POWER([.A171];3)" office:value-type="float" office:value="71991296" calcext:value-type="float">
            <text:p>71991296</text:p>
          </table:table-cell>
          <table:table-cell table:formula="of:=[.F171]/[.G171]" office:value-type="float" office:value="2.24756862832928" calcext:value-type="float">
            <text:p>2.247568628329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17" calcext:value-type="float">
            <text:p>0.048117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4" calcext:value-type="float">
            <text:p>3.374</text:p>
          </table:table-cell>
          <table:table-cell/>
          <table:table-cell table:formula="of:=[.C172]/[.D172]" office:value-type="float" office:value="202450179.312389" calcext:value-type="float">
            <text:p>202450179.312389</text:p>
          </table:table-cell>
          <table:table-cell table:formula="of:=POWER([.A172];3)" office:value-type="float" office:value="89915392" calcext:value-type="float">
            <text:p>89915392</text:p>
          </table:table-cell>
          <table:table-cell table:formula="of:=[.F172]/[.G172]" office:value-type="float" office:value="2.25156310626315" calcext:value-type="float">
            <text:p>2.251563106263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369" calcext:value-type="float">
            <text:p>0.059369</text:p>
          </table:table-cell>
          <table:table-cell office:value-type="float" office:value="840141670" calcext:value-type="float">
            <text:p>840141670</text:p>
          </table:table-cell>
          <table:table-cell office:value-type="float" office:value="3.364" calcext:value-type="float">
            <text:p>3.364</text:p>
          </table:table-cell>
          <table:table-cell/>
          <table:table-cell table:formula="of:=[.C173]/[.D173]" office:value-type="float" office:value="249744848.394768" calcext:value-type="float">
            <text:p>249744848.394768</text:p>
          </table:table-cell>
          <table:table-cell table:formula="of:=POWER([.A173];3)" office:value-type="float" office:value="110592000" calcext:value-type="float">
            <text:p>110592000</text:p>
          </table:table-cell>
          <table:table-cell table:formula="of:=[.F173]/[.G173]" office:value-type="float" office:value="2.25825419917144" calcext:value-type="float">
            <text:p>2.258254199171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3183" calcext:value-type="float">
            <text:p>0.073183</text:p>
          </table:table-cell>
          <table:table-cell office:value-type="float" office:value="1019620024" calcext:value-type="float">
            <text:p>1019620024</text:p>
          </table:table-cell>
          <table:table-cell office:value-type="float" office:value="3.311" calcext:value-type="float">
            <text:p>3.311</text:p>
          </table:table-cell>
          <table:table-cell/>
          <table:table-cell table:formula="of:=[.C174]/[.D174]" office:value-type="float" office:value="307949267.290849" calcext:value-type="float">
            <text:p>307949267.290849</text:p>
          </table:table-cell>
          <table:table-cell table:formula="of:=POWER([.A174];3)" office:value-type="float" office:value="134217728" calcext:value-type="float">
            <text:p>134217728</text:p>
          </table:table-cell>
          <table:table-cell table:formula="of:=[.F174]/[.G174]" office:value-type="float" office:value="2.29440083571411" calcext:value-type="float">
            <text:p>2.294400835714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506" calcext:value-type="float">
            <text:p>0.086506</text:p>
          </table:table-cell>
          <table:table-cell office:value-type="float" office:value="1222995550" calcext:value-type="float">
            <text:p>1222995550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175]/[.D175]" office:value-type="float" office:value="363986770.833333" calcext:value-type="float">
            <text:p>363986770.833333</text:p>
          </table:table-cell>
          <table:table-cell table:formula="of:=POWER([.A175];3)" office:value-type="float" office:value="160989184" calcext:value-type="float">
            <text:p>160989184</text:p>
          </table:table-cell>
          <table:table-cell table:formula="of:=[.F175]/[.G175]" office:value-type="float" office:value="2.26093928666247" calcext:value-type="float">
            <text:p>2.260939286662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787" calcext:value-type="float">
            <text:p>0.102787</text:p>
          </table:table-cell>
          <table:table-cell office:value-type="float" office:value="1451761815" calcext:value-type="float">
            <text:p>1451761815</text:p>
          </table:table-cell>
          <table:table-cell office:value-type="float" office:value="3.356" calcext:value-type="float">
            <text:p>3.356</text:p>
          </table:table-cell>
          <table:table-cell/>
          <table:table-cell table:formula="of:=[.C176]/[.D176]" office:value-type="float" office:value="432586953.218117" calcext:value-type="float">
            <text:p>432586953.218117</text:p>
          </table:table-cell>
          <table:table-cell table:formula="of:=POWER([.A176];3)" office:value-type="float" office:value="191102976" calcext:value-type="float">
            <text:p>191102976</text:p>
          </table:table-cell>
          <table:table-cell table:formula="of:=[.F176]/[.G176]" office:value-type="float" office:value="2.26363274017311" calcext:value-type="float">
            <text:p>2.263632740173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799" calcext:value-type="float">
            <text:p>0.120799</text:p>
          </table:table-cell>
          <table:table-cell office:value-type="float" office:value="1707412389" calcext:value-type="float">
            <text:p>1707412389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177]/[.D177]" office:value-type="float" office:value="508309731.765406" calcext:value-type="float">
            <text:p>508309731.765406</text:p>
          </table:table-cell>
          <table:table-cell table:formula="of:=POWER([.A177];3)" office:value-type="float" office:value="224755712" calcext:value-type="float">
            <text:p>224755712</text:p>
          </table:table-cell>
          <table:table-cell table:formula="of:=[.F177]/[.G177]" office:value-type="float" office:value="2.26160984849812" calcext:value-type="float">
            <text:p>2.261609848498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82" calcext:value-type="float">
            <text:p>0.14082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6" calcext:value-type="float">
            <text:p>3.36</text:p>
          </table:table-cell>
          <table:table-cell/>
          <table:table-cell table:formula="of:=[.C178]/[.D178]" office:value-type="float" office:value="592690721.428571" calcext:value-type="float">
            <text:p>592690721.428571</text:p>
          </table:table-cell>
          <table:table-cell table:formula="of:=POWER([.A178];3)" office:value-type="float" office:value="262144000" calcext:value-type="float">
            <text:p>262144000</text:p>
          </table:table-cell>
          <table:table-cell table:formula="of:=[.F178]/[.G178]" office:value-type="float" office:value="2.26093567439488" calcext:value-type="float">
            <text:p>2.2609356743948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732" calcext:value-type="float">
            <text:p>0.162732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66" calcext:value-type="float">
            <text:p>3.366</text:p>
          </table:table-cell>
          <table:table-cell/>
          <table:table-cell table:formula="of:=[.C179]/[.D179]" office:value-type="float" office:value="684890286.987522" calcext:value-type="float">
            <text:p>684890286.987522</text:p>
          </table:table-cell>
          <table:table-cell table:formula="of:=POWER([.A179];3)" office:value-type="float" office:value="303464448" calcext:value-type="float">
            <text:p>303464448</text:p>
          </table:table-cell>
          <table:table-cell table:formula="of:=[.F179]/[.G179]" office:value-type="float" office:value="2.25690452868971" calcext:value-type="float">
            <text:p>2.2569045286897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6914" calcext:value-type="float">
            <text:p>0.186914</text:p>
          </table:table-cell>
          <table:table-cell office:value-type="float" office:value="2650605596" calcext:value-type="float">
            <text:p>2650605596</text:p>
          </table:table-cell>
          <table:table-cell office:value-type="float" office:value="3.369" calcext:value-type="float">
            <text:p>3.369</text:p>
          </table:table-cell>
          <table:table-cell/>
          <table:table-cell table:formula="of:=[.C180]/[.D180]" office:value-type="float" office:value="786763311.368359" calcext:value-type="float">
            <text:p>786763311.368359</text:p>
          </table:table-cell>
          <table:table-cell table:formula="of:=POWER([.A180];3)" office:value-type="float" office:value="348913664" calcext:value-type="float">
            <text:p>348913664</text:p>
          </table:table-cell>
          <table:table-cell table:formula="of:=[.F180]/[.G180]" office:value-type="float" office:value="2.25489395384744" calcext:value-type="float">
            <text:p>2.254893953847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22" calcext:value-type="float">
            <text:p>3.222</text:p>
          </table:table-cell>
          <table:table-cell/>
          <table:table-cell table:formula="of:=[.C185]/[.D185]" office:value-type="float" office:value="77351.0242085661" calcext:value-type="float">
            <text:p>77351.0242085661</text:p>
          </table:table-cell>
          <table:table-cell table:formula="of:=POWER([.A185];3)" office:value-type="float" office:value="32768" calcext:value-type="float">
            <text:p>32768</text:p>
          </table:table-cell>
          <table:table-cell table:formula="of:=[.F185]/[.G185]" office:value-type="float" office:value="2.36056592433368" calcext:value-type="float">
            <text:p>2.360565924333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991870" calcext:value-type="float">
            <text:p>1991870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186]/[.D186]" office:value-type="float" office:value="587225.825471698" calcext:value-type="float">
            <text:p>587225.825471698</text:p>
          </table:table-cell>
          <table:table-cell table:formula="of:=POWER([.A186];3)" office:value-type="float" office:value="262144" calcext:value-type="float">
            <text:p>262144</text:p>
          </table:table-cell>
          <table:table-cell table:formula="of:=[.F186]/[.G186]" office:value-type="float" office:value="2.24008875073127" calcext:value-type="float">
            <text:p>2.24008875073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6721729" calcext:value-type="float">
            <text:p>6721729</text:p>
          </table:table-cell>
          <table:table-cell office:value-type="float" office:value="3.419" calcext:value-type="float">
            <text:p>3.419</text:p>
          </table:table-cell>
          <table:table-cell/>
          <table:table-cell table:formula="of:=[.C187]/[.D187]" office:value-type="float" office:value="1965992.68792044" calcext:value-type="float">
            <text:p>1965992.68792044</text:p>
          </table:table-cell>
          <table:table-cell table:formula="of:=POWER([.A187];3)" office:value-type="float" office:value="884736" calcext:value-type="float">
            <text:p>884736</text:p>
          </table:table-cell>
          <table:table-cell table:formula="of:=[.F187]/[.G187]" office:value-type="float" office:value="2.22212353506633" calcext:value-type="float">
            <text:p>2.22212353506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15932373" calcext:value-type="float">
            <text:p>15932373</text:p>
          </table:table-cell>
          <table:table-cell office:value-type="float" office:value="3.419" calcext:value-type="float">
            <text:p>3.419</text:p>
          </table:table-cell>
          <table:table-cell/>
          <table:table-cell table:formula="of:=[.C188]/[.D188]" office:value-type="float" office:value="4659951.15530857" calcext:value-type="float">
            <text:p>4659951.15530857</text:p>
          </table:table-cell>
          <table:table-cell table:formula="of:=POWER([.A188];3)" office:value-type="float" office:value="2097152" calcext:value-type="float">
            <text:p>2097152</text:p>
          </table:table-cell>
          <table:table-cell table:formula="of:=[.F188]/[.G188]" office:value-type="float" office:value="2.22203786626271" calcext:value-type="float">
            <text:p>2.222037866262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31117370" calcext:value-type="float">
            <text:p>31117370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189]/[.D189]" office:value-type="float" office:value="9103970.15798713" calcext:value-type="float">
            <text:p>9103970.15798713</text:p>
          </table:table-cell>
          <table:table-cell table:formula="of:=POWER([.A189];3)" office:value-type="float" office:value="4096000" calcext:value-type="float">
            <text:p>4096000</text:p>
          </table:table-cell>
          <table:table-cell table:formula="of:=[.F189]/[.G189]" office:value-type="float" office:value="2.22264896435233" calcext:value-type="float">
            <text:p>2.222648964352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1" calcext:value-type="float">
            <text:p>3.411</text:p>
          </table:table-cell>
          <table:table-cell/>
          <table:table-cell table:formula="of:=[.C190]/[.D190]" office:value-type="float" office:value="15763789.5045441" calcext:value-type="float">
            <text:p>15763789.5045441</text:p>
          </table:table-cell>
          <table:table-cell table:formula="of:=POWER([.A190];3)" office:value-type="float" office:value="7077888" calcext:value-type="float">
            <text:p>7077888</text:p>
          </table:table-cell>
          <table:table-cell table:formula="of:=[.F190]/[.G190]" office:value-type="float" office:value="2.2271883229212" calcext:value-type="float">
            <text:p>2.22718832292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85384691" calcext:value-type="float">
            <text:p>85384691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191]/[.D191]" office:value-type="float" office:value="25039498.8269795" calcext:value-type="float">
            <text:p>25039498.8269795</text:p>
          </table:table-cell>
          <table:table-cell table:formula="of:=POWER([.A191];3)" office:value-type="float" office:value="11239424" calcext:value-type="float">
            <text:p>11239424</text:p>
          </table:table-cell>
          <table:table-cell table:formula="of:=[.F191]/[.G191]" office:value-type="float" office:value="2.22782758502388" calcext:value-type="float">
            <text:p>2.227827585023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3" calcext:value-type="float">
            <text:p>3.383</text:p>
          </table:table-cell>
          <table:table-cell/>
          <table:table-cell table:formula="of:=[.C192]/[.D192]" office:value-type="float" office:value="37674889.4472362" calcext:value-type="float">
            <text:p>37674889.4472362</text:p>
          </table:table-cell>
          <table:table-cell table:formula="of:=POWER([.A192];3)" office:value-type="float" office:value="16777216" calcext:value-type="float">
            <text:p>16777216</text:p>
          </table:table-cell>
          <table:table-cell table:formula="of:=[.F192]/[.G192]" office:value-type="float" office:value="2.24559840245463" calcext:value-type="float">
            <text:p>2.2455984024546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181472236" calcext:value-type="float">
            <text:p>181472236</text:p>
          </table:table-cell>
          <table:table-cell office:value-type="float" office:value="3.407" calcext:value-type="float">
            <text:p>3.407</text:p>
          </table:table-cell>
          <table:table-cell/>
          <table:table-cell table:formula="of:=[.C193]/[.D193]" office:value-type="float" office:value="53264524.8018785" calcext:value-type="float">
            <text:p>53264524.8018785</text:p>
          </table:table-cell>
          <table:table-cell table:formula="of:=POWER([.A193];3)" office:value-type="float" office:value="23887872" calcext:value-type="float">
            <text:p>23887872</text:p>
          </table:table-cell>
          <table:table-cell table:formula="of:=[.F193]/[.G193]" office:value-type="float" office:value="2.2297726981239" calcext:value-type="float">
            <text:p>2.22977269812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55" calcext:value-type="float">
            <text:p>0.017455</text:p>
          </table:table-cell>
          <table:table-cell office:value-type="float" office:value="248932514" calcext:value-type="float">
            <text:p>248932514</text:p>
          </table:table-cell>
          <table:table-cell office:value-type="float" office:value="3.391" calcext:value-type="float">
            <text:p>3.391</text:p>
          </table:table-cell>
          <table:table-cell/>
          <table:table-cell table:formula="of:=[.C194]/[.D194]" office:value-type="float" office:value="73409765.260985" calcext:value-type="float">
            <text:p>73409765.260985</text:p>
          </table:table-cell>
          <table:table-cell table:formula="of:=POWER([.A194];3)" office:value-type="float" office:value="32768000" calcext:value-type="float">
            <text:p>32768000</text:p>
          </table:table-cell>
          <table:table-cell table:formula="of:=[.F194]/[.G194]" office:value-type="float" office:value="2.24028824649002" calcext:value-type="float">
            <text:p>2.2402882464900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12" calcext:value-type="float">
            <text:p>0.023212</text:p>
          </table:table-cell>
          <table:table-cell office:value-type="float" office:value="331328551" calcext:value-type="float">
            <text:p>331328551</text:p>
          </table:table-cell>
          <table:table-cell office:value-type="float" office:value="3.395" calcext:value-type="float">
            <text:p>3.395</text:p>
          </table:table-cell>
          <table:table-cell/>
          <table:table-cell table:formula="of:=[.C195]/[.D195]" office:value-type="float" office:value="97593093.078056" calcext:value-type="float">
            <text:p>97593093.078056</text:p>
          </table:table-cell>
          <table:table-cell table:formula="of:=POWER([.A195];3)" office:value-type="float" office:value="43614208" calcext:value-type="float">
            <text:p>43614208</text:p>
          </table:table-cell>
          <table:table-cell table:formula="of:=[.F195]/[.G195]" office:value-type="float" office:value="2.23764450974453" calcext:value-type="float">
            <text:p>2.2376445097445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376" calcext:value-type="float">
            <text:p>0.030376</text:p>
          </table:table-cell>
          <table:table-cell office:value-type="float" office:value="430153922" calcext:value-type="float">
            <text:p>430153922</text:p>
          </table:table-cell>
          <table:table-cell office:value-type="float" office:value="3.369" calcext:value-type="float">
            <text:p>3.369</text:p>
          </table:table-cell>
          <table:table-cell/>
          <table:table-cell table:formula="of:=[.C196]/[.D196]" office:value-type="float" office:value="127680000.593648" calcext:value-type="float">
            <text:p>127680000.593648</text:p>
          </table:table-cell>
          <table:table-cell table:formula="of:=POWER([.A196];3)" office:value-type="float" office:value="56623104" calcext:value-type="float">
            <text:p>56623104</text:p>
          </table:table-cell>
          <table:table-cell table:formula="of:=[.F196]/[.G196]" office:value-type="float" office:value="2.25490994972031" calcext:value-type="float">
            <text:p>2.254909949720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94" calcext:value-type="float">
            <text:p>0.038494</text:p>
          </table:table-cell>
          <table:table-cell office:value-type="float" office:value="546902179" calcext:value-type="float">
            <text:p>546902179</text:p>
          </table:table-cell>
          <table:table-cell office:value-type="float" office:value="3.378" calcext:value-type="float">
            <text:p>3.378</text:p>
          </table:table-cell>
          <table:table-cell/>
          <table:table-cell table:formula="of:=[.C197]/[.D197]" office:value-type="float" office:value="161901177.915927" calcext:value-type="float">
            <text:p>161901177.915927</text:p>
          </table:table-cell>
          <table:table-cell table:formula="of:=POWER([.A197];3)" office:value-type="float" office:value="71991296" calcext:value-type="float">
            <text:p>71991296</text:p>
          </table:table-cell>
          <table:table-cell table:formula="of:=[.F197]/[.G197]" office:value-type="float" office:value="2.24889933799673" calcext:value-type="float">
            <text:p>2.248899337996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12" calcext:value-type="float">
            <text:p>0.048112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4" calcext:value-type="float">
            <text:p>3.374</text:p>
          </table:table-cell>
          <table:table-cell/>
          <table:table-cell table:formula="of:=[.C198]/[.D198]" office:value-type="float" office:value="202450179.312389" calcext:value-type="float">
            <text:p>202450179.312389</text:p>
          </table:table-cell>
          <table:table-cell table:formula="of:=POWER([.A198];3)" office:value-type="float" office:value="89915392" calcext:value-type="float">
            <text:p>89915392</text:p>
          </table:table-cell>
          <table:table-cell table:formula="of:=[.F198]/[.G198]" office:value-type="float" office:value="2.25156310626315" calcext:value-type="float">
            <text:p>2.251563106263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301" calcext:value-type="float">
            <text:p>0.059301</text:p>
          </table:table-cell>
          <table:table-cell office:value-type="float" office:value="840141664" calcext:value-type="float">
            <text:p>840141664</text:p>
          </table:table-cell>
          <table:table-cell office:value-type="float" office:value="3.367" calcext:value-type="float">
            <text:p>3.367</text:p>
          </table:table-cell>
          <table:table-cell/>
          <table:table-cell table:formula="of:=[.C199]/[.D199]" office:value-type="float" office:value="249522323.730324" calcext:value-type="float">
            <text:p>249522323.730324</text:p>
          </table:table-cell>
          <table:table-cell table:formula="of:=POWER([.A199];3)" office:value-type="float" office:value="110592000" calcext:value-type="float">
            <text:p>110592000</text:p>
          </table:table-cell>
          <table:table-cell table:formula="of:=[.F199]/[.G199]" office:value-type="float" office:value="2.25624207655458" calcext:value-type="float">
            <text:p>2.256242076554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698" calcext:value-type="float">
            <text:p>0.072698</text:p>
          </table:table-cell>
          <table:table-cell office:value-type="float" office:value="1019620023" calcext:value-type="float">
            <text:p>1019620023</text:p>
          </table:table-cell>
          <table:table-cell office:value-type="float" office:value="3.333" calcext:value-type="float">
            <text:p>3.333</text:p>
          </table:table-cell>
          <table:table-cell/>
          <table:table-cell table:formula="of:=[.C200]/[.D200]" office:value-type="float" office:value="305916598.559856" calcext:value-type="float">
            <text:p>305916598.559856</text:p>
          </table:table-cell>
          <table:table-cell table:formula="of:=POWER([.A200];3)" office:value-type="float" office:value="134217728" calcext:value-type="float">
            <text:p>134217728</text:p>
          </table:table-cell>
          <table:table-cell table:formula="of:=[.F200]/[.G200]" office:value-type="float" office:value="2.279256273507" calcext:value-type="float">
            <text:p>2.2792562735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514" calcext:value-type="float">
            <text:p>0.086514</text:p>
          </table:table-cell>
          <table:table-cell office:value-type="float" office:value="1222995551" calcext:value-type="float">
            <text:p>1222995551</text:p>
          </table:table-cell>
          <table:table-cell office:value-type="float" office:value="3.359" calcext:value-type="float">
            <text:p>3.359</text:p>
          </table:table-cell>
          <table:table-cell/>
          <table:table-cell table:formula="of:=[.C201]/[.D201]" office:value-type="float" office:value="364095132.777612" calcext:value-type="float">
            <text:p>364095132.777612</text:p>
          </table:table-cell>
          <table:table-cell table:formula="of:=POWER([.A201];3)" office:value-type="float" office:value="160989184" calcext:value-type="float">
            <text:p>160989184</text:p>
          </table:table-cell>
          <table:table-cell table:formula="of:=[.F201]/[.G201]" office:value-type="float" office:value="2.26161238743599" calcext:value-type="float">
            <text:p>2.2616123874359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3408" calcext:value-type="float">
            <text:p>0.103408</text:p>
          </table:table-cell>
          <table:table-cell office:value-type="float" office:value="1451761818" calcext:value-type="float">
            <text:p>1451761818</text:p>
          </table:table-cell>
          <table:table-cell office:value-type="float" office:value="3.337" calcext:value-type="float">
            <text:p>3.337</text:p>
          </table:table-cell>
          <table:table-cell/>
          <table:table-cell table:formula="of:=[.C202]/[.D202]" office:value-type="float" office:value="435049990.410548" calcext:value-type="float">
            <text:p>435049990.410548</text:p>
          </table:table-cell>
          <table:table-cell table:formula="of:=POWER([.A202];3)" office:value-type="float" office:value="191102976" calcext:value-type="float">
            <text:p>191102976</text:p>
          </table:table-cell>
          <table:table-cell table:formula="of:=[.F202]/[.G202]" office:value-type="float" office:value="2.27652127411427" calcext:value-type="float">
            <text:p>2.276521274114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3003" calcext:value-type="float">
            <text:p>0.123003</text:p>
          </table:table-cell>
          <table:table-cell office:value-type="float" office:value="1707412384" calcext:value-type="float">
            <text:p>170741238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203]/[.D203]" office:value-type="float" office:value="517397692.121212" calcext:value-type="float">
            <text:p>517397692.121212</text:p>
          </table:table-cell>
          <table:table-cell table:formula="of:=POWER([.A203];3)" office:value-type="float" office:value="224755712" calcext:value-type="float">
            <text:p>224755712</text:p>
          </table:table-cell>
          <table:table-cell table:formula="of:=[.F203]/[.G203]" office:value-type="float" office:value="2.30204468450267" calcext:value-type="float">
            <text:p>2.302044684502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999" calcext:value-type="float">
            <text:p>0.140999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56" calcext:value-type="float">
            <text:p>3.356</text:p>
          </table:table-cell>
          <table:table-cell/>
          <table:table-cell table:formula="of:=[.C204]/[.D204]" office:value-type="float" office:value="593397146.603099" calcext:value-type="float">
            <text:p>593397146.603099</text:p>
          </table:table-cell>
          <table:table-cell table:formula="of:=POWER([.A204];3)" office:value-type="float" office:value="262144000" calcext:value-type="float">
            <text:p>262144000</text:p>
          </table:table-cell>
          <table:table-cell table:formula="of:=[.F204]/[.G204]" office:value-type="float" office:value="2.26363047257652" calcext:value-type="float">
            <text:p>2.263630472576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71" calcext:value-type="float">
            <text:p>0.16271</text:p>
          </table:table-cell>
          <table:table-cell office:value-type="float" office:value="2305340705" calcext:value-type="float">
            <text:p>2305340705</text:p>
          </table:table-cell>
          <table:table-cell office:value-type="float" office:value="3.367" calcext:value-type="float">
            <text:p>3.367</text:p>
          </table:table-cell>
          <table:table-cell/>
          <table:table-cell table:formula="of:=[.C205]/[.D205]" office:value-type="float" office:value="684686874.071874" calcext:value-type="float">
            <text:p>684686874.071874</text:p>
          </table:table-cell>
          <table:table-cell table:formula="of:=POWER([.A205];3)" office:value-type="float" office:value="303464448" calcext:value-type="float">
            <text:p>303464448</text:p>
          </table:table-cell>
          <table:table-cell table:formula="of:=[.F205]/[.G205]" office:value-type="float" office:value="2.25623422639569" calcext:value-type="float">
            <text:p>2.2562342263956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7083" calcext:value-type="float">
            <text:p>0.187083</text:p>
          </table:table-cell>
          <table:table-cell office:value-type="float" office:value="2650605596" calcext:value-type="float">
            <text:p>2650605596</text:p>
          </table:table-cell>
          <table:table-cell office:value-type="float" office:value="3.367" calcext:value-type="float">
            <text:p>3.367</text:p>
          </table:table-cell>
          <table:table-cell/>
          <table:table-cell table:formula="of:=[.C206]/[.D206]" office:value-type="float" office:value="787230649.242649" calcext:value-type="float">
            <text:p>787230649.242649</text:p>
          </table:table-cell>
          <table:table-cell table:formula="of:=POWER([.A206];3)" office:value-type="float" office:value="348913664" calcext:value-type="float">
            <text:p>348913664</text:p>
          </table:table-cell>
          <table:table-cell table:formula="of:=[.F206]/[.G206]" office:value-type="float" office:value="2.25623336219544" calcext:value-type="float">
            <text:p>2.256233362195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ttempt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_PER_CY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249225" calcext:value-type="float">
            <text:p>249225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C211]/[.D211]" office:value-type="float" office:value="76921.2962962963" calcext:value-type="float">
            <text:p>76921.2962962963</text:p>
          </table:table-cell>
          <table:table-cell table:formula="of:=POWER([.A211];3)" office:value-type="float" office:value="32768" calcext:value-type="float">
            <text:p>32768</text:p>
          </table:table-cell>
          <table:table-cell table:formula="of:=[.F211]/[.G211]" office:value-type="float" office:value="2.3474516691985" calcext:value-type="float">
            <text:p>2.347451669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1991869" calcext:value-type="float">
            <text:p>1991869</text:p>
          </table:table-cell>
          <table:table-cell office:value-type="float" office:value="3.399" calcext:value-type="float">
            <text:p>3.399</text:p>
          </table:table-cell>
          <table:table-cell/>
          <table:table-cell table:formula="of:=[.C212]/[.D212]" office:value-type="float" office:value="586016.181229773" calcext:value-type="float">
            <text:p>586016.181229773</text:p>
          </table:table-cell>
          <table:table-cell table:formula="of:=POWER([.A212];3)" office:value-type="float" office:value="262144" calcext:value-type="float">
            <text:p>262144</text:p>
          </table:table-cell>
          <table:table-cell table:formula="of:=[.F212]/[.G212]" office:value-type="float" office:value="2.23547432414922" calcext:value-type="float">
            <text:p>2.235474324149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6721729" calcext:value-type="float">
            <text:p>6721729</text:p>
          </table:table-cell>
          <table:table-cell office:value-type="float" office:value="3.416" calcext:value-type="float">
            <text:p>3.416</text:p>
          </table:table-cell>
          <table:table-cell/>
          <table:table-cell table:formula="of:=[.C213]/[.D213]" office:value-type="float" office:value="1967719.26229508" calcext:value-type="float">
            <text:p>1967719.26229508</text:p>
          </table:table-cell>
          <table:table-cell table:formula="of:=POWER([.A213];3)" office:value-type="float" office:value="884736" calcext:value-type="float">
            <text:p>884736</text:p>
          </table:table-cell>
          <table:table-cell table:formula="of:=[.F213]/[.G213]" office:value-type="float" office:value="2.22407504870954" calcext:value-type="float">
            <text:p>2.22407504870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15932374" calcext:value-type="float">
            <text:p>15932374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214]/[.D214]" office:value-type="float" office:value="4661314.80397894" calcext:value-type="float">
            <text:p>4661314.80397894</text:p>
          </table:table-cell>
          <table:table-cell table:formula="of:=POWER([.A214];3)" office:value-type="float" office:value="2097152" calcext:value-type="float">
            <text:p>2097152</text:p>
          </table:table-cell>
          <table:table-cell table:formula="of:=[.F214]/[.G214]" office:value-type="float" office:value="2.22268810461947" calcext:value-type="float">
            <text:p>2.222688104619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31117369" calcext:value-type="float">
            <text:p>31117369</text:p>
          </table:table-cell>
          <table:table-cell office:value-type="float" office:value="3.418" calcext:value-type="float">
            <text:p>3.418</text:p>
          </table:table-cell>
          <table:table-cell/>
          <table:table-cell table:formula="of:=[.C215]/[.D215]" office:value-type="float" office:value="9103969.86541837" calcext:value-type="float">
            <text:p>9103969.86541837</text:p>
          </table:table-cell>
          <table:table-cell table:formula="of:=POWER([.A215];3)" office:value-type="float" office:value="4096000" calcext:value-type="float">
            <text:p>4096000</text:p>
          </table:table-cell>
          <table:table-cell table:formula="of:=[.F215]/[.G215]" office:value-type="float" office:value="2.22264889292441" calcext:value-type="float">
            <text:p>2.222648892924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53770286" calcext:value-type="float">
            <text:p>53770286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[.C216]/[.D216]" office:value-type="float" office:value="15768412.3167155" calcext:value-type="float">
            <text:p>15768412.3167155</text:p>
          </table:table-cell>
          <table:table-cell table:formula="of:=POWER([.A216];3)" office:value-type="float" office:value="7077888" calcext:value-type="float">
            <text:p>7077888</text:p>
          </table:table-cell>
          <table:table-cell table:formula="of:=[.F216]/[.G216]" office:value-type="float" office:value="2.22784145732675" calcext:value-type="float">
            <text:p>2.227841457326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961" calcext:value-type="float">
            <text:p>0.005961</text:p>
          </table:table-cell>
          <table:table-cell office:value-type="float" office:value="85384690" calcext:value-type="float">
            <text:p>85384690</text:p>
          </table:table-cell>
          <table:table-cell office:value-type="float" office:value="3.408" calcext:value-type="float">
            <text:p>3.408</text:p>
          </table:table-cell>
          <table:table-cell/>
          <table:table-cell table:formula="of:=[.C217]/[.D217]" office:value-type="float" office:value="25054193.0751174" calcext:value-type="float">
            <text:p>25054193.0751174</text:p>
          </table:table-cell>
          <table:table-cell table:formula="of:=POWER([.A217];3)" office:value-type="float" office:value="11239424" calcext:value-type="float">
            <text:p>11239424</text:p>
          </table:table-cell>
          <table:table-cell table:formula="of:=[.F217]/[.G217]" office:value-type="float" office:value="2.22913496947151" calcext:value-type="float">
            <text:p>2.229134969471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127454151" calcext:value-type="float">
            <text:p>127454151</text:p>
          </table:table-cell>
          <table:table-cell office:value-type="float" office:value="3.382" calcext:value-type="float">
            <text:p>3.382</text:p>
          </table:table-cell>
          <table:table-cell/>
          <table:table-cell table:formula="of:=[.C218]/[.D218]" office:value-type="float" office:value="37686029.2726197" calcext:value-type="float">
            <text:p>37686029.2726197</text:p>
          </table:table-cell>
          <table:table-cell table:formula="of:=POWER([.A218];3)" office:value-type="float" office:value="16777216" calcext:value-type="float">
            <text:p>16777216</text:p>
          </table:table-cell>
          <table:table-cell table:formula="of:=[.F218]/[.G218]" office:value-type="float" office:value="2.24626238778947" calcext:value-type="float">
            <text:p>2.246262387789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682" calcext:value-type="float">
            <text:p>0.012682</text:p>
          </table:table-cell>
          <table:table-cell office:value-type="float" office:value="181472236" calcext:value-type="float">
            <text:p>181472236</text:p>
          </table:table-cell>
          <table:table-cell office:value-type="float" office:value="3.407" calcext:value-type="float">
            <text:p>3.407</text:p>
          </table:table-cell>
          <table:table-cell/>
          <table:table-cell table:formula="of:=[.C219]/[.D219]" office:value-type="float" office:value="53264524.8018785" calcext:value-type="float">
            <text:p>53264524.8018785</text:p>
          </table:table-cell>
          <table:table-cell table:formula="of:=POWER([.A219];3)" office:value-type="float" office:value="23887872" calcext:value-type="float">
            <text:p>23887872</text:p>
          </table:table-cell>
          <table:table-cell table:formula="of:=[.F219]/[.G219]" office:value-type="float" office:value="2.2297726981239" calcext:value-type="float">
            <text:p>2.22977269812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7436" calcext:value-type="float">
            <text:p>0.017436</text:p>
          </table:table-cell>
          <table:table-cell office:value-type="float" office:value="248932513" calcext:value-type="float">
            <text:p>248932513</text:p>
          </table:table-cell>
          <table:table-cell office:value-type="float" office:value="3.395" calcext:value-type="float">
            <text:p>3.395</text:p>
          </table:table-cell>
          <table:table-cell/>
          <table:table-cell table:formula="of:=[.C220]/[.D220]" office:value-type="float" office:value="73323273.3431517" calcext:value-type="float">
            <text:p>73323273.3431517</text:p>
          </table:table-cell>
          <table:table-cell table:formula="of:=POWER([.A220];3)" office:value-type="float" office:value="32768000" calcext:value-type="float">
            <text:p>32768000</text:p>
          </table:table-cell>
          <table:table-cell table:formula="of:=[.F220]/[.G220]" office:value-type="float" office:value="2.23764872263036" calcext:value-type="float">
            <text:p>2.237648722630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226" calcext:value-type="float">
            <text:p>0.023226</text:p>
          </table:table-cell>
          <table:table-cell office:value-type="float" office:value="331328550" calcext:value-type="float">
            <text:p>331328550</text:p>
          </table:table-cell>
          <table:table-cell office:value-type="float" office:value="3.392" calcext:value-type="float">
            <text:p>3.392</text:p>
          </table:table-cell>
          <table:table-cell/>
          <table:table-cell table:formula="of:=[.C221]/[.D221]" office:value-type="float" office:value="97679407.4292453" calcext:value-type="float">
            <text:p>97679407.4292453</text:p>
          </table:table-cell>
          <table:table-cell table:formula="of:=POWER([.A221];3)" office:value-type="float" office:value="43614208" calcext:value-type="float">
            <text:p>43614208</text:p>
          </table:table-cell>
          <table:table-cell table:formula="of:=[.F221]/[.G221]" office:value-type="float" office:value="2.2396235517849" calcext:value-type="float">
            <text:p>2.23962355178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0297" calcext:value-type="float">
            <text:p>0.030297</text:p>
          </table:table-cell>
          <table:table-cell office:value-type="float" office:value="430153916" calcext:value-type="float">
            <text:p>430153916</text:p>
          </table:table-cell>
          <table:table-cell office:value-type="float" office:value="3.374" calcext:value-type="float">
            <text:p>3.374</text:p>
          </table:table-cell>
          <table:table-cell/>
          <table:table-cell table:formula="of:=[.C222]/[.D222]" office:value-type="float" office:value="127490787.196206" calcext:value-type="float">
            <text:p>127490787.196206</text:p>
          </table:table-cell>
          <table:table-cell table:formula="of:=POWER([.A222];3)" office:value-type="float" office:value="56623104" calcext:value-type="float">
            <text:p>56623104</text:p>
          </table:table-cell>
          <table:table-cell table:formula="of:=[.F222]/[.G222]" office:value-type="float" office:value="2.25156832087846" calcext:value-type="float">
            <text:p>2.2515683208784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8459" calcext:value-type="float">
            <text:p>0.038459</text:p>
          </table:table-cell>
          <table:table-cell office:value-type="float" office:value="546902179" calcext:value-type="float">
            <text:p>546902179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[.C223]/[.D223]" office:value-type="float" office:value="161805378.402367" calcext:value-type="float">
            <text:p>161805378.402367</text:p>
          </table:table-cell>
          <table:table-cell table:formula="of:=POWER([.A223];3)" office:value-type="float" office:value="71991296" calcext:value-type="float">
            <text:p>71991296</text:p>
          </table:table-cell>
          <table:table-cell table:formula="of:=[.F223]/[.G223]" office:value-type="float" office:value="2.24756862832928" calcext:value-type="float">
            <text:p>2.247568628329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8106" calcext:value-type="float">
            <text:p>0.048106</text:p>
          </table:table-cell>
          <table:table-cell office:value-type="float" office:value="683066905" calcext:value-type="float">
            <text:p>683066905</text:p>
          </table:table-cell>
          <table:table-cell office:value-type="float" office:value="3.375" calcext:value-type="float">
            <text:p>3.375</text:p>
          </table:table-cell>
          <table:table-cell/>
          <table:table-cell table:formula="of:=[.C224]/[.D224]" office:value-type="float" office:value="202390194.074074" calcext:value-type="float">
            <text:p>202390194.074074</text:p>
          </table:table-cell>
          <table:table-cell table:formula="of:=POWER([.A224];3)" office:value-type="float" office:value="89915392" calcext:value-type="float">
            <text:p>89915392</text:p>
          </table:table-cell>
          <table:table-cell table:formula="of:=[.F224]/[.G224]" office:value-type="float" office:value="2.25089597645389" calcext:value-type="float">
            <text:p>2.250895976453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9277" calcext:value-type="float">
            <text:p>0.059277</text:p>
          </table:table-cell>
          <table:table-cell office:value-type="float" office:value="840141664" calcext:value-type="float">
            <text:p>840141664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[.C225]/[.D225]" office:value-type="float" office:value="249448237.529691" calcext:value-type="float">
            <text:p>249448237.529691</text:p>
          </table:table-cell>
          <table:table-cell table:formula="of:=POWER([.A225];3)" office:value-type="float" office:value="110592000" calcext:value-type="float">
            <text:p>110592000</text:p>
          </table:table-cell>
          <table:table-cell table:formula="of:=[.F225]/[.G225]" office:value-type="float" office:value="2.2555721709499" calcext:value-type="float">
            <text:p>2.25557217094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72664" calcext:value-type="float">
            <text:p>0.072664</text:p>
          </table:table-cell>
          <table:table-cell office:value-type="float" office:value="1019620023" calcext:value-type="float">
            <text:p>1019620023</text:p>
          </table:table-cell>
          <table:table-cell office:value-type="float" office:value="3.334" calcext:value-type="float">
            <text:p>3.334</text:p>
          </table:table-cell>
          <table:table-cell/>
          <table:table-cell table:formula="of:=[.C226]/[.D226]" office:value-type="float" office:value="305824841.931614" calcext:value-type="float">
            <text:p>305824841.931614</text:p>
          </table:table-cell>
          <table:table-cell table:formula="of:=POWER([.A226];3)" office:value-type="float" office:value="134217728" calcext:value-type="float">
            <text:p>134217728</text:p>
          </table:table-cell>
          <table:table-cell table:formula="of:=[.F226]/[.G226]" office:value-type="float" office:value="2.27857263335298" calcext:value-type="float">
            <text:p>2.2785726333529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6467" calcext:value-type="float">
            <text:p>0.086467</text:p>
          </table:table-cell>
          <table:table-cell office:value-type="float" office:value="1222995552" calcext:value-type="float">
            <text:p>1222995552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227]/[.D227]" office:value-type="float" office:value="363878474.263612" calcext:value-type="float">
            <text:p>363878474.263612</text:p>
          </table:table-cell>
          <table:table-cell table:formula="of:=POWER([.A227];3)" office:value-type="float" office:value="160989184" calcext:value-type="float">
            <text:p>160989184</text:p>
          </table:table-cell>
          <table:table-cell table:formula="of:=[.F227]/[.G227]" office:value-type="float" office:value="2.26026659196938" calcext:value-type="float">
            <text:p>2.2602665919693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2773" calcext:value-type="float">
            <text:p>0.102773</text:p>
          </table:table-cell>
          <table:table-cell office:value-type="float" office:value="1451761820" calcext:value-type="float">
            <text:p>1451761820</text:p>
          </table:table-cell>
          <table:table-cell office:value-type="float" office:value="3.357" calcext:value-type="float">
            <text:p>3.357</text:p>
          </table:table-cell>
          <table:table-cell/>
          <table:table-cell table:formula="of:=[.C228]/[.D228]" office:value-type="float" office:value="432458093.535895" calcext:value-type="float">
            <text:p>432458093.535895</text:p>
          </table:table-cell>
          <table:table-cell table:formula="of:=POWER([.A228];3)" office:value-type="float" office:value="191102976" calcext:value-type="float">
            <text:p>191102976</text:p>
          </table:table-cell>
          <table:table-cell table:formula="of:=[.F228]/[.G228]" office:value-type="float" office:value="2.26295844569106" calcext:value-type="float">
            <text:p>2.262958445691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635" calcext:value-type="float">
            <text:p>0.120635</text:p>
          </table:table-cell>
          <table:table-cell office:value-type="float" office:value="1707412383" calcext:value-type="float">
            <text:p>1707412383</text:p>
          </table:table-cell>
          <table:table-cell office:value-type="float" office:value="3.363" calcext:value-type="float">
            <text:p>3.363</text:p>
          </table:table-cell>
          <table:table-cell/>
          <table:table-cell table:formula="of:=[.C229]/[.D229]" office:value-type="float" office:value="507705139.161463" calcext:value-type="float">
            <text:p>507705139.161463</text:p>
          </table:table-cell>
          <table:table-cell table:formula="of:=POWER([.A229];3)" office:value-type="float" office:value="224755712" calcext:value-type="float">
            <text:p>224755712</text:p>
          </table:table-cell>
          <table:table-cell table:formula="of:=[.F229]/[.G229]" office:value-type="float" office:value="2.25891984966087" calcext:value-type="float">
            <text:p>2.258919849660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40773" calcext:value-type="float">
            <text:p>0.140773</text:p>
          </table:table-cell>
          <table:table-cell office:value-type="float" office:value="1991440824" calcext:value-type="float">
            <text:p>1991440824</text:p>
          </table:table-cell>
          <table:table-cell office:value-type="float" office:value="3.361" calcext:value-type="float">
            <text:p>3.361</text:p>
          </table:table-cell>
          <table:table-cell/>
          <table:table-cell table:formula="of:=[.C230]/[.D230]" office:value-type="float" office:value="592514377.863731" calcext:value-type="float">
            <text:p>592514377.863731</text:p>
          </table:table-cell>
          <table:table-cell table:formula="of:=POWER([.A230];3)" office:value-type="float" office:value="262144000" calcext:value-type="float">
            <text:p>262144000</text:p>
          </table:table-cell>
          <table:table-cell table:formula="of:=[.F230]/[.G230]" office:value-type="float" office:value="2.26026297708027" calcext:value-type="float">
            <text:p>2.260262977080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62545" calcext:value-type="float">
            <text:p>0.162545</text:p>
          </table:table-cell>
          <table:table-cell office:value-type="float" office:value="2305340706" calcext:value-type="float">
            <text:p>2305340706</text:p>
          </table:table-cell>
          <table:table-cell office:value-type="float" office:value="3.37" calcext:value-type="float">
            <text:p>3.37</text:p>
          </table:table-cell>
          <table:table-cell/>
          <table:table-cell table:formula="of:=[.C231]/[.D231]" office:value-type="float" office:value="684077360.830861" calcext:value-type="float">
            <text:p>684077360.830861</text:p>
          </table:table-cell>
          <table:table-cell table:formula="of:=POWER([.A231];3)" office:value-type="float" office:value="303464448" calcext:value-type="float">
            <text:p>303464448</text:p>
          </table:table-cell>
          <table:table-cell table:formula="of:=[.F231]/[.G231]" office:value-type="float" office:value="2.25422571025803" calcext:value-type="float">
            <text:p>2.254225710258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87207" calcext:value-type="float">
            <text:p>0.187207</text:p>
          </table:table-cell>
          <table:table-cell office:value-type="float" office:value="2650605602" calcext:value-type="float">
            <text:p>2650605602</text:p>
          </table:table-cell>
          <table:table-cell office:value-type="float" office:value="3.365" calcext:value-type="float">
            <text:p>3.365</text:p>
          </table:table-cell>
          <table:table-cell/>
          <table:table-cell table:formula="of:=[.C232]/[.D232]" office:value-type="float" office:value="787698544.427935" calcext:value-type="float">
            <text:p>787698544.427935</text:p>
          </table:table-cell>
          <table:table-cell table:formula="of:=POWER([.A232];3)" office:value-type="float" office:value="348913664" calcext:value-type="float">
            <text:p>348913664</text:p>
          </table:table-cell>
          <table:table-cell table:formula="of:=[.F232]/[.G232]" office:value-type="float" office:value="2.25757436781821" calcext:value-type="float">
            <text:p>2.25757436781821</text:p>
          </table:table-cell>
        </table:table-row>
      </table:table>
      <table:table table:name="AV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tmult0</text:p>
          </table:table-cell>
          <table:table-cell office:value-type="string" calcext:value-type="string">
            <text:p>matmult1</text:p>
          </table:table-cell>
          <table:table-cell office:value-type="string" calcext:value-type="string">
            <text:p>matmult2</text:p>
          </table:table-cell>
          <table:table-cell office:value-type="string" calcext:value-type="string">
            <text:p>matmult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$matmult0.H3];[$matmult0.H29];[$matmult0.H55];[$matmult0.H81];[$matmult0.H107];[$matmult0.H133];[$matmult0.H159];[$matmult0.H185];[$matmult0.H211])" office:value-type="float" office:value="1.91823928605837" calcext:value-type="float">
            <text:p>1.91823928605837</text:p>
          </table:table-cell>
          <table:table-cell table:formula="of:=AVERAGE([$matmult1.H3];[$matmult1.H28];[$matmult1.H54];[$matmult1.H80];[$matmult1.H106];[$matmult1.H132];[$matmult1.H158];[$matmult1.H184];[$matmult1.H210])" office:value-type="float" office:value="2.20083888121221" calcext:value-type="float">
            <text:p>2.20083888121221</text:p>
          </table:table-cell>
          <table:table-cell table:formula="of:=AVERAGE([$matmult2.H3];[$matmult2.H29];[$matmult2.H55];[$matmult2.H81];[$matmult2.H107];[$matmult2.H133];[$matmult2.H159];[$matmult2.H185];[$matmult2.H211])" office:value-type="float" office:value="2.49723098534928" calcext:value-type="float">
            <text:p>2.49723098534928</text:p>
          </table:table-cell>
          <table:table-cell table:formula="of:=AVERAGE([$matmult3.H3];[$matmult3.H29];[$matmult3.H55];[$matmult3.H81];[$matmult3.H107];[$matmult3.H133];[$matmult3.H159];[$matmult3.H185];[$matmult3.H211])" office:value-type="float" office:value="2.34924834374891" calcext:value-type="float">
            <text:p>2.349248343748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$matmult0.H4];[$matmult0.H30];[$matmult0.H56];[$matmult0.H82];[$matmult0.H108];[$matmult0.H134];[$matmult0.H160];[$matmult0.H186];[$matmult0.H212])" office:value-type="float" office:value="1.87944318905246" calcext:value-type="float">
            <text:p>1.87944318905246</text:p>
          </table:table-cell>
          <table:table-cell table:formula="of:=AVERAGE([$matmult1.H4];[$matmult1.H29];[$matmult1.H55];[$matmult1.H81];[$matmult1.H107];[$matmult1.H133];[$matmult1.H159];[$matmult1.H185];[$matmult1.H211])" office:value-type="float" office:value="2.05284463686897" calcext:value-type="float">
            <text:p>2.05284463686897</text:p>
          </table:table-cell>
          <table:table-cell table:formula="of:=AVERAGE([$matmult2.H4];[$matmult2.H30];[$matmult2.H56];[$matmult2.H82];[$matmult2.H108];[$matmult2.H134];[$matmult2.H160];[$matmult2.H186];[$matmult2.H212])" office:value-type="float" office:value="3.10254354807027" calcext:value-type="float">
            <text:p>3.10254354807027</text:p>
          </table:table-cell>
          <table:table-cell table:formula="of:=AVERAGE([$matmult3.H4];[$matmult3.H30];[$matmult3.H56];[$matmult3.H82];[$matmult3.H108];[$matmult3.H134];[$matmult3.H160];[$matmult3.H186];[$matmult3.H212])" office:value-type="float" office:value="2.23584251942961" calcext:value-type="float">
            <text:p>2.235842519429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[$matmult0.H5];[$matmult0.H31];[$matmult0.H57];[$matmult0.H83];[$matmult0.H109];[$matmult0.H135];[$matmult0.H161];[$matmult0.H187];[$matmult0.H213])" office:value-type="float" office:value="2.31837169598934" calcext:value-type="float">
            <text:p>2.31837169598934</text:p>
          </table:table-cell>
          <table:table-cell table:formula="of:=AVERAGE([$matmult1.H5];[$matmult1.H30];[$matmult1.H56];[$matmult1.H82];[$matmult1.H108];[$matmult1.H134];[$matmult1.H160];[$matmult1.H186];[$matmult1.H212])" office:value-type="float" office:value="2.24080932697807" calcext:value-type="float">
            <text:p>2.24080932697807</text:p>
          </table:table-cell>
          <table:table-cell table:formula="of:=AVERAGE([$matmult2.H5];[$matmult2.H31];[$matmult2.H57];[$matmult2.H83];[$matmult2.H109];[$matmult2.H135];[$matmult2.H161];[$matmult2.H187];[$matmult2.H213])" office:value-type="float" office:value="3.52412346949733" calcext:value-type="float">
            <text:p>3.52412346949733</text:p>
          </table:table-cell>
          <table:table-cell table:formula="of:=AVERAGE([$matmult3.H5];[$matmult3.H31];[$matmult3.H57];[$matmult3.H83];[$matmult3.H109];[$matmult3.H135];[$matmult3.H161];[$matmult3.H187];[$matmult3.H213])" office:value-type="float" office:value="2.22400444896909" calcext:value-type="float">
            <text:p>2.22400444896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$matmult0.H6];[$matmult0.H32];[$matmult0.H58];[$matmult0.H84];[$matmult0.H110];[$matmult0.H136];[$matmult0.H162];[$matmult0.H188];[$matmult0.H214])" office:value-type="float" office:value="2.72525552540032" calcext:value-type="float">
            <text:p>2.72525552540032</text:p>
          </table:table-cell>
          <table:table-cell table:formula="of:=AVERAGE([$matmult1.H6];[$matmult1.H31];[$matmult1.H57];[$matmult1.H83];[$matmult1.H109];[$matmult1.H135];[$matmult1.H161];[$matmult1.H187];[$matmult1.H213])" office:value-type="float" office:value="2.20469585519939" calcext:value-type="float">
            <text:p>2.20469585519939</text:p>
          </table:table-cell>
          <table:table-cell table:formula="of:=AVERAGE([$matmult2.H6];[$matmult2.H32];[$matmult2.H58];[$matmult2.H84];[$matmult2.H110];[$matmult2.H136];[$matmult2.H162];[$matmult2.H188];[$matmult2.H214])" office:value-type="float" office:value="10.7451878466848" calcext:value-type="float">
            <text:p>10.7451878466848</text:p>
          </table:table-cell>
          <table:table-cell table:formula="of:=AVERAGE([$matmult3.H6];[$matmult3.H32];[$matmult3.H58];[$matmult3.H84];[$matmult3.H110];[$matmult3.H136];[$matmult3.H162];[$matmult3.H188];[$matmult3.H214])" office:value-type="float" office:value="2.22384567425158" calcext:value-type="float">
            <text:p>2.22384567425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VERAGE([$matmult0.H7];[$matmult0.H33];[$matmult0.H59];[$matmult0.H85];[$matmult0.H111];[$matmult0.H137];[$matmult0.H163];[$matmult0.H189];[$matmult0.H215])" office:value-type="float" office:value="2.64660019572205" calcext:value-type="float">
            <text:p>2.64660019572205</text:p>
          </table:table-cell>
          <table:table-cell table:formula="of:=AVERAGE([$matmult1.H7];[$matmult1.H32];[$matmult1.H58];[$matmult1.H84];[$matmult1.H110];[$matmult1.H136];[$matmult1.H162];[$matmult1.H188];[$matmult1.H214])" office:value-type="float" office:value="2.20258954671809" calcext:value-type="float">
            <text:p>2.20258954671809</text:p>
          </table:table-cell>
          <table:table-cell table:formula="of:=AVERAGE([$matmult2.H7];[$matmult2.H33];[$matmult2.H59];[$matmult2.H85];[$matmult2.H111];[$matmult2.H137];[$matmult2.H163];[$matmult2.H189];[$matmult2.H215])" office:value-type="float" office:value="5.75680912579799" calcext:value-type="float">
            <text:p>5.75680912579799</text:p>
          </table:table-cell>
          <table:table-cell table:formula="of:=AVERAGE([$matmult3.H7];[$matmult3.H33];[$matmult3.H59];[$matmult3.H85];[$matmult3.H111];[$matmult3.H137];[$matmult3.H163];[$matmult3.H189];[$matmult3.H215])" office:value-type="float" office:value="2.22293829904618" calcext:value-type="float">
            <text:p>2.222938299046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AVERAGE([$matmult0.H8];[$matmult0.H34];[$matmult0.H60];[$matmult0.H86];[$matmult0.H112];[$matmult0.H138];[$matmult0.H164];[$matmult0.H190];[$matmult0.H216])" office:value-type="float" office:value="2.97856688190415" calcext:value-type="float">
            <text:p>2.97856688190415</text:p>
          </table:table-cell>
          <table:table-cell table:formula="of:=AVERAGE([$matmult1.H8];[$matmult1.H33];[$matmult1.H59];[$matmult1.H85];[$matmult1.H111];[$matmult1.H137];[$matmult1.H163];[$matmult1.H189];[$matmult1.H215])" office:value-type="float" office:value="2.24019226871204" calcext:value-type="float">
            <text:p>2.24019226871204</text:p>
          </table:table-cell>
          <table:table-cell table:formula="of:=AVERAGE([$matmult2.H8];[$matmult2.H34];[$matmult2.H60];[$matmult2.H86];[$matmult2.H112];[$matmult2.H138];[$matmult2.H164];[$matmult2.H190];[$matmult2.H216])" office:value-type="float" office:value="8.12785039566511" calcext:value-type="float">
            <text:p>8.12785039566511</text:p>
          </table:table-cell>
          <table:table-cell table:formula="of:=AVERAGE([$matmult3.H8];[$matmult3.H34];[$matmult3.H60];[$matmult3.H86];[$matmult3.H112];[$matmult3.H138];[$matmult3.H164];[$matmult3.H190];[$matmult3.H216])" office:value-type="float" office:value="2.22755134567207" calcext:value-type="float">
            <text:p>2.227551345672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AVERAGE([$matmult0.H9];[$matmult0.H35];[$matmult0.H61];[$matmult0.H87];[$matmult0.H113];[$matmult0.H139];[$matmult0.H165];[$matmult0.H191];[$matmult0.H217])" office:value-type="float" office:value="3.17181479138889" calcext:value-type="float">
            <text:p>3.17181479138889</text:p>
          </table:table-cell>
          <table:table-cell table:formula="of:=AVERAGE([$matmult1.H9];[$matmult1.H34];[$matmult1.H60];[$matmult1.H86];[$matmult1.H112];[$matmult1.H138];[$matmult1.H164];[$matmult1.H190];[$matmult1.H216])" office:value-type="float" office:value="2.22716262971558" calcext:value-type="float">
            <text:p>2.22716262971558</text:p>
          </table:table-cell>
          <table:table-cell table:formula="of:=AVERAGE([$matmult2.H9];[$matmult2.H35];[$matmult2.H61];[$matmult2.H87];[$matmult2.H113];[$matmult2.H139];[$matmult2.H165];[$matmult2.H191];[$matmult2.H217])" office:value-type="float" office:value="5.80866252525834" calcext:value-type="float">
            <text:p>5.80866252525834</text:p>
          </table:table-cell>
          <table:table-cell table:formula="of:=AVERAGE([$matmult3.H9];[$matmult3.H35];[$matmult3.H61];[$matmult3.H87];[$matmult3.H113];[$matmult3.H139];[$matmult3.H165];[$matmult3.H191];[$matmult3.H217])" office:value-type="float" office:value="2.22804554192781" calcext:value-type="float">
            <text:p>2.228045541927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$matmult0.H10];[$matmult0.H36];[$matmult0.H62];[$matmult0.H88];[$matmult0.H114];[$matmult0.H140];[$matmult0.H166];[$matmult0.H192];[$matmult0.H218])" office:value-type="float" office:value="5.2913430612153" calcext:value-type="float">
            <text:p>5.2913430612153</text:p>
          </table:table-cell>
          <table:table-cell table:formula="of:=AVERAGE([$matmult1.H10];[$matmult1.H35];[$matmult1.H61];[$matmult1.H87];[$matmult1.H113];[$matmult1.H139];[$matmult1.H165];[$matmult1.H191];[$matmult1.H217])" office:value-type="float" office:value="2.20278178849374" calcext:value-type="float">
            <text:p>2.20278178849374</text:p>
          </table:table-cell>
          <table:table-cell table:formula="of:=AVERAGE([$matmult2.H10];[$matmult2.H36];[$matmult2.H62];[$matmult2.H88];[$matmult2.H114];[$matmult2.H140];[$matmult2.H166];[$matmult2.H192];[$matmult2.H218])" office:value-type="float" office:value="16.848127268088" calcext:value-type="float">
            <text:p>16.848127268088</text:p>
          </table:table-cell>
          <table:table-cell table:formula="of:=AVERAGE([$matmult3.H10];[$matmult3.H36];[$matmult3.H62];[$matmult3.H88];[$matmult3.H114];[$matmult3.H140];[$matmult3.H166];[$matmult3.H192];[$matmult3.H218])" office:value-type="float" office:value="2.24508240732544" calcext:value-type="float">
            <text:p>2.245082407325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AVERAGE([$matmult0.H11];[$matmult0.H37];[$matmult0.H63];[$matmult0.H89];[$matmult0.H115];[$matmult0.H141];[$matmult0.H167];[$matmult0.H193];[$matmult0.H219])" office:value-type="float" office:value="3.21810000754105" calcext:value-type="float">
            <text:p>3.21810000754105</text:p>
          </table:table-cell>
          <table:table-cell table:formula="of:=AVERAGE([$matmult1.H11];[$matmult1.H36];[$matmult1.H62];[$matmult1.H88];[$matmult1.H114];[$matmult1.H140];[$matmult1.H166];[$matmult1.H192];[$matmult1.H218])" office:value-type="float" office:value="2.19692820138251" calcext:value-type="float">
            <text:p>2.19692820138251</text:p>
          </table:table-cell>
          <table:table-cell table:formula="of:=AVERAGE([$matmult2.H11];[$matmult2.H37];[$matmult2.H63];[$matmult2.H89];[$matmult2.H115];[$matmult2.H141];[$matmult2.H167];[$matmult2.H193];[$matmult2.H219])" office:value-type="float" office:value="5.86563381240566" calcext:value-type="float">
            <text:p>5.86563381240566</text:p>
          </table:table-cell>
          <table:table-cell table:formula="of:=AVERAGE([$matmult3.H11];[$matmult3.H37];[$matmult3.H63];[$matmult3.H89];[$matmult3.H115];[$matmult3.H141];[$matmult3.H167];[$matmult3.H193];[$matmult3.H219])" office:value-type="float" office:value="2.23122929969895" calcext:value-type="float">
            <text:p>2.231229299698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AVERAGE([$matmult0.H12];[$matmult0.H38];[$matmult0.H64];[$matmult0.H90];[$matmult0.H116];[$matmult0.H142];[$matmult0.H168];[$matmult0.H194];[$matmult0.H220])" office:value-type="float" office:value="3.46907896951596" calcext:value-type="float">
            <text:p>3.46907896951596</text:p>
          </table:table-cell>
          <table:table-cell table:formula="of:=AVERAGE([$matmult1.H12];[$matmult1.H37];[$matmult1.H63];[$matmult1.H89];[$matmult1.H115];[$matmult1.H141];[$matmult1.H167];[$matmult1.H193];[$matmult1.H219])" office:value-type="float" office:value="2.19186862054738" calcext:value-type="float">
            <text:p>2.19186862054738</text:p>
          </table:table-cell>
          <table:table-cell table:formula="of:=AVERAGE([$matmult2.H12];[$matmult2.H38];[$matmult2.H64];[$matmult2.H90];[$matmult2.H116];[$matmult2.H142];[$matmult2.H168];[$matmult2.H194];[$matmult2.H220])" office:value-type="float" office:value="7.47504932843712" calcext:value-type="float">
            <text:p>7.47504932843712</text:p>
          </table:table-cell>
          <table:table-cell table:formula="of:=AVERAGE([$matmult3.H12];[$matmult3.H38];[$matmult3.H64];[$matmult3.H90];[$matmult3.H116];[$matmult3.H142];[$matmult3.H168];[$matmult3.H194];[$matmult3.H220])" office:value-type="float" office:value="2.23911460411591" calcext:value-type="float">
            <text:p>2.2391146041159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AVERAGE([$matmult0.H13];[$matmult0.H39];[$matmult0.H65];[$matmult0.H91];[$matmult0.H117];[$matmult0.H143];[$matmult0.H169];[$matmult0.H195];[$matmult0.H221])" office:value-type="float" office:value="3.26962036498284" calcext:value-type="float">
            <text:p>3.26962036498284</text:p>
          </table:table-cell>
          <table:table-cell table:formula="of:=AVERAGE([$matmult1.H13];[$matmult1.H38];[$matmult1.H64];[$matmult1.H90];[$matmult1.H116];[$matmult1.H142];[$matmult1.H168];[$matmult1.H194];[$matmult1.H220])" office:value-type="float" office:value="2.18015617034814" calcext:value-type="float">
            <text:p>2.18015617034814</text:p>
          </table:table-cell>
          <table:table-cell table:formula="of:=AVERAGE([$matmult2.H13];[$matmult2.H39];[$matmult2.H65];[$matmult2.H91];[$matmult2.H117];[$matmult2.H143];[$matmult2.H169];[$matmult2.H195];[$matmult2.H221])" office:value-type="float" office:value="6.07525299043679" calcext:value-type="float">
            <text:p>6.07525299043679</text:p>
          </table:table-cell>
          <table:table-cell table:formula="of:=AVERAGE([$matmult3.H13];[$matmult3.H39];[$matmult3.H65];[$matmult3.H91];[$matmult3.H117];[$matmult3.H143];[$matmult3.H169];[$matmult3.H195];[$matmult3.H221])" office:value-type="float" office:value="2.23874402293979" calcext:value-type="float">
            <text:p>2.238744022939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AVERAGE([$matmult0.H14];[$matmult0.H40];[$matmult0.H66];[$matmult0.H92];[$matmult0.H118];[$matmult0.H144];[$matmult0.H170];[$matmult0.H196];[$matmult0.H222])" office:value-type="float" office:value="4.50135624466897" calcext:value-type="float">
            <text:p>4.50135624466897</text:p>
          </table:table-cell>
          <table:table-cell table:formula="of:=AVERAGE([$matmult1.H14];[$matmult1.H39];[$matmult1.H65];[$matmult1.H91];[$matmult1.H117];[$matmult1.H143];[$matmult1.H169];[$matmult1.H195];[$matmult1.H221])" office:value-type="float" office:value="2.1917124156457" calcext:value-type="float">
            <text:p>2.1917124156457</text:p>
          </table:table-cell>
          <table:table-cell table:formula="of:=AVERAGE([$matmult2.H14];[$matmult2.H40];[$matmult2.H66];[$matmult2.H92];[$matmult2.H118];[$matmult2.H144];[$matmult2.H170];[$matmult2.H196];[$matmult2.H222])" office:value-type="float" office:value="13.967002103635" calcext:value-type="float">
            <text:p>13.967002103635</text:p>
          </table:table-cell>
          <table:table-cell table:formula="of:=AVERAGE([$matmult3.H14];[$matmult3.H40];[$matmult3.H66];[$matmult3.H92];[$matmult3.H118];[$matmult3.H144];[$matmult3.H170];[$matmult3.H196];[$matmult3.H222])" office:value-type="float" office:value="2.2519397917288" calcext:value-type="float">
            <text:p>2.251939791728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AVERAGE([$matmult0.H15];[$matmult0.H41];[$matmult0.H67];[$matmult0.H93];[$matmult0.H119];[$matmult0.H145];[$matmult0.H171];[$matmult0.H197];[$matmult0.H223])" office:value-type="float" office:value="3.31268438399498" calcext:value-type="float">
            <text:p>3.31268438399498</text:p>
          </table:table-cell>
          <table:table-cell table:formula="of:=AVERAGE([$matmult1.H15];[$matmult1.H40];[$matmult1.H66];[$matmult1.H92];[$matmult1.H118];[$matmult1.H144];[$matmult1.H170];[$matmult1.H196];[$matmult1.H222])" office:value-type="float" office:value="2.18319016430292" calcext:value-type="float">
            <text:p>2.18319016430292</text:p>
          </table:table-cell>
          <table:table-cell table:formula="of:=AVERAGE([$matmult2.H15];[$matmult2.H41];[$matmult2.H67];[$matmult2.H93];[$matmult2.H119];[$matmult2.H145];[$matmult2.H171];[$matmult2.H197];[$matmult2.H223])" office:value-type="float" office:value="6.37051721597548" calcext:value-type="float">
            <text:p>6.37051721597548</text:p>
          </table:table-cell>
          <table:table-cell table:formula="of:=AVERAGE([$matmult3.H15];[$matmult3.H41];[$matmult3.H67];[$matmult3.H93];[$matmult3.H119];[$matmult3.H145];[$matmult3.H171];[$matmult3.H197];[$matmult3.H223])" office:value-type="float" office:value="2.24897535260084" calcext:value-type="float">
            <text:p>2.2489753526008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AVERAGE([$matmult0.H16];[$matmult0.H42];[$matmult0.H68];[$matmult0.H94];[$matmult0.H120];[$matmult0.H146];[$matmult0.H172];[$matmult0.H198];[$matmult0.H224])" office:value-type="float" office:value="3.77393697813218" calcext:value-type="float">
            <text:p>3.77393697813218</text:p>
          </table:table-cell>
          <table:table-cell table:formula="of:=AVERAGE([$matmult1.H16];[$matmult1.H41];[$matmult1.H67];[$matmult1.H93];[$matmult1.H119];[$matmult1.H145];[$matmult1.H171];[$matmult1.H197];[$matmult1.H223])" office:value-type="float" office:value="2.18838701905725" calcext:value-type="float">
            <text:p>2.18838701905725</text:p>
          </table:table-cell>
          <table:table-cell table:formula="of:=AVERAGE([$matmult2.H16];[$matmult2.H42];[$matmult2.H68];[$matmult2.H94];[$matmult2.H120];[$matmult2.H146];[$matmult2.H172];[$matmult2.H198];[$matmult2.H224])" office:value-type="float" office:value="8.30289030220124" calcext:value-type="float">
            <text:p>8.30289030220124</text:p>
          </table:table-cell>
          <table:table-cell table:formula="of:=AVERAGE([$matmult3.H16];[$matmult3.H42];[$matmult3.H68];[$matmult3.H94];[$matmult3.H120];[$matmult3.H146];[$matmult3.H172];[$matmult3.H198];[$matmult3.H224])" office:value-type="float" office:value="2.25156359232774" calcext:value-type="float">
            <text:p>2.2515635923277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AVERAGE([$matmult0.H17];[$matmult0.H43];[$matmult0.H69];[$matmult0.H95];[$matmult0.H121];[$matmult0.H147];[$matmult0.H173];[$matmult0.H199];[$matmult0.H225])" office:value-type="float" office:value="3.4332449532607" calcext:value-type="float">
            <text:p>3.4332449532607</text:p>
          </table:table-cell>
          <table:table-cell table:formula="of:=AVERAGE([$matmult1.H17];[$matmult1.H42];[$matmult1.H68];[$matmult1.H94];[$matmult1.H120];[$matmult1.H146];[$matmult1.H172];[$matmult1.H198];[$matmult1.H224])" office:value-type="float" office:value="2.17315863685074" calcext:value-type="float">
            <text:p>2.17315863685074</text:p>
          </table:table-cell>
          <table:table-cell table:formula="of:=AVERAGE([$matmult2.H17];[$matmult2.H43];[$matmult2.H69];[$matmult2.H95];[$matmult2.H121];[$matmult2.H147];[$matmult2.H173];[$matmult2.H199];[$matmult2.H225])" office:value-type="float" office:value="6.64906300231889" calcext:value-type="float">
            <text:p>6.64906300231889</text:p>
          </table:table-cell>
          <table:table-cell table:formula="of:=AVERAGE([$matmult3.H17];[$matmult3.H43];[$matmult3.H69];[$matmult3.H95];[$matmult3.H121];[$matmult3.H147];[$matmult3.H173];[$matmult3.H199];[$matmult3.H225])" office:value-type="float" office:value="2.25594465103613" calcext:value-type="float">
            <text:p>2.255944651036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$matmult0.H18];[$matmult0.H44];[$matmult0.H70];[$matmult0.H96];[$matmult0.H122];[$matmult0.H148];[$matmult0.H174];[$matmult0.H200];[$matmult0.H226])" office:value-type="float" office:value="5.68392601676272" calcext:value-type="float">
            <text:p>5.68392601676272</text:p>
          </table:table-cell>
          <table:table-cell table:formula="of:=AVERAGE([$matmult1.H18];[$matmult1.H43];[$matmult1.H69];[$matmult1.H95];[$matmult1.H121];[$matmult1.H147];[$matmult1.H173];[$matmult1.H199];[$matmult1.H225])" office:value-type="float" office:value="2.30734798348005" calcext:value-type="float">
            <text:p>2.30734798348005</text:p>
          </table:table-cell>
          <table:table-cell table:formula="of:=AVERAGE([$matmult2.H18];[$matmult2.H44];[$matmult2.H70];[$matmult2.H96];[$matmult2.H122];[$matmult2.H148];[$matmult2.H174];[$matmult2.H200];[$matmult2.H226])" office:value-type="float" office:value="17.4480999046685" calcext:value-type="float">
            <text:p>17.4480999046685</text:p>
          </table:table-cell>
          <table:table-cell table:formula="of:=AVERAGE([$matmult3.H18];[$matmult3.H44];[$matmult3.H70];[$matmult3.H96];[$matmult3.H122];[$matmult3.H148];[$matmult3.H174];[$matmult3.H200];[$matmult3.H226])" office:value-type="float" office:value="2.28200719810928" calcext:value-type="float">
            <text:p>2.282007198109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AVERAGE([$matmult0.H19];[$matmult0.H45];[$matmult0.H71];[$matmult0.H97];[$matmult0.H123];[$matmult0.H149];[$matmult0.H175];[$matmult0.H201];[$matmult0.H227])" office:value-type="float" office:value="3.44761438589649" calcext:value-type="float">
            <text:p>3.44761438589649</text:p>
          </table:table-cell>
          <table:table-cell table:formula="of:=AVERAGE([$matmult1.H19];[$matmult1.H44];[$matmult1.H70];[$matmult1.H96];[$matmult1.H122];[$matmult1.H148];[$matmult1.H174];[$matmult1.H200];[$matmult1.H226])" office:value-type="float" office:value="2.17621163903605" calcext:value-type="float">
            <text:p>2.17621163903605</text:p>
          </table:table-cell>
          <table:table-cell table:formula="of:=AVERAGE([$matmult2.H19];[$matmult2.H45];[$matmult2.H71];[$matmult2.H97];[$matmult2.H123];[$matmult2.H149];[$matmult2.H175];[$matmult2.H201];[$matmult2.H227])" office:value-type="float" office:value="6.99150159905514" calcext:value-type="float">
            <text:p>6.99150159905514</text:p>
          </table:table-cell>
          <table:table-cell table:formula="of:=AVERAGE([$matmult3.H19];[$matmult3.H45];[$matmult3.H71];[$matmult3.H97];[$matmult3.H123];[$matmult3.H149];[$matmult3.H175];[$matmult3.H201];[$matmult3.H227])" office:value-type="float" office:value="2.26093937731345" calcext:value-type="float">
            <text:p>2.260939377313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AVERAGE([$matmult0.H20];[$matmult0.H46];[$matmult0.H72];[$matmult0.H98];[$matmult0.H124];[$matmult0.H150];[$matmult0.H176];[$matmult0.H202];[$matmult0.H228])" office:value-type="float" office:value="4.05700429408919" calcext:value-type="float">
            <text:p>4.05700429408919</text:p>
          </table:table-cell>
          <table:table-cell table:formula="of:=AVERAGE([$matmult1.H20];[$matmult1.H45];[$matmult1.H71];[$matmult1.H97];[$matmult1.H123];[$matmult1.H149];[$matmult1.H175];[$matmult1.H201];[$matmult1.H227])" office:value-type="float" office:value="2.195482162786" calcext:value-type="float">
            <text:p>2.195482162786</text:p>
          </table:table-cell>
          <table:table-cell table:formula="of:=AVERAGE([$matmult2.H20];[$matmult2.H46];[$matmult2.H72];[$matmult2.H98];[$matmult2.H124];[$matmult2.H150];[$matmult2.H176];[$matmult2.H202];[$matmult2.H228])" office:value-type="float" office:value="9.2585834232454" calcext:value-type="float">
            <text:p>9.2585834232454</text:p>
          </table:table-cell>
          <table:table-cell table:formula="of:=AVERAGE([$matmult3.H20];[$matmult3.H46];[$matmult3.H72];[$matmult3.H98];[$matmult3.H124];[$matmult3.H150];[$matmult3.H176];[$matmult3.H202];[$matmult3.H228])" office:value-type="float" office:value="2.26364239085514" calcext:value-type="float">
            <text:p>2.263642390855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AVERAGE([$matmult0.H21];[$matmult0.H47];[$matmult0.H73];[$matmult0.H99];[$matmult0.H125];[$matmult0.H151];[$matmult0.H177];[$matmult0.H203];[$matmult0.H229])" office:value-type="float" office:value="3.52216807432106" calcext:value-type="float">
            <text:p>3.52216807432106</text:p>
          </table:table-cell>
          <table:table-cell table:formula="of:=AVERAGE([$matmult1.H21];[$matmult1.H46];[$matmult1.H72];[$matmult1.H98];[$matmult1.H124];[$matmult1.H150];[$matmult1.H176];[$matmult1.H202];[$matmult1.H228])" office:value-type="float" office:value="2.1777087540157" calcext:value-type="float">
            <text:p>2.1777087540157</text:p>
          </table:table-cell>
          <table:table-cell table:formula="of:=AVERAGE([$matmult2.H21];[$matmult2.H47];[$matmult2.H73];[$matmult2.H99];[$matmult2.H125];[$matmult2.H151];[$matmult2.H177];[$matmult2.H203];[$matmult2.H229])" office:value-type="float" office:value="7.32687821314566" calcext:value-type="float">
            <text:p>7.32687821314566</text:p>
          </table:table-cell>
          <table:table-cell table:formula="of:=AVERAGE([$matmult3.H21];[$matmult3.H47];[$matmult3.H73];[$matmult3.H99];[$matmult3.H125];[$matmult3.H151];[$matmult3.H177];[$matmult3.H203];[$matmult3.H229])" office:value-type="float" office:value="2.26445876377926" calcext:value-type="float">
            <text:p>2.264458763779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AVERAGE([$matmult0.H22];[$matmult0.H48];[$matmult0.H74];[$matmult0.H100];[$matmult0.H126];[$matmult0.H152];[$matmult0.H178];[$matmult0.H204];[$matmult0.H230])" office:value-type="float" office:value="4.89618888763461" calcext:value-type="float">
            <text:p>4.89618888763461</text:p>
          </table:table-cell>
          <table:table-cell table:formula="of:=AVERAGE([$matmult1.H22];[$matmult1.H47];[$matmult1.H73];[$matmult1.H99];[$matmult1.H125];[$matmult1.H151];[$matmult1.H177];[$matmult1.H203];[$matmult1.H229])" office:value-type="float" office:value="2.23755964221271" calcext:value-type="float">
            <text:p>2.23755964221271</text:p>
          </table:table-cell>
          <table:table-cell table:formula="of:=AVERAGE([$matmult2.H22];[$matmult2.H48];[$matmult2.H74];[$matmult2.H100];[$matmult2.H126];[$matmult2.H152];[$matmult2.H178];[$matmult2.H204];[$matmult2.H230])" office:value-type="float" office:value="14.0706559845707" calcext:value-type="float">
            <text:p>14.0706559845707</text:p>
          </table:table-cell>
          <table:table-cell table:formula="of:=AVERAGE([$matmult3.H22];[$matmult3.H48];[$matmult3.H74];[$matmult3.H100];[$matmult3.H126];[$matmult3.H152];[$matmult3.H178];[$matmult3.H204];[$matmult3.H230])" office:value-type="float" office:value="2.2611606195443" calcext:value-type="float">
            <text:p>2.261160619544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AVERAGE([$matmult0.H23];[$matmult0.H49];[$matmult0.H75];[$matmult0.H101];[$matmult0.H127];[$matmult0.H153];[$matmult0.H179];[$matmult0.H205];[$matmult0.H231])" office:value-type="float" office:value="3.64737591628103" calcext:value-type="float">
            <text:p>3.64737591628103</text:p>
          </table:table-cell>
          <table:table-cell table:formula="of:=AVERAGE([$matmult1.H23];[$matmult1.H48];[$matmult1.H74];[$matmult1.H100];[$matmult1.H126];[$matmult1.H152];[$matmult1.H178];[$matmult1.H204];[$matmult1.H230])" office:value-type="float" office:value="2.21305709578927" calcext:value-type="float">
            <text:p>2.21305709578927</text:p>
          </table:table-cell>
          <table:table-cell table:formula="of:=AVERAGE([$matmult2.H23];[$matmult2.H49];[$matmult2.H75];[$matmult2.H101];[$matmult2.H127];[$matmult2.H153];[$matmult2.H179];[$matmult2.H205];[$matmult2.H231])" office:value-type="float" office:value="7.68233468505312" calcext:value-type="float">
            <text:p>7.68233468505312</text:p>
          </table:table-cell>
          <table:table-cell table:formula="of:=AVERAGE([$matmult3.H23];[$matmult3.H49];[$matmult3.H75];[$matmult3.H101];[$matmult3.H127];[$matmult3.H153];[$matmult3.H179];[$matmult3.H205];[$matmult3.H231])" office:value-type="float" office:value="2.25526817976489" calcext:value-type="float">
            <text:p>2.2552681797648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AVERAGE([$matmult0.H24];[$matmult0.H50];[$matmult0.H76];[$matmult0.H102];[$matmult0.H128];[$matmult0.H154];[$matmult0.H180];[$matmult0.H206];[$matmult0.H232])" office:value-type="float" office:value="4.38237199391978" calcext:value-type="float">
            <text:p>4.38237199391978</text:p>
          </table:table-cell>
          <table:table-cell table:formula="of:=AVERAGE([$matmult1.H24];[$matmult1.H49];[$matmult1.H75];[$matmult1.H101];[$matmult1.H127];[$matmult1.H153];[$matmult1.H179];[$matmult1.H205];[$matmult1.H231])" office:value-type="float" office:value="2.2378356733026" calcext:value-type="float">
            <text:p>2.2378356733026</text:p>
          </table:table-cell>
          <table:table-cell table:formula="of:=AVERAGE([$matmult2.H24];[$matmult2.H50];[$matmult2.H76];[$matmult2.H102];[$matmult2.H128];[$matmult2.H154];[$matmult2.H180];[$matmult2.H206];[$matmult2.H232])" office:value-type="float" office:value="10.3562440361076" calcext:value-type="float">
            <text:p>10.3562440361076</text:p>
          </table:table-cell>
          <table:table-cell table:formula="of:=AVERAGE([$matmult3.H24];[$matmult3.H50];[$matmult3.H76];[$matmult3.H102];[$matmult3.H128];[$matmult3.H154];[$matmult3.H180];[$matmult3.H206];[$matmult3.H232])" office:value-type="float" office:value="2.25474623610246" calcext:value-type="float">
            <text:p>2.25474623610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23:11:40.892172248</meta:creation-date>
    <dc:date>2020-06-02T23:58:58.226336469</dc:date>
    <meta:editing-duration>PT36M13S</meta:editing-duration>
    <meta:editing-cycles>2</meta:editing-cycles>
    <meta:generator>LibreOffice/6.3.5.2$Linux_X86_64 LibreOffice_project/30$Build-2</meta:generator>
    <meta:document-statistic meta:table-count="5" meta:cell-count="5852" meta:object-count="0"/>
  </office:meta>
</office:document-meta>
</file>